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3689" calcext:value-type="float">
            <text:p>13689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4412" calcext:value-type="float">
            <text:p>14412.0</text:p>
          </table:table-cell>
          <table:table-cell office:value-type="float" office:value="24121" calcext:value-type="float">
            <text:p>24121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14124" calcext:value-type="float">
            <text:p>14124.0</text:p>
          </table:table-cell>
          <table:table-cell office:value-type="float" office:value="24256" calcext:value-type="float">
            <text:p>24256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12951" calcext:value-type="float">
            <text:p>12951.0</text:p>
          </table:table-cell>
          <table:table-cell office:value-type="float" office:value="24145" calcext:value-type="float">
            <text:p>24145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14426" calcext:value-type="float">
            <text:p>14426.0</text:p>
          </table:table-cell>
          <table:table-cell office:value-type="float" office:value="24118" calcext:value-type="float">
            <text:p>24118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4125" calcext:value-type="float">
            <text:p>14125.0</text:p>
          </table:table-cell>
          <table:table-cell office:value-type="float" office:value="24257" calcext:value-type="float">
            <text:p>24257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12884" calcext:value-type="float">
            <text:p>12884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14436" calcext:value-type="float">
            <text:p>14436.0</text:p>
          </table:table-cell>
          <table:table-cell office:value-type="float" office:value="24120" calcext:value-type="float">
            <text:p>24120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14125" calcext:value-type="float">
            <text:p>14125.0</text:p>
          </table:table-cell>
          <table:table-cell office:value-type="float" office:value="24258" calcext:value-type="float">
            <text:p>24258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12871" calcext:value-type="float">
            <text:p>12871.0</text:p>
          </table:table-cell>
          <table:table-cell office:value-type="float" office:value="24160" calcext:value-type="float">
            <text:p>24160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14437" calcext:value-type="float">
            <text:p>14437.0</text:p>
          </table:table-cell>
          <table:table-cell office:value-type="float" office:value="24120" calcext:value-type="float">
            <text:p>24120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14125" calcext:value-type="float">
            <text:p>14125.0</text:p>
          </table:table-cell>
          <table:table-cell office:value-type="float" office:value="24258" calcext:value-type="float">
            <text:p>24258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12861" calcext:value-type="float">
            <text:p>12861.0</text:p>
          </table:table-cell>
          <table:table-cell office:value-type="float" office:value="24158" calcext:value-type="float">
            <text:p>24158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14454" calcext:value-type="float">
            <text:p>14454.0</text:p>
          </table:table-cell>
          <table:table-cell office:value-type="float" office:value="24123" calcext:value-type="float">
            <text:p>24123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4126" calcext:value-type="float">
            <text:p>14126.0</text:p>
          </table:table-cell>
          <table:table-cell office:value-type="float" office:value="24261" calcext:value-type="float">
            <text:p>24261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2838" calcext:value-type="float">
            <text:p>12838.0</text:p>
          </table:table-cell>
          <table:table-cell office:value-type="float" office:value="24156" calcext:value-type="float">
            <text:p>24156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4464" calcext:value-type="float">
            <text:p>14464.0</text:p>
          </table:table-cell>
          <table:table-cell office:value-type="float" office:value="24118" calcext:value-type="float">
            <text:p>24118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4127" calcext:value-type="float">
            <text:p>14127.0</text:p>
          </table:table-cell>
          <table:table-cell office:value-type="float" office:value="24268" calcext:value-type="float">
            <text:p>24268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2812" calcext:value-type="float">
            <text:p>12812.0</text:p>
          </table:table-cell>
          <table:table-cell office:value-type="float" office:value="24149" calcext:value-type="float">
            <text:p>24149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4473" calcext:value-type="float">
            <text:p>14473.0</text:p>
          </table:table-cell>
          <table:table-cell office:value-type="float" office:value="24114" calcext:value-type="float">
            <text:p>24114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4130" calcext:value-type="float">
            <text:p>14130.0</text:p>
          </table:table-cell>
          <table:table-cell office:value-type="float" office:value="24270" calcext:value-type="float">
            <text:p>24270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2798" calcext:value-type="float">
            <text:p>12798.0</text:p>
          </table:table-cell>
          <table:table-cell office:value-type="float" office:value="24139" calcext:value-type="float">
            <text:p>24139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4485" calcext:value-type="float">
            <text:p>14485.0</text:p>
          </table:table-cell>
          <table:table-cell office:value-type="float" office:value="24111" calcext:value-type="float">
            <text:p>24111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14133" calcext:value-type="float">
            <text:p>14133.0</text:p>
          </table:table-cell>
          <table:table-cell office:value-type="float" office:value="24274" calcext:value-type="float">
            <text:p>24274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12792" calcext:value-type="float">
            <text:p>12792.0</text:p>
          </table:table-cell>
          <table:table-cell office:value-type="float" office:value="24137" calcext:value-type="float">
            <text:p>24137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14492" calcext:value-type="float">
            <text:p>14492.0</text:p>
          </table:table-cell>
          <table:table-cell office:value-type="float" office:value="24105" calcext:value-type="float">
            <text:p>24105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14132" calcext:value-type="float">
            <text:p>14132.0</text:p>
          </table:table-cell>
          <table:table-cell office:value-type="float" office:value="24280" calcext:value-type="float">
            <text:p>24280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12786" calcext:value-type="float">
            <text:p>12786.0</text:p>
          </table:table-cell>
          <table:table-cell office:value-type="float" office:value="24136" calcext:value-type="float">
            <text:p>24136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14498" calcext:value-type="float">
            <text:p>14498.0</text:p>
          </table:table-cell>
          <table:table-cell office:value-type="float" office:value="24103" calcext:value-type="float">
            <text:p>24103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14132" calcext:value-type="float">
            <text:p>14132.0</text:p>
          </table:table-cell>
          <table:table-cell office:value-type="float" office:value="24283" calcext:value-type="float">
            <text:p>24283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12790" calcext:value-type="float">
            <text:p>12790.0</text:p>
          </table:table-cell>
          <table:table-cell office:value-type="float" office:value="24139" calcext:value-type="float">
            <text:p>24139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14506" calcext:value-type="float">
            <text:p>14506.0</text:p>
          </table:table-cell>
          <table:table-cell office:value-type="float" office:value="24103" calcext:value-type="float">
            <text:p>24103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14136" calcext:value-type="float">
            <text:p>14136.0</text:p>
          </table:table-cell>
          <table:table-cell office:value-type="float" office:value="24288" calcext:value-type="float">
            <text:p>24288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12789" calcext:value-type="float">
            <text:p>12789.0</text:p>
          </table:table-cell>
          <table:table-cell office:value-type="float" office:value="24138" calcext:value-type="float">
            <text:p>24138.0</text:p>
          </table:table-cell>
          <table:table-cell office:value-type="float" office:value="55" calcext:value-type="float">
            <text:p>55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14520" calcext:value-type="float">
            <text:p>14520.0</text:p>
          </table:table-cell>
          <table:table-cell office:value-type="float" office:value="24102" calcext:value-type="float">
            <text:p>24102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14132" calcext:value-type="float">
            <text:p>14132.0</text:p>
          </table:table-cell>
          <table:table-cell office:value-type="float" office:value="24291" calcext:value-type="float">
            <text:p>24291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12783" calcext:value-type="float">
            <text:p>12783.0</text:p>
          </table:table-cell>
          <table:table-cell office:value-type="float" office:value="24144" calcext:value-type="float">
            <text:p>24144.0</text:p>
          </table:table-cell>
          <table:table-cell office:value-type="float" office:value="57" calcext:value-type="float">
            <text:p>57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14531" calcext:value-type="float">
            <text:p>14531.0</text:p>
          </table:table-cell>
          <table:table-cell office:value-type="float" office:value="24104" calcext:value-type="float">
            <text:p>24104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14144" calcext:value-type="float">
            <text:p>14144.0</text:p>
          </table:table-cell>
          <table:table-cell office:value-type="float" office:value="24291" calcext:value-type="float">
            <text:p>24291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12785" calcext:value-type="float">
            <text:p>12785.0</text:p>
          </table:table-cell>
          <table:table-cell office:value-type="float" office:value="24146" calcext:value-type="float">
            <text:p>24146.0</text:p>
          </table:table-cell>
          <table:table-cell office:value-type="float" office:value="58" calcext:value-type="float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14538" calcext:value-type="float">
            <text:p>14538.0</text:p>
          </table:table-cell>
          <table:table-cell office:value-type="float" office:value="24101" calcext:value-type="float">
            <text:p>24101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14142" calcext:value-type="float">
            <text:p>14142.0</text:p>
          </table:table-cell>
          <table:table-cell office:value-type="float" office:value="24282" calcext:value-type="float">
            <text:p>24282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12781" calcext:value-type="float">
            <text:p>12781.0</text:p>
          </table:table-cell>
          <table:table-cell office:value-type="float" office:value="24140" calcext:value-type="float">
            <text:p>24140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office:value-type="float" office:value="14545" calcext:value-type="float">
            <text:p>14545.0</text:p>
          </table:table-cell>
          <table:table-cell office:value-type="float" office:value="24096" calcext:value-type="float">
            <text:p>24096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14146" calcext:value-type="float">
            <text:p>14146.0</text:p>
          </table:table-cell>
          <table:table-cell office:value-type="float" office:value="24277" calcext:value-type="float">
            <text:p>24277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12783" calcext:value-type="float">
            <text:p>12783.0</text:p>
          </table:table-cell>
          <table:table-cell office:value-type="float" office:value="24132" calcext:value-type="float">
            <text:p>24132.0</text:p>
          </table:table-cell>
          <table:table-cell office:value-type="float" office:value="62" calcext:value-type="float">
            <text:p>62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14566" calcext:value-type="float">
            <text:p>14566.0</text:p>
          </table:table-cell>
          <table:table-cell office:value-type="float" office:value="24095" calcext:value-type="float">
            <text:p>24095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14149" calcext:value-type="float">
            <text:p>14149.0</text:p>
          </table:table-cell>
          <table:table-cell office:value-type="float" office:value="24273" calcext:value-type="float">
            <text:p>24273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12795" calcext:value-type="float">
            <text:p>12795.0</text:p>
          </table:table-cell>
          <table:table-cell office:value-type="float" office:value="24137" calcext:value-type="float">
            <text:p>24137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14580" calcext:value-type="float">
            <text:p>14580.0</text:p>
          </table:table-cell>
          <table:table-cell office:value-type="float" office:value="24088" calcext:value-type="float">
            <text:p>24088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14155" calcext:value-type="float">
            <text:p>14155.0</text:p>
          </table:table-cell>
          <table:table-cell office:value-type="float" office:value="24263" calcext:value-type="float">
            <text:p>24263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12794" calcext:value-type="float">
            <text:p>12794.0</text:p>
          </table:table-cell>
          <table:table-cell office:value-type="float" office:value="24134" calcext:value-type="float">
            <text:p>24134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14589" calcext:value-type="float">
            <text:p>14589.0</text:p>
          </table:table-cell>
          <table:table-cell office:value-type="float" office:value="24080" calcext:value-type="float">
            <text:p>24080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14153" calcext:value-type="float">
            <text:p>14153.0</text:p>
          </table:table-cell>
          <table:table-cell office:value-type="float" office:value="24254" calcext:value-type="float">
            <text:p>24254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12801" calcext:value-type="float">
            <text:p>12801.0</text:p>
          </table:table-cell>
          <table:table-cell office:value-type="float" office:value="24139" calcext:value-type="float">
            <text:p>24139.0</text:p>
          </table:table-cell>
          <table:table-cell office:value-type="float" office:value="67" calcext:value-type="float">
            <text:p>67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office:value-type="float" office:value="14598" calcext:value-type="float">
            <text:p>14598.0</text:p>
          </table:table-cell>
          <table:table-cell office:value-type="float" office:value="24065" calcext:value-type="float">
            <text:p>24065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14161" calcext:value-type="float">
            <text:p>14161.0</text:p>
          </table:table-cell>
          <table:table-cell office:value-type="float" office:value="24253" calcext:value-type="float">
            <text:p>24253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12811" calcext:value-type="float">
            <text:p>12811.0</text:p>
          </table:table-cell>
          <table:table-cell office:value-type="float" office:value="24140" calcext:value-type="float">
            <text:p>24140.0</text:p>
          </table:table-cell>
          <table:table-cell office:value-type="float" office:value="69" calcext:value-type="float">
            <text:p>69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14616" calcext:value-type="float">
            <text:p>14616.0</text:p>
          </table:table-cell>
          <table:table-cell office:value-type="float" office:value="24056" calcext:value-type="float">
            <text:p>24056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14166" calcext:value-type="float">
            <text:p>14166.0</text:p>
          </table:table-cell>
          <table:table-cell office:value-type="float" office:value="24242" calcext:value-type="float">
            <text:p>24242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12819" calcext:value-type="float">
            <text:p>12819.0</text:p>
          </table:table-cell>
          <table:table-cell office:value-type="float" office:value="24140" calcext:value-type="float">
            <text:p>24140.0</text:p>
          </table:table-cell>
          <table:table-cell office:value-type="float" office:value="71" calcext:value-type="float">
            <text:p>71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14627" calcext:value-type="float">
            <text:p>14627.0</text:p>
          </table:table-cell>
          <table:table-cell office:value-type="float" office:value="24041" calcext:value-type="float">
            <text:p>24041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12822" calcext:value-type="float">
            <text:p>12822.0</text:p>
          </table:table-cell>
          <table:table-cell office:value-type="float" office:value="24142" calcext:value-type="float">
            <text:p>24142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14638" calcext:value-type="float">
            <text:p>14638.0</text:p>
          </table:table-cell>
          <table:table-cell office:value-type="float" office:value="24029" calcext:value-type="float">
            <text:p>24029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12830" calcext:value-type="float">
            <text:p>12830.0</text:p>
          </table:table-cell>
          <table:table-cell office:value-type="float" office:value="24138" calcext:value-type="float">
            <text:p>24138.0</text:p>
          </table:table-cell>
          <table:table-cell office:value-type="float" office:value="75" calcext:value-type="float">
            <text:p>75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14643" calcext:value-type="float">
            <text:p>14643.0</text:p>
          </table:table-cell>
          <table:table-cell office:value-type="float" office:value="24024" calcext:value-type="float">
            <text:p>24024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12824" calcext:value-type="float">
            <text:p>12824.0</text:p>
          </table:table-cell>
          <table:table-cell office:value-type="float" office:value="24132" calcext:value-type="float">
            <text:p>24132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14656" calcext:value-type="float">
            <text:p>14656.0</text:p>
          </table:table-cell>
          <table:table-cell office:value-type="float" office:value="24017" calcext:value-type="float">
            <text:p>24017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12827" calcext:value-type="float">
            <text:p>12827.0</text:p>
          </table:table-cell>
          <table:table-cell office:value-type="float" office:value="24128" calcext:value-type="float">
            <text:p>24128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14665" calcext:value-type="float">
            <text:p>14665.0</text:p>
          </table:table-cell>
          <table:table-cell office:value-type="float" office:value="24009" calcext:value-type="float">
            <text:p>24009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12821" calcext:value-type="float">
            <text:p>12821.0</text:p>
          </table:table-cell>
          <table:table-cell office:value-type="float" office:value="24117" calcext:value-type="float">
            <text:p>24117.0</text:p>
          </table:table-cell>
          <table:table-cell office:value-type="float" office:value="81" calcext:value-type="float">
            <text:p>81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14669" calcext:value-type="float">
            <text:p>14669.0</text:p>
          </table:table-cell>
          <table:table-cell office:value-type="float" office:value="24012" calcext:value-type="float">
            <text:p>24012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12819" calcext:value-type="float">
            <text:p>12819.0</text:p>
          </table:table-cell>
          <table:table-cell office:value-type="float" office:value="24103" calcext:value-type="float">
            <text:p>24103.0</text:p>
          </table:table-cell>
          <table:table-cell office:value-type="float" office:value="83" calcext:value-type="float">
            <text:p>83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14680" calcext:value-type="float">
            <text:p>14680.0</text:p>
          </table:table-cell>
          <table:table-cell office:value-type="float" office:value="24013" calcext:value-type="float">
            <text:p>24013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12816" calcext:value-type="float">
            <text:p>12816.0</text:p>
          </table:table-cell>
          <table:table-cell office:value-type="float" office:value="24097" calcext:value-type="float">
            <text:p>24097.0</text:p>
          </table:table-cell>
          <table:table-cell office:value-type="float" office:value="84" calcext:value-type="float">
            <text:p>84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14688" calcext:value-type="float">
            <text:p>14688.0</text:p>
          </table:table-cell>
          <table:table-cell office:value-type="float" office:value="23997" calcext:value-type="float">
            <text:p>23997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12812" calcext:value-type="float">
            <text:p>12812.0</text:p>
          </table:table-cell>
          <table:table-cell office:value-type="float" office:value="24093" calcext:value-type="float">
            <text:p>24093.0</text:p>
          </table:table-cell>
          <table:table-cell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14695" calcext:value-type="float">
            <text:p>14695.0</text:p>
          </table:table-cell>
          <table:table-cell office:value-type="float" office:value="23989" calcext:value-type="float">
            <text:p>23989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12807" calcext:value-type="float">
            <text:p>12807.0</text:p>
          </table:table-cell>
          <table:table-cell office:value-type="float" office:value="24087" calcext:value-type="float">
            <text:p>24087.0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14704" calcext:value-type="float">
            <text:p>14704.0</text:p>
          </table:table-cell>
          <table:table-cell office:value-type="float" office:value="23983" calcext:value-type="float">
            <text:p>23983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12806" calcext:value-type="float">
            <text:p>12806.0</text:p>
          </table:table-cell>
          <table:table-cell office:value-type="float" office:value="24083" calcext:value-type="float">
            <text:p>24083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14722" calcext:value-type="float">
            <text:p>14722.0</text:p>
          </table:table-cell>
          <table:table-cell office:value-type="float" office:value="23982" calcext:value-type="float">
            <text:p>23982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12795" calcext:value-type="float">
            <text:p>12795.0</text:p>
          </table:table-cell>
          <table:table-cell office:value-type="float" office:value="24071" calcext:value-type="float">
            <text:p>24071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14734" calcext:value-type="float">
            <text:p>14734.0</text:p>
          </table:table-cell>
          <table:table-cell office:value-type="float" office:value="23976" calcext:value-type="float">
            <text:p>23976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12800" calcext:value-type="float">
            <text:p>12800.0</text:p>
          </table:table-cell>
          <table:table-cell office:value-type="float" office:value="24074" calcext:value-type="float">
            <text:p>24074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/>
          <table:table-cell office:value-type="float" office:value="14740" calcext:value-type="float">
            <text:p>14740.0</text:p>
          </table:table-cell>
          <table:table-cell office:value-type="float" office:value="23971" calcext:value-type="float">
            <text:p>23971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12802" calcext:value-type="float">
            <text:p>12802.0</text:p>
          </table:table-cell>
          <table:table-cell office:value-type="float" office:value="24060" calcext:value-type="float">
            <text:p>24060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14748" calcext:value-type="float">
            <text:p>14748.0</text:p>
          </table:table-cell>
          <table:table-cell office:value-type="float" office:value="23972" calcext:value-type="float">
            <text:p>23972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12799" calcext:value-type="float">
            <text:p>12799.0</text:p>
          </table:table-cell>
          <table:table-cell office:value-type="float" office:value="24062" calcext:value-type="float">
            <text:p>24062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14757" calcext:value-type="float">
            <text:p>14757.0</text:p>
          </table:table-cell>
          <table:table-cell office:value-type="float" office:value="23973" calcext:value-type="float">
            <text:p>23973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12793" calcext:value-type="float">
            <text:p>12793.0</text:p>
          </table:table-cell>
          <table:table-cell office:value-type="float" office:value="24054" calcext:value-type="float">
            <text:p>24054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14760" calcext:value-type="float">
            <text:p>14760.0</text:p>
          </table:table-cell>
          <table:table-cell office:value-type="float" office:value="23966" calcext:value-type="float">
            <text:p>23966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12781" calcext:value-type="float">
            <text:p>12781.0</text:p>
          </table:table-cell>
          <table:table-cell office:value-type="float" office:value="24045" calcext:value-type="float">
            <text:p>24045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14760" calcext:value-type="float">
            <text:p>14760.0</text:p>
          </table:table-cell>
          <table:table-cell office:value-type="float" office:value="23960" calcext:value-type="float">
            <text:p>23960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12767" calcext:value-type="float">
            <text:p>12767.0</text:p>
          </table:table-cell>
          <table:table-cell office:value-type="float" office:value="24042" calcext:value-type="float">
            <text:p>24042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14760" calcext:value-type="float">
            <text:p>14760.0</text:p>
          </table:table-cell>
          <table:table-cell office:value-type="float" office:value="23958" calcext:value-type="float">
            <text:p>23958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/>
          <table:table-cell office:value-type="float" office:value="12760" calcext:value-type="float">
            <text:p>12760.0</text:p>
          </table:table-cell>
          <table:table-cell office:value-type="float" office:value="24034" calcext:value-type="float">
            <text:p>24034.0</text:p>
          </table:table-cell>
          <table:table-cell office:value-type="float" office:value="103" calcext:value-type="float">
            <text:p>103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14765" calcext:value-type="float">
            <text:p>14765.0</text:p>
          </table:table-cell>
          <table:table-cell office:value-type="float" office:value="23955" calcext:value-type="float">
            <text:p>23955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/>
          <table:table-cell office:value-type="float" office:value="12765" calcext:value-type="float">
            <text:p>12765.0</text:p>
          </table:table-cell>
          <table:table-cell office:value-type="float" office:value="24030" calcext:value-type="float">
            <text:p>24030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4776" calcext:value-type="float">
            <text:p>14776.0</text:p>
          </table:table-cell>
          <table:table-cell office:value-type="float" office:value="23953" calcext:value-type="float">
            <text:p>23953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12749" calcext:value-type="float">
            <text:p>12749.0</text:p>
          </table:table-cell>
          <table:table-cell office:value-type="float" office:value="24034" calcext:value-type="float">
            <text:p>24034.0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14794" calcext:value-type="float">
            <text:p>14794.0</text:p>
          </table:table-cell>
          <table:table-cell office:value-type="float" office:value="23953" calcext:value-type="float">
            <text:p>23953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12763" calcext:value-type="float">
            <text:p>12763.0</text:p>
          </table:table-cell>
          <table:table-cell office:value-type="float" office:value="24033" calcext:value-type="float">
            <text:p>24033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14803" calcext:value-type="float">
            <text:p>14803.0</text:p>
          </table:table-cell>
          <table:table-cell office:value-type="float" office:value="23957" calcext:value-type="float">
            <text:p>23957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12748" calcext:value-type="float">
            <text:p>12748.0</text:p>
          </table:table-cell>
          <table:table-cell office:value-type="float" office:value="24029" calcext:value-type="float">
            <text:p>24029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14820" calcext:value-type="float">
            <text:p>14820.0</text:p>
          </table:table-cell>
          <table:table-cell office:value-type="float" office:value="23953" calcext:value-type="float">
            <text:p>23953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12752" calcext:value-type="float">
            <text:p>12752.0</text:p>
          </table:table-cell>
          <table:table-cell office:value-type="float" office:value="24030" calcext:value-type="float">
            <text:p>24030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14831" calcext:value-type="float">
            <text:p>14831.0</text:p>
          </table:table-cell>
          <table:table-cell office:value-type="float" office:value="23944" calcext:value-type="float">
            <text:p>23944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12749" calcext:value-type="float">
            <text:p>12749.0</text:p>
          </table:table-cell>
          <table:table-cell office:value-type="float" office:value="24020" calcext:value-type="float">
            <text:p>24020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14836" calcext:value-type="float">
            <text:p>14836.0</text:p>
          </table:table-cell>
          <table:table-cell office:value-type="float" office:value="23934" calcext:value-type="float">
            <text:p>23934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12751" calcext:value-type="float">
            <text:p>12751.0</text:p>
          </table:table-cell>
          <table:table-cell office:value-type="float" office:value="24032" calcext:value-type="float">
            <text:p>24032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14847" calcext:value-type="float">
            <text:p>14847.0</text:p>
          </table:table-cell>
          <table:table-cell office:value-type="float" office:value="23924" calcext:value-type="float">
            <text:p>23924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12750" calcext:value-type="float">
            <text:p>12750.0</text:p>
          </table:table-cell>
          <table:table-cell office:value-type="float" office:value="24030" calcext:value-type="float">
            <text:p>24030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14855" calcext:value-type="float">
            <text:p>14855.0</text:p>
          </table:table-cell>
          <table:table-cell office:value-type="float" office:value="23920" calcext:value-type="float">
            <text:p>23920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12846" calcext:value-type="float">
            <text:p>12846.0</text:p>
          </table:table-cell>
          <table:table-cell office:value-type="float" office:value="24016" calcext:value-type="float">
            <text:p>24016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12647" calcext:value-type="float">
            <text:p>12647.0</text:p>
          </table:table-cell>
          <table:table-cell office:value-type="float" office:value="24029" calcext:value-type="float">
            <text:p>24029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14859" calcext:value-type="float">
            <text:p>14859.0</text:p>
          </table:table-cell>
          <table:table-cell office:value-type="float" office:value="23918" calcext:value-type="float">
            <text:p>23918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12847" calcext:value-type="float">
            <text:p>12847.0</text:p>
          </table:table-cell>
          <table:table-cell office:value-type="float" office:value="24018" calcext:value-type="float">
            <text:p>24018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/>
          <table:table-cell office:value-type="float" office:value="12633" calcext:value-type="float">
            <text:p>12633.0</text:p>
          </table:table-cell>
          <table:table-cell office:value-type="float" office:value="24029" calcext:value-type="float">
            <text:p>24029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14864" calcext:value-type="float">
            <text:p>14864.0</text:p>
          </table:table-cell>
          <table:table-cell office:value-type="float" office:value="23911" calcext:value-type="float">
            <text:p>23911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12848" calcext:value-type="float">
            <text:p>12848.0</text:p>
          </table:table-cell>
          <table:table-cell office:value-type="float" office:value="24018" calcext:value-type="float">
            <text:p>24018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12621" calcext:value-type="float">
            <text:p>12621.0</text:p>
          </table:table-cell>
          <table:table-cell office:value-type="float" office:value="24047" calcext:value-type="float">
            <text:p>24047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14869" calcext:value-type="float">
            <text:p>14869.0</text:p>
          </table:table-cell>
          <table:table-cell office:value-type="float" office:value="23903" calcext:value-type="float">
            <text:p>23903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12852" calcext:value-type="float">
            <text:p>12852.0</text:p>
          </table:table-cell>
          <table:table-cell office:value-type="float" office:value="24015" calcext:value-type="float">
            <text:p>24015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12608" calcext:value-type="float">
            <text:p>12608.0</text:p>
          </table:table-cell>
          <table:table-cell office:value-type="float" office:value="24056" calcext:value-type="float">
            <text:p>24056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14877" calcext:value-type="float">
            <text:p>14877.0</text:p>
          </table:table-cell>
          <table:table-cell office:value-type="float" office:value="23905" calcext:value-type="float">
            <text:p>23905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12870" calcext:value-type="float">
            <text:p>12870.0</text:p>
          </table:table-cell>
          <table:table-cell office:value-type="float" office:value="24012" calcext:value-type="float">
            <text:p>24012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12604" calcext:value-type="float">
            <text:p>12604.0</text:p>
          </table:table-cell>
          <table:table-cell office:value-type="float" office:value="24067" calcext:value-type="float">
            <text:p>24067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14879" calcext:value-type="float">
            <text:p>14879.0</text:p>
          </table:table-cell>
          <table:table-cell office:value-type="float" office:value="23894" calcext:value-type="float">
            <text:p>23894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12880" calcext:value-type="float">
            <text:p>12880.0</text:p>
          </table:table-cell>
          <table:table-cell office:value-type="float" office:value="24008" calcext:value-type="float">
            <text:p>24008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12595" calcext:value-type="float">
            <text:p>12595.0</text:p>
          </table:table-cell>
          <table:table-cell office:value-type="float" office:value="24084" calcext:value-type="float">
            <text:p>24084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14879" calcext:value-type="float">
            <text:p>14879.0</text:p>
          </table:table-cell>
          <table:table-cell office:value-type="float" office:value="23892" calcext:value-type="float">
            <text:p>23892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12884" calcext:value-type="float">
            <text:p>12884.0</text:p>
          </table:table-cell>
          <table:table-cell office:value-type="float" office:value="24005" calcext:value-type="float">
            <text:p>24005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12596" calcext:value-type="float">
            <text:p>12596.0</text:p>
          </table:table-cell>
          <table:table-cell office:value-type="float" office:value="24084" calcext:value-type="float">
            <text:p>24084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14885" calcext:value-type="float">
            <text:p>14885.0</text:p>
          </table:table-cell>
          <table:table-cell office:value-type="float" office:value="23886" calcext:value-type="float">
            <text:p>23886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12882" calcext:value-type="float">
            <text:p>12882.0</text:p>
          </table:table-cell>
          <table:table-cell office:value-type="float" office:value="24009" calcext:value-type="float">
            <text:p>24009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12592" calcext:value-type="float">
            <text:p>12592.0</text:p>
          </table:table-cell>
          <table:table-cell office:value-type="float" office:value="24095" calcext:value-type="float">
            <text:p>24095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14886" calcext:value-type="float">
            <text:p>14886.0</text:p>
          </table:table-cell>
          <table:table-cell office:value-type="float" office:value="23878" calcext:value-type="float">
            <text:p>23878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12882" calcext:value-type="float">
            <text:p>12882.0</text:p>
          </table:table-cell>
          <table:table-cell office:value-type="float" office:value="24009" calcext:value-type="float">
            <text:p>24009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12592" calcext:value-type="float">
            <text:p>12592.0</text:p>
          </table:table-cell>
          <table:table-cell office:value-type="float" office:value="24095" calcext:value-type="float">
            <text:p>24095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14887" calcext:value-type="float">
            <text:p>14887.0</text:p>
          </table:table-cell>
          <table:table-cell office:value-type="float" office:value="23875" calcext:value-type="float">
            <text:p>23875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12882" calcext:value-type="float">
            <text:p>12882.0</text:p>
          </table:table-cell>
          <table:table-cell office:value-type="float" office:value="24009" calcext:value-type="float">
            <text:p>24009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12595" calcext:value-type="float">
            <text:p>12595.0</text:p>
          </table:table-cell>
          <table:table-cell office:value-type="float" office:value="24093" calcext:value-type="float">
            <text:p>24093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14890" calcext:value-type="float">
            <text:p>14890.0</text:p>
          </table:table-cell>
          <table:table-cell office:value-type="float" office:value="23867" calcext:value-type="float">
            <text:p>23867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/>
          <table:table-cell office:value-type="float" office:value="12883" calcext:value-type="float">
            <text:p>12883.0</text:p>
          </table:table-cell>
          <table:table-cell office:value-type="float" office:value="24010" calcext:value-type="float">
            <text:p>24010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/>
          <table:table-cell office:value-type="float" office:value="12590" calcext:value-type="float">
            <text:p>12590.0</text:p>
          </table:table-cell>
          <table:table-cell office:value-type="float" office:value="24099" calcext:value-type="float">
            <text:p>24099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14904" calcext:value-type="float">
            <text:p>14904.0</text:p>
          </table:table-cell>
          <table:table-cell office:value-type="float" office:value="23850" calcext:value-type="float">
            <text:p>23850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14865" calcext:value-type="float">
            <text:p>14865.0</text:p>
          </table:table-cell>
          <table:table-cell office:value-type="float" office:value="23920" calcext:value-type="float">
            <text:p>23920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12886" calcext:value-type="float">
            <text:p>12886.0</text:p>
          </table:table-cell>
          <table:table-cell office:value-type="float" office:value="24015" calcext:value-type="float">
            <text:p>24015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12573" calcext:value-type="float">
            <text:p>12573.0</text:p>
          </table:table-cell>
          <table:table-cell office:value-type="float" office:value="24109" calcext:value-type="float">
            <text:p>24109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14912" calcext:value-type="float">
            <text:p>14912.0</text:p>
          </table:table-cell>
          <table:table-cell office:value-type="float" office:value="23843" calcext:value-type="float">
            <text:p>23843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/>
          <table:table-cell office:value-type="float" office:value="14850" calcext:value-type="float">
            <text:p>14850.0</text:p>
          </table:table-cell>
          <table:table-cell office:value-type="float" office:value="23933" calcext:value-type="float">
            <text:p>23933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12885" calcext:value-type="float">
            <text:p>12885.0</text:p>
          </table:table-cell>
          <table:table-cell office:value-type="float" office:value="24027" calcext:value-type="float">
            <text:p>24027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12570" calcext:value-type="float">
            <text:p>12570.0</text:p>
          </table:table-cell>
          <table:table-cell office:value-type="float" office:value="24109" calcext:value-type="float">
            <text:p>24109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14926" calcext:value-type="float">
            <text:p>14926.0</text:p>
          </table:table-cell>
          <table:table-cell office:value-type="float" office:value="23834" calcext:value-type="float">
            <text:p>23834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14846" calcext:value-type="float">
            <text:p>14846.0</text:p>
          </table:table-cell>
          <table:table-cell office:value-type="float" office:value="23938" calcext:value-type="float">
            <text:p>23938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12885" calcext:value-type="float">
            <text:p>12885.0</text:p>
          </table:table-cell>
          <table:table-cell office:value-type="float" office:value="24027" calcext:value-type="float">
            <text:p>24027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12553" calcext:value-type="float">
            <text:p>12553.0</text:p>
          </table:table-cell>
          <table:table-cell office:value-type="float" office:value="24120" calcext:value-type="float">
            <text:p>24120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12590" calcext:value-type="float">
            <text:p>12590.0</text:p>
          </table:table-cell>
          <table:table-cell office:value-type="float" office:value="24066" calcext:value-type="float">
            <text:p>24066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14929" calcext:value-type="float">
            <text:p>14929.0</text:p>
          </table:table-cell>
          <table:table-cell office:value-type="float" office:value="23826" calcext:value-type="float">
            <text:p>23826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14843" calcext:value-type="float">
            <text:p>14843.0</text:p>
          </table:table-cell>
          <table:table-cell office:value-type="float" office:value="23937" calcext:value-type="float">
            <text:p>23937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12887" calcext:value-type="float">
            <text:p>12887.0</text:p>
          </table:table-cell>
          <table:table-cell office:value-type="float" office:value="24031" calcext:value-type="float">
            <text:p>24031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/>
          <table:table-cell office:value-type="float" office:value="12546" calcext:value-type="float">
            <text:p>12546.0</text:p>
          </table:table-cell>
          <table:table-cell office:value-type="float" office:value="24126" calcext:value-type="float">
            <text:p>24126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12595" calcext:value-type="float">
            <text:p>12595.0</text:p>
          </table:table-cell>
          <table:table-cell office:value-type="float" office:value="24061" calcext:value-type="float">
            <text:p>24061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14928" calcext:value-type="float">
            <text:p>14928.0</text:p>
          </table:table-cell>
          <table:table-cell office:value-type="float" office:value="23821" calcext:value-type="float">
            <text:p>23821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14842" calcext:value-type="float">
            <text:p>14842.0</text:p>
          </table:table-cell>
          <table:table-cell office:value-type="float" office:value="23945" calcext:value-type="float">
            <text:p>23945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12892" calcext:value-type="float">
            <text:p>12892.0</text:p>
          </table:table-cell>
          <table:table-cell office:value-type="float" office:value="24032" calcext:value-type="float">
            <text:p>24032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12521" calcext:value-type="float">
            <text:p>12521.0</text:p>
          </table:table-cell>
          <table:table-cell office:value-type="float" office:value="24142" calcext:value-type="float">
            <text:p>24142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12600" calcext:value-type="float">
            <text:p>12600.0</text:p>
          </table:table-cell>
          <table:table-cell office:value-type="float" office:value="24048" calcext:value-type="float">
            <text:p>24048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14933" calcext:value-type="float">
            <text:p>14933.0</text:p>
          </table:table-cell>
          <table:table-cell office:value-type="float" office:value="23816" calcext:value-type="float">
            <text:p>23816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14836" calcext:value-type="float">
            <text:p>14836.0</text:p>
          </table:table-cell>
          <table:table-cell office:value-type="float" office:value="23949" calcext:value-type="float">
            <text:p>23949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12895" calcext:value-type="float">
            <text:p>12895.0</text:p>
          </table:table-cell>
          <table:table-cell office:value-type="float" office:value="24032" calcext:value-type="float">
            <text:p>24032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12512" calcext:value-type="float">
            <text:p>12512.0</text:p>
          </table:table-cell>
          <table:table-cell office:value-type="float" office:value="24148" calcext:value-type="float">
            <text:p>24148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12600" calcext:value-type="float">
            <text:p>12600.0</text:p>
          </table:table-cell>
          <table:table-cell office:value-type="float" office:value="24043" calcext:value-type="float">
            <text:p>24043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14937" calcext:value-type="float">
            <text:p>14937.0</text:p>
          </table:table-cell>
          <table:table-cell office:value-type="float" office:value="23808" calcext:value-type="float">
            <text:p>23808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14833" calcext:value-type="float">
            <text:p>14833.0</text:p>
          </table:table-cell>
          <table:table-cell office:value-type="float" office:value="23950" calcext:value-type="float">
            <text:p>23950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/>
          <table:table-cell office:value-type="float" office:value="12904" calcext:value-type="float">
            <text:p>12904.0</text:p>
          </table:table-cell>
          <table:table-cell office:value-type="float" office:value="24029" calcext:value-type="float">
            <text:p>24029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12495" calcext:value-type="float">
            <text:p>12495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2597" calcext:value-type="float">
            <text:p>12597.0</text:p>
          </table:table-cell>
          <table:table-cell office:value-type="float" office:value="24038" calcext:value-type="float">
            <text:p>24038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14943" calcext:value-type="float">
            <text:p>14943.0</text:p>
          </table:table-cell>
          <table:table-cell office:value-type="float" office:value="23806" calcext:value-type="float">
            <text:p>23806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14821" calcext:value-type="float">
            <text:p>14821.0</text:p>
          </table:table-cell>
          <table:table-cell office:value-type="float" office:value="23960" calcext:value-type="float">
            <text:p>23960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12904" calcext:value-type="float">
            <text:p>12904.0</text:p>
          </table:table-cell>
          <table:table-cell office:value-type="float" office:value="24029" calcext:value-type="float">
            <text:p>24029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12477" calcext:value-type="float">
            <text:p>12477.0</text:p>
          </table:table-cell>
          <table:table-cell office:value-type="float" office:value="24158" calcext:value-type="float">
            <text:p>24158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14942" calcext:value-type="float">
            <text:p>14942.0</text:p>
          </table:table-cell>
          <table:table-cell office:value-type="float" office:value="23796" calcext:value-type="float">
            <text:p>23796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14777" calcext:value-type="float">
            <text:p>14777.0</text:p>
          </table:table-cell>
          <table:table-cell office:value-type="float" office:value="23987" calcext:value-type="float">
            <text:p>23987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12904" calcext:value-type="float">
            <text:p>12904.0</text:p>
          </table:table-cell>
          <table:table-cell office:value-type="float" office:value="24029" calcext:value-type="float">
            <text:p>24029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12472" calcext:value-type="float">
            <text:p>12472.0</text:p>
          </table:table-cell>
          <table:table-cell office:value-type="float" office:value="24158" calcext:value-type="float">
            <text:p>24158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14940" calcext:value-type="float">
            <text:p>14940.0</text:p>
          </table:table-cell>
          <table:table-cell office:value-type="float" office:value="23793" calcext:value-type="float">
            <text:p>23793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14750" calcext:value-type="float">
            <text:p>14750.0</text:p>
          </table:table-cell>
          <table:table-cell office:value-type="float" office:value="24006" calcext:value-type="float">
            <text:p>24006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12907" calcext:value-type="float">
            <text:p>12907.0</text:p>
          </table:table-cell>
          <table:table-cell office:value-type="float" office:value="24025" calcext:value-type="float">
            <text:p>24025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12450" calcext:value-type="float">
            <text:p>12450.0</text:p>
          </table:table-cell>
          <table:table-cell office:value-type="float" office:value="24165" calcext:value-type="float">
            <text:p>24165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14957" calcext:value-type="float">
            <text:p>14957.0</text:p>
          </table:table-cell>
          <table:table-cell office:value-type="float" office:value="23788" calcext:value-type="float">
            <text:p>23788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14732" calcext:value-type="float">
            <text:p>14732.0</text:p>
          </table:table-cell>
          <table:table-cell office:value-type="float" office:value="24019" calcext:value-type="float">
            <text:p>24019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12906" calcext:value-type="float">
            <text:p>12906.0</text:p>
          </table:table-cell>
          <table:table-cell office:value-type="float" office:value="24020" calcext:value-type="float">
            <text:p>24020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12426" calcext:value-type="float">
            <text:p>12426.0</text:p>
          </table:table-cell>
          <table:table-cell office:value-type="float" office:value="24171" calcext:value-type="float">
            <text:p>24171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14963" calcext:value-type="float">
            <text:p>14963.0</text:p>
          </table:table-cell>
          <table:table-cell office:value-type="float" office:value="23778" calcext:value-type="float">
            <text:p>23778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14699" calcext:value-type="float">
            <text:p>14699.0</text:p>
          </table:table-cell>
          <table:table-cell office:value-type="float" office:value="24035" calcext:value-type="float">
            <text:p>24035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12908" calcext:value-type="float">
            <text:p>12908.0</text:p>
          </table:table-cell>
          <table:table-cell office:value-type="float" office:value="24020" calcext:value-type="float">
            <text:p>24020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12419" calcext:value-type="float">
            <text:p>12419.0</text:p>
          </table:table-cell>
          <table:table-cell office:value-type="float" office:value="24171" calcext:value-type="float">
            <text:p>24171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14971" calcext:value-type="float">
            <text:p>14971.0</text:p>
          </table:table-cell>
          <table:table-cell office:value-type="float" office:value="23774" calcext:value-type="float">
            <text:p>2377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14680" calcext:value-type="float">
            <text:p>14680.0</text:p>
          </table:table-cell>
          <table:table-cell office:value-type="float" office:value="24040" calcext:value-type="float">
            <text:p>24040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12910" calcext:value-type="float">
            <text:p>12910.0</text:p>
          </table:table-cell>
          <table:table-cell office:value-type="float" office:value="24016" calcext:value-type="float">
            <text:p>24016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12401" calcext:value-type="float">
            <text:p>12401.0</text:p>
          </table:table-cell>
          <table:table-cell office:value-type="float" office:value="24180" calcext:value-type="float">
            <text:p>24180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14986" calcext:value-type="float">
            <text:p>14986.0</text:p>
          </table:table-cell>
          <table:table-cell office:value-type="float" office:value="23769" calcext:value-type="float">
            <text:p>23769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/>
          <table:table-cell office:value-type="float" office:value="14650" calcext:value-type="float">
            <text:p>14650.0</text:p>
          </table:table-cell>
          <table:table-cell office:value-type="float" office:value="24051" calcext:value-type="float">
            <text:p>24051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12914" calcext:value-type="float">
            <text:p>12914.0</text:p>
          </table:table-cell>
          <table:table-cell office:value-type="float" office:value="24008" calcext:value-type="float">
            <text:p>24008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12389" calcext:value-type="float">
            <text:p>12389.0</text:p>
          </table:table-cell>
          <table:table-cell office:value-type="float" office:value="24184" calcext:value-type="float">
            <text:p>24184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14996" calcext:value-type="float">
            <text:p>14996.0</text:p>
          </table:table-cell>
          <table:table-cell office:value-type="float" office:value="23764" calcext:value-type="float">
            <text:p>23764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14627" calcext:value-type="float">
            <text:p>14627.0</text:p>
          </table:table-cell>
          <table:table-cell office:value-type="float" office:value="24052" calcext:value-type="float">
            <text:p>24052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12921" calcext:value-type="float">
            <text:p>12921.0</text:p>
          </table:table-cell>
          <table:table-cell office:value-type="float" office:value="24001" calcext:value-type="float">
            <text:p>24001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12369" calcext:value-type="float">
            <text:p>12369.0</text:p>
          </table:table-cell>
          <table:table-cell office:value-type="float" office:value="24190" calcext:value-type="float">
            <text:p>24190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15013" calcext:value-type="float">
            <text:p>15013.0</text:p>
          </table:table-cell>
          <table:table-cell office:value-type="float" office:value="23766" calcext:value-type="float">
            <text:p>23766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14610" calcext:value-type="float">
            <text:p>14610.0</text:p>
          </table:table-cell>
          <table:table-cell office:value-type="float" office:value="24047" calcext:value-type="float">
            <text:p>24047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12922" calcext:value-type="float">
            <text:p>12922.0</text:p>
          </table:table-cell>
          <table:table-cell office:value-type="float" office:value="24004" calcext:value-type="float">
            <text:p>24004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12356" calcext:value-type="float">
            <text:p>12356.0</text:p>
          </table:table-cell>
          <table:table-cell office:value-type="float" office:value="24197" calcext:value-type="float">
            <text:p>24197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15029" calcext:value-type="float">
            <text:p>15029.0</text:p>
          </table:table-cell>
          <table:table-cell office:value-type="float" office:value="23766" calcext:value-type="float">
            <text:p>2376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14605" calcext:value-type="float">
            <text:p>14605.0</text:p>
          </table:table-cell>
          <table:table-cell office:value-type="float" office:value="24046" calcext:value-type="float">
            <text:p>24046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12919" calcext:value-type="float">
            <text:p>12919.0</text:p>
          </table:table-cell>
          <table:table-cell office:value-type="float" office:value="23999" calcext:value-type="float">
            <text:p>23999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12341" calcext:value-type="float">
            <text:p>12341.0</text:p>
          </table:table-cell>
          <table:table-cell office:value-type="float" office:value="24203" calcext:value-type="float">
            <text:p>24203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15039" calcext:value-type="float">
            <text:p>15039.0</text:p>
          </table:table-cell>
          <table:table-cell office:value-type="float" office:value="23764" calcext:value-type="float">
            <text:p>23764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/>
          <table:table-cell office:value-type="float" office:value="14594" calcext:value-type="float">
            <text:p>14594.0</text:p>
          </table:table-cell>
          <table:table-cell office:value-type="float" office:value="24044" calcext:value-type="float">
            <text:p>2404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/>
          <table:table-cell office:value-type="float" office:value="12921" calcext:value-type="float">
            <text:p>12921.0</text:p>
          </table:table-cell>
          <table:table-cell office:value-type="float" office:value="23996" calcext:value-type="float">
            <text:p>23996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12337" calcext:value-type="float">
            <text:p>12337.0</text:p>
          </table:table-cell>
          <table:table-cell office:value-type="float" office:value="24204" calcext:value-type="float">
            <text:p>24204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15049" calcext:value-type="float">
            <text:p>15049.0</text:p>
          </table:table-cell>
          <table:table-cell office:value-type="float" office:value="23762" calcext:value-type="float">
            <text:p>23762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14573" calcext:value-type="float">
            <text:p>14573.0</text:p>
          </table:table-cell>
          <table:table-cell office:value-type="float" office:value="24037" calcext:value-type="float">
            <text:p>24037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12926" calcext:value-type="float">
            <text:p>12926.0</text:p>
          </table:table-cell>
          <table:table-cell office:value-type="float" office:value="23998" calcext:value-type="float">
            <text:p>23998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12331" calcext:value-type="float">
            <text:p>12331.0</text:p>
          </table:table-cell>
          <table:table-cell office:value-type="float" office:value="24202" calcext:value-type="float">
            <text:p>24202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15065" calcext:value-type="float">
            <text:p>15065.0</text:p>
          </table:table-cell>
          <table:table-cell office:value-type="float" office:value="23762" calcext:value-type="float">
            <text:p>23762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14559" calcext:value-type="float">
            <text:p>14559.0</text:p>
          </table:table-cell>
          <table:table-cell office:value-type="float" office:value="24037" calcext:value-type="float">
            <text:p>24037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12934" calcext:value-type="float">
            <text:p>12934.0</text:p>
          </table:table-cell>
          <table:table-cell office:value-type="float" office:value="23993" calcext:value-type="float">
            <text:p>23993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12324" calcext:value-type="float">
            <text:p>12324.0</text:p>
          </table:table-cell>
          <table:table-cell office:value-type="float" office:value="24208" calcext:value-type="float">
            <text:p>24208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15070" calcext:value-type="float">
            <text:p>15070.0</text:p>
          </table:table-cell>
          <table:table-cell office:value-type="float" office:value="23758" calcext:value-type="float">
            <text:p>23758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546" calcext:value-type="float">
            <text:p>14546.0</text:p>
          </table:table-cell>
          <table:table-cell office:value-type="float" office:value="24033" calcext:value-type="float">
            <text:p>24033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12944" calcext:value-type="float">
            <text:p>12944.0</text:p>
          </table:table-cell>
          <table:table-cell office:value-type="float" office:value="23988" calcext:value-type="float">
            <text:p>23988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/>
          <table:table-cell office:value-type="float" office:value="12318" calcext:value-type="float">
            <text:p>12318.0</text:p>
          </table:table-cell>
          <table:table-cell office:value-type="float" office:value="24207" calcext:value-type="float">
            <text:p>24207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15084" calcext:value-type="float">
            <text:p>15084.0</text:p>
          </table:table-cell>
          <table:table-cell office:value-type="float" office:value="23749" calcext:value-type="float">
            <text:p>23749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14540" calcext:value-type="float">
            <text:p>14540.0</text:p>
          </table:table-cell>
          <table:table-cell office:value-type="float" office:value="24032" calcext:value-type="float">
            <text:p>24032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12957" calcext:value-type="float">
            <text:p>12957.0</text:p>
          </table:table-cell>
          <table:table-cell office:value-type="float" office:value="23980" calcext:value-type="float">
            <text:p>23980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12308" calcext:value-type="float">
            <text:p>12308.0</text:p>
          </table:table-cell>
          <table:table-cell office:value-type="float" office:value="24211" calcext:value-type="float">
            <text:p>24211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/>
          <table:table-cell office:value-type="float" office:value="15098" calcext:value-type="float">
            <text:p>15098.0</text:p>
          </table:table-cell>
          <table:table-cell office:value-type="float" office:value="23749" calcext:value-type="float">
            <text:p>2374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14525" calcext:value-type="float">
            <text:p>14525.0</text:p>
          </table:table-cell>
          <table:table-cell office:value-type="float" office:value="24026" calcext:value-type="float">
            <text:p>24026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12961" calcext:value-type="float">
            <text:p>12961.0</text:p>
          </table:table-cell>
          <table:table-cell office:value-type="float" office:value="23971" calcext:value-type="float">
            <text:p>23971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12294" calcext:value-type="float">
            <text:p>12294.0</text:p>
          </table:table-cell>
          <table:table-cell office:value-type="float" office:value="24211" calcext:value-type="float">
            <text:p>24211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15116" calcext:value-type="float">
            <text:p>15116.0</text:p>
          </table:table-cell>
          <table:table-cell office:value-type="float" office:value="23745" calcext:value-type="float">
            <text:p>23745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14520" calcext:value-type="float">
            <text:p>14520.0</text:p>
          </table:table-cell>
          <table:table-cell office:value-type="float" office:value="24003" calcext:value-type="float">
            <text:p>24003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12970" calcext:value-type="float">
            <text:p>12970.0</text:p>
          </table:table-cell>
          <table:table-cell office:value-type="float" office:value="23969" calcext:value-type="float">
            <text:p>23969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12291" calcext:value-type="float">
            <text:p>12291.0</text:p>
          </table:table-cell>
          <table:table-cell office:value-type="float" office:value="24213" calcext:value-type="float">
            <text:p>24213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15125" calcext:value-type="float">
            <text:p>15125.0</text:p>
          </table:table-cell>
          <table:table-cell office:value-type="float" office:value="23737" calcext:value-type="float">
            <text:p>23737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14520" calcext:value-type="float">
            <text:p>14520.0</text:p>
          </table:table-cell>
          <table:table-cell office:value-type="float" office:value="23993" calcext:value-type="float">
            <text:p>23993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12979" calcext:value-type="float">
            <text:p>12979.0</text:p>
          </table:table-cell>
          <table:table-cell office:value-type="float" office:value="23966" calcext:value-type="float">
            <text:p>23966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/>
          <table:table-cell office:value-type="float" office:value="12282" calcext:value-type="float">
            <text:p>12282.0</text:p>
          </table:table-cell>
          <table:table-cell office:value-type="float" office:value="24197" calcext:value-type="float">
            <text:p>24197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/>
          <table:table-cell office:value-type="float" office:value="15140" calcext:value-type="float">
            <text:p>15140.0</text:p>
          </table:table-cell>
          <table:table-cell office:value-type="float" office:value="23734" calcext:value-type="float">
            <text:p>23734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14518" calcext:value-type="float">
            <text:p>14518.0</text:p>
          </table:table-cell>
          <table:table-cell office:value-type="float" office:value="24005" calcext:value-type="float">
            <text:p>24005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12994" calcext:value-type="float">
            <text:p>12994.0</text:p>
          </table:table-cell>
          <table:table-cell office:value-type="float" office:value="23953" calcext:value-type="float">
            <text:p>23953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12279" calcext:value-type="float">
            <text:p>12279.0</text:p>
          </table:table-cell>
          <table:table-cell office:value-type="float" office:value="24192" calcext:value-type="float">
            <text:p>24192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15148" calcext:value-type="float">
            <text:p>15148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14489" calcext:value-type="float">
            <text:p>14489.0</text:p>
          </table:table-cell>
          <table:table-cell office:value-type="float" office:value="24010" calcext:value-type="float">
            <text:p>24010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13005" calcext:value-type="float">
            <text:p>13005.0</text:p>
          </table:table-cell>
          <table:table-cell office:value-type="float" office:value="23948" calcext:value-type="float">
            <text:p>23948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12267" calcext:value-type="float">
            <text:p>12267.0</text:p>
          </table:table-cell>
          <table:table-cell office:value-type="float" office:value="24183" calcext:value-type="float">
            <text:p>24183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15163" calcext:value-type="float">
            <text:p>15163.0</text:p>
          </table:table-cell>
          <table:table-cell office:value-type="float" office:value="23720" calcext:value-type="float">
            <text:p>23720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14480" calcext:value-type="float">
            <text:p>14480.0</text:p>
          </table:table-cell>
          <table:table-cell office:value-type="float" office:value="24012" calcext:value-type="float">
            <text:p>24012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13016" calcext:value-type="float">
            <text:p>13016.0</text:p>
          </table:table-cell>
          <table:table-cell office:value-type="float" office:value="23942" calcext:value-type="float">
            <text:p>23942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12247" calcext:value-type="float">
            <text:p>12247.0</text:p>
          </table:table-cell>
          <table:table-cell office:value-type="float" office:value="24178" calcext:value-type="float">
            <text:p>24178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15166" calcext:value-type="float">
            <text:p>15166.0</text:p>
          </table:table-cell>
          <table:table-cell office:value-type="float" office:value="23713" calcext:value-type="float">
            <text:p>23713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14466" calcext:value-type="float">
            <text:p>14466.0</text:p>
          </table:table-cell>
          <table:table-cell office:value-type="float" office:value="24014" calcext:value-type="float">
            <text:p>24014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13038" calcext:value-type="float">
            <text:p>13038.0</text:p>
          </table:table-cell>
          <table:table-cell office:value-type="float" office:value="23927" calcext:value-type="float">
            <text:p>23927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12239" calcext:value-type="float">
            <text:p>12239.0</text:p>
          </table:table-cell>
          <table:table-cell office:value-type="float" office:value="24171" calcext:value-type="float">
            <text:p>24171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15178" calcext:value-type="float">
            <text:p>15178.0</text:p>
          </table:table-cell>
          <table:table-cell office:value-type="float" office:value="23707" calcext:value-type="float">
            <text:p>23707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14436" calcext:value-type="float">
            <text:p>14436.0</text:p>
          </table:table-cell>
          <table:table-cell office:value-type="float" office:value="24043" calcext:value-type="float">
            <text:p>24043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13046" calcext:value-type="float">
            <text:p>13046.0</text:p>
          </table:table-cell>
          <table:table-cell office:value-type="float" office:value="23919" calcext:value-type="float">
            <text:p>23919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12211" calcext:value-type="float">
            <text:p>12211.0</text:p>
          </table:table-cell>
          <table:table-cell office:value-type="float" office:value="24171" calcext:value-type="float">
            <text:p>24171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15195" calcext:value-type="float">
            <text:p>15195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14417" calcext:value-type="float">
            <text:p>14417.0</text:p>
          </table:table-cell>
          <table:table-cell office:value-type="float" office:value="24059" calcext:value-type="float">
            <text:p>24059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13064" calcext:value-type="float">
            <text:p>13064.0</text:p>
          </table:table-cell>
          <table:table-cell office:value-type="float" office:value="23908" calcext:value-type="float">
            <text:p>23908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/>
          <table:table-cell office:value-type="float" office:value="12199" calcext:value-type="float">
            <text:p>12199.0</text:p>
          </table:table-cell>
          <table:table-cell office:value-type="float" office:value="24176" calcext:value-type="float">
            <text:p>24176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15200" calcext:value-type="float">
            <text:p>15200.0</text:p>
          </table:table-cell>
          <table:table-cell office:value-type="float" office:value="23705" calcext:value-type="float">
            <text:p>23705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14413" calcext:value-type="float">
            <text:p>14413.0</text:p>
          </table:table-cell>
          <table:table-cell office:value-type="float" office:value="24068" calcext:value-type="float">
            <text:p>24068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13073" calcext:value-type="float">
            <text:p>13073.0</text:p>
          </table:table-cell>
          <table:table-cell office:value-type="float" office:value="23894" calcext:value-type="float">
            <text:p>23894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12190" calcext:value-type="float">
            <text:p>12190.0</text:p>
          </table:table-cell>
          <table:table-cell office:value-type="float" office:value="24170" calcext:value-type="float">
            <text:p>24170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15206" calcext:value-type="float">
            <text:p>15206.0</text:p>
          </table:table-cell>
          <table:table-cell office:value-type="float" office:value="23702" calcext:value-type="float">
            <text:p>23702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14416" calcext:value-type="float">
            <text:p>14416.0</text:p>
          </table:table-cell>
          <table:table-cell office:value-type="float" office:value="24085" calcext:value-type="float">
            <text:p>2408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13092" calcext:value-type="float">
            <text:p>13092.0</text:p>
          </table:table-cell>
          <table:table-cell office:value-type="float" office:value="23886" calcext:value-type="float">
            <text:p>23886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12182" calcext:value-type="float">
            <text:p>12182.0</text:p>
          </table:table-cell>
          <table:table-cell office:value-type="float" office:value="24163" calcext:value-type="float">
            <text:p>24163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15206" calcext:value-type="float">
            <text:p>15206.0</text:p>
          </table:table-cell>
          <table:table-cell office:value-type="float" office:value="23706" calcext:value-type="float">
            <text:p>23706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14388" calcext:value-type="float">
            <text:p>14388.0</text:p>
          </table:table-cell>
          <table:table-cell office:value-type="float" office:value="24119" calcext:value-type="float">
            <text:p>24119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13098" calcext:value-type="float">
            <text:p>13098.0</text:p>
          </table:table-cell>
          <table:table-cell office:value-type="float" office:value="23881" calcext:value-type="float">
            <text:p>23881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12176" calcext:value-type="float">
            <text:p>12176.0</text:p>
          </table:table-cell>
          <table:table-cell office:value-type="float" office:value="24164" calcext:value-type="float">
            <text:p>24164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15222" calcext:value-type="float">
            <text:p>15222.0</text:p>
          </table:table-cell>
          <table:table-cell office:value-type="float" office:value="23713" calcext:value-type="float">
            <text:p>23713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14379" calcext:value-type="float">
            <text:p>14379.0</text:p>
          </table:table-cell>
          <table:table-cell office:value-type="float" office:value="24135" calcext:value-type="float">
            <text:p>24135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13104" calcext:value-type="float">
            <text:p>13104.0</text:p>
          </table:table-cell>
          <table:table-cell office:value-type="float" office:value="23875" calcext:value-type="float">
            <text:p>23875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/>
          <table:table-cell office:value-type="float" office:value="12165" calcext:value-type="float">
            <text:p>12165.0</text:p>
          </table:table-cell>
          <table:table-cell office:value-type="float" office:value="24154" calcext:value-type="float">
            <text:p>24154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15227" calcext:value-type="float">
            <text:p>15227.0</text:p>
          </table:table-cell>
          <table:table-cell office:value-type="float" office:value="23721" calcext:value-type="float">
            <text:p>23721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14365" calcext:value-type="float">
            <text:p>14365.0</text:p>
          </table:table-cell>
          <table:table-cell office:value-type="float" office:value="24148" calcext:value-type="float">
            <text:p>24148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13107" calcext:value-type="float">
            <text:p>13107.0</text:p>
          </table:table-cell>
          <table:table-cell office:value-type="float" office:value="23872" calcext:value-type="float">
            <text:p>23872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12162" calcext:value-type="float">
            <text:p>12162.0</text:p>
          </table:table-cell>
          <table:table-cell office:value-type="float" office:value="24155" calcext:value-type="float">
            <text:p>24155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15234" calcext:value-type="float">
            <text:p>15234.0</text:p>
          </table:table-cell>
          <table:table-cell office:value-type="float" office:value="23726" calcext:value-type="float">
            <text:p>23726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14356" calcext:value-type="float">
            <text:p>14356.0</text:p>
          </table:table-cell>
          <table:table-cell office:value-type="float" office:value="24156" calcext:value-type="float">
            <text:p>24156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13124" calcext:value-type="float">
            <text:p>13124.0</text:p>
          </table:table-cell>
          <table:table-cell office:value-type="float" office:value="23858" calcext:value-type="float">
            <text:p>23858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12141" calcext:value-type="float">
            <text:p>12141.0</text:p>
          </table:table-cell>
          <table:table-cell office:value-type="float" office:value="24149" calcext:value-type="float">
            <text:p>24149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15243" calcext:value-type="float">
            <text:p>15243.0</text:p>
          </table:table-cell>
          <table:table-cell office:value-type="float" office:value="23724" calcext:value-type="float">
            <text:p>2372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14352" calcext:value-type="float">
            <text:p>14352.0</text:p>
          </table:table-cell>
          <table:table-cell office:value-type="float" office:value="24176" calcext:value-type="float">
            <text:p>24176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13141" calcext:value-type="float">
            <text:p>13141.0</text:p>
          </table:table-cell>
          <table:table-cell office:value-type="float" office:value="23848" calcext:value-type="float">
            <text:p>23848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12135" calcext:value-type="float">
            <text:p>12135.0</text:p>
          </table:table-cell>
          <table:table-cell office:value-type="float" office:value="24145" calcext:value-type="float">
            <text:p>24145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15247" calcext:value-type="float">
            <text:p>15247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/>
          <table:table-cell office:value-type="float" office:value="14354" calcext:value-type="float">
            <text:p>14354.0</text:p>
          </table:table-cell>
          <table:table-cell office:value-type="float" office:value="24178" calcext:value-type="float">
            <text:p>24178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13146" calcext:value-type="float">
            <text:p>13146.0</text:p>
          </table:table-cell>
          <table:table-cell office:value-type="float" office:value="23841" calcext:value-type="float">
            <text:p>23841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12133" calcext:value-type="float">
            <text:p>12133.0</text:p>
          </table:table-cell>
          <table:table-cell office:value-type="float" office:value="24144" calcext:value-type="float">
            <text:p>24144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15278" calcext:value-type="float">
            <text:p>15278.0</text:p>
          </table:table-cell>
          <table:table-cell office:value-type="float" office:value="23725" calcext:value-type="float">
            <text:p>2372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14355" calcext:value-type="float">
            <text:p>14355.0</text:p>
          </table:table-cell>
          <table:table-cell office:value-type="float" office:value="24188" calcext:value-type="float">
            <text:p>24188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13163" calcext:value-type="float">
            <text:p>13163.0</text:p>
          </table:table-cell>
          <table:table-cell office:value-type="float" office:value="23839" calcext:value-type="float">
            <text:p>23839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12126" calcext:value-type="float">
            <text:p>12126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15302" calcext:value-type="float">
            <text:p>15302.0</text:p>
          </table:table-cell>
          <table:table-cell office:value-type="float" office:value="23802" calcext:value-type="float">
            <text:p>23802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15313" calcext:value-type="float">
            <text:p>15313.0</text:p>
          </table:table-cell>
          <table:table-cell office:value-type="float" office:value="23665" calcext:value-type="float">
            <text:p>2366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14357" calcext:value-type="float">
            <text:p>14357.0</text:p>
          </table:table-cell>
          <table:table-cell office:value-type="float" office:value="24194" calcext:value-type="float">
            <text:p>24194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13197" calcext:value-type="float">
            <text:p>13197.0</text:p>
          </table:table-cell>
          <table:table-cell office:value-type="float" office:value="23844" calcext:value-type="float">
            <text:p>23844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12116" calcext:value-type="float">
            <text:p>12116.0</text:p>
          </table:table-cell>
          <table:table-cell office:value-type="float" office:value="24147" calcext:value-type="float">
            <text:p>24147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15314" calcext:value-type="float">
            <text:p>15314.0</text:p>
          </table:table-cell>
          <table:table-cell office:value-type="float" office:value="23809" calcext:value-type="float">
            <text:p>23809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15312" calcext:value-type="float">
            <text:p>15312.0</text:p>
          </table:table-cell>
          <table:table-cell office:value-type="float" office:value="23670" calcext:value-type="float">
            <text:p>2367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14363" calcext:value-type="float">
            <text:p>14363.0</text:p>
          </table:table-cell>
          <table:table-cell office:value-type="float" office:value="24195" calcext:value-type="float">
            <text:p>24195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13210" calcext:value-type="float">
            <text:p>13210.0</text:p>
          </table:table-cell>
          <table:table-cell office:value-type="float" office:value="23848" calcext:value-type="float">
            <text:p>23848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12110" calcext:value-type="float">
            <text:p>12110.0</text:p>
          </table:table-cell>
          <table:table-cell office:value-type="float" office:value="24149" calcext:value-type="float">
            <text:p>24149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15318" calcext:value-type="float">
            <text:p>15318.0</text:p>
          </table:table-cell>
          <table:table-cell office:value-type="float" office:value="23817" calcext:value-type="float">
            <text:p>2381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15322" calcext:value-type="float">
            <text:p>15322.0</text:p>
          </table:table-cell>
          <table:table-cell office:value-type="float" office:value="23654" calcext:value-type="float">
            <text:p>23654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/>
          <table:table-cell office:value-type="float" office:value="14371" calcext:value-type="float">
            <text:p>14371.0</text:p>
          </table:table-cell>
          <table:table-cell office:value-type="float" office:value="24195" calcext:value-type="float">
            <text:p>24195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13220" calcext:value-type="float">
            <text:p>13220.0</text:p>
          </table:table-cell>
          <table:table-cell office:value-type="float" office:value="23850" calcext:value-type="float">
            <text:p>23850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12100" calcext:value-type="float">
            <text:p>12100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15329" calcext:value-type="float">
            <text:p>15329.0</text:p>
          </table:table-cell>
          <table:table-cell office:value-type="float" office:value="23825" calcext:value-type="float">
            <text:p>2382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15340" calcext:value-type="float">
            <text:p>15340.0</text:p>
          </table:table-cell>
          <table:table-cell office:value-type="float" office:value="23635" calcext:value-type="float">
            <text:p>23635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14368" calcext:value-type="float">
            <text:p>14368.0</text:p>
          </table:table-cell>
          <table:table-cell office:value-type="float" office:value="24190" calcext:value-type="float">
            <text:p>24190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13236" calcext:value-type="float">
            <text:p>13236.0</text:p>
          </table:table-cell>
          <table:table-cell office:value-type="float" office:value="23851" calcext:value-type="float">
            <text:p>23851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12102" calcext:value-type="float">
            <text:p>12102.0</text:p>
          </table:table-cell>
          <table:table-cell office:value-type="float" office:value="24144" calcext:value-type="float">
            <text:p>24144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15346" calcext:value-type="float">
            <text:p>15346.0</text:p>
          </table:table-cell>
          <table:table-cell office:value-type="float" office:value="23833" calcext:value-type="float">
            <text:p>2383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343" calcext:value-type="float">
            <text:p>15343.0</text:p>
          </table:table-cell>
          <table:table-cell office:value-type="float" office:value="23624" calcext:value-type="float">
            <text:p>23624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14364" calcext:value-type="float">
            <text:p>14364.0</text:p>
          </table:table-cell>
          <table:table-cell office:value-type="float" office:value="24202" calcext:value-type="float">
            <text:p>24202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13251" calcext:value-type="float">
            <text:p>13251.0</text:p>
          </table:table-cell>
          <table:table-cell office:value-type="float" office:value="23853" calcext:value-type="float">
            <text:p>23853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12086" calcext:value-type="float">
            <text:p>12086.0</text:p>
          </table:table-cell>
          <table:table-cell office:value-type="float" office:value="24145" calcext:value-type="float">
            <text:p>24145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15358" calcext:value-type="float">
            <text:p>15358.0</text:p>
          </table:table-cell>
          <table:table-cell office:value-type="float" office:value="23846" calcext:value-type="float">
            <text:p>23846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15351" calcext:value-type="float">
            <text:p>15351.0</text:p>
          </table:table-cell>
          <table:table-cell office:value-type="float" office:value="23612" calcext:value-type="float">
            <text:p>23612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14362" calcext:value-type="float">
            <text:p>14362.0</text:p>
          </table:table-cell>
          <table:table-cell office:value-type="float" office:value="24206" calcext:value-type="float">
            <text:p>24206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13272" calcext:value-type="float">
            <text:p>13272.0</text:p>
          </table:table-cell>
          <table:table-cell office:value-type="float" office:value="23852" calcext:value-type="float">
            <text:p>23852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12085" calcext:value-type="float">
            <text:p>12085.0</text:p>
          </table:table-cell>
          <table:table-cell office:value-type="float" office:value="24145" calcext:value-type="float">
            <text:p>24145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15361" calcext:value-type="float">
            <text:p>15361.0</text:p>
          </table:table-cell>
          <table:table-cell office:value-type="float" office:value="23853" calcext:value-type="float">
            <text:p>23853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15366" calcext:value-type="float">
            <text:p>15366.0</text:p>
          </table:table-cell>
          <table:table-cell office:value-type="float" office:value="23568" calcext:value-type="float">
            <text:p>23568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14362" calcext:value-type="float">
            <text:p>14362.0</text:p>
          </table:table-cell>
          <table:table-cell office:value-type="float" office:value="24210" calcext:value-type="float">
            <text:p>24210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13284" calcext:value-type="float">
            <text:p>13284.0</text:p>
          </table:table-cell>
          <table:table-cell office:value-type="float" office:value="23839" calcext:value-type="float">
            <text:p>23839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12082" calcext:value-type="float">
            <text:p>12082.0</text:p>
          </table:table-cell>
          <table:table-cell office:value-type="float" office:value="24143" calcext:value-type="float">
            <text:p>24143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15362" calcext:value-type="float">
            <text:p>15362.0</text:p>
          </table:table-cell>
          <table:table-cell office:value-type="float" office:value="23861" calcext:value-type="float">
            <text:p>2386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23557" calcext:value-type="float">
            <text:p>23557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14359" calcext:value-type="float">
            <text:p>14359.0</text:p>
          </table:table-cell>
          <table:table-cell office:value-type="float" office:value="24219" calcext:value-type="float">
            <text:p>24219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13297" calcext:value-type="float">
            <text:p>13297.0</text:p>
          </table:table-cell>
          <table:table-cell office:value-type="float" office:value="23836" calcext:value-type="float">
            <text:p>23836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12076" calcext:value-type="float">
            <text:p>12076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15362" calcext:value-type="float">
            <text:p>15362.0</text:p>
          </table:table-cell>
          <table:table-cell office:value-type="float" office:value="23861" calcext:value-type="float">
            <text:p>23861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15381" calcext:value-type="float">
            <text:p>15381.0</text:p>
          </table:table-cell>
          <table:table-cell office:value-type="float" office:value="23545" calcext:value-type="float">
            <text:p>23545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14364" calcext:value-type="float">
            <text:p>14364.0</text:p>
          </table:table-cell>
          <table:table-cell office:value-type="float" office:value="24224" calcext:value-type="float">
            <text:p>24224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303" calcext:value-type="float">
            <text:p>13303.0</text:p>
          </table:table-cell>
          <table:table-cell office:value-type="float" office:value="23837" calcext:value-type="float">
            <text:p>23837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12069" calcext:value-type="float">
            <text:p>12069.0</text:p>
          </table:table-cell>
          <table:table-cell office:value-type="float" office:value="24163" calcext:value-type="float">
            <text:p>24163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15361" calcext:value-type="float">
            <text:p>15361.0</text:p>
          </table:table-cell>
          <table:table-cell office:value-type="float" office:value="23848" calcext:value-type="float">
            <text:p>23848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15386" calcext:value-type="float">
            <text:p>15386.0</text:p>
          </table:table-cell>
          <table:table-cell office:value-type="float" office:value="23528" calcext:value-type="float">
            <text:p>23528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/>
          <table:table-cell office:value-type="float" office:value="14368" calcext:value-type="float">
            <text:p>14368.0</text:p>
          </table:table-cell>
          <table:table-cell office:value-type="float" office:value="24233" calcext:value-type="float">
            <text:p>24233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13313" calcext:value-type="float">
            <text:p>13313.0</text:p>
          </table:table-cell>
          <table:table-cell office:value-type="float" office:value="23834" calcext:value-type="float">
            <text:p>23834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12059" calcext:value-type="float">
            <text:p>12059.0</text:p>
          </table:table-cell>
          <table:table-cell office:value-type="float" office:value="24165" calcext:value-type="float">
            <text:p>24165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15361" calcext:value-type="float">
            <text:p>15361.0</text:p>
          </table:table-cell>
          <table:table-cell office:value-type="float" office:value="23850" calcext:value-type="float">
            <text:p>23850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15387" calcext:value-type="float">
            <text:p>15387.0</text:p>
          </table:table-cell>
          <table:table-cell office:value-type="float" office:value="23515" calcext:value-type="float">
            <text:p>23515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/>
          <table:table-cell office:value-type="float" office:value="14371" calcext:value-type="float">
            <text:p>14371.0</text:p>
          </table:table-cell>
          <table:table-cell office:value-type="float" office:value="24239" calcext:value-type="float">
            <text:p>24239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13309" calcext:value-type="float">
            <text:p>13309.0</text:p>
          </table:table-cell>
          <table:table-cell office:value-type="float" office:value="23823" calcext:value-type="float">
            <text:p>23823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12053" calcext:value-type="float">
            <text:p>12053.0</text:p>
          </table:table-cell>
          <table:table-cell office:value-type="float" office:value="24179" calcext:value-type="float">
            <text:p>24179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15357" calcext:value-type="float">
            <text:p>15357.0</text:p>
          </table:table-cell>
          <table:table-cell office:value-type="float" office:value="23856" calcext:value-type="float">
            <text:p>23856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15395" calcext:value-type="float">
            <text:p>15395.0</text:p>
          </table:table-cell>
          <table:table-cell office:value-type="float" office:value="23503" calcext:value-type="float">
            <text:p>23503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14375" calcext:value-type="float">
            <text:p>14375.0</text:p>
          </table:table-cell>
          <table:table-cell office:value-type="float" office:value="24247" calcext:value-type="float">
            <text:p>24247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13321" calcext:value-type="float">
            <text:p>13321.0</text:p>
          </table:table-cell>
          <table:table-cell office:value-type="float" office:value="23817" calcext:value-type="float">
            <text:p>23817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12027" calcext:value-type="float">
            <text:p>12027.0</text:p>
          </table:table-cell>
          <table:table-cell office:value-type="float" office:value="24174" calcext:value-type="float">
            <text:p>24174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15353" calcext:value-type="float">
            <text:p>15353.0</text:p>
          </table:table-cell>
          <table:table-cell office:value-type="float" office:value="23864" calcext:value-type="float">
            <text:p>23864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15401" calcext:value-type="float">
            <text:p>15401.0</text:p>
          </table:table-cell>
          <table:table-cell office:value-type="float" office:value="23492" calcext:value-type="float">
            <text:p>23492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14367" calcext:value-type="float">
            <text:p>14367.0</text:p>
          </table:table-cell>
          <table:table-cell office:value-type="float" office:value="24260" calcext:value-type="float">
            <text:p>24260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13330" calcext:value-type="float">
            <text:p>13330.0</text:p>
          </table:table-cell>
          <table:table-cell office:value-type="float" office:value="23813" calcext:value-type="float">
            <text:p>23813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12018" calcext:value-type="float">
            <text:p>12018.0</text:p>
          </table:table-cell>
          <table:table-cell office:value-type="float" office:value="24175" calcext:value-type="float">
            <text:p>24175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15362" calcext:value-type="float">
            <text:p>15362.0</text:p>
          </table:table-cell>
          <table:table-cell office:value-type="float" office:value="23873" calcext:value-type="float">
            <text:p>23873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15410" calcext:value-type="float">
            <text:p>15410.0</text:p>
          </table:table-cell>
          <table:table-cell office:value-type="float" office:value="23491" calcext:value-type="float">
            <text:p>23491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14373" calcext:value-type="float">
            <text:p>14373.0</text:p>
          </table:table-cell>
          <table:table-cell office:value-type="float" office:value="24273" calcext:value-type="float">
            <text:p>24273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13340" calcext:value-type="float">
            <text:p>13340.0</text:p>
          </table:table-cell>
          <table:table-cell office:value-type="float" office:value="23806" calcext:value-type="float">
            <text:p>23806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12013" calcext:value-type="float">
            <text:p>12013.0</text:p>
          </table:table-cell>
          <table:table-cell office:value-type="float" office:value="24175" calcext:value-type="float">
            <text:p>24175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15362" calcext:value-type="float">
            <text:p>15362.0</text:p>
          </table:table-cell>
          <table:table-cell office:value-type="float" office:value="23882" calcext:value-type="float">
            <text:p>23882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15421" calcext:value-type="float">
            <text:p>15421.0</text:p>
          </table:table-cell>
          <table:table-cell office:value-type="float" office:value="23482" calcext:value-type="float">
            <text:p>23482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14389" calcext:value-type="float">
            <text:p>14389.0</text:p>
          </table:table-cell>
          <table:table-cell office:value-type="float" office:value="24283" calcext:value-type="float">
            <text:p>2428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13342" calcext:value-type="float">
            <text:p>13342.0</text:p>
          </table:table-cell>
          <table:table-cell office:value-type="float" office:value="23799" calcext:value-type="float">
            <text:p>23799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12005" calcext:value-type="float">
            <text:p>12005.0</text:p>
          </table:table-cell>
          <table:table-cell office:value-type="float" office:value="24173" calcext:value-type="float">
            <text:p>24173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15362" calcext:value-type="float">
            <text:p>15362.0</text:p>
          </table:table-cell>
          <table:table-cell office:value-type="float" office:value="23882" calcext:value-type="float">
            <text:p>23882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15430" calcext:value-type="float">
            <text:p>15430.0</text:p>
          </table:table-cell>
          <table:table-cell office:value-type="float" office:value="23476" calcext:value-type="float">
            <text:p>23476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14386" calcext:value-type="float">
            <text:p>14386.0</text:p>
          </table:table-cell>
          <table:table-cell office:value-type="float" office:value="24279" calcext:value-type="float">
            <text:p>24279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13353" calcext:value-type="float">
            <text:p>13353.0</text:p>
          </table:table-cell>
          <table:table-cell office:value-type="float" office:value="23790" calcext:value-type="float">
            <text:p>23790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12001" calcext:value-type="float">
            <text:p>12001.0</text:p>
          </table:table-cell>
          <table:table-cell office:value-type="float" office:value="24173" calcext:value-type="float">
            <text:p>24173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15366" calcext:value-type="float">
            <text:p>15366.0</text:p>
          </table:table-cell>
          <table:table-cell office:value-type="float" office:value="23884" calcext:value-type="float">
            <text:p>23884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15454" calcext:value-type="float">
            <text:p>15454.0</text:p>
          </table:table-cell>
          <table:table-cell office:value-type="float" office:value="23470" calcext:value-type="float">
            <text:p>23470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14394" calcext:value-type="float">
            <text:p>14394.0</text:p>
          </table:table-cell>
          <table:table-cell office:value-type="float" office:value="24281" calcext:value-type="float">
            <text:p>24281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13354" calcext:value-type="float">
            <text:p>13354.0</text:p>
          </table:table-cell>
          <table:table-cell office:value-type="float" office:value="23780" calcext:value-type="float">
            <text:p>23780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11997" calcext:value-type="float">
            <text:p>11997.0</text:p>
          </table:table-cell>
          <table:table-cell office:value-type="float" office:value="24165" calcext:value-type="float">
            <text:p>24165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15368" calcext:value-type="float">
            <text:p>15368.0</text:p>
          </table:table-cell>
          <table:table-cell office:value-type="float" office:value="23889" calcext:value-type="float">
            <text:p>23889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15461" calcext:value-type="float">
            <text:p>15461.0</text:p>
          </table:table-cell>
          <table:table-cell office:value-type="float" office:value="23466" calcext:value-type="float">
            <text:p>23466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14393" calcext:value-type="float">
            <text:p>14393.0</text:p>
          </table:table-cell>
          <table:table-cell office:value-type="float" office:value="24267" calcext:value-type="float">
            <text:p>2426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13362" calcext:value-type="float">
            <text:p>13362.0</text:p>
          </table:table-cell>
          <table:table-cell office:value-type="float" office:value="23766" calcext:value-type="float">
            <text:p>23766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11977" calcext:value-type="float">
            <text:p>11977.0</text:p>
          </table:table-cell>
          <table:table-cell office:value-type="float" office:value="24176" calcext:value-type="float">
            <text:p>24176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15369" calcext:value-type="float">
            <text:p>15369.0</text:p>
          </table:table-cell>
          <table:table-cell office:value-type="float" office:value="23896" calcext:value-type="float">
            <text:p>23896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15477" calcext:value-type="float">
            <text:p>15477.0</text:p>
          </table:table-cell>
          <table:table-cell office:value-type="float" office:value="23453" calcext:value-type="float">
            <text:p>23453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14378" calcext:value-type="float">
            <text:p>14378.0</text:p>
          </table:table-cell>
          <table:table-cell office:value-type="float" office:value="24270" calcext:value-type="float">
            <text:p>24270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/>
          <table:table-cell office:value-type="float" office:value="13366" calcext:value-type="float">
            <text:p>13366.0</text:p>
          </table:table-cell>
          <table:table-cell office:value-type="float" office:value="23756" calcext:value-type="float">
            <text:p>23756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11952" calcext:value-type="float">
            <text:p>11952.0</text:p>
          </table:table-cell>
          <table:table-cell office:value-type="float" office:value="24177" calcext:value-type="float">
            <text:p>24177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23906" calcext:value-type="float">
            <text:p>23906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15493" calcext:value-type="float">
            <text:p>15493.0</text:p>
          </table:table-cell>
          <table:table-cell office:value-type="float" office:value="23451" calcext:value-type="float">
            <text:p>23451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14362" calcext:value-type="float">
            <text:p>14362.0</text:p>
          </table:table-cell>
          <table:table-cell office:value-type="float" office:value="24287" calcext:value-type="float">
            <text:p>24287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13398" calcext:value-type="float">
            <text:p>13398.0</text:p>
          </table:table-cell>
          <table:table-cell office:value-type="float" office:value="23734" calcext:value-type="float">
            <text:p>23734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11945" calcext:value-type="float">
            <text:p>11945.0</text:p>
          </table:table-cell>
          <table:table-cell office:value-type="float" office:value="24172" calcext:value-type="float">
            <text:p>24172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23913" calcext:value-type="float">
            <text:p>23913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15504" calcext:value-type="float">
            <text:p>15504.0</text:p>
          </table:table-cell>
          <table:table-cell office:value-type="float" office:value="23451" calcext:value-type="float">
            <text:p>23451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14360" calcext:value-type="float">
            <text:p>14360.0</text:p>
          </table:table-cell>
          <table:table-cell office:value-type="float" office:value="24284" calcext:value-type="float">
            <text:p>24284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13410" calcext:value-type="float">
            <text:p>13410.0</text:p>
          </table:table-cell>
          <table:table-cell office:value-type="float" office:value="23729" calcext:value-type="float">
            <text:p>23729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11934" calcext:value-type="float">
            <text:p>11934.0</text:p>
          </table:table-cell>
          <table:table-cell office:value-type="float" office:value="24171" calcext:value-type="float">
            <text:p>24171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23913" calcext:value-type="float">
            <text:p>23913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15508" calcext:value-type="float">
            <text:p>15508.0</text:p>
          </table:table-cell>
          <table:table-cell office:value-type="float" office:value="23451" calcext:value-type="float">
            <text:p>23451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14349" calcext:value-type="float">
            <text:p>14349.0</text:p>
          </table:table-cell>
          <table:table-cell office:value-type="float" office:value="24297" calcext:value-type="float">
            <text:p>24297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13426" calcext:value-type="float">
            <text:p>13426.0</text:p>
          </table:table-cell>
          <table:table-cell office:value-type="float" office:value="23715" calcext:value-type="float">
            <text:p>23715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11914" calcext:value-type="float">
            <text:p>11914.0</text:p>
          </table:table-cell>
          <table:table-cell office:value-type="float" office:value="24167" calcext:value-type="float">
            <text:p>24167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23910" calcext:value-type="float">
            <text:p>23910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15516" calcext:value-type="float">
            <text:p>15516.0</text:p>
          </table:table-cell>
          <table:table-cell office:value-type="float" office:value="23451" calcext:value-type="float">
            <text:p>23451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14350" calcext:value-type="float">
            <text:p>14350.0</text:p>
          </table:table-cell>
          <table:table-cell office:value-type="float" office:value="24305" calcext:value-type="float">
            <text:p>24305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13421" calcext:value-type="float">
            <text:p>13421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11891" calcext:value-type="float">
            <text:p>11891.0</text:p>
          </table:table-cell>
          <table:table-cell office:value-type="float" office:value="24158" calcext:value-type="float">
            <text:p>24158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23906" calcext:value-type="float">
            <text:p>23906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15527" calcext:value-type="float">
            <text:p>15527.0</text:p>
          </table:table-cell>
          <table:table-cell office:value-type="float" office:value="23446" calcext:value-type="float">
            <text:p>23446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14328" calcext:value-type="float">
            <text:p>14328.0</text:p>
          </table:table-cell>
          <table:table-cell office:value-type="float" office:value="24343" calcext:value-type="float">
            <text:p>24343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13445" calcext:value-type="float">
            <text:p>13445.0</text:p>
          </table:table-cell>
          <table:table-cell office:value-type="float" office:value="23691" calcext:value-type="float">
            <text:p>23691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11884" calcext:value-type="float">
            <text:p>11884.0</text:p>
          </table:table-cell>
          <table:table-cell office:value-type="float" office:value="24154" calcext:value-type="float">
            <text:p>24154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15372" calcext:value-type="float">
            <text:p>15372.0</text:p>
          </table:table-cell>
          <table:table-cell office:value-type="float" office:value="23904" calcext:value-type="float">
            <text:p>23904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/>
          <table:table-cell office:value-type="float" office:value="15534" calcext:value-type="float">
            <text:p>15534.0</text:p>
          </table:table-cell>
          <table:table-cell office:value-type="float" office:value="23441" calcext:value-type="float">
            <text:p>23441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14328" calcext:value-type="float">
            <text:p>14328.0</text:p>
          </table:table-cell>
          <table:table-cell office:value-type="float" office:value="24366" calcext:value-type="float">
            <text:p>24366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13461" calcext:value-type="float">
            <text:p>13461.0</text:p>
          </table:table-cell>
          <table:table-cell office:value-type="float" office:value="23685" calcext:value-type="float">
            <text:p>23685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11884" calcext:value-type="float">
            <text:p>11884.0</text:p>
          </table:table-cell>
          <table:table-cell office:value-type="float" office:value="24156" calcext:value-type="float">
            <text:p>24156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15374" calcext:value-type="float">
            <text:p>15374.0</text:p>
          </table:table-cell>
          <table:table-cell office:value-type="float" office:value="23909" calcext:value-type="float">
            <text:p>23909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15546" calcext:value-type="float">
            <text:p>15546.0</text:p>
          </table:table-cell>
          <table:table-cell office:value-type="float" office:value="23427" calcext:value-type="float">
            <text:p>23427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14328" calcext:value-type="float">
            <text:p>14328.0</text:p>
          </table:table-cell>
          <table:table-cell office:value-type="float" office:value="24366" calcext:value-type="float">
            <text:p>24366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13479" calcext:value-type="float">
            <text:p>13479.0</text:p>
          </table:table-cell>
          <table:table-cell office:value-type="float" office:value="23674" calcext:value-type="float">
            <text:p>23674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11877" calcext:value-type="float">
            <text:p>11877.0</text:p>
          </table:table-cell>
          <table:table-cell office:value-type="float" office:value="24154" calcext:value-type="float">
            <text:p>24154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/>
          <table:table-cell office:value-type="float" office:value="15374" calcext:value-type="float">
            <text:p>15374.0</text:p>
          </table:table-cell>
          <table:table-cell office:value-type="float" office:value="23909" calcext:value-type="float">
            <text:p>23909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15547" calcext:value-type="float">
            <text:p>15547.0</text:p>
          </table:table-cell>
          <table:table-cell office:value-type="float" office:value="23429" calcext:value-type="float">
            <text:p>23429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14325" calcext:value-type="float">
            <text:p>14325.0</text:p>
          </table:table-cell>
          <table:table-cell office:value-type="float" office:value="24371" calcext:value-type="float">
            <text:p>24371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13509" calcext:value-type="float">
            <text:p>13509.0</text:p>
          </table:table-cell>
          <table:table-cell office:value-type="float" office:value="23669" calcext:value-type="float">
            <text:p>23669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11872" calcext:value-type="float">
            <text:p>11872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15384" calcext:value-type="float">
            <text:p>15384.0</text:p>
          </table:table-cell>
          <table:table-cell office:value-type="float" office:value="23907" calcext:value-type="float">
            <text:p>23907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15544" calcext:value-type="float">
            <text:p>15544.0</text:p>
          </table:table-cell>
          <table:table-cell office:value-type="float" office:value="23427" calcext:value-type="float">
            <text:p>23427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14309" calcext:value-type="float">
            <text:p>14309.0</text:p>
          </table:table-cell>
          <table:table-cell office:value-type="float" office:value="24393" calcext:value-type="float">
            <text:p>24393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13540" calcext:value-type="float">
            <text:p>13540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11846" calcext:value-type="float">
            <text:p>11846.0</text:p>
          </table:table-cell>
          <table:table-cell office:value-type="float" office:value="24159" calcext:value-type="float">
            <text:p>24159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15387" calcext:value-type="float">
            <text:p>15387.0</text:p>
          </table:table-cell>
          <table:table-cell office:value-type="float" office:value="23914" calcext:value-type="float">
            <text:p>23914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15546" calcext:value-type="float">
            <text:p>15546.0</text:p>
          </table:table-cell>
          <table:table-cell office:value-type="float" office:value="23417" calcext:value-type="float">
            <text:p>23417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14309" calcext:value-type="float">
            <text:p>14309.0</text:p>
          </table:table-cell>
          <table:table-cell office:value-type="float" office:value="24395" calcext:value-type="float">
            <text:p>24395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/>
          <table:table-cell office:value-type="float" office:value="13557" calcext:value-type="float">
            <text:p>13557.0</text:p>
          </table:table-cell>
          <table:table-cell office:value-type="float" office:value="23664" calcext:value-type="float">
            <text:p>23664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11799" calcext:value-type="float">
            <text:p>11799.0</text:p>
          </table:table-cell>
          <table:table-cell office:value-type="float" office:value="24155" calcext:value-type="float">
            <text:p>24155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369" calcext:value-type="float">
            <text:p>15369.0</text:p>
          </table:table-cell>
          <table:table-cell office:value-type="float" office:value="23957" calcext:value-type="float">
            <text:p>23957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15525" calcext:value-type="float">
            <text:p>15525.0</text:p>
          </table:table-cell>
          <table:table-cell office:value-type="float" office:value="23402" calcext:value-type="float">
            <text:p>23402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15565" calcext:value-type="float">
            <text:p>15565.0</text:p>
          </table:table-cell>
          <table:table-cell office:value-type="float" office:value="23435" calcext:value-type="float">
            <text:p>23435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24408" calcext:value-type="float">
            <text:p>24408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13591" calcext:value-type="float">
            <text:p>13591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11777" calcext:value-type="float">
            <text:p>11777.0</text:p>
          </table:table-cell>
          <table:table-cell office:value-type="float" office:value="24156" calcext:value-type="float">
            <text:p>24156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15370" calcext:value-type="float">
            <text:p>15370.0</text:p>
          </table:table-cell>
          <table:table-cell office:value-type="float" office:value="23954" calcext:value-type="float">
            <text:p>23954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15528" calcext:value-type="float">
            <text:p>15528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15572" calcext:value-type="float">
            <text:p>15572.0</text:p>
          </table:table-cell>
          <table:table-cell office:value-type="float" office:value="23432" calcext:value-type="float">
            <text:p>2343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24412" calcext:value-type="float">
            <text:p>24412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13613" calcext:value-type="float">
            <text:p>13613.0</text:p>
          </table:table-cell>
          <table:table-cell office:value-type="float" office:value="23658" calcext:value-type="float">
            <text:p>23658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11766" calcext:value-type="float">
            <text:p>11766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15367" calcext:value-type="float">
            <text:p>15367.0</text:p>
          </table:table-cell>
          <table:table-cell office:value-type="float" office:value="23954" calcext:value-type="float">
            <text:p>23954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15527" calcext:value-type="float">
            <text:p>15527.0</text:p>
          </table:table-cell>
          <table:table-cell office:value-type="float" office:value="23383" calcext:value-type="float">
            <text:p>23383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15581" calcext:value-type="float">
            <text:p>15581.0</text:p>
          </table:table-cell>
          <table:table-cell office:value-type="float" office:value="23421" calcext:value-type="float">
            <text:p>23421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/>
          <table:table-cell office:value-type="float" office:value="14307" calcext:value-type="float">
            <text:p>14307.0</text:p>
          </table:table-cell>
          <table:table-cell office:value-type="float" office:value="24425" calcext:value-type="float">
            <text:p>24425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13649" calcext:value-type="float">
            <text:p>13649.0</text:p>
          </table:table-cell>
          <table:table-cell office:value-type="float" office:value="23648" calcext:value-type="float">
            <text:p>23648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/>
          <table:table-cell office:value-type="float" office:value="11755" calcext:value-type="float">
            <text:p>11755.0</text:p>
          </table:table-cell>
          <table:table-cell office:value-type="float" office:value="24153" calcext:value-type="float">
            <text:p>24153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15369" calcext:value-type="float">
            <text:p>15369.0</text:p>
          </table:table-cell>
          <table:table-cell office:value-type="float" office:value="23973" calcext:value-type="float">
            <text:p>23973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15531" calcext:value-type="float">
            <text:p>15531.0</text:p>
          </table:table-cell>
          <table:table-cell office:value-type="float" office:value="23370" calcext:value-type="float">
            <text:p>23370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15587" calcext:value-type="float">
            <text:p>15587.0</text:p>
          </table:table-cell>
          <table:table-cell office:value-type="float" office:value="23414" calcext:value-type="float">
            <text:p>23414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14" calcext:value-type="float">
            <text:p>14314.0</text:p>
          </table:table-cell>
          <table:table-cell office:value-type="float" office:value="24444" calcext:value-type="float">
            <text:p>24444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13665" calcext:value-type="float">
            <text:p>13665.0</text:p>
          </table:table-cell>
          <table:table-cell office:value-type="float" office:value="23625" calcext:value-type="float">
            <text:p>23625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11739" calcext:value-type="float">
            <text:p>11739.0</text:p>
          </table:table-cell>
          <table:table-cell office:value-type="float" office:value="24155" calcext:value-type="float">
            <text:p>24155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15374" calcext:value-type="float">
            <text:p>15374.0</text:p>
          </table:table-cell>
          <table:table-cell office:value-type="float" office:value="23983" calcext:value-type="float">
            <text:p>23983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15537" calcext:value-type="float">
            <text:p>15537.0</text:p>
          </table:table-cell>
          <table:table-cell office:value-type="float" office:value="23363" calcext:value-type="float">
            <text:p>23363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15599" calcext:value-type="float">
            <text:p>15599.0</text:p>
          </table:table-cell>
          <table:table-cell office:value-type="float" office:value="23405" calcext:value-type="float">
            <text:p>23405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14289" calcext:value-type="float">
            <text:p>14289.0</text:p>
          </table:table-cell>
          <table:table-cell office:value-type="float" office:value="24484" calcext:value-type="float">
            <text:p>24484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13680" calcext:value-type="float">
            <text:p>13680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11698" calcext:value-type="float">
            <text:p>11698.0</text:p>
          </table:table-cell>
          <table:table-cell office:value-type="float" office:value="24158" calcext:value-type="float">
            <text:p>24158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15374" calcext:value-type="float">
            <text:p>15374.0</text:p>
          </table:table-cell>
          <table:table-cell office:value-type="float" office:value="23974" calcext:value-type="float">
            <text:p>23974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15603" calcext:value-type="float">
            <text:p>15603.0</text:p>
          </table:table-cell>
          <table:table-cell office:value-type="float" office:value="23394" calcext:value-type="float">
            <text:p>23394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14262" calcext:value-type="float">
            <text:p>14262.0</text:p>
          </table:table-cell>
          <table:table-cell office:value-type="float" office:value="24512" calcext:value-type="float">
            <text:p>24512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14307" calcext:value-type="float">
            <text:p>14307.0</text:p>
          </table:table-cell>
          <table:table-cell office:value-type="float" office:value="24500" calcext:value-type="float">
            <text:p>24500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13697" calcext:value-type="float">
            <text:p>13697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11713" calcext:value-type="float">
            <text:p>11713.0</text:p>
          </table:table-cell>
          <table:table-cell office:value-type="float" office:value="24155" calcext:value-type="float">
            <text:p>2415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/>
          <table:table-cell office:value-type="float" office:value="15373" calcext:value-type="float">
            <text:p>15373.0</text:p>
          </table:table-cell>
          <table:table-cell office:value-type="float" office:value="23968" calcext:value-type="float">
            <text:p>23968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15621" calcext:value-type="float">
            <text:p>15621.0</text:p>
          </table:table-cell>
          <table:table-cell office:value-type="float" office:value="23382" calcext:value-type="float">
            <text:p>23382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255" calcext:value-type="float">
            <text:p>14255.0</text:p>
          </table:table-cell>
          <table:table-cell office:value-type="float" office:value="24514" calcext:value-type="float">
            <text:p>24514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4309" calcext:value-type="float">
            <text:p>14309.0</text:p>
          </table:table-cell>
          <table:table-cell office:value-type="float" office:value="24503" calcext:value-type="float">
            <text:p>24503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13741" calcext:value-type="float">
            <text:p>13741.0</text:p>
          </table:table-cell>
          <table:table-cell office:value-type="float" office:value="23581" calcext:value-type="float">
            <text:p>23581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11688" calcext:value-type="float">
            <text:p>11688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15374" calcext:value-type="float">
            <text:p>15374.0</text:p>
          </table:table-cell>
          <table:table-cell office:value-type="float" office:value="23963" calcext:value-type="float">
            <text:p>23963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15632" calcext:value-type="float">
            <text:p>15632.0</text:p>
          </table:table-cell>
          <table:table-cell office:value-type="float" office:value="23373" calcext:value-type="float">
            <text:p>23373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14254" calcext:value-type="float">
            <text:p>14254.0</text:p>
          </table:table-cell>
          <table:table-cell office:value-type="float" office:value="24515" calcext:value-type="float">
            <text:p>24515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13755" calcext:value-type="float">
            <text:p>13755.0</text:p>
          </table:table-cell>
          <table:table-cell office:value-type="float" office:value="23568" calcext:value-type="float">
            <text:p>23568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11676" calcext:value-type="float">
            <text:p>11676.0</text:p>
          </table:table-cell>
          <table:table-cell office:value-type="float" office:value="24147" calcext:value-type="float">
            <text:p>24147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15369" calcext:value-type="float">
            <text:p>15369.0</text:p>
          </table:table-cell>
          <table:table-cell office:value-type="float" office:value="23964" calcext:value-type="float">
            <text:p>23964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15646" calcext:value-type="float">
            <text:p>15646.0</text:p>
          </table:table-cell>
          <table:table-cell office:value-type="float" office:value="23362" calcext:value-type="float">
            <text:p>23362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14245" calcext:value-type="float">
            <text:p>14245.0</text:p>
          </table:table-cell>
          <table:table-cell office:value-type="float" office:value="24519" calcext:value-type="float">
            <text:p>24519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13770" calcext:value-type="float">
            <text:p>13770.0</text:p>
          </table:table-cell>
          <table:table-cell office:value-type="float" office:value="23550" calcext:value-type="float">
            <text:p>23550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11669" calcext:value-type="float">
            <text:p>11669.0</text:p>
          </table:table-cell>
          <table:table-cell office:value-type="float" office:value="24144" calcext:value-type="float">
            <text:p>24144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15364" calcext:value-type="float">
            <text:p>15364.0</text:p>
          </table:table-cell>
          <table:table-cell office:value-type="float" office:value="23964" calcext:value-type="float">
            <text:p>23964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15662" calcext:value-type="float">
            <text:p>15662.0</text:p>
          </table:table-cell>
          <table:table-cell office:value-type="float" office:value="23357" calcext:value-type="float">
            <text:p>23357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14241" calcext:value-type="float">
            <text:p>14241.0</text:p>
          </table:table-cell>
          <table:table-cell office:value-type="float" office:value="24519" calcext:value-type="float">
            <text:p>24519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13786" calcext:value-type="float">
            <text:p>13786.0</text:p>
          </table:table-cell>
          <table:table-cell office:value-type="float" office:value="23533" calcext:value-type="float">
            <text:p>23533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11646" calcext:value-type="float">
            <text:p>11646.0</text:p>
          </table:table-cell>
          <table:table-cell office:value-type="float" office:value="24142" calcext:value-type="float">
            <text:p>24142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15362" calcext:value-type="float">
            <text:p>15362.0</text:p>
          </table:table-cell>
          <table:table-cell office:value-type="float" office:value="23968" calcext:value-type="float">
            <text:p>23968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15673" calcext:value-type="float">
            <text:p>15673.0</text:p>
          </table:table-cell>
          <table:table-cell office:value-type="float" office:value="23350" calcext:value-type="float">
            <text:p>23350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14230" calcext:value-type="float">
            <text:p>14230.0</text:p>
          </table:table-cell>
          <table:table-cell office:value-type="float" office:value="24528" calcext:value-type="float">
            <text:p>24528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13809" calcext:value-type="float">
            <text:p>13809.0</text:p>
          </table:table-cell>
          <table:table-cell office:value-type="float" office:value="23519" calcext:value-type="float">
            <text:p>23519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11632" calcext:value-type="float">
            <text:p>11632.0</text:p>
          </table:table-cell>
          <table:table-cell office:value-type="float" office:value="24135" calcext:value-type="float">
            <text:p>24135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15357" calcext:value-type="float">
            <text:p>15357.0</text:p>
          </table:table-cell>
          <table:table-cell office:value-type="float" office:value="23970" calcext:value-type="float">
            <text:p>23970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15698" calcext:value-type="float">
            <text:p>15698.0</text:p>
          </table:table-cell>
          <table:table-cell office:value-type="float" office:value="23344" calcext:value-type="float">
            <text:p>23344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14225" calcext:value-type="float">
            <text:p>14225.0</text:p>
          </table:table-cell>
          <table:table-cell office:value-type="float" office:value="24538" calcext:value-type="float">
            <text:p>24538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13822" calcext:value-type="float">
            <text:p>13822.0</text:p>
          </table:table-cell>
          <table:table-cell office:value-type="float" office:value="23499" calcext:value-type="float">
            <text:p>23499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11612" calcext:value-type="float">
            <text:p>11612.0</text:p>
          </table:table-cell>
          <table:table-cell office:value-type="float" office:value="24130" calcext:value-type="float">
            <text:p>24130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15337" calcext:value-type="float">
            <text:p>15337.0</text:p>
          </table:table-cell>
          <table:table-cell office:value-type="float" office:value="24010" calcext:value-type="float">
            <text:p>24010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15746" calcext:value-type="float">
            <text:p>15746.0</text:p>
          </table:table-cell>
          <table:table-cell office:value-type="float" office:value="23323" calcext:value-type="float">
            <text:p>23323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14208" calcext:value-type="float">
            <text:p>14208.0</text:p>
          </table:table-cell>
          <table:table-cell office:value-type="float" office:value="24554" calcext:value-type="float">
            <text:p>24554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13833" calcext:value-type="float">
            <text:p>13833.0</text:p>
          </table:table-cell>
          <table:table-cell office:value-type="float" office:value="23489" calcext:value-type="float">
            <text:p>23489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11586" calcext:value-type="float">
            <text:p>11586.0</text:p>
          </table:table-cell>
          <table:table-cell office:value-type="float" office:value="24121" calcext:value-type="float">
            <text:p>24121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15316" calcext:value-type="float">
            <text:p>15316.0</text:p>
          </table:table-cell>
          <table:table-cell office:value-type="float" office:value="24015" calcext:value-type="float">
            <text:p>24015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5782" calcext:value-type="float">
            <text:p>15782.0</text:p>
          </table:table-cell>
          <table:table-cell office:value-type="float" office:value="23304" calcext:value-type="float">
            <text:p>23304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14199" calcext:value-type="float">
            <text:p>14199.0</text:p>
          </table:table-cell>
          <table:table-cell office:value-type="float" office:value="24568" calcext:value-type="float">
            <text:p>24568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13836" calcext:value-type="float">
            <text:p>13836.0</text:p>
          </table:table-cell>
          <table:table-cell office:value-type="float" office:value="23488" calcext:value-type="float">
            <text:p>23488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11556" calcext:value-type="float">
            <text:p>11556.0</text:p>
          </table:table-cell>
          <table:table-cell office:value-type="float" office:value="24112" calcext:value-type="float">
            <text:p>24112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15305" calcext:value-type="float">
            <text:p>15305.0</text:p>
          </table:table-cell>
          <table:table-cell office:value-type="float" office:value="24027" calcext:value-type="float">
            <text:p>24027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15814" calcext:value-type="float">
            <text:p>15814.0</text:p>
          </table:table-cell>
          <table:table-cell office:value-type="float" office:value="23271" calcext:value-type="float">
            <text:p>23271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14190" calcext:value-type="float">
            <text:p>14190.0</text:p>
          </table:table-cell>
          <table:table-cell office:value-type="float" office:value="24575" calcext:value-type="float">
            <text:p>24575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13855" calcext:value-type="float">
            <text:p>13855.0</text:p>
          </table:table-cell>
          <table:table-cell office:value-type="float" office:value="23476" calcext:value-type="float">
            <text:p>2347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11492" calcext:value-type="float">
            <text:p>11492.0</text:p>
          </table:table-cell>
          <table:table-cell office:value-type="float" office:value="24079" calcext:value-type="float">
            <text:p>24079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15299" calcext:value-type="float">
            <text:p>15299.0</text:p>
          </table:table-cell>
          <table:table-cell office:value-type="float" office:value="24036" calcext:value-type="float">
            <text:p>24036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15831" calcext:value-type="float">
            <text:p>15831.0</text:p>
          </table:table-cell>
          <table:table-cell office:value-type="float" office:value="23261" calcext:value-type="float">
            <text:p>23261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15815" calcext:value-type="float">
            <text:p>15815.0</text:p>
          </table:table-cell>
          <table:table-cell office:value-type="float" office:value="23273" calcext:value-type="float">
            <text:p>23273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14198" calcext:value-type="float">
            <text:p>14198.0</text:p>
          </table:table-cell>
          <table:table-cell office:value-type="float" office:value="24589" calcext:value-type="float">
            <text:p>24589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13867" calcext:value-type="float">
            <text:p>13867.0</text:p>
          </table:table-cell>
          <table:table-cell office:value-type="float" office:value="23468" calcext:value-type="float">
            <text:p>23468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11466" calcext:value-type="float">
            <text:p>11466.0</text:p>
          </table:table-cell>
          <table:table-cell office:value-type="float" office:value="24062" calcext:value-type="float">
            <text:p>24062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15294" calcext:value-type="float">
            <text:p>15294.0</text:p>
          </table:table-cell>
          <table:table-cell office:value-type="float" office:value="24039" calcext:value-type="float">
            <text:p>24039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15825" calcext:value-type="float">
            <text:p>15825.0</text:p>
          </table:table-cell>
          <table:table-cell office:value-type="float" office:value="23259" calcext:value-type="float">
            <text:p>23259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15813" calcext:value-type="float">
            <text:p>15813.0</text:p>
          </table:table-cell>
          <table:table-cell office:value-type="float" office:value="23275" calcext:value-type="float">
            <text:p>23275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14198" calcext:value-type="float">
            <text:p>14198.0</text:p>
          </table:table-cell>
          <table:table-cell office:value-type="float" office:value="24600" calcext:value-type="float">
            <text:p>24600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13889" calcext:value-type="float">
            <text:p>13889.0</text:p>
          </table:table-cell>
          <table:table-cell office:value-type="float" office:value="23459" calcext:value-type="float">
            <text:p>23459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11437" calcext:value-type="float">
            <text:p>11437.0</text:p>
          </table:table-cell>
          <table:table-cell office:value-type="float" office:value="24045" calcext:value-type="float">
            <text:p>24045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15292" calcext:value-type="float">
            <text:p>15292.0</text:p>
          </table:table-cell>
          <table:table-cell office:value-type="float" office:value="24040" calcext:value-type="float">
            <text:p>24040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15830" calcext:value-type="float">
            <text:p>15830.0</text:p>
          </table:table-cell>
          <table:table-cell office:value-type="float" office:value="23255" calcext:value-type="float">
            <text:p>23255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15802" calcext:value-type="float">
            <text:p>15802.0</text:p>
          </table:table-cell>
          <table:table-cell office:value-type="float" office:value="23280" calcext:value-type="float">
            <text:p>23280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13910" calcext:value-type="float">
            <text:p>13910.0</text:p>
          </table:table-cell>
          <table:table-cell office:value-type="float" office:value="23455" calcext:value-type="float">
            <text:p>23455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11419" calcext:value-type="float">
            <text:p>11419.0</text:p>
          </table:table-cell>
          <table:table-cell office:value-type="float" office:value="24032" calcext:value-type="float">
            <text:p>24032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15289" calcext:value-type="float">
            <text:p>15289.0</text:p>
          </table:table-cell>
          <table:table-cell office:value-type="float" office:value="24044" calcext:value-type="float">
            <text:p>24044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15834" calcext:value-type="float">
            <text:p>15834.0</text:p>
          </table:table-cell>
          <table:table-cell office:value-type="float" office:value="23249" calcext:value-type="float">
            <text:p>23249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15794" calcext:value-type="float">
            <text:p>15794.0</text:p>
          </table:table-cell>
          <table:table-cell office:value-type="float" office:value="23287" calcext:value-type="float">
            <text:p>2328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13941" calcext:value-type="float">
            <text:p>13941.0</text:p>
          </table:table-cell>
          <table:table-cell office:value-type="float" office:value="23438" calcext:value-type="float">
            <text:p>23438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11400" calcext:value-type="float">
            <text:p>11400.0</text:p>
          </table:table-cell>
          <table:table-cell office:value-type="float" office:value="24030" calcext:value-type="float">
            <text:p>24030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15285" calcext:value-type="float">
            <text:p>15285.0</text:p>
          </table:table-cell>
          <table:table-cell office:value-type="float" office:value="24046" calcext:value-type="float">
            <text:p>24046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849" calcext:value-type="float">
            <text:p>15849.0</text:p>
          </table:table-cell>
          <table:table-cell office:value-type="float" office:value="23250" calcext:value-type="float">
            <text:p>23250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15793" calcext:value-type="float">
            <text:p>15793.0</text:p>
          </table:table-cell>
          <table:table-cell office:value-type="float" office:value="23287" calcext:value-type="float">
            <text:p>23287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13952" calcext:value-type="float">
            <text:p>13952.0</text:p>
          </table:table-cell>
          <table:table-cell office:value-type="float" office:value="23431" calcext:value-type="float">
            <text:p>23431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11392" calcext:value-type="float">
            <text:p>11392.0</text:p>
          </table:table-cell>
          <table:table-cell office:value-type="float" office:value="24027" calcext:value-type="float">
            <text:p>24027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15285" calcext:value-type="float">
            <text:p>15285.0</text:p>
          </table:table-cell>
          <table:table-cell office:value-type="float" office:value="24046" calcext:value-type="float">
            <text:p>24046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15849" calcext:value-type="float">
            <text:p>15849.0</text:p>
          </table:table-cell>
          <table:table-cell office:value-type="float" office:value="23250" calcext:value-type="float">
            <text:p>23250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15793" calcext:value-type="float">
            <text:p>15793.0</text:p>
          </table:table-cell>
          <table:table-cell office:value-type="float" office:value="23286" calcext:value-type="float">
            <text:p>23286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13962" calcext:value-type="float">
            <text:p>13962.0</text:p>
          </table:table-cell>
          <table:table-cell office:value-type="float" office:value="23425" calcext:value-type="float">
            <text:p>23425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11380" calcext:value-type="float">
            <text:p>11380.0</text:p>
          </table:table-cell>
          <table:table-cell office:value-type="float" office:value="24023" calcext:value-type="float">
            <text:p>24023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15280" calcext:value-type="float">
            <text:p>15280.0</text:p>
          </table:table-cell>
          <table:table-cell office:value-type="float" office:value="24052" calcext:value-type="float">
            <text:p>24052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15856" calcext:value-type="float">
            <text:p>15856.0</text:p>
          </table:table-cell>
          <table:table-cell office:value-type="float" office:value="23255" calcext:value-type="float">
            <text:p>23255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15797" calcext:value-type="float">
            <text:p>15797.0</text:p>
          </table:table-cell>
          <table:table-cell office:value-type="float" office:value="23282" calcext:value-type="float">
            <text:p>2328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13971" calcext:value-type="float">
            <text:p>13971.0</text:p>
          </table:table-cell>
          <table:table-cell office:value-type="float" office:value="23414" calcext:value-type="float">
            <text:p>23414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11374" calcext:value-type="float">
            <text:p>11374.0</text:p>
          </table:table-cell>
          <table:table-cell office:value-type="float" office:value="24014" calcext:value-type="float">
            <text:p>24014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15294" calcext:value-type="float">
            <text:p>15294.0</text:p>
          </table:table-cell>
          <table:table-cell office:value-type="float" office:value="24054" calcext:value-type="float">
            <text:p>24054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15862" calcext:value-type="float">
            <text:p>15862.0</text:p>
          </table:table-cell>
          <table:table-cell office:value-type="float" office:value="23250" calcext:value-type="float">
            <text:p>23250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15801" calcext:value-type="float">
            <text:p>15801.0</text:p>
          </table:table-cell>
          <table:table-cell office:value-type="float" office:value="23275" calcext:value-type="float">
            <text:p>2327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13979" calcext:value-type="float">
            <text:p>13979.0</text:p>
          </table:table-cell>
          <table:table-cell office:value-type="float" office:value="23409" calcext:value-type="float">
            <text:p>23409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11365" calcext:value-type="float">
            <text:p>11365.0</text:p>
          </table:table-cell>
          <table:table-cell office:value-type="float" office:value="24007" calcext:value-type="float">
            <text:p>2400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15295" calcext:value-type="float">
            <text:p>15295.0</text:p>
          </table:table-cell>
          <table:table-cell office:value-type="float" office:value="24052" calcext:value-type="float">
            <text:p>24052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15888" calcext:value-type="float">
            <text:p>15888.0</text:p>
          </table:table-cell>
          <table:table-cell office:value-type="float" office:value="23293" calcext:value-type="float">
            <text:p>23293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15899" calcext:value-type="float">
            <text:p>15899.0</text:p>
          </table:table-cell>
          <table:table-cell office:value-type="float" office:value="23212" calcext:value-type="float">
            <text:p>23212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15804" calcext:value-type="float">
            <text:p>15804.0</text:p>
          </table:table-cell>
          <table:table-cell office:value-type="float" office:value="23270" calcext:value-type="float">
            <text:p>23270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13984" calcext:value-type="float">
            <text:p>13984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11357" calcext:value-type="float">
            <text:p>11357.0</text:p>
          </table:table-cell>
          <table:table-cell office:value-type="float" office:value="23999" calcext:value-type="float">
            <text:p>23999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15296" calcext:value-type="float">
            <text:p>15296.0</text:p>
          </table:table-cell>
          <table:table-cell office:value-type="float" office:value="24050" calcext:value-type="float">
            <text:p>24050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15891" calcext:value-type="float">
            <text:p>15891.0</text:p>
          </table:table-cell>
          <table:table-cell office:value-type="float" office:value="23308" calcext:value-type="float">
            <text:p>23308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15912" calcext:value-type="float">
            <text:p>15912.0</text:p>
          </table:table-cell>
          <table:table-cell office:value-type="float" office:value="23198" calcext:value-type="float">
            <text:p>23198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15808" calcext:value-type="float">
            <text:p>15808.0</text:p>
          </table:table-cell>
          <table:table-cell office:value-type="float" office:value="23261" calcext:value-type="float">
            <text:p>23261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13995" calcext:value-type="float">
            <text:p>13995.0</text:p>
          </table:table-cell>
          <table:table-cell office:value-type="float" office:value="23378" calcext:value-type="float">
            <text:p>23378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11350" calcext:value-type="float">
            <text:p>11350.0</text:p>
          </table:table-cell>
          <table:table-cell office:value-type="float" office:value="23995" calcext:value-type="float">
            <text:p>2399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15296" calcext:value-type="float">
            <text:p>15296.0</text:p>
          </table:table-cell>
          <table:table-cell office:value-type="float" office:value="24054" calcext:value-type="float">
            <text:p>24054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15884" calcext:value-type="float">
            <text:p>15884.0</text:p>
          </table:table-cell>
          <table:table-cell office:value-type="float" office:value="23326" calcext:value-type="float">
            <text:p>23326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15924" calcext:value-type="float">
            <text:p>15924.0</text:p>
          </table:table-cell>
          <table:table-cell office:value-type="float" office:value="23198" calcext:value-type="float">
            <text:p>23198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/>
          <table:table-cell office:value-type="float" office:value="15817" calcext:value-type="float">
            <text:p>15817.0</text:p>
          </table:table-cell>
          <table:table-cell office:value-type="float" office:value="23250" calcext:value-type="float">
            <text:p>23250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14002" calcext:value-type="float">
            <text:p>14002.0</text:p>
          </table:table-cell>
          <table:table-cell office:value-type="float" office:value="23384" calcext:value-type="float">
            <text:p>23384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11344" calcext:value-type="float">
            <text:p>11344.0</text:p>
          </table:table-cell>
          <table:table-cell office:value-type="float" office:value="23993" calcext:value-type="float">
            <text:p>2399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15299" calcext:value-type="float">
            <text:p>15299.0</text:p>
          </table:table-cell>
          <table:table-cell office:value-type="float" office:value="24055" calcext:value-type="float">
            <text:p>24055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5884" calcext:value-type="float">
            <text:p>15884.0</text:p>
          </table:table-cell>
          <table:table-cell office:value-type="float" office:value="23331" calcext:value-type="float">
            <text:p>23331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15931" calcext:value-type="float">
            <text:p>15931.0</text:p>
          </table:table-cell>
          <table:table-cell office:value-type="float" office:value="23198" calcext:value-type="float">
            <text:p>23198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15838" calcext:value-type="float">
            <text:p>15838.0</text:p>
          </table:table-cell>
          <table:table-cell office:value-type="float" office:value="23246" calcext:value-type="float">
            <text:p>23246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14020" calcext:value-type="float">
            <text:p>14020.0</text:p>
          </table:table-cell>
          <table:table-cell office:value-type="float" office:value="23319" calcext:value-type="float">
            <text:p>23319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14006" calcext:value-type="float">
            <text:p>14006.0</text:p>
          </table:table-cell>
          <table:table-cell office:value-type="float" office:value="23356" calcext:value-type="float">
            <text:p>23356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11331" calcext:value-type="float">
            <text:p>11331.0</text:p>
          </table:table-cell>
          <table:table-cell office:value-type="float" office:value="24001" calcext:value-type="float">
            <text:p>24001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15307" calcext:value-type="float">
            <text:p>15307.0</text:p>
          </table:table-cell>
          <table:table-cell office:value-type="float" office:value="24061" calcext:value-type="float">
            <text:p>24061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15941" calcext:value-type="float">
            <text:p>15941.0</text:p>
          </table:table-cell>
          <table:table-cell office:value-type="float" office:value="23201" calcext:value-type="float">
            <text:p>23201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15846" calcext:value-type="float">
            <text:p>15846.0</text:p>
          </table:table-cell>
          <table:table-cell office:value-type="float" office:value="23250" calcext:value-type="float">
            <text:p>2325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14043" calcext:value-type="float">
            <text:p>14043.0</text:p>
          </table:table-cell>
          <table:table-cell office:value-type="float" office:value="23247" calcext:value-type="float">
            <text:p>23247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14029" calcext:value-type="float">
            <text:p>14029.0</text:p>
          </table:table-cell>
          <table:table-cell office:value-type="float" office:value="23294" calcext:value-type="float">
            <text:p>23294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11320" calcext:value-type="float">
            <text:p>11320.0</text:p>
          </table:table-cell>
          <table:table-cell office:value-type="float" office:value="24009" calcext:value-type="float">
            <text:p>24009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15315" calcext:value-type="float">
            <text:p>15315.0</text:p>
          </table:table-cell>
          <table:table-cell office:value-type="float" office:value="24064" calcext:value-type="float">
            <text:p>24064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15957" calcext:value-type="float">
            <text:p>15957.0</text:p>
          </table:table-cell>
          <table:table-cell office:value-type="float" office:value="23201" calcext:value-type="float">
            <text:p>23201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15860" calcext:value-type="float">
            <text:p>15860.0</text:p>
          </table:table-cell>
          <table:table-cell office:value-type="float" office:value="23247" calcext:value-type="float">
            <text:p>23247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14082" calcext:value-type="float">
            <text:p>14082.0</text:p>
          </table:table-cell>
          <table:table-cell office:value-type="float" office:value="23181" calcext:value-type="float">
            <text:p>23181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14034" calcext:value-type="float">
            <text:p>14034.0</text:p>
          </table:table-cell>
          <table:table-cell office:value-type="float" office:value="23285" calcext:value-type="float">
            <text:p>23285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11295" calcext:value-type="float">
            <text:p>11295.0</text:p>
          </table:table-cell>
          <table:table-cell office:value-type="float" office:value="24015" calcext:value-type="float">
            <text:p>24015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15318" calcext:value-type="float">
            <text:p>15318.0</text:p>
          </table:table-cell>
          <table:table-cell office:value-type="float" office:value="24069" calcext:value-type="float">
            <text:p>2406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15957" calcext:value-type="float">
            <text:p>15957.0</text:p>
          </table:table-cell>
          <table:table-cell office:value-type="float" office:value="23206" calcext:value-type="float">
            <text:p>23206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15862" calcext:value-type="float">
            <text:p>15862.0</text:p>
          </table:table-cell>
          <table:table-cell office:value-type="float" office:value="23249" calcext:value-type="float">
            <text:p>23249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14157" calcext:value-type="float">
            <text:p>14157.0</text:p>
          </table:table-cell>
          <table:table-cell office:value-type="float" office:value="23147" calcext:value-type="float">
            <text:p>23147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14035" calcext:value-type="float">
            <text:p>14035.0</text:p>
          </table:table-cell>
          <table:table-cell office:value-type="float" office:value="23269" calcext:value-type="float">
            <text:p>23269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11278" calcext:value-type="float">
            <text:p>11278.0</text:p>
          </table:table-cell>
          <table:table-cell office:value-type="float" office:value="24019" calcext:value-type="float">
            <text:p>24019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15328" calcext:value-type="float">
            <text:p>15328.0</text:p>
          </table:table-cell>
          <table:table-cell office:value-type="float" office:value="24069" calcext:value-type="float">
            <text:p>24069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15965" calcext:value-type="float">
            <text:p>15965.0</text:p>
          </table:table-cell>
          <table:table-cell office:value-type="float" office:value="23207" calcext:value-type="float">
            <text:p>23207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15869" calcext:value-type="float">
            <text:p>15869.0</text:p>
          </table:table-cell>
          <table:table-cell office:value-type="float" office:value="23242" calcext:value-type="float">
            <text:p>23242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14169" calcext:value-type="float">
            <text:p>14169.0</text:p>
          </table:table-cell>
          <table:table-cell office:value-type="float" office:value="23140" calcext:value-type="float">
            <text:p>23140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14169" calcext:value-type="float">
            <text:p>14169.0</text:p>
          </table:table-cell>
          <table:table-cell office:value-type="float" office:value="23154" calcext:value-type="float">
            <text:p>23154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14047" calcext:value-type="float">
            <text:p>14047.0</text:p>
          </table:table-cell>
          <table:table-cell office:value-type="float" office:value="23247" calcext:value-type="float">
            <text:p>23247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11203" calcext:value-type="float">
            <text:p>11203.0</text:p>
          </table:table-cell>
          <table:table-cell office:value-type="float" office:value="24025" calcext:value-type="float">
            <text:p>2402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15328" calcext:value-type="float">
            <text:p>15328.0</text:p>
          </table:table-cell>
          <table:table-cell office:value-type="float" office:value="24069" calcext:value-type="float">
            <text:p>24069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15976" calcext:value-type="float">
            <text:p>15976.0</text:p>
          </table:table-cell>
          <table:table-cell office:value-type="float" office:value="23207" calcext:value-type="float">
            <text:p>23207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15875" calcext:value-type="float">
            <text:p>15875.0</text:p>
          </table:table-cell>
          <table:table-cell office:value-type="float" office:value="23238" calcext:value-type="float">
            <text:p>2323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14175" calcext:value-type="float">
            <text:p>14175.0</text:p>
          </table:table-cell>
          <table:table-cell office:value-type="float" office:value="23136" calcext:value-type="float">
            <text:p>23136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14167" calcext:value-type="float">
            <text:p>14167.0</text:p>
          </table:table-cell>
          <table:table-cell office:value-type="float" office:value="23160" calcext:value-type="float">
            <text:p>2316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14037" calcext:value-type="float">
            <text:p>14037.0</text:p>
          </table:table-cell>
          <table:table-cell office:value-type="float" office:value="23230" calcext:value-type="float">
            <text:p>2323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11195" calcext:value-type="float">
            <text:p>11195.0</text:p>
          </table:table-cell>
          <table:table-cell office:value-type="float" office:value="24020" calcext:value-type="float">
            <text:p>24020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15330" calcext:value-type="float">
            <text:p>15330.0</text:p>
          </table:table-cell>
          <table:table-cell office:value-type="float" office:value="24068" calcext:value-type="float">
            <text:p>2406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15987" calcext:value-type="float">
            <text:p>15987.0</text:p>
          </table:table-cell>
          <table:table-cell office:value-type="float" office:value="23206" calcext:value-type="float">
            <text:p>23206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15879" calcext:value-type="float">
            <text:p>15879.0</text:p>
          </table:table-cell>
          <table:table-cell office:value-type="float" office:value="23228" calcext:value-type="float">
            <text:p>23228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14205" calcext:value-type="float">
            <text:p>14205.0</text:p>
          </table:table-cell>
          <table:table-cell office:value-type="float" office:value="23097" calcext:value-type="float">
            <text:p>23097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14167" calcext:value-type="float">
            <text:p>14167.0</text:p>
          </table:table-cell>
          <table:table-cell office:value-type="float" office:value="23160" calcext:value-type="float">
            <text:p>23160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14043" calcext:value-type="float">
            <text:p>14043.0</text:p>
          </table:table-cell>
          <table:table-cell office:value-type="float" office:value="23224" calcext:value-type="float">
            <text:p>23224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11157" calcext:value-type="float">
            <text:p>11157.0</text:p>
          </table:table-cell>
          <table:table-cell office:value-type="float" office:value="24016" calcext:value-type="float">
            <text:p>24016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15338" calcext:value-type="float">
            <text:p>15338.0</text:p>
          </table:table-cell>
          <table:table-cell office:value-type="float" office:value="24060" calcext:value-type="float">
            <text:p>24060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/>
          <table:table-cell office:value-type="float" office:value="15995" calcext:value-type="float">
            <text:p>15995.0</text:p>
          </table:table-cell>
          <table:table-cell office:value-type="float" office:value="23204" calcext:value-type="float">
            <text:p>23204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15889" calcext:value-type="float">
            <text:p>15889.0</text:p>
          </table:table-cell>
          <table:table-cell office:value-type="float" office:value="23226" calcext:value-type="float">
            <text:p>2322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14218" calcext:value-type="float">
            <text:p>14218.0</text:p>
          </table:table-cell>
          <table:table-cell office:value-type="float" office:value="23091" calcext:value-type="float">
            <text:p>23091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14167" calcext:value-type="float">
            <text:p>14167.0</text:p>
          </table:table-cell>
          <table:table-cell office:value-type="float" office:value="23160" calcext:value-type="float">
            <text:p>23160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14037" calcext:value-type="float">
            <text:p>14037.0</text:p>
          </table:table-cell>
          <table:table-cell office:value-type="float" office:value="23235" calcext:value-type="float">
            <text:p>23235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11146" calcext:value-type="float">
            <text:p>11146.0</text:p>
          </table:table-cell>
          <table:table-cell office:value-type="float" office:value="24011" calcext:value-type="float">
            <text:p>24011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15348" calcext:value-type="float">
            <text:p>15348.0</text:p>
          </table:table-cell>
          <table:table-cell office:value-type="float" office:value="24047" calcext:value-type="float">
            <text:p>24047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16007" calcext:value-type="float">
            <text:p>16007.0</text:p>
          </table:table-cell>
          <table:table-cell office:value-type="float" office:value="23208" calcext:value-type="float">
            <text:p>23208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/>
          <table:table-cell office:value-type="float" office:value="15898" calcext:value-type="float">
            <text:p>15898.0</text:p>
          </table:table-cell>
          <table:table-cell office:value-type="float" office:value="23226" calcext:value-type="float">
            <text:p>23226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14227" calcext:value-type="float">
            <text:p>14227.0</text:p>
          </table:table-cell>
          <table:table-cell office:value-type="float" office:value="23070" calcext:value-type="float">
            <text:p>2307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14159" calcext:value-type="float">
            <text:p>14159.0</text:p>
          </table:table-cell>
          <table:table-cell office:value-type="float" office:value="23168" calcext:value-type="float">
            <text:p>23168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11134" calcext:value-type="float">
            <text:p>11134.0</text:p>
          </table:table-cell>
          <table:table-cell office:value-type="float" office:value="24006" calcext:value-type="float">
            <text:p>24006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15356" calcext:value-type="float">
            <text:p>15356.0</text:p>
          </table:table-cell>
          <table:table-cell office:value-type="float" office:value="24047" calcext:value-type="float">
            <text:p>24047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16015" calcext:value-type="float">
            <text:p>16015.0</text:p>
          </table:table-cell>
          <table:table-cell office:value-type="float" office:value="23214" calcext:value-type="float">
            <text:p>23214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15910" calcext:value-type="float">
            <text:p>15910.0</text:p>
          </table:table-cell>
          <table:table-cell office:value-type="float" office:value="23226" calcext:value-type="float">
            <text:p>2322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14242" calcext:value-type="float">
            <text:p>14242.0</text:p>
          </table:table-cell>
          <table:table-cell office:value-type="float" office:value="23049" calcext:value-type="float">
            <text:p>23049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14156" calcext:value-type="float">
            <text:p>14156.0</text:p>
          </table:table-cell>
          <table:table-cell office:value-type="float" office:value="23171" calcext:value-type="float">
            <text:p>23171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/>
          <table:table-cell office:value-type="float" office:value="11098" calcext:value-type="float">
            <text:p>11098.0</text:p>
          </table:table-cell>
          <table:table-cell office:value-type="float" office:value="24002" calcext:value-type="float">
            <text:p>24002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15376" calcext:value-type="float">
            <text:p>15376.0</text:p>
          </table:table-cell>
          <table:table-cell office:value-type="float" office:value="24042" calcext:value-type="float">
            <text:p>24042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16022" calcext:value-type="float">
            <text:p>16022.0</text:p>
          </table:table-cell>
          <table:table-cell office:value-type="float" office:value="23210" calcext:value-type="float">
            <text:p>23210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15928" calcext:value-type="float">
            <text:p>15928.0</text:p>
          </table:table-cell>
          <table:table-cell office:value-type="float" office:value="23219" calcext:value-type="float">
            <text:p>23219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14231" calcext:value-type="float">
            <text:p>14231.0</text:p>
          </table:table-cell>
          <table:table-cell office:value-type="float" office:value="23050" calcext:value-type="float">
            <text:p>23050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14157" calcext:value-type="float">
            <text:p>14157.0</text:p>
          </table:table-cell>
          <table:table-cell office:value-type="float" office:value="23172" calcext:value-type="float">
            <text:p>23172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11075" calcext:value-type="float">
            <text:p>11075.0</text:p>
          </table:table-cell>
          <table:table-cell office:value-type="float" office:value="23999" calcext:value-type="float">
            <text:p>23999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15388" calcext:value-type="float">
            <text:p>15388.0</text:p>
          </table:table-cell>
          <table:table-cell office:value-type="float" office:value="24022" calcext:value-type="float">
            <text:p>24022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16028" calcext:value-type="float">
            <text:p>16028.0</text:p>
          </table:table-cell>
          <table:table-cell office:value-type="float" office:value="23211" calcext:value-type="float">
            <text:p>23211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15956" calcext:value-type="float">
            <text:p>15956.0</text:p>
          </table:table-cell>
          <table:table-cell office:value-type="float" office:value="23218" calcext:value-type="float">
            <text:p>23218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14234" calcext:value-type="float">
            <text:p>14234.0</text:p>
          </table:table-cell>
          <table:table-cell office:value-type="float" office:value="23029" calcext:value-type="float">
            <text:p>23029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14169" calcext:value-type="float">
            <text:p>14169.0</text:p>
          </table:table-cell>
          <table:table-cell office:value-type="float" office:value="23184" calcext:value-type="float">
            <text:p>23184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11055" calcext:value-type="float">
            <text:p>11055.0</text:p>
          </table:table-cell>
          <table:table-cell office:value-type="float" office:value="23988" calcext:value-type="float">
            <text:p>23988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15393" calcext:value-type="float">
            <text:p>15393.0</text:p>
          </table:table-cell>
          <table:table-cell office:value-type="float" office:value="24023" calcext:value-type="float">
            <text:p>24023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16031" calcext:value-type="float">
            <text:p>16031.0</text:p>
          </table:table-cell>
          <table:table-cell office:value-type="float" office:value="23209" calcext:value-type="float">
            <text:p>23209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15993" calcext:value-type="float">
            <text:p>15993.0</text:p>
          </table:table-cell>
          <table:table-cell office:value-type="float" office:value="23209" calcext:value-type="float">
            <text:p>23209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14237" calcext:value-type="float">
            <text:p>14237.0</text:p>
          </table:table-cell>
          <table:table-cell office:value-type="float" office:value="23018" calcext:value-type="float">
            <text:p>2301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14170" calcext:value-type="float">
            <text:p>14170.0</text:p>
          </table:table-cell>
          <table:table-cell office:value-type="float" office:value="23185" calcext:value-type="float">
            <text:p>23185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11043" calcext:value-type="float">
            <text:p>11043.0</text:p>
          </table:table-cell>
          <table:table-cell office:value-type="float" office:value="23982" calcext:value-type="float">
            <text:p>23982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15414" calcext:value-type="float">
            <text:p>15414.0</text:p>
          </table:table-cell>
          <table:table-cell office:value-type="float" office:value="24015" calcext:value-type="float">
            <text:p>24015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16053" calcext:value-type="float">
            <text:p>16053.0</text:p>
          </table:table-cell>
          <table:table-cell office:value-type="float" office:value="23215" calcext:value-type="float">
            <text:p>23215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15999" calcext:value-type="float">
            <text:p>15999.0</text:p>
          </table:table-cell>
          <table:table-cell office:value-type="float" office:value="23207" calcext:value-type="float">
            <text:p>23207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14238" calcext:value-type="float">
            <text:p>14238.0</text:p>
          </table:table-cell>
          <table:table-cell office:value-type="float" office:value="23001" calcext:value-type="float">
            <text:p>23001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14170" calcext:value-type="float">
            <text:p>14170.0</text:p>
          </table:table-cell>
          <table:table-cell office:value-type="float" office:value="23196" calcext:value-type="float">
            <text:p>2319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11017" calcext:value-type="float">
            <text:p>11017.0</text:p>
          </table:table-cell>
          <table:table-cell office:value-type="float" office:value="23976" calcext:value-type="float">
            <text:p>23976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15418" calcext:value-type="float">
            <text:p>15418.0</text:p>
          </table:table-cell>
          <table:table-cell office:value-type="float" office:value="24011" calcext:value-type="float">
            <text:p>24011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16060" calcext:value-type="float">
            <text:p>16060.0</text:p>
          </table:table-cell>
          <table:table-cell office:value-type="float" office:value="23197" calcext:value-type="float">
            <text:p>23197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16014" calcext:value-type="float">
            <text:p>16014.0</text:p>
          </table:table-cell>
          <table:table-cell office:value-type="float" office:value="23199" calcext:value-type="float">
            <text:p>2319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14235" calcext:value-type="float">
            <text:p>14235.0</text:p>
          </table:table-cell>
          <table:table-cell office:value-type="float" office:value="22994" calcext:value-type="float">
            <text:p>22994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14167" calcext:value-type="float">
            <text:p>14167.0</text:p>
          </table:table-cell>
          <table:table-cell office:value-type="float" office:value="23205" calcext:value-type="float">
            <text:p>23205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11005" calcext:value-type="float">
            <text:p>11005.0</text:p>
          </table:table-cell>
          <table:table-cell office:value-type="float" office:value="23970" calcext:value-type="float">
            <text:p>23970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15426" calcext:value-type="float">
            <text:p>15426.0</text:p>
          </table:table-cell>
          <table:table-cell office:value-type="float" office:value="24007" calcext:value-type="float">
            <text:p>24007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16069" calcext:value-type="float">
            <text:p>16069.0</text:p>
          </table:table-cell>
          <table:table-cell office:value-type="float" office:value="23184" calcext:value-type="float">
            <text:p>23184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16022" calcext:value-type="float">
            <text:p>16022.0</text:p>
          </table:table-cell>
          <table:table-cell office:value-type="float" office:value="23193" calcext:value-type="float">
            <text:p>23193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14240" calcext:value-type="float">
            <text:p>14240.0</text:p>
          </table:table-cell>
          <table:table-cell office:value-type="float" office:value="22987" calcext:value-type="float">
            <text:p>22987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14185" calcext:value-type="float">
            <text:p>14185.0</text:p>
          </table:table-cell>
          <table:table-cell office:value-type="float" office:value="23209" calcext:value-type="float">
            <text:p>23209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10992" calcext:value-type="float">
            <text:p>10992.0</text:p>
          </table:table-cell>
          <table:table-cell office:value-type="float" office:value="23967" calcext:value-type="float">
            <text:p>23967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15426" calcext:value-type="float">
            <text:p>15426.0</text:p>
          </table:table-cell>
          <table:table-cell office:value-type="float" office:value="24010" calcext:value-type="float">
            <text:p>24010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16073" calcext:value-type="float">
            <text:p>16073.0</text:p>
          </table:table-cell>
          <table:table-cell office:value-type="float" office:value="23173" calcext:value-type="float">
            <text:p>23173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16044" calcext:value-type="float">
            <text:p>16044.0</text:p>
          </table:table-cell>
          <table:table-cell office:value-type="float" office:value="23185" calcext:value-type="float">
            <text:p>23185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14244" calcext:value-type="float">
            <text:p>14244.0</text:p>
          </table:table-cell>
          <table:table-cell office:value-type="float" office:value="22976" calcext:value-type="float">
            <text:p>22976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14189" calcext:value-type="float">
            <text:p>14189.0</text:p>
          </table:table-cell>
          <table:table-cell office:value-type="float" office:value="23223" calcext:value-type="float">
            <text:p>23223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10974" calcext:value-type="float">
            <text:p>10974.0</text:p>
          </table:table-cell>
          <table:table-cell office:value-type="float" office:value="23953" calcext:value-type="float">
            <text:p>23953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15427" calcext:value-type="float">
            <text:p>15427.0</text:p>
          </table:table-cell>
          <table:table-cell office:value-type="float" office:value="24007" calcext:value-type="float">
            <text:p>24007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16083" calcext:value-type="float">
            <text:p>16083.0</text:p>
          </table:table-cell>
          <table:table-cell office:value-type="float" office:value="23169" calcext:value-type="float">
            <text:p>23169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16058" calcext:value-type="float">
            <text:p>16058.0</text:p>
          </table:table-cell>
          <table:table-cell office:value-type="float" office:value="23177" calcext:value-type="float">
            <text:p>23177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14250" calcext:value-type="float">
            <text:p>14250.0</text:p>
          </table:table-cell>
          <table:table-cell office:value-type="float" office:value="22964" calcext:value-type="float">
            <text:p>22964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14215" calcext:value-type="float">
            <text:p>14215.0</text:p>
          </table:table-cell>
          <table:table-cell office:value-type="float" office:value="23245" calcext:value-type="float">
            <text:p>23245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10958" calcext:value-type="float">
            <text:p>10958.0</text:p>
          </table:table-cell>
          <table:table-cell office:value-type="float" office:value="23940" calcext:value-type="float">
            <text:p>23940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15435" calcext:value-type="float">
            <text:p>15435.0</text:p>
          </table:table-cell>
          <table:table-cell office:value-type="float" office:value="23992" calcext:value-type="float">
            <text:p>23992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16090" calcext:value-type="float">
            <text:p>16090.0</text:p>
          </table:table-cell>
          <table:table-cell office:value-type="float" office:value="23159" calcext:value-type="float">
            <text:p>23159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16073" calcext:value-type="float">
            <text:p>16073.0</text:p>
          </table:table-cell>
          <table:table-cell office:value-type="float" office:value="23172" calcext:value-type="float">
            <text:p>23172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14257" calcext:value-type="float">
            <text:p>14257.0</text:p>
          </table:table-cell>
          <table:table-cell office:value-type="float" office:value="22946" calcext:value-type="float">
            <text:p>22946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14230" calcext:value-type="float">
            <text:p>14230.0</text:p>
          </table:table-cell>
          <table:table-cell office:value-type="float" office:value="23257" calcext:value-type="float">
            <text:p>23257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10943" calcext:value-type="float">
            <text:p>10943.0</text:p>
          </table:table-cell>
          <table:table-cell office:value-type="float" office:value="23934" calcext:value-type="float">
            <text:p>23934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15435" calcext:value-type="float">
            <text:p>15435.0</text:p>
          </table:table-cell>
          <table:table-cell office:value-type="float" office:value="23974" calcext:value-type="float">
            <text:p>23974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16091" calcext:value-type="float">
            <text:p>16091.0</text:p>
          </table:table-cell>
          <table:table-cell office:value-type="float" office:value="23158" calcext:value-type="float">
            <text:p>23158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16086" calcext:value-type="float">
            <text:p>16086.0</text:p>
          </table:table-cell>
          <table:table-cell office:value-type="float" office:value="23171" calcext:value-type="float">
            <text:p>23171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14257" calcext:value-type="float">
            <text:p>14257.0</text:p>
          </table:table-cell>
          <table:table-cell office:value-type="float" office:value="22930" calcext:value-type="float">
            <text:p>22930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14248" calcext:value-type="float">
            <text:p>14248.0</text:p>
          </table:table-cell>
          <table:table-cell office:value-type="float" office:value="23263" calcext:value-type="float">
            <text:p>23263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10917" calcext:value-type="float">
            <text:p>10917.0</text:p>
          </table:table-cell>
          <table:table-cell office:value-type="float" office:value="23934" calcext:value-type="float">
            <text:p>23934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/>
          <table:table-cell office:value-type="float" office:value="15456" calcext:value-type="float">
            <text:p>15456.0</text:p>
          </table:table-cell>
          <table:table-cell office:value-type="float" office:value="23982" calcext:value-type="float">
            <text:p>23982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16096" calcext:value-type="float">
            <text:p>16096.0</text:p>
          </table:table-cell>
          <table:table-cell office:value-type="float" office:value="23158" calcext:value-type="float">
            <text:p>23158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16119" calcext:value-type="float">
            <text:p>16119.0</text:p>
          </table:table-cell>
          <table:table-cell office:value-type="float" office:value="23168" calcext:value-type="float">
            <text:p>23168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14267" calcext:value-type="float">
            <text:p>14267.0</text:p>
          </table:table-cell>
          <table:table-cell office:value-type="float" office:value="22916" calcext:value-type="float">
            <text:p>22916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14261" calcext:value-type="float">
            <text:p>14261.0</text:p>
          </table:table-cell>
          <table:table-cell office:value-type="float" office:value="23267" calcext:value-type="float">
            <text:p>23267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10909" calcext:value-type="float">
            <text:p>10909.0</text:p>
          </table:table-cell>
          <table:table-cell office:value-type="float" office:value="23932" calcext:value-type="float">
            <text:p>23932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15465" calcext:value-type="float">
            <text:p>15465.0</text:p>
          </table:table-cell>
          <table:table-cell office:value-type="float" office:value="23987" calcext:value-type="float">
            <text:p>23987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16129" calcext:value-type="float">
            <text:p>16129.0</text:p>
          </table:table-cell>
          <table:table-cell office:value-type="float" office:value="23135" calcext:value-type="float">
            <text:p>23135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16164" calcext:value-type="float">
            <text:p>16164.0</text:p>
          </table:table-cell>
          <table:table-cell office:value-type="float" office:value="23171" calcext:value-type="float">
            <text:p>23171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14267" calcext:value-type="float">
            <text:p>14267.0</text:p>
          </table:table-cell>
          <table:table-cell office:value-type="float" office:value="22908" calcext:value-type="float">
            <text:p>22908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14276" calcext:value-type="float">
            <text:p>14276.0</text:p>
          </table:table-cell>
          <table:table-cell office:value-type="float" office:value="23270" calcext:value-type="float">
            <text:p>23270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10894" calcext:value-type="float">
            <text:p>10894.0</text:p>
          </table:table-cell>
          <table:table-cell office:value-type="float" office:value="23925" calcext:value-type="float">
            <text:p>23925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3990" calcext:value-type="float">
            <text:p>23990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16194" calcext:value-type="float">
            <text:p>16194.0</text:p>
          </table:table-cell>
          <table:table-cell office:value-type="float" office:value="23121" calcext:value-type="float">
            <text:p>23121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16214" calcext:value-type="float">
            <text:p>16214.0</text:p>
          </table:table-cell>
          <table:table-cell office:value-type="float" office:value="23182" calcext:value-type="float">
            <text:p>23182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14270" calcext:value-type="float">
            <text:p>14270.0</text:p>
          </table:table-cell>
          <table:table-cell office:value-type="float" office:value="22887" calcext:value-type="float">
            <text:p>22887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10882" calcext:value-type="float">
            <text:p>10882.0</text:p>
          </table:table-cell>
          <table:table-cell office:value-type="float" office:value="23922" calcext:value-type="float">
            <text:p>23922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15499" calcext:value-type="float">
            <text:p>15499.0</text:p>
          </table:table-cell>
          <table:table-cell office:value-type="float" office:value="23999" calcext:value-type="float">
            <text:p>23999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/>
          <table:table-cell office:value-type="float" office:value="16291" calcext:value-type="float">
            <text:p>16291.0</text:p>
          </table:table-cell>
          <table:table-cell office:value-type="float" office:value="23108" calcext:value-type="float">
            <text:p>23108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16265" calcext:value-type="float">
            <text:p>16265.0</text:p>
          </table:table-cell>
          <table:table-cell office:value-type="float" office:value="23187" calcext:value-type="float">
            <text:p>23187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14284" calcext:value-type="float">
            <text:p>14284.0</text:p>
          </table:table-cell>
          <table:table-cell office:value-type="float" office:value="22875" calcext:value-type="float">
            <text:p>22875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10870" calcext:value-type="float">
            <text:p>10870.0</text:p>
          </table:table-cell>
          <table:table-cell office:value-type="float" office:value="23919" calcext:value-type="float">
            <text:p>23919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15507" calcext:value-type="float">
            <text:p>15507.0</text:p>
          </table:table-cell>
          <table:table-cell office:value-type="float" office:value="24006" calcext:value-type="float">
            <text:p>24006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16303" calcext:value-type="float">
            <text:p>16303.0</text:p>
          </table:table-cell>
          <table:table-cell office:value-type="float" office:value="23105" calcext:value-type="float">
            <text:p>23105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16277" calcext:value-type="float">
            <text:p>16277.0</text:p>
          </table:table-cell>
          <table:table-cell office:value-type="float" office:value="23187" calcext:value-type="float">
            <text:p>23187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14281" calcext:value-type="float">
            <text:p>14281.0</text:p>
          </table:table-cell>
          <table:table-cell office:value-type="float" office:value="22861" calcext:value-type="float">
            <text:p>22861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10842" calcext:value-type="float">
            <text:p>10842.0</text:p>
          </table:table-cell>
          <table:table-cell office:value-type="float" office:value="23897" calcext:value-type="float">
            <text:p>23897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70" calcext:value-type="float">
            <text:p>15570.0</text:p>
          </table:table-cell>
          <table:table-cell office:value-type="float" office:value="24031" calcext:value-type="float">
            <text:p>24031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16316" calcext:value-type="float">
            <text:p>16316.0</text:p>
          </table:table-cell>
          <table:table-cell office:value-type="float" office:value="23120" calcext:value-type="float">
            <text:p>23120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16300" calcext:value-type="float">
            <text:p>16300.0</text:p>
          </table:table-cell>
          <table:table-cell office:value-type="float" office:value="23182" calcext:value-type="float">
            <text:p>23182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14287" calcext:value-type="float">
            <text:p>14287.0</text:p>
          </table:table-cell>
          <table:table-cell office:value-type="float" office:value="22846" calcext:value-type="float">
            <text:p>22846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10831" calcext:value-type="float">
            <text:p>10831.0</text:p>
          </table:table-cell>
          <table:table-cell office:value-type="float" office:value="23887" calcext:value-type="float">
            <text:p>23887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15591" calcext:value-type="float">
            <text:p>15591.0</text:p>
          </table:table-cell>
          <table:table-cell office:value-type="float" office:value="24042" calcext:value-type="float">
            <text:p>24042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16353" calcext:value-type="float">
            <text:p>16353.0</text:p>
          </table:table-cell>
          <table:table-cell office:value-type="float" office:value="23117" calcext:value-type="float">
            <text:p>23117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16314" calcext:value-type="float">
            <text:p>16314.0</text:p>
          </table:table-cell>
          <table:table-cell office:value-type="float" office:value="23177" calcext:value-type="float">
            <text:p>23177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14292" calcext:value-type="float">
            <text:p>14292.0</text:p>
          </table:table-cell>
          <table:table-cell office:value-type="float" office:value="22833" calcext:value-type="float">
            <text:p>22833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10816" calcext:value-type="float">
            <text:p>10816.0</text:p>
          </table:table-cell>
          <table:table-cell office:value-type="float" office:value="23878" calcext:value-type="float">
            <text:p>23878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15624" calcext:value-type="float">
            <text:p>15624.0</text:p>
          </table:table-cell>
          <table:table-cell office:value-type="float" office:value="24063" calcext:value-type="float">
            <text:p>24063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16363" calcext:value-type="float">
            <text:p>16363.0</text:p>
          </table:table-cell>
          <table:table-cell office:value-type="float" office:value="23115" calcext:value-type="float">
            <text:p>23115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16327" calcext:value-type="float">
            <text:p>16327.0</text:p>
          </table:table-cell>
          <table:table-cell office:value-type="float" office:value="23171" calcext:value-type="float">
            <text:p>23171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14296" calcext:value-type="float">
            <text:p>14296.0</text:p>
          </table:table-cell>
          <table:table-cell office:value-type="float" office:value="22818" calcext:value-type="float">
            <text:p>22818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10786" calcext:value-type="float">
            <text:p>10786.0</text:p>
          </table:table-cell>
          <table:table-cell office:value-type="float" office:value="23873" calcext:value-type="float">
            <text:p>23873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15634" calcext:value-type="float">
            <text:p>15634.0</text:p>
          </table:table-cell>
          <table:table-cell office:value-type="float" office:value="24063" calcext:value-type="float">
            <text:p>24063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16395" calcext:value-type="float">
            <text:p>16395.0</text:p>
          </table:table-cell>
          <table:table-cell office:value-type="float" office:value="23094" calcext:value-type="float">
            <text:p>23094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16344" calcext:value-type="float">
            <text:p>16344.0</text:p>
          </table:table-cell>
          <table:table-cell office:value-type="float" office:value="23167" calcext:value-type="float">
            <text:p>23167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14303" calcext:value-type="float">
            <text:p>14303.0</text:p>
          </table:table-cell>
          <table:table-cell office:value-type="float" office:value="22799" calcext:value-type="float">
            <text:p>22799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10714" calcext:value-type="float">
            <text:p>10714.0</text:p>
          </table:table-cell>
          <table:table-cell office:value-type="float" office:value="23862" calcext:value-type="float">
            <text:p>23862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15646" calcext:value-type="float">
            <text:p>15646.0</text:p>
          </table:table-cell>
          <table:table-cell office:value-type="float" office:value="24059" calcext:value-type="float">
            <text:p>24059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16465" calcext:value-type="float">
            <text:p>16465.0</text:p>
          </table:table-cell>
          <table:table-cell office:value-type="float" office:value="23037" calcext:value-type="float">
            <text:p>2303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16354" calcext:value-type="float">
            <text:p>16354.0</text:p>
          </table:table-cell>
          <table:table-cell office:value-type="float" office:value="23145" calcext:value-type="float">
            <text:p>23145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22785" calcext:value-type="float">
            <text:p>22785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10689" calcext:value-type="float">
            <text:p>10689.0</text:p>
          </table:table-cell>
          <table:table-cell office:value-type="float" office:value="23854" calcext:value-type="float">
            <text:p>23854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662" calcext:value-type="float">
            <text:p>15662.0</text:p>
          </table:table-cell>
          <table:table-cell office:value-type="float" office:value="24049" calcext:value-type="float">
            <text:p>24049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16513" calcext:value-type="float">
            <text:p>16513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16372" calcext:value-type="float">
            <text:p>16372.0</text:p>
          </table:table-cell>
          <table:table-cell office:value-type="float" office:value="23135" calcext:value-type="float">
            <text:p>23135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14316" calcext:value-type="float">
            <text:p>14316.0</text:p>
          </table:table-cell>
          <table:table-cell office:value-type="float" office:value="22776" calcext:value-type="float">
            <text:p>2277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10658" calcext:value-type="float">
            <text:p>10658.0</text:p>
          </table:table-cell>
          <table:table-cell office:value-type="float" office:value="23835" calcext:value-type="float">
            <text:p>23835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15677" calcext:value-type="float">
            <text:p>15677.0</text:p>
          </table:table-cell>
          <table:table-cell office:value-type="float" office:value="24040" calcext:value-type="float">
            <text:p>24040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16574" calcext:value-type="float">
            <text:p>16574.0</text:p>
          </table:table-cell>
          <table:table-cell office:value-type="float" office:value="22994" calcext:value-type="float">
            <text:p>22994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16377" calcext:value-type="float">
            <text:p>16377.0</text:p>
          </table:table-cell>
          <table:table-cell office:value-type="float" office:value="23136" calcext:value-type="float">
            <text:p>23136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14324" calcext:value-type="float">
            <text:p>14324.0</text:p>
          </table:table-cell>
          <table:table-cell office:value-type="float" office:value="22755" calcext:value-type="float">
            <text:p>2275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10623" calcext:value-type="float">
            <text:p>10623.0</text:p>
          </table:table-cell>
          <table:table-cell office:value-type="float" office:value="23815" calcext:value-type="float">
            <text:p>23815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15697" calcext:value-type="float">
            <text:p>15697.0</text:p>
          </table:table-cell>
          <table:table-cell office:value-type="float" office:value="24031" calcext:value-type="float">
            <text:p>24031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16625" calcext:value-type="float">
            <text:p>16625.0</text:p>
          </table:table-cell>
          <table:table-cell office:value-type="float" office:value="22967" calcext:value-type="float">
            <text:p>2296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/>
          <table:table-cell office:value-type="float" office:value="16389" calcext:value-type="float">
            <text:p>16389.0</text:p>
          </table:table-cell>
          <table:table-cell office:value-type="float" office:value="23133" calcext:value-type="float">
            <text:p>23133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14328" calcext:value-type="float">
            <text:p>14328.0</text:p>
          </table:table-cell>
          <table:table-cell office:value-type="float" office:value="22735" calcext:value-type="float">
            <text:p>2273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10596" calcext:value-type="float">
            <text:p>10596.0</text:p>
          </table:table-cell>
          <table:table-cell office:value-type="float" office:value="23792" calcext:value-type="float">
            <text:p>23792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15708" calcext:value-type="float">
            <text:p>15708.0</text:p>
          </table:table-cell>
          <table:table-cell office:value-type="float" office:value="24027" calcext:value-type="float">
            <text:p>24027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16685" calcext:value-type="float">
            <text:p>16685.0</text:p>
          </table:table-cell>
          <table:table-cell office:value-type="float" office:value="22932" calcext:value-type="float">
            <text:p>22932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16396" calcext:value-type="float">
            <text:p>16396.0</text:p>
          </table:table-cell>
          <table:table-cell office:value-type="float" office:value="23132" calcext:value-type="float">
            <text:p>23132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14334" calcext:value-type="float">
            <text:p>14334.0</text:p>
          </table:table-cell>
          <table:table-cell office:value-type="float" office:value="22712" calcext:value-type="float">
            <text:p>22712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10594" calcext:value-type="float">
            <text:p>10594.0</text:p>
          </table:table-cell>
          <table:table-cell office:value-type="float" office:value="23775" calcext:value-type="float">
            <text:p>23775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15719" calcext:value-type="float">
            <text:p>15719.0</text:p>
          </table:table-cell>
          <table:table-cell office:value-type="float" office:value="24028" calcext:value-type="float">
            <text:p>24028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16686" calcext:value-type="float">
            <text:p>16686.0</text:p>
          </table:table-cell>
          <table:table-cell office:value-type="float" office:value="22932" calcext:value-type="float">
            <text:p>22932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16409" calcext:value-type="float">
            <text:p>16409.0</text:p>
          </table:table-cell>
          <table:table-cell office:value-type="float" office:value="23135" calcext:value-type="float">
            <text:p>23135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14327" calcext:value-type="float">
            <text:p>14327.0</text:p>
          </table:table-cell>
          <table:table-cell office:value-type="float" office:value="22708" calcext:value-type="float">
            <text:p>22708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10579" calcext:value-type="float">
            <text:p>10579.0</text:p>
          </table:table-cell>
          <table:table-cell office:value-type="float" office:value="23760" calcext:value-type="float">
            <text:p>23760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15734" calcext:value-type="float">
            <text:p>15734.0</text:p>
          </table:table-cell>
          <table:table-cell office:value-type="float" office:value="24034" calcext:value-type="float">
            <text:p>24034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16709" calcext:value-type="float">
            <text:p>16709.0</text:p>
          </table:table-cell>
          <table:table-cell office:value-type="float" office:value="22913" calcext:value-type="float">
            <text:p>22913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/>
          <table:table-cell office:value-type="float" office:value="16417" calcext:value-type="float">
            <text:p>16417.0</text:p>
          </table:table-cell>
          <table:table-cell office:value-type="float" office:value="23131" calcext:value-type="float">
            <text:p>23131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14322" calcext:value-type="float">
            <text:p>14322.0</text:p>
          </table:table-cell>
          <table:table-cell office:value-type="float" office:value="22703" calcext:value-type="float">
            <text:p>2270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10572" calcext:value-type="float">
            <text:p>10572.0</text:p>
          </table:table-cell>
          <table:table-cell office:value-type="float" office:value="23749" calcext:value-type="float">
            <text:p>23749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15755" calcext:value-type="float">
            <text:p>15755.0</text:p>
          </table:table-cell>
          <table:table-cell office:value-type="float" office:value="23783" calcext:value-type="float">
            <text:p>23783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16749" calcext:value-type="float">
            <text:p>16749.0</text:p>
          </table:table-cell>
          <table:table-cell office:value-type="float" office:value="22864" calcext:value-type="float">
            <text:p>22864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16445" calcext:value-type="float">
            <text:p>16445.0</text:p>
          </table:table-cell>
          <table:table-cell office:value-type="float" office:value="23133" calcext:value-type="float">
            <text:p>23133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14317" calcext:value-type="float">
            <text:p>14317.0</text:p>
          </table:table-cell>
          <table:table-cell office:value-type="float" office:value="22689" calcext:value-type="float">
            <text:p>22689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10566" calcext:value-type="float">
            <text:p>10566.0</text:p>
          </table:table-cell>
          <table:table-cell office:value-type="float" office:value="23737" calcext:value-type="float">
            <text:p>23737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15755" calcext:value-type="float">
            <text:p>15755.0</text:p>
          </table:table-cell>
          <table:table-cell office:value-type="float" office:value="23781" calcext:value-type="float">
            <text:p>23781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16776" calcext:value-type="float">
            <text:p>16776.0</text:p>
          </table:table-cell>
          <table:table-cell office:value-type="float" office:value="22841" calcext:value-type="float">
            <text:p>22841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/>
          <table:table-cell office:value-type="float" office:value="16449" calcext:value-type="float">
            <text:p>16449.0</text:p>
          </table:table-cell>
          <table:table-cell office:value-type="float" office:value="23128" calcext:value-type="float">
            <text:p>23128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14311" calcext:value-type="float">
            <text:p>14311.0</text:p>
          </table:table-cell>
          <table:table-cell office:value-type="float" office:value="22678" calcext:value-type="float">
            <text:p>22678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10555" calcext:value-type="float">
            <text:p>10555.0</text:p>
          </table:table-cell>
          <table:table-cell office:value-type="float" office:value="23727" calcext:value-type="float">
            <text:p>23727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15755" calcext:value-type="float">
            <text:p>15755.0</text:p>
          </table:table-cell>
          <table:table-cell office:value-type="float" office:value="23781" calcext:value-type="float">
            <text:p>23781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16776" calcext:value-type="float">
            <text:p>16776.0</text:p>
          </table:table-cell>
          <table:table-cell office:value-type="float" office:value="22840" calcext:value-type="float">
            <text:p>22840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16464" calcext:value-type="float">
            <text:p>16464.0</text:p>
          </table:table-cell>
          <table:table-cell office:value-type="float" office:value="23131" calcext:value-type="float">
            <text:p>23131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14311" calcext:value-type="float">
            <text:p>14311.0</text:p>
          </table:table-cell>
          <table:table-cell office:value-type="float" office:value="22665" calcext:value-type="float">
            <text:p>2266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10546" calcext:value-type="float">
            <text:p>10546.0</text:p>
          </table:table-cell>
          <table:table-cell office:value-type="float" office:value="23715" calcext:value-type="float">
            <text:p>23715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15755" calcext:value-type="float">
            <text:p>15755.0</text:p>
          </table:table-cell>
          <table:table-cell office:value-type="float" office:value="23778" calcext:value-type="float">
            <text:p>2377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16785" calcext:value-type="float">
            <text:p>16785.0</text:p>
          </table:table-cell>
          <table:table-cell office:value-type="float" office:value="22832" calcext:value-type="float">
            <text:p>22832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16471" calcext:value-type="float">
            <text:p>16471.0</text:p>
          </table:table-cell>
          <table:table-cell office:value-type="float" office:value="23127" calcext:value-type="float">
            <text:p>23127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14310" calcext:value-type="float">
            <text:p>14310.0</text:p>
          </table:table-cell>
          <table:table-cell office:value-type="float" office:value="22657" calcext:value-type="float">
            <text:p>22657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10542" calcext:value-type="float">
            <text:p>10542.0</text:p>
          </table:table-cell>
          <table:table-cell office:value-type="float" office:value="23710" calcext:value-type="float">
            <text:p>23710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15775" calcext:value-type="float">
            <text:p>15775.0</text:p>
          </table:table-cell>
          <table:table-cell office:value-type="float" office:value="23743" calcext:value-type="float">
            <text:p>23743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16880" calcext:value-type="float">
            <text:p>16880.0</text:p>
          </table:table-cell>
          <table:table-cell office:value-type="float" office:value="22814" calcext:value-type="float">
            <text:p>22814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16498" calcext:value-type="float">
            <text:p>16498.0</text:p>
          </table:table-cell>
          <table:table-cell office:value-type="float" office:value="23128" calcext:value-type="float">
            <text:p>23128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14306" calcext:value-type="float">
            <text:p>14306.0</text:p>
          </table:table-cell>
          <table:table-cell office:value-type="float" office:value="22651" calcext:value-type="float">
            <text:p>2265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10537" calcext:value-type="float">
            <text:p>10537.0</text:p>
          </table:table-cell>
          <table:table-cell office:value-type="float" office:value="23707" calcext:value-type="float">
            <text:p>23707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15815" calcext:value-type="float">
            <text:p>15815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15776" calcext:value-type="float">
            <text:p>15776.0</text:p>
          </table:table-cell>
          <table:table-cell office:value-type="float" office:value="23811" calcext:value-type="float">
            <text:p>23811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16902" calcext:value-type="float">
            <text:p>16902.0</text:p>
          </table:table-cell>
          <table:table-cell office:value-type="float" office:value="22815" calcext:value-type="float">
            <text:p>22815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16516" calcext:value-type="float">
            <text:p>16516.0</text:p>
          </table:table-cell>
          <table:table-cell office:value-type="float" office:value="23128" calcext:value-type="float">
            <text:p>23128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14300" calcext:value-type="float">
            <text:p>14300.0</text:p>
          </table:table-cell>
          <table:table-cell office:value-type="float" office:value="22642" calcext:value-type="float">
            <text:p>22642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10530" calcext:value-type="float">
            <text:p>10530.0</text:p>
          </table:table-cell>
          <table:table-cell office:value-type="float" office:value="23702" calcext:value-type="float">
            <text:p>23702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15841" calcext:value-type="float">
            <text:p>15841.0</text:p>
          </table:table-cell>
          <table:table-cell office:value-type="float" office:value="23680" calcext:value-type="float">
            <text:p>23680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15778" calcext:value-type="float">
            <text:p>15778.0</text:p>
          </table:table-cell>
          <table:table-cell office:value-type="float" office:value="23825" calcext:value-type="float">
            <text:p>23825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16918" calcext:value-type="float">
            <text:p>16918.0</text:p>
          </table:table-cell>
          <table:table-cell office:value-type="float" office:value="22816" calcext:value-type="float">
            <text:p>22816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16527" calcext:value-type="float">
            <text:p>16527.0</text:p>
          </table:table-cell>
          <table:table-cell office:value-type="float" office:value="23132" calcext:value-type="float">
            <text:p>23132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14304" calcext:value-type="float">
            <text:p>14304.0</text:p>
          </table:table-cell>
          <table:table-cell office:value-type="float" office:value="22633" calcext:value-type="float">
            <text:p>22633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10516" calcext:value-type="float">
            <text:p>10516.0</text:p>
          </table:table-cell>
          <table:table-cell office:value-type="float" office:value="23700" calcext:value-type="float">
            <text:p>23700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15857" calcext:value-type="float">
            <text:p>15857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15778" calcext:value-type="float">
            <text:p>15778.0</text:p>
          </table:table-cell>
          <table:table-cell office:value-type="float" office:value="23827" calcext:value-type="float">
            <text:p>23827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16930" calcext:value-type="float">
            <text:p>16930.0</text:p>
          </table:table-cell>
          <table:table-cell office:value-type="float" office:value="22812" calcext:value-type="float">
            <text:p>22812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16578" calcext:value-type="float">
            <text:p>16578.0</text:p>
          </table:table-cell>
          <table:table-cell office:value-type="float" office:value="23170" calcext:value-type="float">
            <text:p>23170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14303" calcext:value-type="float">
            <text:p>14303.0</text:p>
          </table:table-cell>
          <table:table-cell office:value-type="float" office:value="22632" calcext:value-type="float">
            <text:p>22632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10515" calcext:value-type="float">
            <text:p>10515.0</text:p>
          </table:table-cell>
          <table:table-cell office:value-type="float" office:value="23700" calcext:value-type="float">
            <text:p>23700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15888" calcext:value-type="float">
            <text:p>15888.0</text:p>
          </table:table-cell>
          <table:table-cell office:value-type="float" office:value="23650" calcext:value-type="float">
            <text:p>23650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15783" calcext:value-type="float">
            <text:p>15783.0</text:p>
          </table:table-cell>
          <table:table-cell office:value-type="float" office:value="23835" calcext:value-type="float">
            <text:p>23835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16937" calcext:value-type="float">
            <text:p>16937.0</text:p>
          </table:table-cell>
          <table:table-cell office:value-type="float" office:value="22816" calcext:value-type="float">
            <text:p>22816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16610" calcext:value-type="float">
            <text:p>16610.0</text:p>
          </table:table-cell>
          <table:table-cell office:value-type="float" office:value="23194" calcext:value-type="float">
            <text:p>23194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"/>
          <table:table-cell office:value-type="float" office:value="14295" calcext:value-type="float">
            <text:p>14295.0</text:p>
          </table:table-cell>
          <table:table-cell office:value-type="float" office:value="22620" calcext:value-type="float">
            <text:p>22620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/>
          <table:table-cell office:value-type="float" office:value="10502" calcext:value-type="float">
            <text:p>10502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15903" calcext:value-type="float">
            <text:p>15903.0</text:p>
          </table:table-cell>
          <table:table-cell office:value-type="float" office:value="23640" calcext:value-type="float">
            <text:p>23640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15782" calcext:value-type="float">
            <text:p>15782.0</text:p>
          </table:table-cell>
          <table:table-cell office:value-type="float" office:value="23843" calcext:value-type="float">
            <text:p>23843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16958" calcext:value-type="float">
            <text:p>16958.0</text:p>
          </table:table-cell>
          <table:table-cell office:value-type="float" office:value="22813" calcext:value-type="float">
            <text:p>2281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16725" calcext:value-type="float">
            <text:p>16725.0</text:p>
          </table:table-cell>
          <table:table-cell office:value-type="float" office:value="23230" calcext:value-type="float">
            <text:p>23230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/>
          <table:table-cell office:value-type="float" office:value="14299" calcext:value-type="float">
            <text:p>14299.0</text:p>
          </table:table-cell>
          <table:table-cell office:value-type="float" office:value="22623" calcext:value-type="float">
            <text:p>22623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10488" calcext:value-type="float">
            <text:p>10488.0</text:p>
          </table:table-cell>
          <table:table-cell office:value-type="float" office:value="23689" calcext:value-type="float">
            <text:p>23689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/>
          <table:table-cell office:value-type="float" office:value="15921" calcext:value-type="float">
            <text:p>15921.0</text:p>
          </table:table-cell>
          <table:table-cell office:value-type="float" office:value="23633" calcext:value-type="float">
            <text:p>23633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15788" calcext:value-type="float">
            <text:p>15788.0</text:p>
          </table:table-cell>
          <table:table-cell office:value-type="float" office:value="23853" calcext:value-type="float">
            <text:p>23853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17047" calcext:value-type="float">
            <text:p>17047.0</text:p>
          </table:table-cell>
          <table:table-cell office:value-type="float" office:value="22779" calcext:value-type="float">
            <text:p>22779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16741" calcext:value-type="float">
            <text:p>16741.0</text:p>
          </table:table-cell>
          <table:table-cell office:value-type="float" office:value="23228" calcext:value-type="float">
            <text:p>23228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14299" calcext:value-type="float">
            <text:p>14299.0</text:p>
          </table:table-cell>
          <table:table-cell office:value-type="float" office:value="22613" calcext:value-type="float">
            <text:p>22613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10469" calcext:value-type="float">
            <text:p>10469.0</text:p>
          </table:table-cell>
          <table:table-cell office:value-type="float" office:value="23690" calcext:value-type="float">
            <text:p>23690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15949" calcext:value-type="float">
            <text:p>15949.0</text:p>
          </table:table-cell>
          <table:table-cell office:value-type="float" office:value="23612" calcext:value-type="float">
            <text:p>23612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15796" calcext:value-type="float">
            <text:p>15796.0</text:p>
          </table:table-cell>
          <table:table-cell office:value-type="float" office:value="23851" calcext:value-type="float">
            <text:p>23851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17133" calcext:value-type="float">
            <text:p>17133.0</text:p>
          </table:table-cell>
          <table:table-cell office:value-type="float" office:value="22741" calcext:value-type="float">
            <text:p>22741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16747" calcext:value-type="float">
            <text:p>16747.0</text:p>
          </table:table-cell>
          <table:table-cell office:value-type="float" office:value="23226" calcext:value-type="float">
            <text:p>23226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16795" calcext:value-type="float">
            <text:p>16795.0</text:p>
          </table:table-cell>
          <table:table-cell office:value-type="float" office:value="23234" calcext:value-type="float">
            <text:p>23234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14295" calcext:value-type="float">
            <text:p>14295.0</text:p>
          </table:table-cell>
          <table:table-cell office:value-type="float" office:value="22609" calcext:value-type="float">
            <text:p>22609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10454" calcext:value-type="float">
            <text:p>10454.0</text:p>
          </table:table-cell>
          <table:table-cell office:value-type="float" office:value="23686" calcext:value-type="float">
            <text:p>23686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15971" calcext:value-type="float">
            <text:p>15971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15806" calcext:value-type="float">
            <text:p>15806.0</text:p>
          </table:table-cell>
          <table:table-cell office:value-type="float" office:value="23863" calcext:value-type="float">
            <text:p>23863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17157" calcext:value-type="float">
            <text:p>17157.0</text:p>
          </table:table-cell>
          <table:table-cell office:value-type="float" office:value="22736" calcext:value-type="float">
            <text:p>22736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16794" calcext:value-type="float">
            <text:p>16794.0</text:p>
          </table:table-cell>
          <table:table-cell office:value-type="float" office:value="23157" calcext:value-type="float">
            <text:p>23157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16795" calcext:value-type="float">
            <text:p>16795.0</text:p>
          </table:table-cell>
          <table:table-cell office:value-type="float" office:value="23234" calcext:value-type="float">
            <text:p>23234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14288" calcext:value-type="float">
            <text:p>14288.0</text:p>
          </table:table-cell>
          <table:table-cell office:value-type="float" office:value="22604" calcext:value-type="float">
            <text:p>22604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10446" calcext:value-type="float">
            <text:p>10446.0</text:p>
          </table:table-cell>
          <table:table-cell office:value-type="float" office:value="23685" calcext:value-type="float">
            <text:p>23685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15993" calcext:value-type="float">
            <text:p>15993.0</text:p>
          </table:table-cell>
          <table:table-cell office:value-type="float" office:value="23580" calcext:value-type="float">
            <text:p>23580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15811" calcext:value-type="float">
            <text:p>15811.0</text:p>
          </table:table-cell>
          <table:table-cell office:value-type="float" office:value="23875" calcext:value-type="float">
            <text:p>23875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17182" calcext:value-type="float">
            <text:p>17182.0</text:p>
          </table:table-cell>
          <table:table-cell office:value-type="float" office:value="22725" calcext:value-type="float">
            <text:p>2272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16809" calcext:value-type="float">
            <text:p>16809.0</text:p>
          </table:table-cell>
          <table:table-cell office:value-type="float" office:value="23116" calcext:value-type="float">
            <text:p>23116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16795" calcext:value-type="float">
            <text:p>16795.0</text:p>
          </table:table-cell>
          <table:table-cell office:value-type="float" office:value="23234" calcext:value-type="float">
            <text:p>23234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14283" calcext:value-type="float">
            <text:p>14283.0</text:p>
          </table:table-cell>
          <table:table-cell office:value-type="float" office:value="22602" calcext:value-type="float">
            <text:p>22602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10439" calcext:value-type="float">
            <text:p>10439.0</text:p>
          </table:table-cell>
          <table:table-cell office:value-type="float" office:value="23684" calcext:value-type="float">
            <text:p>23684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16040" calcext:value-type="float">
            <text:p>16040.0</text:p>
          </table:table-cell>
          <table:table-cell office:value-type="float" office:value="23539" calcext:value-type="float">
            <text:p>23539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15810" calcext:value-type="float">
            <text:p>15810.0</text:p>
          </table:table-cell>
          <table:table-cell office:value-type="float" office:value="23879" calcext:value-type="float">
            <text:p>23879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17213" calcext:value-type="float">
            <text:p>17213.0</text:p>
          </table:table-cell>
          <table:table-cell office:value-type="float" office:value="22696" calcext:value-type="float">
            <text:p>22696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16886" calcext:value-type="float">
            <text:p>16886.0</text:p>
          </table:table-cell>
          <table:table-cell office:value-type="float" office:value="23057" calcext:value-type="float">
            <text:p>23057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16828" calcext:value-type="float">
            <text:p>16828.0</text:p>
          </table:table-cell>
          <table:table-cell office:value-type="float" office:value="23238" calcext:value-type="float">
            <text:p>23238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14285" calcext:value-type="float">
            <text:p>14285.0</text:p>
          </table:table-cell>
          <table:table-cell office:value-type="float" office:value="22607" calcext:value-type="float">
            <text:p>22607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10430" calcext:value-type="float">
            <text:p>10430.0</text:p>
          </table:table-cell>
          <table:table-cell office:value-type="float" office:value="23683" calcext:value-type="float">
            <text:p>23683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16079" calcext:value-type="float">
            <text:p>16079.0</text:p>
          </table:table-cell>
          <table:table-cell office:value-type="float" office:value="23518" calcext:value-type="float">
            <text:p>23518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15810" calcext:value-type="float">
            <text:p>15810.0</text:p>
          </table:table-cell>
          <table:table-cell office:value-type="float" office:value="23882" calcext:value-type="float">
            <text:p>23882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/>
          <table:table-cell office:value-type="float" office:value="17224" calcext:value-type="float">
            <text:p>17224.0</text:p>
          </table:table-cell>
          <table:table-cell office:value-type="float" office:value="22682" calcext:value-type="float">
            <text:p>22682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16902" calcext:value-type="float">
            <text:p>16902.0</text:p>
          </table:table-cell>
          <table:table-cell office:value-type="float" office:value="23049" calcext:value-type="float">
            <text:p>23049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16854" calcext:value-type="float">
            <text:p>16854.0</text:p>
          </table:table-cell>
          <table:table-cell office:value-type="float" office:value="23236" calcext:value-type="float">
            <text:p>23236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14285" calcext:value-type="float">
            <text:p>14285.0</text:p>
          </table:table-cell>
          <table:table-cell office:value-type="float" office:value="22600" calcext:value-type="float">
            <text:p>22600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10413" calcext:value-type="float">
            <text:p>10413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16123" calcext:value-type="float">
            <text:p>16123.0</text:p>
          </table:table-cell>
          <table:table-cell office:value-type="float" office:value="23502" calcext:value-type="float">
            <text:p>23502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15802" calcext:value-type="float">
            <text:p>15802.0</text:p>
          </table:table-cell>
          <table:table-cell office:value-type="float" office:value="23883" calcext:value-type="float">
            <text:p>23883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17228" calcext:value-type="float">
            <text:p>17228.0</text:p>
          </table:table-cell>
          <table:table-cell office:value-type="float" office:value="22675" calcext:value-type="float">
            <text:p>2267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16906" calcext:value-type="float">
            <text:p>16906.0</text:p>
          </table:table-cell>
          <table:table-cell office:value-type="float" office:value="23043" calcext:value-type="float">
            <text:p>23043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16864" calcext:value-type="float">
            <text:p>16864.0</text:p>
          </table:table-cell>
          <table:table-cell office:value-type="float" office:value="23230" calcext:value-type="float">
            <text:p>23230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14282" calcext:value-type="float">
            <text:p>14282.0</text:p>
          </table:table-cell>
          <table:table-cell office:value-type="float" office:value="22592" calcext:value-type="float">
            <text:p>22592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/>
          <table:table-cell office:value-type="float" office:value="10374" calcext:value-type="float">
            <text:p>10374.0</text:p>
          </table:table-cell>
          <table:table-cell office:value-type="float" office:value="23650" calcext:value-type="float">
            <text:p>23650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16163" calcext:value-type="float">
            <text:p>16163.0</text:p>
          </table:table-cell>
          <table:table-cell office:value-type="float" office:value="23483" calcext:value-type="float">
            <text:p>23483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15812" calcext:value-type="float">
            <text:p>15812.0</text:p>
          </table:table-cell>
          <table:table-cell office:value-type="float" office:value="23873" calcext:value-type="float">
            <text:p>23873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17235" calcext:value-type="float">
            <text:p>17235.0</text:p>
          </table:table-cell>
          <table:table-cell office:value-type="float" office:value="22666" calcext:value-type="float">
            <text:p>2266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16913" calcext:value-type="float">
            <text:p>16913.0</text:p>
          </table:table-cell>
          <table:table-cell office:value-type="float" office:value="23019" calcext:value-type="float">
            <text:p>23019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16881" calcext:value-type="float">
            <text:p>16881.0</text:p>
          </table:table-cell>
          <table:table-cell office:value-type="float" office:value="23220" calcext:value-type="float">
            <text:p>23220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14279" calcext:value-type="float">
            <text:p>14279.0</text:p>
          </table:table-cell>
          <table:table-cell office:value-type="float" office:value="22583" calcext:value-type="float">
            <text:p>22583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10319" calcext:value-type="float">
            <text:p>10319.0</text:p>
          </table:table-cell>
          <table:table-cell office:value-type="float" office:value="23632" calcext:value-type="float">
            <text:p>2363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16184" calcext:value-type="float">
            <text:p>16184.0</text:p>
          </table:table-cell>
          <table:table-cell office:value-type="float" office:value="23468" calcext:value-type="float">
            <text:p>23468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15824" calcext:value-type="float">
            <text:p>15824.0</text:p>
          </table:table-cell>
          <table:table-cell office:value-type="float" office:value="23875" calcext:value-type="float">
            <text:p>23875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17249" calcext:value-type="float">
            <text:p>17249.0</text:p>
          </table:table-cell>
          <table:table-cell office:value-type="float" office:value="22626" calcext:value-type="float">
            <text:p>2262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16978" calcext:value-type="float">
            <text:p>16978.0</text:p>
          </table:table-cell>
          <table:table-cell office:value-type="float" office:value="23003" calcext:value-type="float">
            <text:p>23003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16903" calcext:value-type="float">
            <text:p>16903.0</text:p>
          </table:table-cell>
          <table:table-cell office:value-type="float" office:value="23214" calcext:value-type="float">
            <text:p>23214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14281" calcext:value-type="float">
            <text:p>14281.0</text:p>
          </table:table-cell>
          <table:table-cell office:value-type="float" office:value="22578" calcext:value-type="float">
            <text:p>22578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10263" calcext:value-type="float">
            <text:p>10263.0</text:p>
          </table:table-cell>
          <table:table-cell office:value-type="float" office:value="23618" calcext:value-type="float">
            <text:p>23618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16194" calcext:value-type="float">
            <text:p>16194.0</text:p>
          </table:table-cell>
          <table:table-cell office:value-type="float" office:value="23466" calcext:value-type="float">
            <text:p>23466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15826" calcext:value-type="float">
            <text:p>15826.0</text:p>
          </table:table-cell>
          <table:table-cell office:value-type="float" office:value="23877" calcext:value-type="float">
            <text:p>23877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17277" calcext:value-type="float">
            <text:p>17277.0</text:p>
          </table:table-cell>
          <table:table-cell office:value-type="float" office:value="22582" calcext:value-type="float">
            <text:p>22582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6991" calcext:value-type="float">
            <text:p>16991.0</text:p>
          </table:table-cell>
          <table:table-cell office:value-type="float" office:value="23003" calcext:value-type="float">
            <text:p>23003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16913" calcext:value-type="float">
            <text:p>16913.0</text:p>
          </table:table-cell>
          <table:table-cell office:value-type="float" office:value="23207" calcext:value-type="float">
            <text:p>23207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14279" calcext:value-type="float">
            <text:p>14279.0</text:p>
          </table:table-cell>
          <table:table-cell office:value-type="float" office:value="22572" calcext:value-type="float">
            <text:p>22572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10269" calcext:value-type="float">
            <text:p>10269.0</text:p>
          </table:table-cell>
          <table:table-cell office:value-type="float" office:value="23612" calcext:value-type="float">
            <text:p>2361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16208" calcext:value-type="float">
            <text:p>16208.0</text:p>
          </table:table-cell>
          <table:table-cell office:value-type="float" office:value="23463" calcext:value-type="float">
            <text:p>23463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15832" calcext:value-type="float">
            <text:p>15832.0</text:p>
          </table:table-cell>
          <table:table-cell office:value-type="float" office:value="23875" calcext:value-type="float">
            <text:p>23875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17300" calcext:value-type="float">
            <text:p>17300.0</text:p>
          </table:table-cell>
          <table:table-cell office:value-type="float" office:value="22543" calcext:value-type="float">
            <text:p>22543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16922" calcext:value-type="float">
            <text:p>16922.0</text:p>
          </table:table-cell>
          <table:table-cell office:value-type="float" office:value="23199" calcext:value-type="float">
            <text:p>23199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14275" calcext:value-type="float">
            <text:p>14275.0</text:p>
          </table:table-cell>
          <table:table-cell office:value-type="float" office:value="22562" calcext:value-type="float">
            <text:p>22562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10271" calcext:value-type="float">
            <text:p>10271.0</text:p>
          </table:table-cell>
          <table:table-cell office:value-type="float" office:value="23612" calcext:value-type="float">
            <text:p>23612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16222" calcext:value-type="float">
            <text:p>16222.0</text:p>
          </table:table-cell>
          <table:table-cell office:value-type="float" office:value="23458" calcext:value-type="float">
            <text:p>23458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15840" calcext:value-type="float">
            <text:p>15840.0</text:p>
          </table:table-cell>
          <table:table-cell office:value-type="float" office:value="23879" calcext:value-type="float">
            <text:p>23879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17315" calcext:value-type="float">
            <text:p>17315.0</text:p>
          </table:table-cell>
          <table:table-cell office:value-type="float" office:value="22523" calcext:value-type="float">
            <text:p>22523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16933" calcext:value-type="float">
            <text:p>16933.0</text:p>
          </table:table-cell>
          <table:table-cell office:value-type="float" office:value="23201" calcext:value-type="float">
            <text:p>23201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14273" calcext:value-type="float">
            <text:p>14273.0</text:p>
          </table:table-cell>
          <table:table-cell office:value-type="float" office:value="22551" calcext:value-type="float">
            <text:p>22551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10227" calcext:value-type="float">
            <text:p>10227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/>
          <table:table-cell office:value-type="float" office:value="16222" calcext:value-type="float">
            <text:p>16222.0</text:p>
          </table:table-cell>
          <table:table-cell office:value-type="float" office:value="23453" calcext:value-type="float">
            <text:p>23453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15854" calcext:value-type="float">
            <text:p>15854.0</text:p>
          </table:table-cell>
          <table:table-cell office:value-type="float" office:value="23891" calcext:value-type="float">
            <text:p>23891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17328" calcext:value-type="float">
            <text:p>17328.0</text:p>
          </table:table-cell>
          <table:table-cell office:value-type="float" office:value="22517" calcext:value-type="float">
            <text:p>22517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16945" calcext:value-type="float">
            <text:p>16945.0</text:p>
          </table:table-cell>
          <table:table-cell office:value-type="float" office:value="23192" calcext:value-type="float">
            <text:p>23192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14274" calcext:value-type="float">
            <text:p>14274.0</text:p>
          </table:table-cell>
          <table:table-cell office:value-type="float" office:value="22550" calcext:value-type="float">
            <text:p>22550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10215" calcext:value-type="float">
            <text:p>10215.0</text:p>
          </table:table-cell>
          <table:table-cell office:value-type="float" office:value="23607" calcext:value-type="float">
            <text:p>23607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16228" calcext:value-type="float">
            <text:p>16228.0</text:p>
          </table:table-cell>
          <table:table-cell office:value-type="float" office:value="23451" calcext:value-type="float">
            <text:p>23451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15859" calcext:value-type="float">
            <text:p>15859.0</text:p>
          </table:table-cell>
          <table:table-cell office:value-type="float" office:value="23894" calcext:value-type="float">
            <text:p>23894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17309" calcext:value-type="float">
            <text:p>17309.0</text:p>
          </table:table-cell>
          <table:table-cell office:value-type="float" office:value="22512" calcext:value-type="float">
            <text:p>22512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16954" calcext:value-type="float">
            <text:p>16954.0</text:p>
          </table:table-cell>
          <table:table-cell office:value-type="float" office:value="23186" calcext:value-type="float">
            <text:p>23186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14274" calcext:value-type="float">
            <text:p>14274.0</text:p>
          </table:table-cell>
          <table:table-cell office:value-type="float" office:value="22543" calcext:value-type="float">
            <text:p>22543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10213" calcext:value-type="float">
            <text:p>10213.0</text:p>
          </table:table-cell>
          <table:table-cell office:value-type="float" office:value="23613" calcext:value-type="float">
            <text:p>23613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16242" calcext:value-type="float">
            <text:p>16242.0</text:p>
          </table:table-cell>
          <table:table-cell office:value-type="float" office:value="23445" calcext:value-type="float">
            <text:p>23445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15859" calcext:value-type="float">
            <text:p>15859.0</text:p>
          </table:table-cell>
          <table:table-cell office:value-type="float" office:value="23901" calcext:value-type="float">
            <text:p>23901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17382" calcext:value-type="float">
            <text:p>17382.0</text:p>
          </table:table-cell>
          <table:table-cell office:value-type="float" office:value="22494" calcext:value-type="float">
            <text:p>22494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16969" calcext:value-type="float">
            <text:p>16969.0</text:p>
          </table:table-cell>
          <table:table-cell office:value-type="float" office:value="23179" calcext:value-type="float">
            <text:p>23179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14275" calcext:value-type="float">
            <text:p>14275.0</text:p>
          </table:table-cell>
          <table:table-cell office:value-type="float" office:value="22540" calcext:value-type="float">
            <text:p>22540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10220" calcext:value-type="float">
            <text:p>10220.0</text:p>
          </table:table-cell>
          <table:table-cell office:value-type="float" office:value="23619" calcext:value-type="float">
            <text:p>23619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16256" calcext:value-type="float">
            <text:p>16256.0</text:p>
          </table:table-cell>
          <table:table-cell office:value-type="float" office:value="23435" calcext:value-type="float">
            <text:p>23435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15856" calcext:value-type="float">
            <text:p>15856.0</text:p>
          </table:table-cell>
          <table:table-cell office:value-type="float" office:value="23907" calcext:value-type="float">
            <text:p>23907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17416" calcext:value-type="float">
            <text:p>17416.0</text:p>
          </table:table-cell>
          <table:table-cell office:value-type="float" office:value="22462" calcext:value-type="float">
            <text:p>22462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16978" calcext:value-type="float">
            <text:p>16978.0</text:p>
          </table:table-cell>
          <table:table-cell office:value-type="float" office:value="23177" calcext:value-type="float">
            <text:p>23177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14266" calcext:value-type="float">
            <text:p>14266.0</text:p>
          </table:table-cell>
          <table:table-cell office:value-type="float" office:value="22529" calcext:value-type="float">
            <text:p>22529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10190" calcext:value-type="float">
            <text:p>10190.0</text:p>
          </table:table-cell>
          <table:table-cell office:value-type="float" office:value="23628" calcext:value-type="float">
            <text:p>23628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16262" calcext:value-type="float">
            <text:p>16262.0</text:p>
          </table:table-cell>
          <table:table-cell office:value-type="float" office:value="23429" calcext:value-type="float">
            <text:p>23429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15862" calcext:value-type="float">
            <text:p>15862.0</text:p>
          </table:table-cell>
          <table:table-cell office:value-type="float" office:value="23911" calcext:value-type="float">
            <text:p>23911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17513" calcext:value-type="float">
            <text:p>17513.0</text:p>
          </table:table-cell>
          <table:table-cell office:value-type="float" office:value="22426" calcext:value-type="float">
            <text:p>22426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17000" calcext:value-type="float">
            <text:p>17000.0</text:p>
          </table:table-cell>
          <table:table-cell office:value-type="float" office:value="23186" calcext:value-type="float">
            <text:p>23186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14275" calcext:value-type="float">
            <text:p>14275.0</text:p>
          </table:table-cell>
          <table:table-cell office:value-type="float" office:value="22520" calcext:value-type="float">
            <text:p>22520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10133" calcext:value-type="float">
            <text:p>10133.0</text:p>
          </table:table-cell>
          <table:table-cell office:value-type="float" office:value="23610" calcext:value-type="float">
            <text:p>23610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16274" calcext:value-type="float">
            <text:p>16274.0</text:p>
          </table:table-cell>
          <table:table-cell office:value-type="float" office:value="23422" calcext:value-type="float">
            <text:p>23422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15862" calcext:value-type="float">
            <text:p>15862.0</text:p>
          </table:table-cell>
          <table:table-cell office:value-type="float" office:value="23911" calcext:value-type="float">
            <text:p>23911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17540" calcext:value-type="float">
            <text:p>17540.0</text:p>
          </table:table-cell>
          <table:table-cell office:value-type="float" office:value="22427" calcext:value-type="float">
            <text:p>2242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17063" calcext:value-type="float">
            <text:p>17063.0</text:p>
          </table:table-cell>
          <table:table-cell office:value-type="float" office:value="23212" calcext:value-type="float">
            <text:p>23212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14276" calcext:value-type="float">
            <text:p>14276.0</text:p>
          </table:table-cell>
          <table:table-cell office:value-type="float" office:value="22507" calcext:value-type="float">
            <text:p>22507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10059" calcext:value-type="float">
            <text:p>10059.0</text:p>
          </table:table-cell>
          <table:table-cell office:value-type="float" office:value="23577" calcext:value-type="float">
            <text:p>23577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16284" calcext:value-type="float">
            <text:p>16284.0</text:p>
          </table:table-cell>
          <table:table-cell office:value-type="float" office:value="23407" calcext:value-type="float">
            <text:p>23407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15870" calcext:value-type="float">
            <text:p>15870.0</text:p>
          </table:table-cell>
          <table:table-cell office:value-type="float" office:value="23911" calcext:value-type="float">
            <text:p>23911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17625" calcext:value-type="float">
            <text:p>17625.0</text:p>
          </table:table-cell>
          <table:table-cell office:value-type="float" office:value="22437" calcext:value-type="float">
            <text:p>2243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17101" calcext:value-type="float">
            <text:p>17101.0</text:p>
          </table:table-cell>
          <table:table-cell office:value-type="float" office:value="23205" calcext:value-type="float">
            <text:p>23205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14284" calcext:value-type="float">
            <text:p>14284.0</text:p>
          </table:table-cell>
          <table:table-cell office:value-type="float" office:value="22498" calcext:value-type="float">
            <text:p>22498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10012" calcext:value-type="float">
            <text:p>10012.0</text:p>
          </table:table-cell>
          <table:table-cell office:value-type="float" office:value="23569" calcext:value-type="float">
            <text:p>23569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16291" calcext:value-type="float">
            <text:p>16291.0</text:p>
          </table:table-cell>
          <table:table-cell office:value-type="float" office:value="23395" calcext:value-type="float">
            <text:p>2339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15880" calcext:value-type="float">
            <text:p>15880.0</text:p>
          </table:table-cell>
          <table:table-cell office:value-type="float" office:value="23922" calcext:value-type="float">
            <text:p>23922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17690" calcext:value-type="float">
            <text:p>17690.0</text:p>
          </table:table-cell>
          <table:table-cell office:value-type="float" office:value="22428" calcext:value-type="float">
            <text:p>22428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17113" calcext:value-type="float">
            <text:p>17113.0</text:p>
          </table:table-cell>
          <table:table-cell office:value-type="float" office:value="23197" calcext:value-type="float">
            <text:p>23197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14285" calcext:value-type="float">
            <text:p>14285.0</text:p>
          </table:table-cell>
          <table:table-cell office:value-type="float" office:value="22482" calcext:value-type="float">
            <text:p>22482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10002" calcext:value-type="float">
            <text:p>10002.0</text:p>
          </table:table-cell>
          <table:table-cell office:value-type="float" office:value="23560" calcext:value-type="float">
            <text:p>23560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16292" calcext:value-type="float">
            <text:p>16292.0</text:p>
          </table:table-cell>
          <table:table-cell office:value-type="float" office:value="23388" calcext:value-type="float">
            <text:p>23388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15882" calcext:value-type="float">
            <text:p>15882.0</text:p>
          </table:table-cell>
          <table:table-cell office:value-type="float" office:value="23923" calcext:value-type="float">
            <text:p>23923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17702" calcext:value-type="float">
            <text:p>17702.0</text:p>
          </table:table-cell>
          <table:table-cell office:value-type="float" office:value="22418" calcext:value-type="float">
            <text:p>22418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17131" calcext:value-type="float">
            <text:p>17131.0</text:p>
          </table:table-cell>
          <table:table-cell office:value-type="float" office:value="23189" calcext:value-type="float">
            <text:p>23189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14289" calcext:value-type="float">
            <text:p>14289.0</text:p>
          </table:table-cell>
          <table:table-cell office:value-type="float" office:value="22478" calcext:value-type="float">
            <text:p>22478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9951" calcext:value-type="float">
            <text:p>9951.0</text:p>
          </table:table-cell>
          <table:table-cell office:value-type="float" office:value="23534" calcext:value-type="float">
            <text:p>23534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16303" calcext:value-type="float">
            <text:p>16303.0</text:p>
          </table:table-cell>
          <table:table-cell office:value-type="float" office:value="23383" calcext:value-type="float">
            <text:p>23383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15895" calcext:value-type="float">
            <text:p>15895.0</text:p>
          </table:table-cell>
          <table:table-cell office:value-type="float" office:value="23936" calcext:value-type="float">
            <text:p>23936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17709" calcext:value-type="float">
            <text:p>17709.0</text:p>
          </table:table-cell>
          <table:table-cell office:value-type="float" office:value="22406" calcext:value-type="float">
            <text:p>22406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17144" calcext:value-type="float">
            <text:p>17144.0</text:p>
          </table:table-cell>
          <table:table-cell office:value-type="float" office:value="23181" calcext:value-type="float">
            <text:p>23181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14295" calcext:value-type="float">
            <text:p>14295.0</text:p>
          </table:table-cell>
          <table:table-cell office:value-type="float" office:value="22464" calcext:value-type="float">
            <text:p>22464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9910" calcext:value-type="float">
            <text:p>9910.0</text:p>
          </table:table-cell>
          <table:table-cell office:value-type="float" office:value="23525" calcext:value-type="float">
            <text:p>23525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16338" calcext:value-type="float">
            <text:p>16338.0</text:p>
          </table:table-cell>
          <table:table-cell office:value-type="float" office:value="23385" calcext:value-type="float">
            <text:p>23385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15943" calcext:value-type="float">
            <text:p>15943.0</text:p>
          </table:table-cell>
          <table:table-cell office:value-type="float" office:value="23994" calcext:value-type="float">
            <text:p>23994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17721" calcext:value-type="float">
            <text:p>17721.0</text:p>
          </table:table-cell>
          <table:table-cell office:value-type="float" office:value="22388" calcext:value-type="float">
            <text:p>22388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/>
          <table:table-cell office:value-type="float" office:value="17157" calcext:value-type="float">
            <text:p>17157.0</text:p>
          </table:table-cell>
          <table:table-cell office:value-type="float" office:value="23172" calcext:value-type="float">
            <text:p>23172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14295" calcext:value-type="float">
            <text:p>14295.0</text:p>
          </table:table-cell>
          <table:table-cell office:value-type="float" office:value="22452" calcext:value-type="float">
            <text:p>2245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9903" calcext:value-type="float">
            <text:p>9903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16368" calcext:value-type="float">
            <text:p>16368.0</text:p>
          </table:table-cell>
          <table:table-cell office:value-type="float" office:value="23375" calcext:value-type="float">
            <text:p>23375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950" calcext:value-type="float">
            <text:p>15950.0</text:p>
          </table:table-cell>
          <table:table-cell office:value-type="float" office:value="24036" calcext:value-type="float">
            <text:p>24036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17738" calcext:value-type="float">
            <text:p>17738.0</text:p>
          </table:table-cell>
          <table:table-cell office:value-type="float" office:value="22374" calcext:value-type="float">
            <text:p>22374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17172" calcext:value-type="float">
            <text:p>17172.0</text:p>
          </table:table-cell>
          <table:table-cell office:value-type="float" office:value="23163" calcext:value-type="float">
            <text:p>23163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14311" calcext:value-type="float">
            <text:p>14311.0</text:p>
          </table:table-cell>
          <table:table-cell office:value-type="float" office:value="22437" calcext:value-type="float">
            <text:p>22437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9849" calcext:value-type="float">
            <text:p>9849.0</text:p>
          </table:table-cell>
          <table:table-cell office:value-type="float" office:value="23502" calcext:value-type="float">
            <text:p>2350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16408" calcext:value-type="float">
            <text:p>16408.0</text:p>
          </table:table-cell>
          <table:table-cell office:value-type="float" office:value="23362" calcext:value-type="float">
            <text:p>23362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16037" calcext:value-type="float">
            <text:p>16037.0</text:p>
          </table:table-cell>
          <table:table-cell office:value-type="float" office:value="24107" calcext:value-type="float">
            <text:p>24107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17741" calcext:value-type="float">
            <text:p>17741.0</text:p>
          </table:table-cell>
          <table:table-cell office:value-type="float" office:value="22371" calcext:value-type="float">
            <text:p>22371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01" calcext:value-type="float">
            <text:p>17201.0</text:p>
          </table:table-cell>
          <table:table-cell office:value-type="float" office:value="23155" calcext:value-type="float">
            <text:p>23155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14305" calcext:value-type="float">
            <text:p>14305.0</text:p>
          </table:table-cell>
          <table:table-cell office:value-type="float" office:value="22436" calcext:value-type="float">
            <text:p>22436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9801" calcext:value-type="float">
            <text:p>9801.0</text:p>
          </table:table-cell>
          <table:table-cell office:value-type="float" office:value="23477" calcext:value-type="float">
            <text:p>23477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6434" calcext:value-type="float">
            <text:p>16434.0</text:p>
          </table:table-cell>
          <table:table-cell office:value-type="float" office:value="23343" calcext:value-type="float">
            <text:p>23343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16115" calcext:value-type="float">
            <text:p>16115.0</text:p>
          </table:table-cell>
          <table:table-cell office:value-type="float" office:value="24172" calcext:value-type="float">
            <text:p>24172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17774" calcext:value-type="float">
            <text:p>17774.0</text:p>
          </table:table-cell>
          <table:table-cell office:value-type="float" office:value="22356" calcext:value-type="float">
            <text:p>22356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17230" calcext:value-type="float">
            <text:p>17230.0</text:p>
          </table:table-cell>
          <table:table-cell office:value-type="float" office:value="22939" calcext:value-type="float">
            <text:p>22939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22415" calcext:value-type="float">
            <text:p>22415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9737" calcext:value-type="float">
            <text:p>9737.0</text:p>
          </table:table-cell>
          <table:table-cell office:value-type="float" office:value="23471" calcext:value-type="float">
            <text:p>23471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16476" calcext:value-type="float">
            <text:p>16476.0</text:p>
          </table:table-cell>
          <table:table-cell office:value-type="float" office:value="23321" calcext:value-type="float">
            <text:p>23321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16166" calcext:value-type="float">
            <text:p>16166.0</text:p>
          </table:table-cell>
          <table:table-cell office:value-type="float" office:value="24207" calcext:value-type="float">
            <text:p>24207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17787" calcext:value-type="float">
            <text:p>17787.0</text:p>
          </table:table-cell>
          <table:table-cell office:value-type="float" office:value="22344" calcext:value-type="float">
            <text:p>22344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17235" calcext:value-type="float">
            <text:p>17235.0</text:p>
          </table:table-cell>
          <table:table-cell office:value-type="float" office:value="22939" calcext:value-type="float">
            <text:p>22939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14316" calcext:value-type="float">
            <text:p>14316.0</text:p>
          </table:table-cell>
          <table:table-cell office:value-type="float" office:value="22405" calcext:value-type="float">
            <text:p>22405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9677" calcext:value-type="float">
            <text:p>9677.0</text:p>
          </table:table-cell>
          <table:table-cell office:value-type="float" office:value="23492" calcext:value-type="float">
            <text:p>23492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16482" calcext:value-type="float">
            <text:p>16482.0</text:p>
          </table:table-cell>
          <table:table-cell office:value-type="float" office:value="23314" calcext:value-type="float">
            <text:p>23314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16243" calcext:value-type="float">
            <text:p>16243.0</text:p>
          </table:table-cell>
          <table:table-cell office:value-type="float" office:value="24246" calcext:value-type="float">
            <text:p>24246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"/>
          <table:table-cell office:value-type="float" office:value="17809" calcext:value-type="float">
            <text:p>17809.0</text:p>
          </table:table-cell>
          <table:table-cell office:value-type="float" office:value="22321" calcext:value-type="float">
            <text:p>22321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17247" calcext:value-type="float">
            <text:p>17247.0</text:p>
          </table:table-cell>
          <table:table-cell office:value-type="float" office:value="22926" calcext:value-type="float">
            <text:p>22926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22395" calcext:value-type="float">
            <text:p>22395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9580" calcext:value-type="float">
            <text:p>9580.0</text:p>
          </table:table-cell>
          <table:table-cell office:value-type="float" office:value="23515" calcext:value-type="float">
            <text:p>2351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16496" calcext:value-type="float">
            <text:p>16496.0</text:p>
          </table:table-cell>
          <table:table-cell office:value-type="float" office:value="23301" calcext:value-type="float">
            <text:p>23301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16270" calcext:value-type="float">
            <text:p>16270.0</text:p>
          </table:table-cell>
          <table:table-cell office:value-type="float" office:value="24274" calcext:value-type="float">
            <text:p>24274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17813" calcext:value-type="float">
            <text:p>17813.0</text:p>
          </table:table-cell>
          <table:table-cell office:value-type="float" office:value="22316" calcext:value-type="float">
            <text:p>22316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17257" calcext:value-type="float">
            <text:p>17257.0</text:p>
          </table:table-cell>
          <table:table-cell office:value-type="float" office:value="22914" calcext:value-type="float">
            <text:p>22914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22381" calcext:value-type="float">
            <text:p>22381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9568" calcext:value-type="float">
            <text:p>9568.0</text:p>
          </table:table-cell>
          <table:table-cell office:value-type="float" office:value="23501" calcext:value-type="float">
            <text:p>23501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16516" calcext:value-type="float">
            <text:p>16516.0</text:p>
          </table:table-cell>
          <table:table-cell office:value-type="float" office:value="23277" calcext:value-type="float">
            <text:p>23277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16314" calcext:value-type="float">
            <text:p>16314.0</text:p>
          </table:table-cell>
          <table:table-cell office:value-type="float" office:value="24283" calcext:value-type="float">
            <text:p>24283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17833" calcext:value-type="float">
            <text:p>17833.0</text:p>
          </table:table-cell>
          <table:table-cell office:value-type="float" office:value="22303" calcext:value-type="float">
            <text:p>22303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17282" calcext:value-type="float">
            <text:p>17282.0</text:p>
          </table:table-cell>
          <table:table-cell office:value-type="float" office:value="22893" calcext:value-type="float">
            <text:p>22893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14315" calcext:value-type="float">
            <text:p>14315.0</text:p>
          </table:table-cell>
          <table:table-cell office:value-type="float" office:value="22379" calcext:value-type="float">
            <text:p>22379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9534" calcext:value-type="float">
            <text:p>9534.0</text:p>
          </table:table-cell>
          <table:table-cell office:value-type="float" office:value="23495" calcext:value-type="float">
            <text:p>23495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16525" calcext:value-type="float">
            <text:p>16525.0</text:p>
          </table:table-cell>
          <table:table-cell office:value-type="float" office:value="23259" calcext:value-type="float">
            <text:p>23259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16330" calcext:value-type="float">
            <text:p>16330.0</text:p>
          </table:table-cell>
          <table:table-cell office:value-type="float" office:value="24287" calcext:value-type="float">
            <text:p>24287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17874" calcext:value-type="float">
            <text:p>17874.0</text:p>
          </table:table-cell>
          <table:table-cell office:value-type="float" office:value="22280" calcext:value-type="float">
            <text:p>22280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2878" calcext:value-type="float">
            <text:p>22878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14320" calcext:value-type="float">
            <text:p>14320.0</text:p>
          </table:table-cell>
          <table:table-cell office:value-type="float" office:value="22367" calcext:value-type="float">
            <text:p>22367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9462" calcext:value-type="float">
            <text:p>9462.0</text:p>
          </table:table-cell>
          <table:table-cell office:value-type="float" office:value="23480" calcext:value-type="float">
            <text:p>23480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16533" calcext:value-type="float">
            <text:p>16533.0</text:p>
          </table:table-cell>
          <table:table-cell office:value-type="float" office:value="23240" calcext:value-type="float">
            <text:p>23240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16347" calcext:value-type="float">
            <text:p>16347.0</text:p>
          </table:table-cell>
          <table:table-cell office:value-type="float" office:value="24296" calcext:value-type="float">
            <text:p>24296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17894" calcext:value-type="float">
            <text:p>17894.0</text:p>
          </table:table-cell>
          <table:table-cell office:value-type="float" office:value="22269" calcext:value-type="float">
            <text:p>22269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17372" calcext:value-type="float">
            <text:p>17372.0</text:p>
          </table:table-cell>
          <table:table-cell office:value-type="float" office:value="22865" calcext:value-type="float">
            <text:p>22865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17344" calcext:value-type="float">
            <text:p>17344.0</text:p>
          </table:table-cell>
          <table:table-cell office:value-type="float" office:value="22849" calcext:value-type="float">
            <text:p>22849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14320" calcext:value-type="float">
            <text:p>14320.0</text:p>
          </table:table-cell>
          <table:table-cell office:value-type="float" office:value="22360" calcext:value-type="float">
            <text:p>22360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9426" calcext:value-type="float">
            <text:p>9426.0</text:p>
          </table:table-cell>
          <table:table-cell office:value-type="float" office:value="23470" calcext:value-type="float">
            <text:p>23470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16533" calcext:value-type="float">
            <text:p>16533.0</text:p>
          </table:table-cell>
          <table:table-cell office:value-type="float" office:value="23211" calcext:value-type="float">
            <text:p>23211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16363" calcext:value-type="float">
            <text:p>16363.0</text:p>
          </table:table-cell>
          <table:table-cell office:value-type="float" office:value="24304" calcext:value-type="float">
            <text:p>24304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936" calcext:value-type="float">
            <text:p>17936.0</text:p>
          </table:table-cell>
          <table:table-cell office:value-type="float" office:value="22245" calcext:value-type="float">
            <text:p>22245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17385" calcext:value-type="float">
            <text:p>17385.0</text:p>
          </table:table-cell>
          <table:table-cell office:value-type="float" office:value="22868" calcext:value-type="float">
            <text:p>2286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17347" calcext:value-type="float">
            <text:p>17347.0</text:p>
          </table:table-cell>
          <table:table-cell office:value-type="float" office:value="22844" calcext:value-type="float">
            <text:p>22844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14325" calcext:value-type="float">
            <text:p>14325.0</text:p>
          </table:table-cell>
          <table:table-cell office:value-type="float" office:value="22357" calcext:value-type="float">
            <text:p>2235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9407" calcext:value-type="float">
            <text:p>9407.0</text:p>
          </table:table-cell>
          <table:table-cell office:value-type="float" office:value="23459" calcext:value-type="float">
            <text:p>23459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16537" calcext:value-type="float">
            <text:p>16537.0</text:p>
          </table:table-cell>
          <table:table-cell office:value-type="float" office:value="23186" calcext:value-type="float">
            <text:p>23186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16374" calcext:value-type="float">
            <text:p>16374.0</text:p>
          </table:table-cell>
          <table:table-cell office:value-type="float" office:value="24312" calcext:value-type="float">
            <text:p>24312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17992" calcext:value-type="float">
            <text:p>17992.0</text:p>
          </table:table-cell>
          <table:table-cell office:value-type="float" office:value="22204" calcext:value-type="float">
            <text:p>22204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17400" calcext:value-type="float">
            <text:p>17400.0</text:p>
          </table:table-cell>
          <table:table-cell office:value-type="float" office:value="22870" calcext:value-type="float">
            <text:p>22870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17355" calcext:value-type="float">
            <text:p>17355.0</text:p>
          </table:table-cell>
          <table:table-cell office:value-type="float" office:value="22837" calcext:value-type="float">
            <text:p>22837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14327" calcext:value-type="float">
            <text:p>14327.0</text:p>
          </table:table-cell>
          <table:table-cell office:value-type="float" office:value="22348" calcext:value-type="float">
            <text:p>22348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9382" calcext:value-type="float">
            <text:p>9382.0</text:p>
          </table:table-cell>
          <table:table-cell office:value-type="float" office:value="23441" calcext:value-type="float">
            <text:p>23441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16541" calcext:value-type="float">
            <text:p>16541.0</text:p>
          </table:table-cell>
          <table:table-cell office:value-type="float" office:value="23171" calcext:value-type="float">
            <text:p>23171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16386" calcext:value-type="float">
            <text:p>16386.0</text:p>
          </table:table-cell>
          <table:table-cell office:value-type="float" office:value="24320" calcext:value-type="float">
            <text:p>24320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18022" calcext:value-type="float">
            <text:p>18022.0</text:p>
          </table:table-cell>
          <table:table-cell office:value-type="float" office:value="22175" calcext:value-type="float">
            <text:p>22175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17416" calcext:value-type="float">
            <text:p>17416.0</text:p>
          </table:table-cell>
          <table:table-cell office:value-type="float" office:value="22871" calcext:value-type="float">
            <text:p>22871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17367" calcext:value-type="float">
            <text:p>17367.0</text:p>
          </table:table-cell>
          <table:table-cell office:value-type="float" office:value="22824" calcext:value-type="float">
            <text:p>22824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"/>
          <table:table-cell office:value-type="float" office:value="14330" calcext:value-type="float">
            <text:p>14330.0</text:p>
          </table:table-cell>
          <table:table-cell office:value-type="float" office:value="22343" calcext:value-type="float">
            <text:p>22343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9369" calcext:value-type="float">
            <text:p>9369.0</text:p>
          </table:table-cell>
          <table:table-cell office:value-type="float" office:value="23429" calcext:value-type="float">
            <text:p>23429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16545" calcext:value-type="float">
            <text:p>16545.0</text:p>
          </table:table-cell>
          <table:table-cell office:value-type="float" office:value="23145" calcext:value-type="float">
            <text:p>23145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"/>
          <table:table-cell office:value-type="float" office:value="16397" calcext:value-type="float">
            <text:p>16397.0</text:p>
          </table:table-cell>
          <table:table-cell office:value-type="float" office:value="24319" calcext:value-type="float">
            <text:p>24319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18056" calcext:value-type="float">
            <text:p>18056.0</text:p>
          </table:table-cell>
          <table:table-cell office:value-type="float" office:value="22161" calcext:value-type="float">
            <text:p>22161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17440" calcext:value-type="float">
            <text:p>17440.0</text:p>
          </table:table-cell>
          <table:table-cell office:value-type="float" office:value="22870" calcext:value-type="float">
            <text:p>22870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17371" calcext:value-type="float">
            <text:p>17371.0</text:p>
          </table:table-cell>
          <table:table-cell office:value-type="float" office:value="22820" calcext:value-type="float">
            <text:p>22820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"/>
          <table:table-cell office:value-type="float" office:value="14332" calcext:value-type="float">
            <text:p>14332.0</text:p>
          </table:table-cell>
          <table:table-cell office:value-type="float" office:value="22334" calcext:value-type="float">
            <text:p>22334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9355" calcext:value-type="float">
            <text:p>9355.0</text:p>
          </table:table-cell>
          <table:table-cell office:value-type="float" office:value="23419" calcext:value-type="float">
            <text:p>23419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16548" calcext:value-type="float">
            <text:p>16548.0</text:p>
          </table:table-cell>
          <table:table-cell office:value-type="float" office:value="23115" calcext:value-type="float">
            <text:p>23115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16434" calcext:value-type="float">
            <text:p>16434.0</text:p>
          </table:table-cell>
          <table:table-cell office:value-type="float" office:value="24340" calcext:value-type="float">
            <text:p>24340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18111" calcext:value-type="float">
            <text:p>18111.0</text:p>
          </table:table-cell>
          <table:table-cell office:value-type="float" office:value="22151" calcext:value-type="float">
            <text:p>22151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17470" calcext:value-type="float">
            <text:p>17470.0</text:p>
          </table:table-cell>
          <table:table-cell office:value-type="float" office:value="23066" calcext:value-type="float">
            <text:p>23066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17377" calcext:value-type="float">
            <text:p>17377.0</text:p>
          </table:table-cell>
          <table:table-cell office:value-type="float" office:value="22807" calcext:value-type="float">
            <text:p>22807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14334" calcext:value-type="float">
            <text:p>14334.0</text:p>
          </table:table-cell>
          <table:table-cell office:value-type="float" office:value="22328" calcext:value-type="float">
            <text:p>22328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9331" calcext:value-type="float">
            <text:p>9331.0</text:p>
          </table:table-cell>
          <table:table-cell office:value-type="float" office:value="23400" calcext:value-type="float">
            <text:p>23400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16549" calcext:value-type="float">
            <text:p>16549.0</text:p>
          </table:table-cell>
          <table:table-cell office:value-type="float" office:value="23087" calcext:value-type="float">
            <text:p>23087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16477" calcext:value-type="float">
            <text:p>16477.0</text:p>
          </table:table-cell>
          <table:table-cell office:value-type="float" office:value="24344" calcext:value-type="float">
            <text:p>24344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18133" calcext:value-type="float">
            <text:p>18133.0</text:p>
          </table:table-cell>
          <table:table-cell office:value-type="float" office:value="22157" calcext:value-type="float">
            <text:p>22157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17480" calcext:value-type="float">
            <text:p>17480.0</text:p>
          </table:table-cell>
          <table:table-cell office:value-type="float" office:value="23066" calcext:value-type="float">
            <text:p>23066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17382" calcext:value-type="float">
            <text:p>17382.0</text:p>
          </table:table-cell>
          <table:table-cell office:value-type="float" office:value="22801" calcext:value-type="float">
            <text:p>22801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14340" calcext:value-type="float">
            <text:p>14340.0</text:p>
          </table:table-cell>
          <table:table-cell office:value-type="float" office:value="22313" calcext:value-type="float">
            <text:p>22313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9314" calcext:value-type="float">
            <text:p>9314.0</text:p>
          </table:table-cell>
          <table:table-cell office:value-type="float" office:value="23380" calcext:value-type="float">
            <text:p>2338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16549" calcext:value-type="float">
            <text:p>16549.0</text:p>
          </table:table-cell>
          <table:table-cell office:value-type="float" office:value="23069" calcext:value-type="float">
            <text:p>23069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16537" calcext:value-type="float">
            <text:p>16537.0</text:p>
          </table:table-cell>
          <table:table-cell office:value-type="float" office:value="24351" calcext:value-type="float">
            <text:p>24351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18148" calcext:value-type="float">
            <text:p>18148.0</text:p>
          </table:table-cell>
          <table:table-cell office:value-type="float" office:value="22153" calcext:value-type="float">
            <text:p>22153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17493" calcext:value-type="float">
            <text:p>17493.0</text:p>
          </table:table-cell>
          <table:table-cell office:value-type="float" office:value="23064" calcext:value-type="float">
            <text:p>23064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17387" calcext:value-type="float">
            <text:p>17387.0</text:p>
          </table:table-cell>
          <table:table-cell office:value-type="float" office:value="22796" calcext:value-type="float">
            <text:p>22796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14348" calcext:value-type="float">
            <text:p>14348.0</text:p>
          </table:table-cell>
          <table:table-cell office:value-type="float" office:value="22307" calcext:value-type="float">
            <text:p>2230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9290" calcext:value-type="float">
            <text:p>9290.0</text:p>
          </table:table-cell>
          <table:table-cell office:value-type="float" office:value="23354" calcext:value-type="float">
            <text:p>23354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16553" calcext:value-type="float">
            <text:p>16553.0</text:p>
          </table:table-cell>
          <table:table-cell office:value-type="float" office:value="23043" calcext:value-type="float">
            <text:p>23043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16594" calcext:value-type="float">
            <text:p>16594.0</text:p>
          </table:table-cell>
          <table:table-cell office:value-type="float" office:value="24376" calcext:value-type="float">
            <text:p>24376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18173" calcext:value-type="float">
            <text:p>18173.0</text:p>
          </table:table-cell>
          <table:table-cell office:value-type="float" office:value="22144" calcext:value-type="float">
            <text:p>22144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17504" calcext:value-type="float">
            <text:p>17504.0</text:p>
          </table:table-cell>
          <table:table-cell office:value-type="float" office:value="23065" calcext:value-type="float">
            <text:p>23065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17390" calcext:value-type="float">
            <text:p>17390.0</text:p>
          </table:table-cell>
          <table:table-cell office:value-type="float" office:value="22795" calcext:value-type="float">
            <text:p>22795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14346" calcext:value-type="float">
            <text:p>14346.0</text:p>
          </table:table-cell>
          <table:table-cell office:value-type="float" office:value="22288" calcext:value-type="float">
            <text:p>22288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9251" calcext:value-type="float">
            <text:p>9251.0</text:p>
          </table:table-cell>
          <table:table-cell office:value-type="float" office:value="23333" calcext:value-type="float">
            <text:p>23333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16558" calcext:value-type="float">
            <text:p>16558.0</text:p>
          </table:table-cell>
          <table:table-cell office:value-type="float" office:value="23041" calcext:value-type="float">
            <text:p>23041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661" calcext:value-type="float">
            <text:p>16661.0</text:p>
          </table:table-cell>
          <table:table-cell office:value-type="float" office:value="24415" calcext:value-type="float">
            <text:p>24415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18210" calcext:value-type="float">
            <text:p>18210.0</text:p>
          </table:table-cell>
          <table:table-cell office:value-type="float" office:value="22120" calcext:value-type="float">
            <text:p>22120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17531" calcext:value-type="float">
            <text:p>17531.0</text:p>
          </table:table-cell>
          <table:table-cell office:value-type="float" office:value="23071" calcext:value-type="float">
            <text:p>23071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17392" calcext:value-type="float">
            <text:p>17392.0</text:p>
          </table:table-cell>
          <table:table-cell office:value-type="float" office:value="22788" calcext:value-type="float">
            <text:p>22788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14347" calcext:value-type="float">
            <text:p>14347.0</text:p>
          </table:table-cell>
          <table:table-cell office:value-type="float" office:value="22272" calcext:value-type="float">
            <text:p>22272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9218" calcext:value-type="float">
            <text:p>9218.0</text:p>
          </table:table-cell>
          <table:table-cell office:value-type="float" office:value="23306" calcext:value-type="float">
            <text:p>23306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16562" calcext:value-type="float">
            <text:p>16562.0</text:p>
          </table:table-cell>
          <table:table-cell office:value-type="float" office:value="23023" calcext:value-type="float">
            <text:p>23023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16695" calcext:value-type="float">
            <text:p>16695.0</text:p>
          </table:table-cell>
          <table:table-cell office:value-type="float" office:value="24442" calcext:value-type="float">
            <text:p>24442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234" calcext:value-type="float">
            <text:p>18234.0</text:p>
          </table:table-cell>
          <table:table-cell office:value-type="float" office:value="22088" calcext:value-type="float">
            <text:p>22088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565" calcext:value-type="float">
            <text:p>17565.0</text:p>
          </table:table-cell>
          <table:table-cell office:value-type="float" office:value="23077" calcext:value-type="float">
            <text:p>23077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17395" calcext:value-type="float">
            <text:p>17395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14338" calcext:value-type="float">
            <text:p>14338.0</text:p>
          </table:table-cell>
          <table:table-cell office:value-type="float" office:value="22251" calcext:value-type="float">
            <text:p>22251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"/>
          <table:table-cell office:value-type="float" office:value="9206" calcext:value-type="float">
            <text:p>9206.0</text:p>
          </table:table-cell>
          <table:table-cell office:value-type="float" office:value="23291" calcext:value-type="float">
            <text:p>23291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16562" calcext:value-type="float">
            <text:p>16562.0</text:p>
          </table:table-cell>
          <table:table-cell office:value-type="float" office:value="23001" calcext:value-type="float">
            <text:p>23001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16695" calcext:value-type="float">
            <text:p>16695.0</text:p>
          </table:table-cell>
          <table:table-cell office:value-type="float" office:value="24442" calcext:value-type="float">
            <text:p>24442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18288" calcext:value-type="float">
            <text:p>18288.0</text:p>
          </table:table-cell>
          <table:table-cell office:value-type="float" office:value="22015" calcext:value-type="float">
            <text:p>22015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17571" calcext:value-type="float">
            <text:p>17571.0</text:p>
          </table:table-cell>
          <table:table-cell office:value-type="float" office:value="23085" calcext:value-type="float">
            <text:p>23085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17398" calcext:value-type="float">
            <text:p>17398.0</text:p>
          </table:table-cell>
          <table:table-cell office:value-type="float" office:value="22782" calcext:value-type="float">
            <text:p>22782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14353" calcext:value-type="float">
            <text:p>14353.0</text:p>
          </table:table-cell>
          <table:table-cell office:value-type="float" office:value="22230" calcext:value-type="float">
            <text:p>22230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9169" calcext:value-type="float">
            <text:p>9169.0</text:p>
          </table:table-cell>
          <table:table-cell office:value-type="float" office:value="23275" calcext:value-type="float">
            <text:p>2327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"/>
          <table:table-cell office:value-type="float" office:value="16559" calcext:value-type="float">
            <text:p>16559.0</text:p>
          </table:table-cell>
          <table:table-cell office:value-type="float" office:value="22980" calcext:value-type="float">
            <text:p>22980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695" calcext:value-type="float">
            <text:p>16695.0</text:p>
          </table:table-cell>
          <table:table-cell office:value-type="float" office:value="24444" calcext:value-type="float">
            <text:p>24444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18303" calcext:value-type="float">
            <text:p>18303.0</text:p>
          </table:table-cell>
          <table:table-cell office:value-type="float" office:value="21999" calcext:value-type="float">
            <text:p>2199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17587" calcext:value-type="float">
            <text:p>17587.0</text:p>
          </table:table-cell>
          <table:table-cell office:value-type="float" office:value="23094" calcext:value-type="float">
            <text:p>23094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17395" calcext:value-type="float">
            <text:p>17395.0</text:p>
          </table:table-cell>
          <table:table-cell office:value-type="float" office:value="22770" calcext:value-type="float">
            <text:p>22770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62" calcext:value-type="float">
            <text:p>14362.0</text:p>
          </table:table-cell>
          <table:table-cell office:value-type="float" office:value="22216" calcext:value-type="float">
            <text:p>22216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9155" calcext:value-type="float">
            <text:p>9155.0</text:p>
          </table:table-cell>
          <table:table-cell office:value-type="float" office:value="23260" calcext:value-type="float">
            <text:p>23260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16549" calcext:value-type="float">
            <text:p>16549.0</text:p>
          </table:table-cell>
          <table:table-cell office:value-type="float" office:value="22933" calcext:value-type="float">
            <text:p>22933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16698" calcext:value-type="float">
            <text:p>16698.0</text:p>
          </table:table-cell>
          <table:table-cell office:value-type="float" office:value="24452" calcext:value-type="float">
            <text:p>2445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18303" calcext:value-type="float">
            <text:p>18303.0</text:p>
          </table:table-cell>
          <table:table-cell office:value-type="float" office:value="21999" calcext:value-type="float">
            <text:p>2199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17610" calcext:value-type="float">
            <text:p>17610.0</text:p>
          </table:table-cell>
          <table:table-cell office:value-type="float" office:value="23100" calcext:value-type="float">
            <text:p>23100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17400" calcext:value-type="float">
            <text:p>17400.0</text:p>
          </table:table-cell>
          <table:table-cell office:value-type="float" office:value="22723" calcext:value-type="float">
            <text:p>22723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14366" calcext:value-type="float">
            <text:p>14366.0</text:p>
          </table:table-cell>
          <table:table-cell office:value-type="float" office:value="22189" calcext:value-type="float">
            <text:p>22189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9140" calcext:value-type="float">
            <text:p>9140.0</text:p>
          </table:table-cell>
          <table:table-cell office:value-type="float" office:value="23247" calcext:value-type="float">
            <text:p>2324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16545" calcext:value-type="float">
            <text:p>16545.0</text:p>
          </table:table-cell>
          <table:table-cell office:value-type="float" office:value="22882" calcext:value-type="float">
            <text:p>22882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"/>
          <table:table-cell office:value-type="float" office:value="16703" calcext:value-type="float">
            <text:p>16703.0</text:p>
          </table:table-cell>
          <table:table-cell office:value-type="float" office:value="24454" calcext:value-type="float">
            <text:p>24454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"/>
          <table:table-cell office:value-type="float" office:value="18303" calcext:value-type="float">
            <text:p>18303.0</text:p>
          </table:table-cell>
          <table:table-cell office:value-type="float" office:value="21999" calcext:value-type="float">
            <text:p>2199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17612" calcext:value-type="float">
            <text:p>17612.0</text:p>
          </table:table-cell>
          <table:table-cell office:value-type="float" office:value="23107" calcext:value-type="float">
            <text:p>23107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17404" calcext:value-type="float">
            <text:p>17404.0</text:p>
          </table:table-cell>
          <table:table-cell office:value-type="float" office:value="22717" calcext:value-type="float">
            <text:p>22717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"/>
          <table:table-cell office:value-type="float" office:value="14356" calcext:value-type="float">
            <text:p>14356.0</text:p>
          </table:table-cell>
          <table:table-cell office:value-type="float" office:value="22171" calcext:value-type="float">
            <text:p>22171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"/>
          <table:table-cell office:value-type="float" office:value="9115" calcext:value-type="float">
            <text:p>9115.0</text:p>
          </table:table-cell>
          <table:table-cell office:value-type="float" office:value="23231" calcext:value-type="float">
            <text:p>2323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16526" calcext:value-type="float">
            <text:p>16526.0</text:p>
          </table:table-cell>
          <table:table-cell office:value-type="float" office:value="22844" calcext:value-type="float">
            <text:p>22844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16710" calcext:value-type="float">
            <text:p>16710.0</text:p>
          </table:table-cell>
          <table:table-cell office:value-type="float" office:value="24466" calcext:value-type="float">
            <text:p>24466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18303" calcext:value-type="float">
            <text:p>18303.0</text:p>
          </table:table-cell>
          <table:table-cell office:value-type="float" office:value="21999" calcext:value-type="float">
            <text:p>2199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17609" calcext:value-type="float">
            <text:p>17609.0</text:p>
          </table:table-cell>
          <table:table-cell office:value-type="float" office:value="23109" calcext:value-type="float">
            <text:p>23109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17418" calcext:value-type="float">
            <text:p>17418.0</text:p>
          </table:table-cell>
          <table:table-cell office:value-type="float" office:value="22707" calcext:value-type="float">
            <text:p>22707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"/>
          <table:table-cell office:value-type="float" office:value="14351" calcext:value-type="float">
            <text:p>14351.0</text:p>
          </table:table-cell>
          <table:table-cell office:value-type="float" office:value="22142" calcext:value-type="float">
            <text:p>2214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9083" calcext:value-type="float">
            <text:p>9083.0</text:p>
          </table:table-cell>
          <table:table-cell office:value-type="float" office:value="23221" calcext:value-type="float">
            <text:p>23221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16484" calcext:value-type="float">
            <text:p>16484.0</text:p>
          </table:table-cell>
          <table:table-cell office:value-type="float" office:value="22803" calcext:value-type="float">
            <text:p>22803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16710" calcext:value-type="float">
            <text:p>16710.0</text:p>
          </table:table-cell>
          <table:table-cell office:value-type="float" office:value="24466" calcext:value-type="float">
            <text:p>24466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18304" calcext:value-type="float">
            <text:p>18304.0</text:p>
          </table:table-cell>
          <table:table-cell office:value-type="float" office:value="21993" calcext:value-type="float">
            <text:p>21993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"/>
          <table:table-cell office:value-type="float" office:value="17607" calcext:value-type="float">
            <text:p>17607.0</text:p>
          </table:table-cell>
          <table:table-cell office:value-type="float" office:value="23131" calcext:value-type="float">
            <text:p>23131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17426" calcext:value-type="float">
            <text:p>17426.0</text:p>
          </table:table-cell>
          <table:table-cell office:value-type="float" office:value="22699" calcext:value-type="float">
            <text:p>22699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"/>
          <table:table-cell office:value-type="float" office:value="14349" calcext:value-type="float">
            <text:p>14349.0</text:p>
          </table:table-cell>
          <table:table-cell office:value-type="float" office:value="22087" calcext:value-type="float">
            <text:p>22087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"/>
          <table:table-cell office:value-type="float" office:value="9051" calcext:value-type="float">
            <text:p>9051.0</text:p>
          </table:table-cell>
          <table:table-cell office:value-type="float" office:value="23210" calcext:value-type="float">
            <text:p>23210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16473" calcext:value-type="float">
            <text:p>16473.0</text:p>
          </table:table-cell>
          <table:table-cell office:value-type="float" office:value="22792" calcext:value-type="float">
            <text:p>22792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"/>
          <table:table-cell office:value-type="float" office:value="16710" calcext:value-type="float">
            <text:p>16710.0</text:p>
          </table:table-cell>
          <table:table-cell office:value-type="float" office:value="24466" calcext:value-type="float">
            <text:p>24466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"/>
          <table:table-cell office:value-type="float" office:value="18332" calcext:value-type="float">
            <text:p>18332.0</text:p>
          </table:table-cell>
          <table:table-cell office:value-type="float" office:value="21948" calcext:value-type="float">
            <text:p>21948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17619" calcext:value-type="float">
            <text:p>17619.0</text:p>
          </table:table-cell>
          <table:table-cell office:value-type="float" office:value="23151" calcext:value-type="float">
            <text:p>23151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17427" calcext:value-type="float">
            <text:p>17427.0</text:p>
          </table:table-cell>
          <table:table-cell office:value-type="float" office:value="22702" calcext:value-type="float">
            <text:p>22702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21998" calcext:value-type="float">
            <text:p>21998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9025" calcext:value-type="float">
            <text:p>9025.0</text:p>
          </table:table-cell>
          <table:table-cell office:value-type="float" office:value="23204" calcext:value-type="float">
            <text:p>23204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"/>
          <table:table-cell office:value-type="float" office:value="16467" calcext:value-type="float">
            <text:p>16467.0</text:p>
          </table:table-cell>
          <table:table-cell office:value-type="float" office:value="22782" calcext:value-type="float">
            <text:p>2278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710" calcext:value-type="float">
            <text:p>16710.0</text:p>
          </table:table-cell>
          <table:table-cell office:value-type="float" office:value="24466" calcext:value-type="float">
            <text:p>24466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18342" calcext:value-type="float">
            <text:p>18342.0</text:p>
          </table:table-cell>
          <table:table-cell office:value-type="float" office:value="21926" calcext:value-type="float">
            <text:p>21926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17628" calcext:value-type="float">
            <text:p>17628.0</text:p>
          </table:table-cell>
          <table:table-cell office:value-type="float" office:value="23165" calcext:value-type="float">
            <text:p>23165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14306" calcext:value-type="float">
            <text:p>14306.0</text:p>
          </table:table-cell>
          <table:table-cell office:value-type="float" office:value="21971" calcext:value-type="float">
            <text:p>21971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9005" calcext:value-type="float">
            <text:p>9005.0</text:p>
          </table:table-cell>
          <table:table-cell office:value-type="float" office:value="23193" calcext:value-type="float">
            <text:p>23193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"/>
          <table:table-cell office:value-type="float" office:value="16455" calcext:value-type="float">
            <text:p>16455.0</text:p>
          </table:table-cell>
          <table:table-cell office:value-type="float" office:value="22762" calcext:value-type="float">
            <text:p>22762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16710" calcext:value-type="float">
            <text:p>16710.0</text:p>
          </table:table-cell>
          <table:table-cell office:value-type="float" office:value="24466" calcext:value-type="float">
            <text:p>24466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18352" calcext:value-type="float">
            <text:p>18352.0</text:p>
          </table:table-cell>
          <table:table-cell office:value-type="float" office:value="21898" calcext:value-type="float">
            <text:p>21898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17635" calcext:value-type="float">
            <text:p>17635.0</text:p>
          </table:table-cell>
          <table:table-cell office:value-type="float" office:value="23172" calcext:value-type="float">
            <text:p>23172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14286" calcext:value-type="float">
            <text:p>14286.0</text:p>
          </table:table-cell>
          <table:table-cell office:value-type="float" office:value="21948" calcext:value-type="float">
            <text:p>21948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8964" calcext:value-type="float">
            <text:p>8964.0</text:p>
          </table:table-cell>
          <table:table-cell office:value-type="float" office:value="23176" calcext:value-type="float">
            <text:p>23176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16449" calcext:value-type="float">
            <text:p>16449.0</text:p>
          </table:table-cell>
          <table:table-cell office:value-type="float" office:value="22752" calcext:value-type="float">
            <text:p>22752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"/>
          <table:table-cell office:value-type="float" office:value="16791" calcext:value-type="float">
            <text:p>16791.0</text:p>
          </table:table-cell>
          <table:table-cell office:value-type="float" office:value="24566" calcext:value-type="float">
            <text:p>24566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18361" calcext:value-type="float">
            <text:p>18361.0</text:p>
          </table:table-cell>
          <table:table-cell office:value-type="float" office:value="21874" calcext:value-type="float">
            <text:p>21874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17659" calcext:value-type="float">
            <text:p>17659.0</text:p>
          </table:table-cell>
          <table:table-cell office:value-type="float" office:value="23175" calcext:value-type="float">
            <text:p>23175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14269" calcext:value-type="float">
            <text:p>14269.0</text:p>
          </table:table-cell>
          <table:table-cell office:value-type="float" office:value="21924" calcext:value-type="float">
            <text:p>21924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"/>
          <table:table-cell office:value-type="float" office:value="8885" calcext:value-type="float">
            <text:p>8885.0</text:p>
          </table:table-cell>
          <table:table-cell office:value-type="float" office:value="23170" calcext:value-type="float">
            <text:p>23170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16429" calcext:value-type="float">
            <text:p>16429.0</text:p>
          </table:table-cell>
          <table:table-cell office:value-type="float" office:value="22723" calcext:value-type="float">
            <text:p>22723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"/>
          <table:table-cell office:value-type="float" office:value="16820" calcext:value-type="float">
            <text:p>16820.0</text:p>
          </table:table-cell>
          <table:table-cell office:value-type="float" office:value="24633" calcext:value-type="float">
            <text:p>24633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18372" calcext:value-type="float">
            <text:p>18372.0</text:p>
          </table:table-cell>
          <table:table-cell office:value-type="float" office:value="21859" calcext:value-type="float">
            <text:p>21859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17674" calcext:value-type="float">
            <text:p>17674.0</text:p>
          </table:table-cell>
          <table:table-cell office:value-type="float" office:value="23177" calcext:value-type="float">
            <text:p>23177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14261" calcext:value-type="float">
            <text:p>14261.0</text:p>
          </table:table-cell>
          <table:table-cell office:value-type="float" office:value="21907" calcext:value-type="float">
            <text:p>21907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8867" calcext:value-type="float">
            <text:p>8867.0</text:p>
          </table:table-cell>
          <table:table-cell office:value-type="float" office:value="23173" calcext:value-type="float">
            <text:p>23173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16397" calcext:value-type="float">
            <text:p>16397.0</text:p>
          </table:table-cell>
          <table:table-cell office:value-type="float" office:value="22679" calcext:value-type="float">
            <text:p>22679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"/>
          <table:table-cell office:value-type="float" office:value="16856" calcext:value-type="float">
            <text:p>16856.0</text:p>
          </table:table-cell>
          <table:table-cell office:value-type="float" office:value="24710" calcext:value-type="float">
            <text:p>24710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"/>
          <table:table-cell office:value-type="float" office:value="16818" calcext:value-type="float">
            <text:p>16818.0</text:p>
          </table:table-cell>
          <table:table-cell office:value-type="float" office:value="24613" calcext:value-type="float">
            <text:p>24613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18379" calcext:value-type="float">
            <text:p>18379.0</text:p>
          </table:table-cell>
          <table:table-cell office:value-type="float" office:value="21856" calcext:value-type="float">
            <text:p>21856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17676" calcext:value-type="float">
            <text:p>17676.0</text:p>
          </table:table-cell>
          <table:table-cell office:value-type="float" office:value="23185" calcext:value-type="float">
            <text:p>2318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14254" calcext:value-type="float">
            <text:p>14254.0</text:p>
          </table:table-cell>
          <table:table-cell office:value-type="float" office:value="21880" calcext:value-type="float">
            <text:p>21880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8851" calcext:value-type="float">
            <text:p>8851.0</text:p>
          </table:table-cell>
          <table:table-cell office:value-type="float" office:value="23184" calcext:value-type="float">
            <text:p>23184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16352" calcext:value-type="float">
            <text:p>16352.0</text:p>
          </table:table-cell>
          <table:table-cell office:value-type="float" office:value="22635" calcext:value-type="float">
            <text:p>22635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"/>
          <table:table-cell office:value-type="float" office:value="16866" calcext:value-type="float">
            <text:p>16866.0</text:p>
          </table:table-cell>
          <table:table-cell office:value-type="float" office:value="24744" calcext:value-type="float">
            <text:p>24744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16826" calcext:value-type="float">
            <text:p>16826.0</text:p>
          </table:table-cell>
          <table:table-cell office:value-type="float" office:value="24597" calcext:value-type="float">
            <text:p>24597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18382" calcext:value-type="float">
            <text:p>18382.0</text:p>
          </table:table-cell>
          <table:table-cell office:value-type="float" office:value="21853" calcext:value-type="float">
            <text:p>21853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17681" calcext:value-type="float">
            <text:p>17681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"/>
          <table:table-cell office:value-type="float" office:value="14248" calcext:value-type="float">
            <text:p>14248.0</text:p>
          </table:table-cell>
          <table:table-cell office:value-type="float" office:value="21865" calcext:value-type="float">
            <text:p>21865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8850" calcext:value-type="float">
            <text:p>8850.0</text:p>
          </table:table-cell>
          <table:table-cell office:value-type="float" office:value="23201" calcext:value-type="float">
            <text:p>23201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16309" calcext:value-type="float">
            <text:p>16309.0</text:p>
          </table:table-cell>
          <table:table-cell office:value-type="float" office:value="22600" calcext:value-type="float">
            <text:p>22600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16864" calcext:value-type="float">
            <text:p>16864.0</text:p>
          </table:table-cell>
          <table:table-cell office:value-type="float" office:value="24773" calcext:value-type="float">
            <text:p>24773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16826" calcext:value-type="float">
            <text:p>16826.0</text:p>
          </table:table-cell>
          <table:table-cell office:value-type="float" office:value="24597" calcext:value-type="float">
            <text:p>24597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"/>
          <table:table-cell office:value-type="float" office:value="18388" calcext:value-type="float">
            <text:p>18388.0</text:p>
          </table:table-cell>
          <table:table-cell office:value-type="float" office:value="21828" calcext:value-type="float">
            <text:p>21828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17687" calcext:value-type="float">
            <text:p>17687.0</text:p>
          </table:table-cell>
          <table:table-cell office:value-type="float" office:value="23199" calcext:value-type="float">
            <text:p>23199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14246" calcext:value-type="float">
            <text:p>14246.0</text:p>
          </table:table-cell>
          <table:table-cell office:value-type="float" office:value="21858" calcext:value-type="float">
            <text:p>2185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8840" calcext:value-type="float">
            <text:p>8840.0</text:p>
          </table:table-cell>
          <table:table-cell office:value-type="float" office:value="23205" calcext:value-type="float">
            <text:p>23205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"/>
          <table:table-cell office:value-type="float" office:value="16268" calcext:value-type="float">
            <text:p>16268.0</text:p>
          </table:table-cell>
          <table:table-cell office:value-type="float" office:value="22571" calcext:value-type="float">
            <text:p>22571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16861" calcext:value-type="float">
            <text:p>16861.0</text:p>
          </table:table-cell>
          <table:table-cell office:value-type="float" office:value="24840" calcext:value-type="float">
            <text:p>24840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16833" calcext:value-type="float">
            <text:p>16833.0</text:p>
          </table:table-cell>
          <table:table-cell office:value-type="float" office:value="24590" calcext:value-type="float">
            <text:p>24590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"/>
          <table:table-cell office:value-type="float" office:value="18395" calcext:value-type="float">
            <text:p>18395.0</text:p>
          </table:table-cell>
          <table:table-cell office:value-type="float" office:value="21788" calcext:value-type="float">
            <text:p>21788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17688" calcext:value-type="float">
            <text:p>17688.0</text:p>
          </table:table-cell>
          <table:table-cell office:value-type="float" office:value="23210" calcext:value-type="float">
            <text:p>23210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14232" calcext:value-type="float">
            <text:p>14232.0</text:p>
          </table:table-cell>
          <table:table-cell office:value-type="float" office:value="21850" calcext:value-type="float">
            <text:p>21850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8834" calcext:value-type="float">
            <text:p>8834.0</text:p>
          </table:table-cell>
          <table:table-cell office:value-type="float" office:value="23205" calcext:value-type="float">
            <text:p>23205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6237" calcext:value-type="float">
            <text:p>16237.0</text:p>
          </table:table-cell>
          <table:table-cell office:value-type="float" office:value="22541" calcext:value-type="float">
            <text:p>22541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16849" calcext:value-type="float">
            <text:p>16849.0</text:p>
          </table:table-cell>
          <table:table-cell office:value-type="float" office:value="24889" calcext:value-type="float">
            <text:p>24889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"/>
          <table:table-cell office:value-type="float" office:value="16834" calcext:value-type="float">
            <text:p>16834.0</text:p>
          </table:table-cell>
          <table:table-cell office:value-type="float" office:value="24589" calcext:value-type="float">
            <text:p>24589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18402" calcext:value-type="float">
            <text:p>18402.0</text:p>
          </table:table-cell>
          <table:table-cell office:value-type="float" office:value="21777" calcext:value-type="float">
            <text:p>21777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"/>
          <table:table-cell office:value-type="float" office:value="17686" calcext:value-type="float">
            <text:p>17686.0</text:p>
          </table:table-cell>
          <table:table-cell office:value-type="float" office:value="23225" calcext:value-type="float">
            <text:p>23225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14228" calcext:value-type="float">
            <text:p>14228.0</text:p>
          </table:table-cell>
          <table:table-cell office:value-type="float" office:value="21827" calcext:value-type="float">
            <text:p>21827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8790" calcext:value-type="float">
            <text:p>8790.0</text:p>
          </table:table-cell>
          <table:table-cell office:value-type="float" office:value="23192" calcext:value-type="float">
            <text:p>23192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16207" calcext:value-type="float">
            <text:p>16207.0</text:p>
          </table:table-cell>
          <table:table-cell office:value-type="float" office:value="22470" calcext:value-type="float">
            <text:p>22470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16845" calcext:value-type="float">
            <text:p>16845.0</text:p>
          </table:table-cell>
          <table:table-cell office:value-type="float" office:value="24924" calcext:value-type="float">
            <text:p>24924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"/>
          <table:table-cell office:value-type="float" office:value="16830" calcext:value-type="float">
            <text:p>16830.0</text:p>
          </table:table-cell>
          <table:table-cell office:value-type="float" office:value="24576" calcext:value-type="float">
            <text:p>24576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18408" calcext:value-type="float">
            <text:p>18408.0</text:p>
          </table:table-cell>
          <table:table-cell office:value-type="float" office:value="21773" calcext:value-type="float">
            <text:p>21773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17698" calcext:value-type="float">
            <text:p>17698.0</text:p>
          </table:table-cell>
          <table:table-cell office:value-type="float" office:value="23235" calcext:value-type="float">
            <text:p>23235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14217" calcext:value-type="float">
            <text:p>14217.0</text:p>
          </table:table-cell>
          <table:table-cell office:value-type="float" office:value="21809" calcext:value-type="float">
            <text:p>21809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"/>
          <table:table-cell office:value-type="float" office:value="8759" calcext:value-type="float">
            <text:p>8759.0</text:p>
          </table:table-cell>
          <table:table-cell office:value-type="float" office:value="23192" calcext:value-type="float">
            <text:p>23192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16194" calcext:value-type="float">
            <text:p>16194.0</text:p>
          </table:table-cell>
          <table:table-cell office:value-type="float" office:value="22419" calcext:value-type="float">
            <text:p>22419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16828" calcext:value-type="float">
            <text:p>16828.0</text:p>
          </table:table-cell>
          <table:table-cell office:value-type="float" office:value="24991" calcext:value-type="float">
            <text:p>24991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16840" calcext:value-type="float">
            <text:p>16840.0</text:p>
          </table:table-cell>
          <table:table-cell office:value-type="float" office:value="24568" calcext:value-type="float">
            <text:p>24568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18409" calcext:value-type="float">
            <text:p>18409.0</text:p>
          </table:table-cell>
          <table:table-cell office:value-type="float" office:value="21770" calcext:value-type="float">
            <text:p>21770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17705" calcext:value-type="float">
            <text:p>17705.0</text:p>
          </table:table-cell>
          <table:table-cell office:value-type="float" office:value="23243" calcext:value-type="float">
            <text:p>23243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14212" calcext:value-type="float">
            <text:p>14212.0</text:p>
          </table:table-cell>
          <table:table-cell office:value-type="float" office:value="21793" calcext:value-type="float">
            <text:p>21793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8741" calcext:value-type="float">
            <text:p>8741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16208" calcext:value-type="float">
            <text:p>16208.0</text:p>
          </table:table-cell>
          <table:table-cell office:value-type="float" office:value="22337" calcext:value-type="float">
            <text:p>22337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16820" calcext:value-type="float">
            <text:p>16820.0</text:p>
          </table:table-cell>
          <table:table-cell office:value-type="float" office:value="25046" calcext:value-type="float">
            <text:p>25046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"/>
          <table:table-cell office:value-type="float" office:value="16845" calcext:value-type="float">
            <text:p>16845.0</text:p>
          </table:table-cell>
          <table:table-cell office:value-type="float" office:value="24558" calcext:value-type="float">
            <text:p>24558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"/>
          <table:table-cell office:value-type="float" office:value="18411" calcext:value-type="float">
            <text:p>18411.0</text:p>
          </table:table-cell>
          <table:table-cell office:value-type="float" office:value="21762" calcext:value-type="float">
            <text:p>21762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"/>
          <table:table-cell office:value-type="float" office:value="17708" calcext:value-type="float">
            <text:p>17708.0</text:p>
          </table:table-cell>
          <table:table-cell office:value-type="float" office:value="23253" calcext:value-type="float">
            <text:p>23253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/>
          <table:table-cell office:value-type="float" office:value="14211" calcext:value-type="float">
            <text:p>14211.0</text:p>
          </table:table-cell>
          <table:table-cell office:value-type="float" office:value="21793" calcext:value-type="float">
            <text:p>21793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8728" calcext:value-type="float">
            <text:p>8728.0</text:p>
          </table:table-cell>
          <table:table-cell office:value-type="float" office:value="23186" calcext:value-type="float">
            <text:p>2318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16228" calcext:value-type="float">
            <text:p>16228.0</text:p>
          </table:table-cell>
          <table:table-cell office:value-type="float" office:value="22288" calcext:value-type="float">
            <text:p>22288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"/>
          <table:table-cell office:value-type="float" office:value="16849" calcext:value-type="float">
            <text:p>16849.0</text:p>
          </table:table-cell>
          <table:table-cell office:value-type="float" office:value="25106" calcext:value-type="float">
            <text:p>25106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16860" calcext:value-type="float">
            <text:p>16860.0</text:p>
          </table:table-cell>
          <table:table-cell office:value-type="float" office:value="24530" calcext:value-type="float">
            <text:p>24530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"/>
          <table:table-cell office:value-type="float" office:value="18418" calcext:value-type="float">
            <text:p>18418.0</text:p>
          </table:table-cell>
          <table:table-cell office:value-type="float" office:value="21761" calcext:value-type="float">
            <text:p>21761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"/>
          <table:table-cell office:value-type="float" office:value="17717" calcext:value-type="float">
            <text:p>17717.0</text:p>
          </table:table-cell>
          <table:table-cell office:value-type="float" office:value="23261" calcext:value-type="float">
            <text:p>23261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14220" calcext:value-type="float">
            <text:p>14220.0</text:p>
          </table:table-cell>
          <table:table-cell office:value-type="float" office:value="21764" calcext:value-type="float">
            <text:p>21764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8715" calcext:value-type="float">
            <text:p>8715.0</text:p>
          </table:table-cell>
          <table:table-cell office:value-type="float" office:value="23175" calcext:value-type="float">
            <text:p>23175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16228" calcext:value-type="float">
            <text:p>16228.0</text:p>
          </table:table-cell>
          <table:table-cell office:value-type="float" office:value="22265" calcext:value-type="float">
            <text:p>22265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1"/>
          <table:table-cell office:value-type="float" office:value="16894" calcext:value-type="float">
            <text:p>16894.0</text:p>
          </table:table-cell>
          <table:table-cell office:value-type="float" office:value="25184" calcext:value-type="float">
            <text:p>25184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16869" calcext:value-type="float">
            <text:p>16869.0</text:p>
          </table:table-cell>
          <table:table-cell office:value-type="float" office:value="24525" calcext:value-type="float">
            <text:p>24525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18427" calcext:value-type="float">
            <text:p>18427.0</text:p>
          </table:table-cell>
          <table:table-cell office:value-type="float" office:value="21762" calcext:value-type="float">
            <text:p>21762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17731" calcext:value-type="float">
            <text:p>17731.0</text:p>
          </table:table-cell>
          <table:table-cell office:value-type="float" office:value="23278" calcext:value-type="float">
            <text:p>23278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"/>
          <table:table-cell office:value-type="float" office:value="14218" calcext:value-type="float">
            <text:p>14218.0</text:p>
          </table:table-cell>
          <table:table-cell office:value-type="float" office:value="21757" calcext:value-type="float">
            <text:p>2175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8702" calcext:value-type="float">
            <text:p>8702.0</text:p>
          </table:table-cell>
          <table:table-cell office:value-type="float" office:value="23169" calcext:value-type="float">
            <text:p>23169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16215" calcext:value-type="float">
            <text:p>16215.0</text:p>
          </table:table-cell>
          <table:table-cell office:value-type="float" office:value="22213" calcext:value-type="float">
            <text:p>22213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16894" calcext:value-type="float">
            <text:p>16894.0</text:p>
          </table:table-cell>
          <table:table-cell office:value-type="float" office:value="25200" calcext:value-type="float">
            <text:p>25200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16948" calcext:value-type="float">
            <text:p>16948.0</text:p>
          </table:table-cell>
          <table:table-cell office:value-type="float" office:value="25203" calcext:value-type="float">
            <text:p>25203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16880" calcext:value-type="float">
            <text:p>16880.0</text:p>
          </table:table-cell>
          <table:table-cell office:value-type="float" office:value="24512" calcext:value-type="float">
            <text:p>24512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18441" calcext:value-type="float">
            <text:p>18441.0</text:p>
          </table:table-cell>
          <table:table-cell office:value-type="float" office:value="21742" calcext:value-type="float">
            <text:p>21742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17740" calcext:value-type="float">
            <text:p>17740.0</text:p>
          </table:table-cell>
          <table:table-cell office:value-type="float" office:value="23297" calcext:value-type="float">
            <text:p>23297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14217" calcext:value-type="float">
            <text:p>14217.0</text:p>
          </table:table-cell>
          <table:table-cell office:value-type="float" office:value="21755" calcext:value-type="float">
            <text:p>21755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8689" calcext:value-type="float">
            <text:p>8689.0</text:p>
          </table:table-cell>
          <table:table-cell office:value-type="float" office:value="23162" calcext:value-type="float">
            <text:p>23162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16212" calcext:value-type="float">
            <text:p>16212.0</text:p>
          </table:table-cell>
          <table:table-cell office:value-type="float" office:value="22202" calcext:value-type="float">
            <text:p>2220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16877" calcext:value-type="float">
            <text:p>16877.0</text:p>
          </table:table-cell>
          <table:table-cell office:value-type="float" office:value="25195" calcext:value-type="float">
            <text:p>25195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16976" calcext:value-type="float">
            <text:p>16976.0</text:p>
          </table:table-cell>
          <table:table-cell office:value-type="float" office:value="25212" calcext:value-type="float">
            <text:p>25212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16896" calcext:value-type="float">
            <text:p>16896.0</text:p>
          </table:table-cell>
          <table:table-cell office:value-type="float" office:value="24500" calcext:value-type="float">
            <text:p>24500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"/>
          <table:table-cell office:value-type="float" office:value="18451" calcext:value-type="float">
            <text:p>18451.0</text:p>
          </table:table-cell>
          <table:table-cell office:value-type="float" office:value="21734" calcext:value-type="float">
            <text:p>21734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17745" calcext:value-type="float">
            <text:p>17745.0</text:p>
          </table:table-cell>
          <table:table-cell office:value-type="float" office:value="23310" calcext:value-type="float">
            <text:p>23310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14217" calcext:value-type="float">
            <text:p>14217.0</text:p>
          </table:table-cell>
          <table:table-cell office:value-type="float" office:value="21743" calcext:value-type="float">
            <text:p>21743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8674" calcext:value-type="float">
            <text:p>8674.0</text:p>
          </table:table-cell>
          <table:table-cell office:value-type="float" office:value="23161" calcext:value-type="float">
            <text:p>23161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16207" calcext:value-type="float">
            <text:p>16207.0</text:p>
          </table:table-cell>
          <table:table-cell office:value-type="float" office:value="22186" calcext:value-type="float">
            <text:p>22186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16865" calcext:value-type="float">
            <text:p>16865.0</text:p>
          </table:table-cell>
          <table:table-cell office:value-type="float" office:value="25192" calcext:value-type="float">
            <text:p>25192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17020" calcext:value-type="float">
            <text:p>17020.0</text:p>
          </table:table-cell>
          <table:table-cell office:value-type="float" office:value="25225" calcext:value-type="float">
            <text:p>25225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16906" calcext:value-type="float">
            <text:p>16906.0</text:p>
          </table:table-cell>
          <table:table-cell office:value-type="float" office:value="24486" calcext:value-type="float">
            <text:p>24486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"/>
          <table:table-cell office:value-type="float" office:value="18452" calcext:value-type="float">
            <text:p>18452.0</text:p>
          </table:table-cell>
          <table:table-cell office:value-type="float" office:value="21733" calcext:value-type="float">
            <text:p>21733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17749" calcext:value-type="float">
            <text:p>17749.0</text:p>
          </table:table-cell>
          <table:table-cell office:value-type="float" office:value="23323" calcext:value-type="float">
            <text:p>23323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14218" calcext:value-type="float">
            <text:p>14218.0</text:p>
          </table:table-cell>
          <table:table-cell office:value-type="float" office:value="21733" calcext:value-type="float">
            <text:p>21733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8667" calcext:value-type="float">
            <text:p>8667.0</text:p>
          </table:table-cell>
          <table:table-cell office:value-type="float" office:value="23157" calcext:value-type="float">
            <text:p>23157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16217" calcext:value-type="float">
            <text:p>16217.0</text:p>
          </table:table-cell>
          <table:table-cell office:value-type="float" office:value="22116" calcext:value-type="float">
            <text:p>22116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16858" calcext:value-type="float">
            <text:p>16858.0</text:p>
          </table:table-cell>
          <table:table-cell office:value-type="float" office:value="25191" calcext:value-type="float">
            <text:p>25191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17057" calcext:value-type="float">
            <text:p>17057.0</text:p>
          </table:table-cell>
          <table:table-cell office:value-type="float" office:value="25232" calcext:value-type="float">
            <text:p>25232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16918" calcext:value-type="float">
            <text:p>16918.0</text:p>
          </table:table-cell>
          <table:table-cell office:value-type="float" office:value="24470" calcext:value-type="float">
            <text:p>24470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18445" calcext:value-type="float">
            <text:p>18445.0</text:p>
          </table:table-cell>
          <table:table-cell office:value-type="float" office:value="21727" calcext:value-type="float">
            <text:p>21727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17764" calcext:value-type="float">
            <text:p>17764.0</text:p>
          </table:table-cell>
          <table:table-cell office:value-type="float" office:value="23334" calcext:value-type="float">
            <text:p>23334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"/>
          <table:table-cell office:value-type="float" office:value="14220" calcext:value-type="float">
            <text:p>14220.0</text:p>
          </table:table-cell>
          <table:table-cell office:value-type="float" office:value="21727" calcext:value-type="float">
            <text:p>21727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"/>
          <table:table-cell office:value-type="float" office:value="8665" calcext:value-type="float">
            <text:p>8665.0</text:p>
          </table:table-cell>
          <table:table-cell office:value-type="float" office:value="23154" calcext:value-type="float">
            <text:p>23154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16206" calcext:value-type="float">
            <text:p>16206.0</text:p>
          </table:table-cell>
          <table:table-cell office:value-type="float" office:value="22092" calcext:value-type="float">
            <text:p>22092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"/>
          <table:table-cell office:value-type="float" office:value="16871" calcext:value-type="float">
            <text:p>16871.0</text:p>
          </table:table-cell>
          <table:table-cell office:value-type="float" office:value="25194" calcext:value-type="float">
            <text:p>25194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17089" calcext:value-type="float">
            <text:p>17089.0</text:p>
          </table:table-cell>
          <table:table-cell office:value-type="float" office:value="25245" calcext:value-type="float">
            <text:p>25245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16938" calcext:value-type="float">
            <text:p>16938.0</text:p>
          </table:table-cell>
          <table:table-cell office:value-type="float" office:value="24458" calcext:value-type="float">
            <text:p>24458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18441" calcext:value-type="float">
            <text:p>18441.0</text:p>
          </table:table-cell>
          <table:table-cell office:value-type="float" office:value="21728" calcext:value-type="float">
            <text:p>21728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"/>
          <table:table-cell office:value-type="float" office:value="17779" calcext:value-type="float">
            <text:p>17779.0</text:p>
          </table:table-cell>
          <table:table-cell office:value-type="float" office:value="23358" calcext:value-type="float">
            <text:p>23358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14223" calcext:value-type="float">
            <text:p>14223.0</text:p>
          </table:table-cell>
          <table:table-cell office:value-type="float" office:value="21717" calcext:value-type="float">
            <text:p>21717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8640" calcext:value-type="float">
            <text:p>8640.0</text:p>
          </table:table-cell>
          <table:table-cell office:value-type="float" office:value="23142" calcext:value-type="float">
            <text:p>23142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16184" calcext:value-type="float">
            <text:p>16184.0</text:p>
          </table:table-cell>
          <table:table-cell office:value-type="float" office:value="22066" calcext:value-type="float">
            <text:p>22066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16871" calcext:value-type="float">
            <text:p>16871.0</text:p>
          </table:table-cell>
          <table:table-cell office:value-type="float" office:value="25194" calcext:value-type="float">
            <text:p>25194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17164" calcext:value-type="float">
            <text:p>17164.0</text:p>
          </table:table-cell>
          <table:table-cell office:value-type="float" office:value="25283" calcext:value-type="float">
            <text:p>25283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16945" calcext:value-type="float">
            <text:p>16945.0</text:p>
          </table:table-cell>
          <table:table-cell office:value-type="float" office:value="24458" calcext:value-type="float">
            <text:p>24458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17791" calcext:value-type="float">
            <text:p>17791.0</text:p>
          </table:table-cell>
          <table:table-cell office:value-type="float" office:value="23366" calcext:value-type="float">
            <text:p>23366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14229" calcext:value-type="float">
            <text:p>14229.0</text:p>
          </table:table-cell>
          <table:table-cell office:value-type="float" office:value="21711" calcext:value-type="float">
            <text:p>21711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1"/>
          <table:table-cell office:value-type="float" office:value="8613" calcext:value-type="float">
            <text:p>8613.0</text:p>
          </table:table-cell>
          <table:table-cell office:value-type="float" office:value="23137" calcext:value-type="float">
            <text:p>2313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16154" calcext:value-type="float">
            <text:p>16154.0</text:p>
          </table:table-cell>
          <table:table-cell office:value-type="float" office:value="22035" calcext:value-type="float">
            <text:p>22035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16868" calcext:value-type="float">
            <text:p>16868.0</text:p>
          </table:table-cell>
          <table:table-cell office:value-type="float" office:value="25190" calcext:value-type="float">
            <text:p>25190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17270" calcext:value-type="float">
            <text:p>17270.0</text:p>
          </table:table-cell>
          <table:table-cell office:value-type="float" office:value="25347" calcext:value-type="float">
            <text:p>25347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17265" calcext:value-type="float">
            <text:p>17265.0</text:p>
          </table:table-cell>
          <table:table-cell office:value-type="float" office:value="25379" calcext:value-type="float">
            <text:p>25379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1"/>
          <table:table-cell office:value-type="float" office:value="16954" calcext:value-type="float">
            <text:p>16954.0</text:p>
          </table:table-cell>
          <table:table-cell office:value-type="float" office:value="24447" calcext:value-type="float">
            <text:p>24447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17800" calcext:value-type="float">
            <text:p>17800.0</text:p>
          </table:table-cell>
          <table:table-cell office:value-type="float" office:value="23376" calcext:value-type="float">
            <text:p>23376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14237" calcext:value-type="float">
            <text:p>14237.0</text:p>
          </table:table-cell>
          <table:table-cell office:value-type="float" office:value="21721" calcext:value-type="float">
            <text:p>21721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8590" calcext:value-type="float">
            <text:p>8590.0</text:p>
          </table:table-cell>
          <table:table-cell office:value-type="float" office:value="23131" calcext:value-type="float">
            <text:p>2313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16140" calcext:value-type="float">
            <text:p>16140.0</text:p>
          </table:table-cell>
          <table:table-cell office:value-type="float" office:value="22002" calcext:value-type="float">
            <text:p>22002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16866" calcext:value-type="float">
            <text:p>16866.0</text:p>
          </table:table-cell>
          <table:table-cell office:value-type="float" office:value="25169" calcext:value-type="float">
            <text:p>25169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17279" calcext:value-type="float">
            <text:p>17279.0</text:p>
          </table:table-cell>
          <table:table-cell office:value-type="float" office:value="25357" calcext:value-type="float">
            <text:p>25357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17265" calcext:value-type="float">
            <text:p>17265.0</text:p>
          </table:table-cell>
          <table:table-cell office:value-type="float" office:value="25382" calcext:value-type="float">
            <text:p>25382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16968" calcext:value-type="float">
            <text:p>16968.0</text:p>
          </table:table-cell>
          <table:table-cell office:value-type="float" office:value="24438" calcext:value-type="float">
            <text:p>24438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17813" calcext:value-type="float">
            <text:p>17813.0</text:p>
          </table:table-cell>
          <table:table-cell office:value-type="float" office:value="23384" calcext:value-type="float">
            <text:p>23384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14244" calcext:value-type="float">
            <text:p>14244.0</text:p>
          </table:table-cell>
          <table:table-cell office:value-type="float" office:value="21711" calcext:value-type="float">
            <text:p>21711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"/>
          <table:table-cell office:value-type="float" office:value="8574" calcext:value-type="float">
            <text:p>8574.0</text:p>
          </table:table-cell>
          <table:table-cell office:value-type="float" office:value="23123" calcext:value-type="float">
            <text:p>23123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16107" calcext:value-type="float">
            <text:p>16107.0</text:p>
          </table:table-cell>
          <table:table-cell office:value-type="float" office:value="21971" calcext:value-type="float">
            <text:p>21971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16858" calcext:value-type="float">
            <text:p>16858.0</text:p>
          </table:table-cell>
          <table:table-cell office:value-type="float" office:value="25164" calcext:value-type="float">
            <text:p>25164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"/>
          <table:table-cell office:value-type="float" office:value="17284" calcext:value-type="float">
            <text:p>17284.0</text:p>
          </table:table-cell>
          <table:table-cell office:value-type="float" office:value="25346" calcext:value-type="float">
            <text:p>25346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"/>
          <table:table-cell office:value-type="float" office:value="17266" calcext:value-type="float">
            <text:p>17266.0</text:p>
          </table:table-cell>
          <table:table-cell office:value-type="float" office:value="25386" calcext:value-type="float">
            <text:p>25386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16978" calcext:value-type="float">
            <text:p>16978.0</text:p>
          </table:table-cell>
          <table:table-cell office:value-type="float" office:value="24430" calcext:value-type="float">
            <text:p>24430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17827" calcext:value-type="float">
            <text:p>17827.0</text:p>
          </table:table-cell>
          <table:table-cell office:value-type="float" office:value="23396" calcext:value-type="float">
            <text:p>23396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"/>
          <table:table-cell office:value-type="float" office:value="14234" calcext:value-type="float">
            <text:p>14234.0</text:p>
          </table:table-cell>
          <table:table-cell office:value-type="float" office:value="21671" calcext:value-type="float">
            <text:p>21671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8562" calcext:value-type="float">
            <text:p>8562.0</text:p>
          </table:table-cell>
          <table:table-cell office:value-type="float" office:value="23113" calcext:value-type="float">
            <text:p>23113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16096" calcext:value-type="float">
            <text:p>16096.0</text:p>
          </table:table-cell>
          <table:table-cell office:value-type="float" office:value="21944" calcext:value-type="float">
            <text:p>21944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1"/>
          <table:table-cell office:value-type="float" office:value="16849" calcext:value-type="float">
            <text:p>16849.0</text:p>
          </table:table-cell>
          <table:table-cell office:value-type="float" office:value="25164" calcext:value-type="float">
            <text:p>25164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17298" calcext:value-type="float">
            <text:p>17298.0</text:p>
          </table:table-cell>
          <table:table-cell office:value-type="float" office:value="25350" calcext:value-type="float">
            <text:p>25350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"/>
          <table:table-cell office:value-type="float" office:value="17249" calcext:value-type="float">
            <text:p>17249.0</text:p>
          </table:table-cell>
          <table:table-cell office:value-type="float" office:value="25401" calcext:value-type="float">
            <text:p>25401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16989" calcext:value-type="float">
            <text:p>16989.0</text:p>
          </table:table-cell>
          <table:table-cell office:value-type="float" office:value="24427" calcext:value-type="float">
            <text:p>24427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1"/>
          <table:table-cell office:value-type="float" office:value="17836" calcext:value-type="float">
            <text:p>17836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14229" calcext:value-type="float">
            <text:p>14229.0</text:p>
          </table:table-cell>
          <table:table-cell office:value-type="float" office:value="21621" calcext:value-type="float">
            <text:p>21621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1"/>
          <table:table-cell office:value-type="float" office:value="8547" calcext:value-type="float">
            <text:p>8547.0</text:p>
          </table:table-cell>
          <table:table-cell office:value-type="float" office:value="23109" calcext:value-type="float">
            <text:p>23109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"/>
          <table:table-cell office:value-type="float" office:value="16073" calcext:value-type="float">
            <text:p>16073.0</text:p>
          </table:table-cell>
          <table:table-cell office:value-type="float" office:value="21906" calcext:value-type="float">
            <text:p>21906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16845" calcext:value-type="float">
            <text:p>16845.0</text:p>
          </table:table-cell>
          <table:table-cell office:value-type="float" office:value="25168" calcext:value-type="float">
            <text:p>25168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17348" calcext:value-type="float">
            <text:p>17348.0</text:p>
          </table:table-cell>
          <table:table-cell office:value-type="float" office:value="25363" calcext:value-type="float">
            <text:p>25363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55" calcext:value-type="float">
            <text:p>17255.0</text:p>
          </table:table-cell>
          <table:table-cell office:value-type="float" office:value="25414" calcext:value-type="float">
            <text:p>25414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"/>
          <table:table-cell office:value-type="float" office:value="17009" calcext:value-type="float">
            <text:p>17009.0</text:p>
          </table:table-cell>
          <table:table-cell office:value-type="float" office:value="24415" calcext:value-type="float">
            <text:p>24415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"/>
          <table:table-cell office:value-type="float" office:value="17855" calcext:value-type="float">
            <text:p>17855.0</text:p>
          </table:table-cell>
          <table:table-cell office:value-type="float" office:value="23401" calcext:value-type="float">
            <text:p>23401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14237" calcext:value-type="float">
            <text:p>14237.0</text:p>
          </table:table-cell>
          <table:table-cell office:value-type="float" office:value="21615" calcext:value-type="float">
            <text:p>21615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8527" calcext:value-type="float">
            <text:p>8527.0</text:p>
          </table:table-cell>
          <table:table-cell office:value-type="float" office:value="23100" calcext:value-type="float">
            <text:p>23100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1"/>
          <table:table-cell office:value-type="float" office:value="16039" calcext:value-type="float">
            <text:p>16039.0</text:p>
          </table:table-cell>
          <table:table-cell office:value-type="float" office:value="21865" calcext:value-type="float">
            <text:p>21865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17408" calcext:value-type="float">
            <text:p>17408.0</text:p>
          </table:table-cell>
          <table:table-cell office:value-type="float" office:value="25403" calcext:value-type="float">
            <text:p>25403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17030" calcext:value-type="float">
            <text:p>17030.0</text:p>
          </table:table-cell>
          <table:table-cell office:value-type="float" office:value="24407" calcext:value-type="float">
            <text:p>24407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17879" calcext:value-type="float">
            <text:p>17879.0</text:p>
          </table:table-cell>
          <table:table-cell office:value-type="float" office:value="23402" calcext:value-type="float">
            <text:p>23402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14236" calcext:value-type="float">
            <text:p>14236.0</text:p>
          </table:table-cell>
          <table:table-cell office:value-type="float" office:value="21616" calcext:value-type="float">
            <text:p>21616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8501" calcext:value-type="float">
            <text:p>8501.0</text:p>
          </table:table-cell>
          <table:table-cell office:value-type="float" office:value="23090" calcext:value-type="float">
            <text:p>23090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16044" calcext:value-type="float">
            <text:p>16044.0</text:p>
          </table:table-cell>
          <table:table-cell office:value-type="float" office:value="21845" calcext:value-type="float">
            <text:p>21845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17535" calcext:value-type="float">
            <text:p>17535.0</text:p>
          </table:table-cell>
          <table:table-cell office:value-type="float" office:value="25418" calcext:value-type="float">
            <text:p>25418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17065" calcext:value-type="float">
            <text:p>17065.0</text:p>
          </table:table-cell>
          <table:table-cell office:value-type="float" office:value="24392" calcext:value-type="float">
            <text:p>24392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17888" calcext:value-type="float">
            <text:p>17888.0</text:p>
          </table:table-cell>
          <table:table-cell office:value-type="float" office:value="23404" calcext:value-type="float">
            <text:p>23404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14234" calcext:value-type="float">
            <text:p>14234.0</text:p>
          </table:table-cell>
          <table:table-cell office:value-type="float" office:value="21619" calcext:value-type="float">
            <text:p>21619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8478" calcext:value-type="float">
            <text:p>8478.0</text:p>
          </table:table-cell>
          <table:table-cell office:value-type="float" office:value="23088" calcext:value-type="float">
            <text:p>23088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16025" calcext:value-type="float">
            <text:p>16025.0</text:p>
          </table:table-cell>
          <table:table-cell office:value-type="float" office:value="21818" calcext:value-type="float">
            <text:p>21818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17609" calcext:value-type="float">
            <text:p>17609.0</text:p>
          </table:table-cell>
          <table:table-cell office:value-type="float" office:value="25436" calcext:value-type="float">
            <text:p>25436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17069" calcext:value-type="float">
            <text:p>17069.0</text:p>
          </table:table-cell>
          <table:table-cell office:value-type="float" office:value="24386" calcext:value-type="float">
            <text:p>24386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17940" calcext:value-type="float">
            <text:p>17940.0</text:p>
          </table:table-cell>
          <table:table-cell office:value-type="float" office:value="23392" calcext:value-type="float">
            <text:p>23392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14241" calcext:value-type="float">
            <text:p>14241.0</text:p>
          </table:table-cell>
          <table:table-cell office:value-type="float" office:value="21619" calcext:value-type="float">
            <text:p>21619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8443" calcext:value-type="float">
            <text:p>8443.0</text:p>
          </table:table-cell>
          <table:table-cell office:value-type="float" office:value="23088" calcext:value-type="float">
            <text:p>2308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16018" calcext:value-type="float">
            <text:p>16018.0</text:p>
          </table:table-cell>
          <table:table-cell office:value-type="float" office:value="21808" calcext:value-type="float">
            <text:p>21808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17692" calcext:value-type="float">
            <text:p>17692.0</text:p>
          </table:table-cell>
          <table:table-cell office:value-type="float" office:value="25496" calcext:value-type="float">
            <text:p>25496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"/>
          <table:table-cell office:value-type="float" office:value="17084" calcext:value-type="float">
            <text:p>17084.0</text:p>
          </table:table-cell>
          <table:table-cell office:value-type="float" office:value="24372" calcext:value-type="float">
            <text:p>24372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"/>
          <table:table-cell office:value-type="float" office:value="17971" calcext:value-type="float">
            <text:p>17971.0</text:p>
          </table:table-cell>
          <table:table-cell office:value-type="float" office:value="23377" calcext:value-type="float">
            <text:p>23377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"/>
          <table:table-cell office:value-type="float" office:value="14262" calcext:value-type="float">
            <text:p>14262.0</text:p>
          </table:table-cell>
          <table:table-cell office:value-type="float" office:value="21616" calcext:value-type="float">
            <text:p>21616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8433" calcext:value-type="float">
            <text:p>8433.0</text:p>
          </table:table-cell>
          <table:table-cell office:value-type="float" office:value="23077" calcext:value-type="float">
            <text:p>2307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15998" calcext:value-type="float">
            <text:p>15998.0</text:p>
          </table:table-cell>
          <table:table-cell office:value-type="float" office:value="21775" calcext:value-type="float">
            <text:p>21775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739" calcext:value-type="float">
            <text:p>17739.0</text:p>
          </table:table-cell>
          <table:table-cell office:value-type="float" office:value="25583" calcext:value-type="float">
            <text:p>25583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092" calcext:value-type="float">
            <text:p>17092.0</text:p>
          </table:table-cell>
          <table:table-cell office:value-type="float" office:value="24370" calcext:value-type="float">
            <text:p>24370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17979" calcext:value-type="float">
            <text:p>17979.0</text:p>
          </table:table-cell>
          <table:table-cell office:value-type="float" office:value="23369" calcext:value-type="float">
            <text:p>23369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14271" calcext:value-type="float">
            <text:p>14271.0</text:p>
          </table:table-cell>
          <table:table-cell office:value-type="float" office:value="21603" calcext:value-type="float">
            <text:p>21603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"/>
          <table:table-cell office:value-type="float" office:value="8388" calcext:value-type="float">
            <text:p>8388.0</text:p>
          </table:table-cell>
          <table:table-cell office:value-type="float" office:value="23078" calcext:value-type="float">
            <text:p>23078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975" calcext:value-type="float">
            <text:p>15975.0</text:p>
          </table:table-cell>
          <table:table-cell office:value-type="float" office:value="21717" calcext:value-type="float">
            <text:p>21717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1"/>
          <table:table-cell office:value-type="float" office:value="17747" calcext:value-type="float">
            <text:p>17747.0</text:p>
          </table:table-cell>
          <table:table-cell office:value-type="float" office:value="25607" calcext:value-type="float">
            <text:p>25607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"/>
          <table:table-cell office:value-type="float" office:value="17098" calcext:value-type="float">
            <text:p>17098.0</text:p>
          </table:table-cell>
          <table:table-cell office:value-type="float" office:value="24368" calcext:value-type="float">
            <text:p>24368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1"/>
          <table:table-cell office:value-type="float" office:value="17987" calcext:value-type="float">
            <text:p>17987.0</text:p>
          </table:table-cell>
          <table:table-cell office:value-type="float" office:value="23357" calcext:value-type="float">
            <text:p>23357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"/>
          <table:table-cell office:value-type="float" office:value="14270" calcext:value-type="float">
            <text:p>14270.0</text:p>
          </table:table-cell>
          <table:table-cell office:value-type="float" office:value="21597" calcext:value-type="float">
            <text:p>21597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8315" calcext:value-type="float">
            <text:p>8315.0</text:p>
          </table:table-cell>
          <table:table-cell office:value-type="float" office:value="23083" calcext:value-type="float">
            <text:p>23083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/>
          <table:table-cell office:value-type="float" office:value="15964" calcext:value-type="float">
            <text:p>15964.0</text:p>
          </table:table-cell>
          <table:table-cell office:value-type="float" office:value="21705" calcext:value-type="float">
            <text:p>21705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/>
          <table:table-cell office:value-type="float" office:value="17751" calcext:value-type="float">
            <text:p>17751.0</text:p>
          </table:table-cell>
          <table:table-cell office:value-type="float" office:value="25628" calcext:value-type="float">
            <text:p>25628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"/>
          <table:table-cell office:value-type="float" office:value="17138" calcext:value-type="float">
            <text:p>17138.0</text:p>
          </table:table-cell>
          <table:table-cell office:value-type="float" office:value="24369" calcext:value-type="float">
            <text:p>24369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18024" calcext:value-type="float">
            <text:p>18024.0</text:p>
          </table:table-cell>
          <table:table-cell office:value-type="float" office:value="23325" calcext:value-type="float">
            <text:p>23325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"/>
          <table:table-cell office:value-type="float" office:value="14271" calcext:value-type="float">
            <text:p>14271.0</text:p>
          </table:table-cell>
          <table:table-cell office:value-type="float" office:value="21583" calcext:value-type="float">
            <text:p>21583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"/>
          <table:table-cell office:value-type="float" office:value="8280" calcext:value-type="float">
            <text:p>8280.0</text:p>
          </table:table-cell>
          <table:table-cell office:value-type="float" office:value="23081" calcext:value-type="float">
            <text:p>23081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1"/>
          <table:table-cell office:value-type="float" office:value="15945" calcext:value-type="float">
            <text:p>15945.0</text:p>
          </table:table-cell>
          <table:table-cell office:value-type="float" office:value="21692" calcext:value-type="float">
            <text:p>21692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"/>
          <table:table-cell office:value-type="float" office:value="17759" calcext:value-type="float">
            <text:p>17759.0</text:p>
          </table:table-cell>
          <table:table-cell office:value-type="float" office:value="25665" calcext:value-type="float">
            <text:p>25665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"/>
          <table:table-cell office:value-type="float" office:value="17196" calcext:value-type="float">
            <text:p>17196.0</text:p>
          </table:table-cell>
          <table:table-cell office:value-type="float" office:value="24366" calcext:value-type="float">
            <text:p>24366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033" calcext:value-type="float">
            <text:p>18033.0</text:p>
          </table:table-cell>
          <table:table-cell office:value-type="float" office:value="23318" calcext:value-type="float">
            <text:p>23318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"/>
          <table:table-cell office:value-type="float" office:value="14269" calcext:value-type="float">
            <text:p>14269.0</text:p>
          </table:table-cell>
          <table:table-cell office:value-type="float" office:value="21571" calcext:value-type="float">
            <text:p>21571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"/>
          <table:table-cell office:value-type="float" office:value="8249" calcext:value-type="float">
            <text:p>8249.0</text:p>
          </table:table-cell>
          <table:table-cell office:value-type="float" office:value="23071" calcext:value-type="float">
            <text:p>23071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"/>
          <table:table-cell office:value-type="float" office:value="15935" calcext:value-type="float">
            <text:p>15935.0</text:p>
          </table:table-cell>
          <table:table-cell office:value-type="float" office:value="21686" calcext:value-type="float">
            <text:p>21686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17780" calcext:value-type="float">
            <text:p>17780.0</text:p>
          </table:table-cell>
          <table:table-cell office:value-type="float" office:value="25686" calcext:value-type="float">
            <text:p>25686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4369" calcext:value-type="float">
            <text:p>24369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"/>
          <table:table-cell office:value-type="float" office:value="18034" calcext:value-type="float">
            <text:p>18034.0</text:p>
          </table:table-cell>
          <table:table-cell office:value-type="float" office:value="23324" calcext:value-type="float">
            <text:p>23324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"/>
          <table:table-cell office:value-type="float" office:value="14271" calcext:value-type="float">
            <text:p>14271.0</text:p>
          </table:table-cell>
          <table:table-cell office:value-type="float" office:value="21564" calcext:value-type="float">
            <text:p>2156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"/>
          <table:table-cell office:value-type="float" office:value="8224" calcext:value-type="float">
            <text:p>8224.0</text:p>
          </table:table-cell>
          <table:table-cell office:value-type="float" office:value="23068" calcext:value-type="float">
            <text:p>23068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"/>
          <table:table-cell office:value-type="float" office:value="15922" calcext:value-type="float">
            <text:p>15922.0</text:p>
          </table:table-cell>
          <table:table-cell office:value-type="float" office:value="21679" calcext:value-type="float">
            <text:p>21679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1"/>
          <table:table-cell office:value-type="float" office:value="17780" calcext:value-type="float">
            <text:p>17780.0</text:p>
          </table:table-cell>
          <table:table-cell office:value-type="float" office:value="25686" calcext:value-type="float">
            <text:p>25686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1"/>
          <table:table-cell office:value-type="float" office:value="17329" calcext:value-type="float">
            <text:p>17329.0</text:p>
          </table:table-cell>
          <table:table-cell office:value-type="float" office:value="24373" calcext:value-type="float">
            <text:p>24373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1"/>
          <table:table-cell office:value-type="float" office:value="18035" calcext:value-type="float">
            <text:p>18035.0</text:p>
          </table:table-cell>
          <table:table-cell office:value-type="float" office:value="23319" calcext:value-type="float">
            <text:p>23319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1"/>
          <table:table-cell office:value-type="float" office:value="14270" calcext:value-type="float">
            <text:p>14270.0</text:p>
          </table:table-cell>
          <table:table-cell office:value-type="float" office:value="21555" calcext:value-type="float">
            <text:p>21555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1"/>
          <table:table-cell office:value-type="float" office:value="8174" calcext:value-type="float">
            <text:p>8174.0</text:p>
          </table:table-cell>
          <table:table-cell office:value-type="float" office:value="23052" calcext:value-type="float">
            <text:p>23052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1"/>
          <table:table-cell office:value-type="float" office:value="15912" calcext:value-type="float">
            <text:p>15912.0</text:p>
          </table:table-cell>
          <table:table-cell office:value-type="float" office:value="21667" calcext:value-type="float">
            <text:p>21667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1"/>
          <table:table-cell office:value-type="float" office:value="17783" calcext:value-type="float">
            <text:p>17783.0</text:p>
          </table:table-cell>
          <table:table-cell office:value-type="float" office:value="25694" calcext:value-type="float">
            <text:p>25694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1"/>
          <table:table-cell office:value-type="float" office:value="17329" calcext:value-type="float">
            <text:p>17329.0</text:p>
          </table:table-cell>
          <table:table-cell office:value-type="float" office:value="24373" calcext:value-type="float">
            <text:p>24373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1"/>
          <table:table-cell office:value-type="float" office:value="17415" calcext:value-type="float">
            <text:p>17415.0</text:p>
          </table:table-cell>
          <table:table-cell office:value-type="float" office:value="24354" calcext:value-type="float">
            <text:p>24354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1"/>
          <table:table-cell office:value-type="float" office:value="18033" calcext:value-type="float">
            <text:p>18033.0</text:p>
          </table:table-cell>
          <table:table-cell office:value-type="float" office:value="23315" calcext:value-type="float">
            <text:p>23315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1"/>
          <table:table-cell office:value-type="float" office:value="14271" calcext:value-type="float">
            <text:p>14271.0</text:p>
          </table:table-cell>
          <table:table-cell office:value-type="float" office:value="21555" calcext:value-type="float">
            <text:p>21555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1"/>
          <table:table-cell office:value-type="float" office:value="8098" calcext:value-type="float">
            <text:p>8098.0</text:p>
          </table:table-cell>
          <table:table-cell office:value-type="float" office:value="23026" calcext:value-type="float">
            <text:p>23026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1"/>
          <table:table-cell office:value-type="float" office:value="15887" calcext:value-type="float">
            <text:p>15887.0</text:p>
          </table:table-cell>
          <table:table-cell office:value-type="float" office:value="21624" calcext:value-type="float">
            <text:p>21624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1"/>
          <table:table-cell office:value-type="float" office:value="17790" calcext:value-type="float">
            <text:p>17790.0</text:p>
          </table:table-cell>
          <table:table-cell office:value-type="float" office:value="25714" calcext:value-type="float">
            <text:p>25714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1"/>
          <table:table-cell office:value-type="float" office:value="17345" calcext:value-type="float">
            <text:p>17345.0</text:p>
          </table:table-cell>
          <table:table-cell office:value-type="float" office:value="24363" calcext:value-type="float">
            <text:p>24363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1"/>
          <table:table-cell office:value-type="float" office:value="17450" calcext:value-type="float">
            <text:p>17450.0</text:p>
          </table:table-cell>
          <table:table-cell office:value-type="float" office:value="24324" calcext:value-type="float">
            <text:p>24324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1"/>
          <table:table-cell office:value-type="float" office:value="18037" calcext:value-type="float">
            <text:p>18037.0</text:p>
          </table:table-cell>
          <table:table-cell office:value-type="float" office:value="23309" calcext:value-type="float">
            <text:p>23309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1"/>
          <table:table-cell office:value-type="float" office:value="14265" calcext:value-type="float">
            <text:p>14265.0</text:p>
          </table:table-cell>
          <table:table-cell office:value-type="float" office:value="21552" calcext:value-type="float">
            <text:p>21552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1"/>
          <table:table-cell office:value-type="float" office:value="8028" calcext:value-type="float">
            <text:p>8028.0</text:p>
          </table:table-cell>
          <table:table-cell office:value-type="float" office:value="23003" calcext:value-type="float">
            <text:p>23003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1"/>
          <table:table-cell office:value-type="float" office:value="15873" calcext:value-type="float">
            <text:p>15873.0</text:p>
          </table:table-cell>
          <table:table-cell office:value-type="float" office:value="21606" calcext:value-type="float">
            <text:p>21606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1"/>
          <table:table-cell office:value-type="float" office:value="17802" calcext:value-type="float">
            <text:p>17802.0</text:p>
          </table:table-cell>
          <table:table-cell office:value-type="float" office:value="25697" calcext:value-type="float">
            <text:p>25697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1"/>
          <table:table-cell office:value-type="float" office:value="17345" calcext:value-type="float">
            <text:p>17345.0</text:p>
          </table:table-cell>
          <table:table-cell office:value-type="float" office:value="24363" calcext:value-type="float">
            <text:p>24363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"/>
          <table:table-cell office:value-type="float" office:value="17475" calcext:value-type="float">
            <text:p>17475.0</text:p>
          </table:table-cell>
          <table:table-cell office:value-type="float" office:value="24313" calcext:value-type="float">
            <text:p>24313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1"/>
          <table:table-cell office:value-type="float" office:value="18042" calcext:value-type="float">
            <text:p>18042.0</text:p>
          </table:table-cell>
          <table:table-cell office:value-type="float" office:value="23307" calcext:value-type="float">
            <text:p>23307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1"/>
          <table:table-cell office:value-type="float" office:value="14262" calcext:value-type="float">
            <text:p>14262.0</text:p>
          </table:table-cell>
          <table:table-cell office:value-type="float" office:value="21546" calcext:value-type="float">
            <text:p>21546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1"/>
          <table:table-cell office:value-type="float" office:value="7891" calcext:value-type="float">
            <text:p>7891.0</text:p>
          </table:table-cell>
          <table:table-cell office:value-type="float" office:value="22954" calcext:value-type="float">
            <text:p>22954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1"/>
          <table:table-cell office:value-type="float" office:value="15866" calcext:value-type="float">
            <text:p>15866.0</text:p>
          </table:table-cell>
          <table:table-cell office:value-type="float" office:value="21602" calcext:value-type="float">
            <text:p>21602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1"/>
          <table:table-cell office:value-type="float" office:value="17803" calcext:value-type="float">
            <text:p>17803.0</text:p>
          </table:table-cell>
          <table:table-cell office:value-type="float" office:value="25697" calcext:value-type="float">
            <text:p>25697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1"/>
          <table:table-cell office:value-type="float" office:value="17339" calcext:value-type="float">
            <text:p>17339.0</text:p>
          </table:table-cell>
          <table:table-cell office:value-type="float" office:value="24370" calcext:value-type="float">
            <text:p>24370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1"/>
          <table:table-cell office:value-type="float" office:value="17522" calcext:value-type="float">
            <text:p>17522.0</text:p>
          </table:table-cell>
          <table:table-cell office:value-type="float" office:value="24300" calcext:value-type="float">
            <text:p>24300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1"/>
          <table:table-cell office:value-type="float" office:value="14256" calcext:value-type="float">
            <text:p>14256.0</text:p>
          </table:table-cell>
          <table:table-cell office:value-type="float" office:value="21544" calcext:value-type="float">
            <text:p>21544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1"/>
          <table:table-cell office:value-type="float" office:value="7859" calcext:value-type="float">
            <text:p>7859.0</text:p>
          </table:table-cell>
          <table:table-cell office:value-type="float" office:value="22943" calcext:value-type="float">
            <text:p>22943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1"/>
          <table:table-cell office:value-type="float" office:value="15849" calcext:value-type="float">
            <text:p>15849.0</text:p>
          </table:table-cell>
          <table:table-cell office:value-type="float" office:value="21581" calcext:value-type="float">
            <text:p>21581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1"/>
          <table:table-cell office:value-type="float" office:value="17816" calcext:value-type="float">
            <text:p>17816.0</text:p>
          </table:table-cell>
          <table:table-cell office:value-type="float" office:value="25702" calcext:value-type="float">
            <text:p>25702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1"/>
          <table:table-cell office:value-type="float" office:value="17352" calcext:value-type="float">
            <text:p>17352.0</text:p>
          </table:table-cell>
          <table:table-cell office:value-type="float" office:value="24374" calcext:value-type="float">
            <text:p>24374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1"/>
          <table:table-cell office:value-type="float" office:value="17545" calcext:value-type="float">
            <text:p>17545.0</text:p>
          </table:table-cell>
          <table:table-cell office:value-type="float" office:value="24302" calcext:value-type="float">
            <text:p>24302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1"/>
          <table:table-cell office:value-type="float" office:value="14257" calcext:value-type="float">
            <text:p>14257.0</text:p>
          </table:table-cell>
          <table:table-cell office:value-type="float" office:value="21539" calcext:value-type="float">
            <text:p>21539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1"/>
          <table:table-cell office:value-type="float" office:value="7849" calcext:value-type="float">
            <text:p>7849.0</text:p>
          </table:table-cell>
          <table:table-cell office:value-type="float" office:value="22941" calcext:value-type="float">
            <text:p>22941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1"/>
          <table:table-cell office:value-type="float" office:value="15826" calcext:value-type="float">
            <text:p>15826.0</text:p>
          </table:table-cell>
          <table:table-cell office:value-type="float" office:value="21521" calcext:value-type="float">
            <text:p>21521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1"/>
          <table:table-cell office:value-type="float" office:value="17825" calcext:value-type="float">
            <text:p>17825.0</text:p>
          </table:table-cell>
          <table:table-cell office:value-type="float" office:value="25705" calcext:value-type="float">
            <text:p>25705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1"/>
          <table:table-cell office:value-type="float" office:value="17328" calcext:value-type="float">
            <text:p>17328.0</text:p>
          </table:table-cell>
          <table:table-cell office:value-type="float" office:value="24371" calcext:value-type="float">
            <text:p>24371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1"/>
          <table:table-cell office:value-type="float" office:value="17550" calcext:value-type="float">
            <text:p>17550.0</text:p>
          </table:table-cell>
          <table:table-cell office:value-type="float" office:value="24302" calcext:value-type="float">
            <text:p>24302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1"/>
          <table:table-cell office:value-type="float" office:value="14258" calcext:value-type="float">
            <text:p>14258.0</text:p>
          </table:table-cell>
          <table:table-cell office:value-type="float" office:value="21527" calcext:value-type="float">
            <text:p>21527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1"/>
          <table:table-cell office:value-type="float" office:value="7820" calcext:value-type="float">
            <text:p>7820.0</text:p>
          </table:table-cell>
          <table:table-cell office:value-type="float" office:value="22927" calcext:value-type="float">
            <text:p>22927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1"/>
          <table:table-cell office:value-type="float" office:value="15815" calcext:value-type="float">
            <text:p>15815.0</text:p>
          </table:table-cell>
          <table:table-cell office:value-type="float" office:value="21476" calcext:value-type="float">
            <text:p>21476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1"/>
          <table:table-cell office:value-type="float" office:value="17839" calcext:value-type="float">
            <text:p>17839.0</text:p>
          </table:table-cell>
          <table:table-cell office:value-type="float" office:value="25696" calcext:value-type="float">
            <text:p>25696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1"/>
          <table:table-cell office:value-type="float" office:value="17280" calcext:value-type="float">
            <text:p>17280.0</text:p>
          </table:table-cell>
          <table:table-cell office:value-type="float" office:value="24381" calcext:value-type="float">
            <text:p>24381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1"/>
          <table:table-cell office:value-type="float" office:value="17550" calcext:value-type="float">
            <text:p>17550.0</text:p>
          </table:table-cell>
          <table:table-cell office:value-type="float" office:value="24304" calcext:value-type="float">
            <text:p>24304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"/>
          <table:table-cell office:value-type="float" office:value="14264" calcext:value-type="float">
            <text:p>14264.0</text:p>
          </table:table-cell>
          <table:table-cell office:value-type="float" office:value="21508" calcext:value-type="float">
            <text:p>21508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1"/>
          <table:table-cell office:value-type="float" office:value="7803" calcext:value-type="float">
            <text:p>7803.0</text:p>
          </table:table-cell>
          <table:table-cell office:value-type="float" office:value="22916" calcext:value-type="float">
            <text:p>2291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1"/>
          <table:table-cell office:value-type="float" office:value="15814" calcext:value-type="float">
            <text:p>15814.0</text:p>
          </table:table-cell>
          <table:table-cell office:value-type="float" office:value="21473" calcext:value-type="float">
            <text:p>21473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1"/>
          <table:table-cell office:value-type="float" office:value="17847" calcext:value-type="float">
            <text:p>17847.0</text:p>
          </table:table-cell>
          <table:table-cell office:value-type="float" office:value="25702" calcext:value-type="float">
            <text:p>25702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1"/>
          <table:table-cell office:value-type="float" office:value="17533" calcext:value-type="float">
            <text:p>17533.0</text:p>
          </table:table-cell>
          <table:table-cell office:value-type="float" office:value="24316" calcext:value-type="float">
            <text:p>24316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1"/>
          <table:table-cell office:value-type="float" office:value="14266" calcext:value-type="float">
            <text:p>14266.0</text:p>
          </table:table-cell>
          <table:table-cell office:value-type="float" office:value="21516" calcext:value-type="float">
            <text:p>21516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1"/>
          <table:table-cell office:value-type="float" office:value="7781" calcext:value-type="float">
            <text:p>7781.0</text:p>
          </table:table-cell>
          <table:table-cell office:value-type="float" office:value="22909" calcext:value-type="float">
            <text:p>22909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1"/>
          <table:table-cell office:value-type="float" office:value="15811" calcext:value-type="float">
            <text:p>15811.0</text:p>
          </table:table-cell>
          <table:table-cell office:value-type="float" office:value="21463" calcext:value-type="float">
            <text:p>21463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1"/>
          <table:table-cell office:value-type="float" office:value="17848" calcext:value-type="float">
            <text:p>17848.0</text:p>
          </table:table-cell>
          <table:table-cell office:value-type="float" office:value="25707" calcext:value-type="float">
            <text:p>25707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1"/>
          <table:table-cell office:value-type="float" office:value="17526" calcext:value-type="float">
            <text:p>17526.0</text:p>
          </table:table-cell>
          <table:table-cell office:value-type="float" office:value="24306" calcext:value-type="float">
            <text:p>24306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1"/>
          <table:table-cell office:value-type="float" office:value="14269" calcext:value-type="float">
            <text:p>14269.0</text:p>
          </table:table-cell>
          <table:table-cell office:value-type="float" office:value="21514" calcext:value-type="float">
            <text:p>21514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1"/>
          <table:table-cell office:value-type="float" office:value="7775" calcext:value-type="float">
            <text:p>7775.0</text:p>
          </table:table-cell>
          <table:table-cell office:value-type="float" office:value="22902" calcext:value-type="float">
            <text:p>22902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1"/>
          <table:table-cell office:value-type="float" office:value="15807" calcext:value-type="float">
            <text:p>15807.0</text:p>
          </table:table-cell>
          <table:table-cell office:value-type="float" office:value="21458" calcext:value-type="float">
            <text:p>21458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1"/>
          <table:table-cell office:value-type="float" office:value="17852" calcext:value-type="float">
            <text:p>17852.0</text:p>
          </table:table-cell>
          <table:table-cell office:value-type="float" office:value="25709" calcext:value-type="float">
            <text:p>25709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1"/>
          <table:table-cell office:value-type="float" office:value="17514" calcext:value-type="float">
            <text:p>17514.0</text:p>
          </table:table-cell>
          <table:table-cell office:value-type="float" office:value="24299" calcext:value-type="float">
            <text:p>24299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1"/>
          <table:table-cell office:value-type="float" office:value="14269" calcext:value-type="float">
            <text:p>14269.0</text:p>
          </table:table-cell>
          <table:table-cell office:value-type="float" office:value="21506" calcext:value-type="float">
            <text:p>21506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1"/>
          <table:table-cell office:value-type="float" office:value="7772" calcext:value-type="float">
            <text:p>7772.0</text:p>
          </table:table-cell>
          <table:table-cell office:value-type="float" office:value="22899" calcext:value-type="float">
            <text:p>22899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1"/>
          <table:table-cell office:value-type="float" office:value="15806" calcext:value-type="float">
            <text:p>15806.0</text:p>
          </table:table-cell>
          <table:table-cell office:value-type="float" office:value="21447" calcext:value-type="float">
            <text:p>21447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1"/>
          <table:table-cell office:value-type="float" office:value="17860" calcext:value-type="float">
            <text:p>17860.0</text:p>
          </table:table-cell>
          <table:table-cell office:value-type="float" office:value="25707" calcext:value-type="float">
            <text:p>25707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1"/>
          <table:table-cell office:value-type="float" office:value="17511" calcext:value-type="float">
            <text:p>17511.0</text:p>
          </table:table-cell>
          <table:table-cell office:value-type="float" office:value="24292" calcext:value-type="float">
            <text:p>24292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1"/>
          <table:table-cell office:value-type="float" office:value="14268" calcext:value-type="float">
            <text:p>14268.0</text:p>
          </table:table-cell>
          <table:table-cell office:value-type="float" office:value="21507" calcext:value-type="float">
            <text:p>21507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1"/>
          <table:table-cell office:value-type="float" office:value="7743" calcext:value-type="float">
            <text:p>7743.0</text:p>
          </table:table-cell>
          <table:table-cell office:value-type="float" office:value="22890" calcext:value-type="float">
            <text:p>22890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1"/>
          <table:table-cell office:value-type="float" office:value="15806" calcext:value-type="float">
            <text:p>15806.0</text:p>
          </table:table-cell>
          <table:table-cell office:value-type="float" office:value="21431" calcext:value-type="float">
            <text:p>21431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1"/>
          <table:table-cell office:value-type="float" office:value="17870" calcext:value-type="float">
            <text:p>17870.0</text:p>
          </table:table-cell>
          <table:table-cell office:value-type="float" office:value="25709" calcext:value-type="float">
            <text:p>25709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1"/>
          <table:table-cell office:value-type="float" office:value="17507" calcext:value-type="float">
            <text:p>17507.0</text:p>
          </table:table-cell>
          <table:table-cell office:value-type="float" office:value="24285" calcext:value-type="float">
            <text:p>24285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1"/>
          <table:table-cell office:value-type="float" office:value="14273" calcext:value-type="float">
            <text:p>14273.0</text:p>
          </table:table-cell>
          <table:table-cell office:value-type="float" office:value="21497" calcext:value-type="float">
            <text:p>21497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1"/>
          <table:table-cell office:value-type="float" office:value="7712" calcext:value-type="float">
            <text:p>7712.0</text:p>
          </table:table-cell>
          <table:table-cell office:value-type="float" office:value="22853" calcext:value-type="float">
            <text:p>22853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1"/>
          <table:table-cell office:value-type="float" office:value="15805" calcext:value-type="float">
            <text:p>15805.0</text:p>
          </table:table-cell>
          <table:table-cell office:value-type="float" office:value="21431" calcext:value-type="float">
            <text:p>21431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1"/>
          <table:table-cell office:value-type="float" office:value="17881" calcext:value-type="float">
            <text:p>17881.0</text:p>
          </table:table-cell>
          <table:table-cell office:value-type="float" office:value="25714" calcext:value-type="float">
            <text:p>25714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1"/>
          <table:table-cell office:value-type="float" office:value="17509" calcext:value-type="float">
            <text:p>17509.0</text:p>
          </table:table-cell>
          <table:table-cell office:value-type="float" office:value="24287" calcext:value-type="float">
            <text:p>24287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1"/>
          <table:table-cell office:value-type="float" office:value="14278" calcext:value-type="float">
            <text:p>14278.0</text:p>
          </table:table-cell>
          <table:table-cell office:value-type="float" office:value="21491" calcext:value-type="float">
            <text:p>21491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1"/>
          <table:table-cell office:value-type="float" office:value="7707" calcext:value-type="float">
            <text:p>7707.0</text:p>
          </table:table-cell>
          <table:table-cell office:value-type="float" office:value="22840" calcext:value-type="float">
            <text:p>22840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1"/>
          <table:table-cell office:value-type="float" office:value="15805" calcext:value-type="float">
            <text:p>15805.0</text:p>
          </table:table-cell>
          <table:table-cell office:value-type="float" office:value="21431" calcext:value-type="float">
            <text:p>21431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1"/>
          <table:table-cell office:value-type="float" office:value="17882" calcext:value-type="float">
            <text:p>17882.0</text:p>
          </table:table-cell>
          <table:table-cell office:value-type="float" office:value="25715" calcext:value-type="float">
            <text:p>25715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/>
          <table:table-cell office:value-type="float" office:value="17508" calcext:value-type="float">
            <text:p>17508.0</text:p>
          </table:table-cell>
          <table:table-cell office:value-type="float" office:value="24285" calcext:value-type="float">
            <text:p>24285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1"/>
          <table:table-cell office:value-type="float" office:value="14280" calcext:value-type="float">
            <text:p>14280.0</text:p>
          </table:table-cell>
          <table:table-cell office:value-type="float" office:value="21480" calcext:value-type="float">
            <text:p>21480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1"/>
          <table:table-cell office:value-type="float" office:value="7693" calcext:value-type="float">
            <text:p>7693.0</text:p>
          </table:table-cell>
          <table:table-cell office:value-type="float" office:value="22821" calcext:value-type="float">
            <text:p>22821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1"/>
          <table:table-cell office:value-type="float" office:value="15795" calcext:value-type="float">
            <text:p>15795.0</text:p>
          </table:table-cell>
          <table:table-cell office:value-type="float" office:value="21379" calcext:value-type="float">
            <text:p>21379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1"/>
          <table:table-cell office:value-type="float" office:value="17887" calcext:value-type="float">
            <text:p>17887.0</text:p>
          </table:table-cell>
          <table:table-cell office:value-type="float" office:value="25719" calcext:value-type="float">
            <text:p>25719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1"/>
          <table:table-cell office:value-type="float" office:value="17508" calcext:value-type="float">
            <text:p>17508.0</text:p>
          </table:table-cell>
          <table:table-cell office:value-type="float" office:value="24283" calcext:value-type="float">
            <text:p>24283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1"/>
          <table:table-cell office:value-type="float" office:value="14277" calcext:value-type="float">
            <text:p>14277.0</text:p>
          </table:table-cell>
          <table:table-cell office:value-type="float" office:value="21478" calcext:value-type="float">
            <text:p>21478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1"/>
          <table:table-cell office:value-type="float" office:value="7664" calcext:value-type="float">
            <text:p>7664.0</text:p>
          </table:table-cell>
          <table:table-cell office:value-type="float" office:value="22804" calcext:value-type="float">
            <text:p>22804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1"/>
          <table:table-cell office:value-type="float" office:value="15763" calcext:value-type="float">
            <text:p>15763.0</text:p>
          </table:table-cell>
          <table:table-cell office:value-type="float" office:value="21281" calcext:value-type="float">
            <text:p>21281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1"/>
          <table:table-cell office:value-type="float" office:value="17900" calcext:value-type="float">
            <text:p>17900.0</text:p>
          </table:table-cell>
          <table:table-cell office:value-type="float" office:value="25718" calcext:value-type="float">
            <text:p>25718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1"/>
          <table:table-cell office:value-type="float" office:value="17511" calcext:value-type="float">
            <text:p>17511.0</text:p>
          </table:table-cell>
          <table:table-cell office:value-type="float" office:value="24281" calcext:value-type="float">
            <text:p>24281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1"/>
          <table:table-cell office:value-type="float" office:value="14284" calcext:value-type="float">
            <text:p>14284.0</text:p>
          </table:table-cell>
          <table:table-cell office:value-type="float" office:value="21479" calcext:value-type="float">
            <text:p>2147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1"/>
          <table:table-cell office:value-type="float" office:value="7653" calcext:value-type="float">
            <text:p>7653.0</text:p>
          </table:table-cell>
          <table:table-cell office:value-type="float" office:value="22795" calcext:value-type="float">
            <text:p>22795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1"/>
          <table:table-cell office:value-type="float" office:value="15752" calcext:value-type="float">
            <text:p>15752.0</text:p>
          </table:table-cell>
          <table:table-cell office:value-type="float" office:value="21238" calcext:value-type="float">
            <text:p>21238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1"/>
          <table:table-cell office:value-type="float" office:value="17907" calcext:value-type="float">
            <text:p>17907.0</text:p>
          </table:table-cell>
          <table:table-cell office:value-type="float" office:value="25717" calcext:value-type="float">
            <text:p>25717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1"/>
          <table:table-cell office:value-type="float" office:value="17517" calcext:value-type="float">
            <text:p>17517.0</text:p>
          </table:table-cell>
          <table:table-cell office:value-type="float" office:value="24274" calcext:value-type="float">
            <text:p>24274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1"/>
          <table:table-cell office:value-type="float" office:value="14287" calcext:value-type="float">
            <text:p>14287.0</text:p>
          </table:table-cell>
          <table:table-cell office:value-type="float" office:value="21464" calcext:value-type="float">
            <text:p>21464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1"/>
          <table:table-cell office:value-type="float" office:value="7647" calcext:value-type="float">
            <text:p>7647.0</text:p>
          </table:table-cell>
          <table:table-cell office:value-type="float" office:value="22788" calcext:value-type="float">
            <text:p>22788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1"/>
          <table:table-cell office:value-type="float" office:value="15743" calcext:value-type="float">
            <text:p>15743.0</text:p>
          </table:table-cell>
          <table:table-cell office:value-type="float" office:value="21230" calcext:value-type="float">
            <text:p>21230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1"/>
          <table:table-cell office:value-type="float" office:value="17913" calcext:value-type="float">
            <text:p>17913.0</text:p>
          </table:table-cell>
          <table:table-cell office:value-type="float" office:value="25721" calcext:value-type="float">
            <text:p>25721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1"/>
          <table:table-cell office:value-type="float" office:value="17520" calcext:value-type="float">
            <text:p>17520.0</text:p>
          </table:table-cell>
          <table:table-cell office:value-type="float" office:value="24268" calcext:value-type="float">
            <text:p>24268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1"/>
          <table:table-cell office:value-type="float" office:value="14309" calcext:value-type="float">
            <text:p>14309.0</text:p>
          </table:table-cell>
          <table:table-cell office:value-type="float" office:value="21445" calcext:value-type="float">
            <text:p>21445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1"/>
          <table:table-cell office:value-type="float" office:value="7608" calcext:value-type="float">
            <text:p>7608.0</text:p>
          </table:table-cell>
          <table:table-cell office:value-type="float" office:value="22766" calcext:value-type="float">
            <text:p>22766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1"/>
          <table:table-cell office:value-type="float" office:value="15727" calcext:value-type="float">
            <text:p>15727.0</text:p>
          </table:table-cell>
          <table:table-cell office:value-type="float" office:value="21225" calcext:value-type="float">
            <text:p>21225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1"/>
          <table:table-cell office:value-type="float" office:value="17922" calcext:value-type="float">
            <text:p>17922.0</text:p>
          </table:table-cell>
          <table:table-cell office:value-type="float" office:value="25721" calcext:value-type="float">
            <text:p>25721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1"/>
          <table:table-cell office:value-type="float" office:value="17517" calcext:value-type="float">
            <text:p>17517.0</text:p>
          </table:table-cell>
          <table:table-cell office:value-type="float" office:value="24263" calcext:value-type="float">
            <text:p>24263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1"/>
          <table:table-cell office:value-type="float" office:value="14306" calcext:value-type="float">
            <text:p>14306.0</text:p>
          </table:table-cell>
          <table:table-cell office:value-type="float" office:value="21436" calcext:value-type="float">
            <text:p>21436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1"/>
          <table:table-cell office:value-type="float" office:value="7544" calcext:value-type="float">
            <text:p>7544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5719" calcext:value-type="float">
            <text:p>15719.0</text:p>
          </table:table-cell>
          <table:table-cell office:value-type="float" office:value="21224" calcext:value-type="float">
            <text:p>21224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1"/>
          <table:table-cell office:value-type="float" office:value="17932" calcext:value-type="float">
            <text:p>17932.0</text:p>
          </table:table-cell>
          <table:table-cell office:value-type="float" office:value="25731" calcext:value-type="float">
            <text:p>25731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1"/>
          <table:table-cell office:value-type="float" office:value="17521" calcext:value-type="float">
            <text:p>17521.0</text:p>
          </table:table-cell>
          <table:table-cell office:value-type="float" office:value="24261" calcext:value-type="float">
            <text:p>24261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1"/>
          <table:table-cell office:value-type="float" office:value="14305" calcext:value-type="float">
            <text:p>14305.0</text:p>
          </table:table-cell>
          <table:table-cell office:value-type="float" office:value="21435" calcext:value-type="float">
            <text:p>21435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1"/>
          <table:table-cell office:value-type="float" office:value="7492" calcext:value-type="float">
            <text:p>7492.0</text:p>
          </table:table-cell>
          <table:table-cell office:value-type="float" office:value="22789" calcext:value-type="float">
            <text:p>22789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1"/>
          <table:table-cell office:value-type="float" office:value="15681" calcext:value-type="float">
            <text:p>15681.0</text:p>
          </table:table-cell>
          <table:table-cell office:value-type="float" office:value="21205" calcext:value-type="float">
            <text:p>21205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1"/>
          <table:table-cell office:value-type="float" office:value="17934" calcext:value-type="float">
            <text:p>17934.0</text:p>
          </table:table-cell>
          <table:table-cell office:value-type="float" office:value="25733" calcext:value-type="float">
            <text:p>25733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1"/>
          <table:table-cell office:value-type="float" office:value="17527" calcext:value-type="float">
            <text:p>17527.0</text:p>
          </table:table-cell>
          <table:table-cell office:value-type="float" office:value="24244" calcext:value-type="float">
            <text:p>24244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1"/>
          <table:table-cell office:value-type="float" office:value="14303" calcext:value-type="float">
            <text:p>14303.0</text:p>
          </table:table-cell>
          <table:table-cell office:value-type="float" office:value="21418" calcext:value-type="float">
            <text:p>21418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1"/>
          <table:table-cell office:value-type="float" office:value="7438" calcext:value-type="float">
            <text:p>7438.0</text:p>
          </table:table-cell>
          <table:table-cell office:value-type="float" office:value="22796" calcext:value-type="float">
            <text:p>22796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1"/>
          <table:table-cell office:value-type="float" office:value="15662" calcext:value-type="float">
            <text:p>15662.0</text:p>
          </table:table-cell>
          <table:table-cell office:value-type="float" office:value="21198" calcext:value-type="float">
            <text:p>21198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1"/>
          <table:table-cell office:value-type="float" office:value="17939" calcext:value-type="float">
            <text:p>17939.0</text:p>
          </table:table-cell>
          <table:table-cell office:value-type="float" office:value="25734" calcext:value-type="float">
            <text:p>25734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1"/>
          <table:table-cell office:value-type="float" office:value="17531" calcext:value-type="float">
            <text:p>17531.0</text:p>
          </table:table-cell>
          <table:table-cell office:value-type="float" office:value="24237" calcext:value-type="float">
            <text:p>24237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1"/>
          <table:table-cell office:value-type="float" office:value="14309" calcext:value-type="float">
            <text:p>14309.0</text:p>
          </table:table-cell>
          <table:table-cell office:value-type="float" office:value="21400" calcext:value-type="float">
            <text:p>21400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1"/>
          <table:table-cell office:value-type="float" office:value="7388" calcext:value-type="float">
            <text:p>7388.0</text:p>
          </table:table-cell>
          <table:table-cell office:value-type="float" office:value="22797" calcext:value-type="float">
            <text:p>22797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1"/>
          <table:table-cell office:value-type="float" office:value="15636" calcext:value-type="float">
            <text:p>15636.0</text:p>
          </table:table-cell>
          <table:table-cell office:value-type="float" office:value="21172" calcext:value-type="float">
            <text:p>21172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1"/>
          <table:table-cell office:value-type="float" office:value="17946" calcext:value-type="float">
            <text:p>17946.0</text:p>
          </table:table-cell>
          <table:table-cell office:value-type="float" office:value="25735" calcext:value-type="float">
            <text:p>25735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1"/>
          <table:table-cell office:value-type="float" office:value="17534" calcext:value-type="float">
            <text:p>17534.0</text:p>
          </table:table-cell>
          <table:table-cell office:value-type="float" office:value="24239" calcext:value-type="float">
            <text:p>24239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1"/>
          <table:table-cell office:value-type="float" office:value="14327" calcext:value-type="float">
            <text:p>14327.0</text:p>
          </table:table-cell>
          <table:table-cell office:value-type="float" office:value="21387" calcext:value-type="float">
            <text:p>21387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1"/>
          <table:table-cell office:value-type="float" office:value="7354" calcext:value-type="float">
            <text:p>7354.0</text:p>
          </table:table-cell>
          <table:table-cell office:value-type="float" office:value="22800" calcext:value-type="float">
            <text:p>22800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1"/>
          <table:table-cell office:value-type="float" office:value="15619" calcext:value-type="float">
            <text:p>15619.0</text:p>
          </table:table-cell>
          <table:table-cell office:value-type="float" office:value="21163" calcext:value-type="float">
            <text:p>21163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1"/>
          <table:table-cell office:value-type="float" office:value="17948" calcext:value-type="float">
            <text:p>17948.0</text:p>
          </table:table-cell>
          <table:table-cell office:value-type="float" office:value="25742" calcext:value-type="float">
            <text:p>25742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1"/>
          <table:table-cell office:value-type="float" office:value="17535" calcext:value-type="float">
            <text:p>17535.0</text:p>
          </table:table-cell>
          <table:table-cell office:value-type="float" office:value="24240" calcext:value-type="float">
            <text:p>24240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1"/>
          <table:table-cell office:value-type="float" office:value="14338" calcext:value-type="float">
            <text:p>14338.0</text:p>
          </table:table-cell>
          <table:table-cell office:value-type="float" office:value="21382" calcext:value-type="float">
            <text:p>21382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1"/>
          <table:table-cell office:value-type="float" office:value="7344" calcext:value-type="float">
            <text:p>7344.0</text:p>
          </table:table-cell>
          <table:table-cell office:value-type="float" office:value="22805" calcext:value-type="float">
            <text:p>22805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1"/>
          <table:table-cell office:value-type="float" office:value="15616" calcext:value-type="float">
            <text:p>15616.0</text:p>
          </table:table-cell>
          <table:table-cell office:value-type="float" office:value="21162" calcext:value-type="float">
            <text:p>21162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1"/>
          <table:table-cell office:value-type="float" office:value="17948" calcext:value-type="float">
            <text:p>17948.0</text:p>
          </table:table-cell>
          <table:table-cell office:value-type="float" office:value="25748" calcext:value-type="float">
            <text:p>25748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1"/>
          <table:table-cell office:value-type="float" office:value="17538" calcext:value-type="float">
            <text:p>17538.0</text:p>
          </table:table-cell>
          <table:table-cell office:value-type="float" office:value="24241" calcext:value-type="float">
            <text:p>24241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1"/>
          <table:table-cell office:value-type="float" office:value="14344" calcext:value-type="float">
            <text:p>14344.0</text:p>
          </table:table-cell>
          <table:table-cell office:value-type="float" office:value="21364" calcext:value-type="float">
            <text:p>21364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1"/>
          <table:table-cell office:value-type="float" office:value="7313" calcext:value-type="float">
            <text:p>7313.0</text:p>
          </table:table-cell>
          <table:table-cell office:value-type="float" office:value="22809" calcext:value-type="float">
            <text:p>22809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1"/>
          <table:table-cell office:value-type="float" office:value="15575" calcext:value-type="float">
            <text:p>15575.0</text:p>
          </table:table-cell>
          <table:table-cell office:value-type="float" office:value="21140" calcext:value-type="float">
            <text:p>21140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1"/>
          <table:table-cell office:value-type="float" office:value="17944" calcext:value-type="float">
            <text:p>17944.0</text:p>
          </table:table-cell>
          <table:table-cell office:value-type="float" office:value="25749" calcext:value-type="float">
            <text:p>25749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1"/>
          <table:table-cell office:value-type="float" office:value="17543" calcext:value-type="float">
            <text:p>17543.0</text:p>
          </table:table-cell>
          <table:table-cell office:value-type="float" office:value="24244" calcext:value-type="float">
            <text:p>24244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1"/>
          <table:table-cell office:value-type="float" office:value="14360" calcext:value-type="float">
            <text:p>14360.0</text:p>
          </table:table-cell>
          <table:table-cell office:value-type="float" office:value="21358" calcext:value-type="float">
            <text:p>21358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1"/>
          <table:table-cell office:value-type="float" office:value="7297" calcext:value-type="float">
            <text:p>7297.0</text:p>
          </table:table-cell>
          <table:table-cell office:value-type="float" office:value="22809" calcext:value-type="float">
            <text:p>22809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1"/>
          <table:table-cell office:value-type="float" office:value="15564" calcext:value-type="float">
            <text:p>15564.0</text:p>
          </table:table-cell>
          <table:table-cell office:value-type="float" office:value="21128" calcext:value-type="float">
            <text:p>21128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946" calcext:value-type="float">
            <text:p>17946.0</text:p>
          </table:table-cell>
          <table:table-cell office:value-type="float" office:value="25758" calcext:value-type="float">
            <text:p>25758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559" calcext:value-type="float">
            <text:p>155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1"/>
          <table:table-cell office:value-type="float" office:value="17547" calcext:value-type="float">
            <text:p>17547.0</text:p>
          </table:table-cell>
          <table:table-cell office:value-type="float" office:value="24249" calcext:value-type="float">
            <text:p>24249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1"/>
          <table:table-cell office:value-type="float" office:value="14370" calcext:value-type="float">
            <text:p>14370.0</text:p>
          </table:table-cell>
          <table:table-cell office:value-type="float" office:value="21361" calcext:value-type="float">
            <text:p>21361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1"/>
          <table:table-cell office:value-type="float" office:value="7271" calcext:value-type="float">
            <text:p>7271.0</text:p>
          </table:table-cell>
          <table:table-cell office:value-type="float" office:value="22801" calcext:value-type="float">
            <text:p>22801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1"/>
          <table:table-cell office:value-type="float" office:value="15557" calcext:value-type="float">
            <text:p>15557.0</text:p>
          </table:table-cell>
          <table:table-cell office:value-type="float" office:value="21122" calcext:value-type="float">
            <text:p>21122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1"/>
          <table:table-cell office:value-type="float" office:value="17954" calcext:value-type="float">
            <text:p>17954.0</text:p>
          </table:table-cell>
          <table:table-cell office:value-type="float" office:value="25761" calcext:value-type="float">
            <text:p>25761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1"/>
          <table:table-cell office:value-type="float" office:value="17567" calcext:value-type="float">
            <text:p>17567.0</text:p>
          </table:table-cell>
          <table:table-cell office:value-type="float" office:value="24247" calcext:value-type="float">
            <text:p>24247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1"/>
          <table:table-cell office:value-type="float" office:value="14391" calcext:value-type="float">
            <text:p>14391.0</text:p>
          </table:table-cell>
          <table:table-cell office:value-type="float" office:value="21345" calcext:value-type="float">
            <text:p>21345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1"/>
          <table:table-cell office:value-type="float" office:value="7189" calcext:value-type="float">
            <text:p>7189.0</text:p>
          </table:table-cell>
          <table:table-cell office:value-type="float" office:value="22742" calcext:value-type="float">
            <text:p>22742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1"/>
          <table:table-cell office:value-type="float" office:value="15545" calcext:value-type="float">
            <text:p>15545.0</text:p>
          </table:table-cell>
          <table:table-cell office:value-type="float" office:value="21107" calcext:value-type="float">
            <text:p>21107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1"/>
          <table:table-cell office:value-type="float" office:value="17958" calcext:value-type="float">
            <text:p>17958.0</text:p>
          </table:table-cell>
          <table:table-cell office:value-type="float" office:value="25763" calcext:value-type="float">
            <text:p>25763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1"/>
          <table:table-cell office:value-type="float" office:value="17573" calcext:value-type="float">
            <text:p>17573.0</text:p>
          </table:table-cell>
          <table:table-cell office:value-type="float" office:value="24241" calcext:value-type="float">
            <text:p>24241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1"/>
          <table:table-cell office:value-type="float" office:value="14402" calcext:value-type="float">
            <text:p>14402.0</text:p>
          </table:table-cell>
          <table:table-cell office:value-type="float" office:value="21330" calcext:value-type="float">
            <text:p>21330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1"/>
          <table:table-cell office:value-type="float" office:value="7150" calcext:value-type="float">
            <text:p>7150.0</text:p>
          </table:table-cell>
          <table:table-cell office:value-type="float" office:value="22723" calcext:value-type="float">
            <text:p>22723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1"/>
          <table:table-cell office:value-type="float" office:value="15535" calcext:value-type="float">
            <text:p>15535.0</text:p>
          </table:table-cell>
          <table:table-cell office:value-type="float" office:value="21093" calcext:value-type="float">
            <text:p>21093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1"/>
          <table:table-cell office:value-type="float" office:value="17969" calcext:value-type="float">
            <text:p>17969.0</text:p>
          </table:table-cell>
          <table:table-cell office:value-type="float" office:value="25774" calcext:value-type="float">
            <text:p>25774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1"/>
          <table:table-cell office:value-type="float" office:value="17590" calcext:value-type="float">
            <text:p>17590.0</text:p>
          </table:table-cell>
          <table:table-cell office:value-type="float" office:value="24240" calcext:value-type="float">
            <text:p>24240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1"/>
          <table:table-cell office:value-type="float" office:value="14432" calcext:value-type="float">
            <text:p>14432.0</text:p>
          </table:table-cell>
          <table:table-cell office:value-type="float" office:value="21305" calcext:value-type="float">
            <text:p>21305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1"/>
          <table:table-cell office:value-type="float" office:value="7127" calcext:value-type="float">
            <text:p>7127.0</text:p>
          </table:table-cell>
          <table:table-cell office:value-type="float" office:value="22716" calcext:value-type="float">
            <text:p>22716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1"/>
          <table:table-cell office:value-type="float" office:value="15523" calcext:value-type="float">
            <text:p>15523.0</text:p>
          </table:table-cell>
          <table:table-cell office:value-type="float" office:value="21080" calcext:value-type="float">
            <text:p>21080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1"/>
          <table:table-cell office:value-type="float" office:value="17976" calcext:value-type="float">
            <text:p>17976.0</text:p>
          </table:table-cell>
          <table:table-cell office:value-type="float" office:value="25779" calcext:value-type="float">
            <text:p>25779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1"/>
          <table:table-cell office:value-type="float" office:value="17599" calcext:value-type="float">
            <text:p>17599.0</text:p>
          </table:table-cell>
          <table:table-cell office:value-type="float" office:value="24239" calcext:value-type="float">
            <text:p>24239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1"/>
          <table:table-cell office:value-type="float" office:value="14441" calcext:value-type="float">
            <text:p>14441.0</text:p>
          </table:table-cell>
          <table:table-cell office:value-type="float" office:value="21284" calcext:value-type="float">
            <text:p>21284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1"/>
          <table:table-cell office:value-type="float" office:value="7076" calcext:value-type="float">
            <text:p>7076.0</text:p>
          </table:table-cell>
          <table:table-cell office:value-type="float" office:value="22711" calcext:value-type="float">
            <text:p>22711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1"/>
          <table:table-cell office:value-type="float" office:value="15491" calcext:value-type="float">
            <text:p>15491.0</text:p>
          </table:table-cell>
          <table:table-cell office:value-type="float" office:value="21042" calcext:value-type="float">
            <text:p>21042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583" calcext:value-type="float">
            <text:p>1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1"/>
          <table:table-cell office:value-type="float" office:value="17985" calcext:value-type="float">
            <text:p>17985.0</text:p>
          </table:table-cell>
          <table:table-cell office:value-type="float" office:value="25788" calcext:value-type="float">
            <text:p>25788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1"/>
          <table:table-cell office:value-type="float" office:value="17608" calcext:value-type="float">
            <text:p>17608.0</text:p>
          </table:table-cell>
          <table:table-cell office:value-type="float" office:value="24232" calcext:value-type="float">
            <text:p>24232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1"/>
          <table:table-cell office:value-type="float" office:value="14454" calcext:value-type="float">
            <text:p>14454.0</text:p>
          </table:table-cell>
          <table:table-cell office:value-type="float" office:value="21246" calcext:value-type="float">
            <text:p>2124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1"/>
          <table:table-cell office:value-type="float" office:value="7056" calcext:value-type="float">
            <text:p>7056.0</text:p>
          </table:table-cell>
          <table:table-cell office:value-type="float" office:value="22702" calcext:value-type="float">
            <text:p>22702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1"/>
          <table:table-cell office:value-type="float" office:value="15474" calcext:value-type="float">
            <text:p>15474.0</text:p>
          </table:table-cell>
          <table:table-cell office:value-type="float" office:value="21028" calcext:value-type="float">
            <text:p>21028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1"/>
          <table:table-cell office:value-type="float" office:value="17997" calcext:value-type="float">
            <text:p>17997.0</text:p>
          </table:table-cell>
          <table:table-cell office:value-type="float" office:value="25798" calcext:value-type="float">
            <text:p>25798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1"/>
          <table:table-cell office:value-type="float" office:value="17619" calcext:value-type="float">
            <text:p>17619.0</text:p>
          </table:table-cell>
          <table:table-cell office:value-type="float" office:value="24248" calcext:value-type="float">
            <text:p>24248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1"/>
          <table:table-cell office:value-type="float" office:value="14454" calcext:value-type="float">
            <text:p>14454.0</text:p>
          </table:table-cell>
          <table:table-cell office:value-type="float" office:value="21231" calcext:value-type="float">
            <text:p>21231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1"/>
          <table:table-cell office:value-type="float" office:value="7038" calcext:value-type="float">
            <text:p>7038.0</text:p>
          </table:table-cell>
          <table:table-cell office:value-type="float" office:value="22691" calcext:value-type="float">
            <text:p>22691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1"/>
          <table:table-cell office:value-type="float" office:value="15468" calcext:value-type="float">
            <text:p>15468.0</text:p>
          </table:table-cell>
          <table:table-cell office:value-type="float" office:value="21021" calcext:value-type="float">
            <text:p>21021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1"/>
          <table:table-cell office:value-type="float" office:value="18010" calcext:value-type="float">
            <text:p>18010.0</text:p>
          </table:table-cell>
          <table:table-cell office:value-type="float" office:value="25806" calcext:value-type="float">
            <text:p>25806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/>
          <table:table-cell office:value-type="float" office:value="17619" calcext:value-type="float">
            <text:p>17619.0</text:p>
          </table:table-cell>
          <table:table-cell office:value-type="float" office:value="24253" calcext:value-type="float">
            <text:p>24253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1"/>
          <table:table-cell office:value-type="float" office:value="14466" calcext:value-type="float">
            <text:p>14466.0</text:p>
          </table:table-cell>
          <table:table-cell office:value-type="float" office:value="21195" calcext:value-type="float">
            <text:p>21195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1"/>
          <table:table-cell office:value-type="float" office:value="7020" calcext:value-type="float">
            <text:p>7020.0</text:p>
          </table:table-cell>
          <table:table-cell office:value-type="float" office:value="22684" calcext:value-type="float">
            <text:p>22684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1"/>
          <table:table-cell office:value-type="float" office:value="15456" calcext:value-type="float">
            <text:p>15456.0</text:p>
          </table:table-cell>
          <table:table-cell office:value-type="float" office:value="20999" calcext:value-type="float">
            <text:p>20999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1"/>
          <table:table-cell office:value-type="float" office:value="18014" calcext:value-type="float">
            <text:p>18014.0</text:p>
          </table:table-cell>
          <table:table-cell office:value-type="float" office:value="25810" calcext:value-type="float">
            <text:p>25810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1"/>
          <table:table-cell office:value-type="float" office:value="17621" calcext:value-type="float">
            <text:p>17621.0</text:p>
          </table:table-cell>
          <table:table-cell office:value-type="float" office:value="24255" calcext:value-type="float">
            <text:p>24255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1"/>
          <table:table-cell office:value-type="float" office:value="14479" calcext:value-type="float">
            <text:p>14479.0</text:p>
          </table:table-cell>
          <table:table-cell office:value-type="float" office:value="21157" calcext:value-type="float">
            <text:p>21157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1"/>
          <table:table-cell office:value-type="float" office:value="7005" calcext:value-type="float">
            <text:p>7005.0</text:p>
          </table:table-cell>
          <table:table-cell office:value-type="float" office:value="22675" calcext:value-type="float">
            <text:p>22675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1"/>
          <table:table-cell office:value-type="float" office:value="15450" calcext:value-type="float">
            <text:p>15450.0</text:p>
          </table:table-cell>
          <table:table-cell office:value-type="float" office:value="20980" calcext:value-type="float">
            <text:p>20980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1"/>
          <table:table-cell office:value-type="float" office:value="18024" calcext:value-type="float">
            <text:p>18024.0</text:p>
          </table:table-cell>
          <table:table-cell office:value-type="float" office:value="25819" calcext:value-type="float">
            <text:p>25819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1"/>
          <table:table-cell office:value-type="float" office:value="17624" calcext:value-type="float">
            <text:p>17624.0</text:p>
          </table:table-cell>
          <table:table-cell office:value-type="float" office:value="24260" calcext:value-type="float">
            <text:p>24260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1"/>
          <table:table-cell office:value-type="float" office:value="14490" calcext:value-type="float">
            <text:p>14490.0</text:p>
          </table:table-cell>
          <table:table-cell office:value-type="float" office:value="21152" calcext:value-type="float">
            <text:p>21152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1"/>
          <table:table-cell office:value-type="float" office:value="6991" calcext:value-type="float">
            <text:p>6991.0</text:p>
          </table:table-cell>
          <table:table-cell office:value-type="float" office:value="22640" calcext:value-type="float">
            <text:p>22640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1"/>
          <table:table-cell office:value-type="float" office:value="15442" calcext:value-type="float">
            <text:p>15442.0</text:p>
          </table:table-cell>
          <table:table-cell office:value-type="float" office:value="20970" calcext:value-type="float">
            <text:p>20970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1"/>
          <table:table-cell office:value-type="float" office:value="18032" calcext:value-type="float">
            <text:p>18032.0</text:p>
          </table:table-cell>
          <table:table-cell office:value-type="float" office:value="25832" calcext:value-type="float">
            <text:p>25832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1"/>
          <table:table-cell office:value-type="float" office:value="17629" calcext:value-type="float">
            <text:p>17629.0</text:p>
          </table:table-cell>
          <table:table-cell office:value-type="float" office:value="24266" calcext:value-type="float">
            <text:p>24266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1"/>
          <table:table-cell office:value-type="float" office:value="14509" calcext:value-type="float">
            <text:p>14509.0</text:p>
          </table:table-cell>
          <table:table-cell office:value-type="float" office:value="21130" calcext:value-type="float">
            <text:p>21130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1"/>
          <table:table-cell office:value-type="float" office:value="6972" calcext:value-type="float">
            <text:p>6972.0</text:p>
          </table:table-cell>
          <table:table-cell office:value-type="float" office:value="22641" calcext:value-type="float">
            <text:p>22641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1"/>
          <table:table-cell office:value-type="float" office:value="15438" calcext:value-type="float">
            <text:p>15438.0</text:p>
          </table:table-cell>
          <table:table-cell office:value-type="float" office:value="20952" calcext:value-type="float">
            <text:p>20952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1"/>
          <table:table-cell office:value-type="float" office:value="18045" calcext:value-type="float">
            <text:p>18045.0</text:p>
          </table:table-cell>
          <table:table-cell office:value-type="float" office:value="25844" calcext:value-type="float">
            <text:p>25844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614" calcext:value-type="float">
            <text:p>1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1"/>
          <table:table-cell office:value-type="float" office:value="17640" calcext:value-type="float">
            <text:p>17640.0</text:p>
          </table:table-cell>
          <table:table-cell office:value-type="float" office:value="24267" calcext:value-type="float">
            <text:p>24267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1"/>
          <table:table-cell office:value-type="float" office:value="14517" calcext:value-type="float">
            <text:p>14517.0</text:p>
          </table:table-cell>
          <table:table-cell office:value-type="float" office:value="21121" calcext:value-type="float">
            <text:p>21121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1"/>
          <table:table-cell office:value-type="float" office:value="6957" calcext:value-type="float">
            <text:p>6957.0</text:p>
          </table:table-cell>
          <table:table-cell office:value-type="float" office:value="22637" calcext:value-type="float">
            <text:p>22637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1"/>
          <table:table-cell office:value-type="float" office:value="15423" calcext:value-type="float">
            <text:p>15423.0</text:p>
          </table:table-cell>
          <table:table-cell office:value-type="float" office:value="20917" calcext:value-type="float">
            <text:p>20917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053" calcext:value-type="float">
            <text:p>18053.0</text:p>
          </table:table-cell>
          <table:table-cell office:value-type="float" office:value="25851" calcext:value-type="float">
            <text:p>25851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1"/>
          <table:table-cell office:value-type="float" office:value="17635" calcext:value-type="float">
            <text:p>17635.0</text:p>
          </table:table-cell>
          <table:table-cell office:value-type="float" office:value="24283" calcext:value-type="float">
            <text:p>24283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1"/>
          <table:table-cell office:value-type="float" office:value="14521" calcext:value-type="float">
            <text:p>14521.0</text:p>
          </table:table-cell>
          <table:table-cell office:value-type="float" office:value="21113" calcext:value-type="float">
            <text:p>21113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1"/>
          <table:table-cell office:value-type="float" office:value="6950" calcext:value-type="float">
            <text:p>6950.0</text:p>
          </table:table-cell>
          <table:table-cell office:value-type="float" office:value="22627" calcext:value-type="float">
            <text:p>22627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1"/>
          <table:table-cell office:value-type="float" office:value="15391" calcext:value-type="float">
            <text:p>15391.0</text:p>
          </table:table-cell>
          <table:table-cell office:value-type="float" office:value="20841" calcext:value-type="float">
            <text:p>20841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1"/>
          <table:table-cell office:value-type="float" office:value="18064" calcext:value-type="float">
            <text:p>18064.0</text:p>
          </table:table-cell>
          <table:table-cell office:value-type="float" office:value="25869" calcext:value-type="float">
            <text:p>25869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1"/>
          <table:table-cell office:value-type="float" office:value="17635" calcext:value-type="float">
            <text:p>17635.0</text:p>
          </table:table-cell>
          <table:table-cell office:value-type="float" office:value="24285" calcext:value-type="float">
            <text:p>24285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1"/>
          <table:table-cell office:value-type="float" office:value="14531" calcext:value-type="float">
            <text:p>14531.0</text:p>
          </table:table-cell>
          <table:table-cell office:value-type="float" office:value="21105" calcext:value-type="float">
            <text:p>21105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1"/>
          <table:table-cell office:value-type="float" office:value="6940" calcext:value-type="float">
            <text:p>6940.0</text:p>
          </table:table-cell>
          <table:table-cell office:value-type="float" office:value="22619" calcext:value-type="float">
            <text:p>22619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1"/>
          <table:table-cell office:value-type="float" office:value="15370" calcext:value-type="float">
            <text:p>15370.0</text:p>
          </table:table-cell>
          <table:table-cell office:value-type="float" office:value="20779" calcext:value-type="float">
            <text:p>20779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1"/>
          <table:table-cell office:value-type="float" office:value="18109" calcext:value-type="float">
            <text:p>18109.0</text:p>
          </table:table-cell>
          <table:table-cell office:value-type="float" office:value="25895" calcext:value-type="float">
            <text:p>25895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1"/>
          <table:table-cell office:value-type="float" office:value="17636" calcext:value-type="float">
            <text:p>17636.0</text:p>
          </table:table-cell>
          <table:table-cell office:value-type="float" office:value="24292" calcext:value-type="float">
            <text:p>24292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1"/>
          <table:table-cell office:value-type="float" office:value="14543" calcext:value-type="float">
            <text:p>14543.0</text:p>
          </table:table-cell>
          <table:table-cell office:value-type="float" office:value="21102" calcext:value-type="float">
            <text:p>21102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1"/>
          <table:table-cell office:value-type="float" office:value="6935" calcext:value-type="float">
            <text:p>6935.0</text:p>
          </table:table-cell>
          <table:table-cell office:value-type="float" office:value="22606" calcext:value-type="float">
            <text:p>22606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1"/>
          <table:table-cell office:value-type="float" office:value="15356" calcext:value-type="float">
            <text:p>15356.0</text:p>
          </table:table-cell>
          <table:table-cell office:value-type="float" office:value="20732" calcext:value-type="float">
            <text:p>20732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1"/>
          <table:table-cell office:value-type="float" office:value="18172" calcext:value-type="float">
            <text:p>18172.0</text:p>
          </table:table-cell>
          <table:table-cell office:value-type="float" office:value="25932" calcext:value-type="float">
            <text:p>25932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1"/>
          <table:table-cell office:value-type="float" office:value="18105" calcext:value-type="float">
            <text:p>18105.0</text:p>
          </table:table-cell>
          <table:table-cell office:value-type="float" office:value="25898" calcext:value-type="float">
            <text:p>25898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1"/>
          <table:table-cell office:value-type="float" office:value="17637" calcext:value-type="float">
            <text:p>17637.0</text:p>
          </table:table-cell>
          <table:table-cell office:value-type="float" office:value="24294" calcext:value-type="float">
            <text:p>24294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1"/>
          <table:table-cell office:value-type="float" office:value="14548" calcext:value-type="float">
            <text:p>14548.0</text:p>
          </table:table-cell>
          <table:table-cell office:value-type="float" office:value="21101" calcext:value-type="float">
            <text:p>21101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1"/>
          <table:table-cell office:value-type="float" office:value="6918" calcext:value-type="float">
            <text:p>6918.0</text:p>
          </table:table-cell>
          <table:table-cell office:value-type="float" office:value="22574" calcext:value-type="float">
            <text:p>22574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1"/>
          <table:table-cell office:value-type="float" office:value="15351" calcext:value-type="float">
            <text:p>15351.0</text:p>
          </table:table-cell>
          <table:table-cell office:value-type="float" office:value="20714" calcext:value-type="float">
            <text:p>20714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1"/>
          <table:table-cell office:value-type="float" office:value="18177" calcext:value-type="float">
            <text:p>18177.0</text:p>
          </table:table-cell>
          <table:table-cell office:value-type="float" office:value="25935" calcext:value-type="float">
            <text:p>25935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111" calcext:value-type="float">
            <text:p>18111.0</text:p>
          </table:table-cell>
          <table:table-cell office:value-type="float" office:value="25898" calcext:value-type="float">
            <text:p>25898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1"/>
          <table:table-cell office:value-type="float" office:value="17637" calcext:value-type="float">
            <text:p>17637.0</text:p>
          </table:table-cell>
          <table:table-cell office:value-type="float" office:value="24294" calcext:value-type="float">
            <text:p>24294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563" calcext:value-type="float">
            <text:p>14563.0</text:p>
          </table:table-cell>
          <table:table-cell office:value-type="float" office:value="21108" calcext:value-type="float">
            <text:p>21108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1"/>
          <table:table-cell office:value-type="float" office:value="6912" calcext:value-type="float">
            <text:p>6912.0</text:p>
          </table:table-cell>
          <table:table-cell office:value-type="float" office:value="22544" calcext:value-type="float">
            <text:p>22544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1"/>
          <table:table-cell office:value-type="float" office:value="15344" calcext:value-type="float">
            <text:p>15344.0</text:p>
          </table:table-cell>
          <table:table-cell office:value-type="float" office:value="20700" calcext:value-type="float">
            <text:p>20700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1"/>
          <table:table-cell office:value-type="float" office:value="18179" calcext:value-type="float">
            <text:p>18179.0</text:p>
          </table:table-cell>
          <table:table-cell office:value-type="float" office:value="25938" calcext:value-type="float">
            <text:p>25938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1"/>
          <table:table-cell office:value-type="float" office:value="18095" calcext:value-type="float">
            <text:p>18095.0</text:p>
          </table:table-cell>
          <table:table-cell office:value-type="float" office:value="25910" calcext:value-type="float">
            <text:p>25910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1"/>
          <table:table-cell office:value-type="float" office:value="17643" calcext:value-type="float">
            <text:p>17643.0</text:p>
          </table:table-cell>
          <table:table-cell office:value-type="float" office:value="24291" calcext:value-type="float">
            <text:p>24291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1"/>
          <table:table-cell office:value-type="float" office:value="14577" calcext:value-type="float">
            <text:p>14577.0</text:p>
          </table:table-cell>
          <table:table-cell office:value-type="float" office:value="21111" calcext:value-type="float">
            <text:p>21111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1"/>
          <table:table-cell office:value-type="float" office:value="6906" calcext:value-type="float">
            <text:p>6906.0</text:p>
          </table:table-cell>
          <table:table-cell office:value-type="float" office:value="22537" calcext:value-type="float">
            <text:p>22537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1"/>
          <table:table-cell office:value-type="float" office:value="15340" calcext:value-type="float">
            <text:p>15340.0</text:p>
          </table:table-cell>
          <table:table-cell office:value-type="float" office:value="20693" calcext:value-type="float">
            <text:p>20693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1"/>
          <table:table-cell office:value-type="float" office:value="18194" calcext:value-type="float">
            <text:p>18194.0</text:p>
          </table:table-cell>
          <table:table-cell office:value-type="float" office:value="25944" calcext:value-type="float">
            <text:p>25944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1"/>
          <table:table-cell office:value-type="float" office:value="18090" calcext:value-type="float">
            <text:p>18090.0</text:p>
          </table:table-cell>
          <table:table-cell office:value-type="float" office:value="25920" calcext:value-type="float">
            <text:p>25920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1"/>
          <table:table-cell office:value-type="float" office:value="14587" calcext:value-type="float">
            <text:p>14587.0</text:p>
          </table:table-cell>
          <table:table-cell office:value-type="float" office:value="21097" calcext:value-type="float">
            <text:p>21097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1"/>
          <table:table-cell office:value-type="float" office:value="6895" calcext:value-type="float">
            <text:p>6895.0</text:p>
          </table:table-cell>
          <table:table-cell office:value-type="float" office:value="22513" calcext:value-type="float">
            <text:p>22513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1"/>
          <table:table-cell office:value-type="float" office:value="15338" calcext:value-type="float">
            <text:p>15338.0</text:p>
          </table:table-cell>
          <table:table-cell office:value-type="float" office:value="20687" calcext:value-type="float">
            <text:p>20687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1"/>
          <table:table-cell office:value-type="float" office:value="18211" calcext:value-type="float">
            <text:p>18211.0</text:p>
          </table:table-cell>
          <table:table-cell office:value-type="float" office:value="25960" calcext:value-type="float">
            <text:p>25960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088" calcext:value-type="float">
            <text:p>18088.0</text:p>
          </table:table-cell>
          <table:table-cell office:value-type="float" office:value="25935" calcext:value-type="float">
            <text:p>25935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1"/>
          <table:table-cell office:value-type="float" office:value="14603" calcext:value-type="float">
            <text:p>14603.0</text:p>
          </table:table-cell>
          <table:table-cell office:value-type="float" office:value="21092" calcext:value-type="float">
            <text:p>21092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1"/>
          <table:table-cell office:value-type="float" office:value="6890" calcext:value-type="float">
            <text:p>6890.0</text:p>
          </table:table-cell>
          <table:table-cell office:value-type="float" office:value="22502" calcext:value-type="float">
            <text:p>22502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1"/>
          <table:table-cell office:value-type="float" office:value="15324" calcext:value-type="float">
            <text:p>15324.0</text:p>
          </table:table-cell>
          <table:table-cell office:value-type="float" office:value="20669" calcext:value-type="float">
            <text:p>20669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1"/>
          <table:table-cell office:value-type="float" office:value="18228" calcext:value-type="float">
            <text:p>18228.0</text:p>
          </table:table-cell>
          <table:table-cell office:value-type="float" office:value="25981" calcext:value-type="float">
            <text:p>25981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1"/>
          <table:table-cell office:value-type="float" office:value="18081" calcext:value-type="float">
            <text:p>18081.0</text:p>
          </table:table-cell>
          <table:table-cell office:value-type="float" office:value="25961" calcext:value-type="float">
            <text:p>25961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1"/>
          <table:table-cell office:value-type="float" office:value="14618" calcext:value-type="float">
            <text:p>14618.0</text:p>
          </table:table-cell>
          <table:table-cell office:value-type="float" office:value="21071" calcext:value-type="float">
            <text:p>21071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1"/>
          <table:table-cell office:value-type="float" office:value="6885" calcext:value-type="float">
            <text:p>6885.0</text:p>
          </table:table-cell>
          <table:table-cell office:value-type="float" office:value="22499" calcext:value-type="float">
            <text:p>22499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1"/>
          <table:table-cell office:value-type="float" office:value="15320" calcext:value-type="float">
            <text:p>15320.0</text:p>
          </table:table-cell>
          <table:table-cell office:value-type="float" office:value="20666" calcext:value-type="float">
            <text:p>20666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1"/>
          <table:table-cell office:value-type="float" office:value="18252" calcext:value-type="float">
            <text:p>18252.0</text:p>
          </table:table-cell>
          <table:table-cell office:value-type="float" office:value="25982" calcext:value-type="float">
            <text:p>25982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1"/>
          <table:table-cell office:value-type="float" office:value="18067" calcext:value-type="float">
            <text:p>18067.0</text:p>
          </table:table-cell>
          <table:table-cell office:value-type="float" office:value="25968" calcext:value-type="float">
            <text:p>25968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1"/>
          <table:table-cell office:value-type="float" office:value="14641" calcext:value-type="float">
            <text:p>14641.0</text:p>
          </table:table-cell>
          <table:table-cell office:value-type="float" office:value="21050" calcext:value-type="float">
            <text:p>21050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1"/>
          <table:table-cell office:value-type="float" office:value="6879" calcext:value-type="float">
            <text:p>6879.0</text:p>
          </table:table-cell>
          <table:table-cell office:value-type="float" office:value="22497" calcext:value-type="float">
            <text:p>22497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1"/>
          <table:table-cell office:value-type="float" office:value="15309" calcext:value-type="float">
            <text:p>15309.0</text:p>
          </table:table-cell>
          <table:table-cell office:value-type="float" office:value="20649" calcext:value-type="float">
            <text:p>20649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1"/>
          <table:table-cell office:value-type="float" office:value="18265" calcext:value-type="float">
            <text:p>18265.0</text:p>
          </table:table-cell>
          <table:table-cell office:value-type="float" office:value="25999" calcext:value-type="float">
            <text:p>25999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1"/>
          <table:table-cell office:value-type="float" office:value="18056" calcext:value-type="float">
            <text:p>18056.0</text:p>
          </table:table-cell>
          <table:table-cell office:value-type="float" office:value="25987" calcext:value-type="float">
            <text:p>25987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1"/>
          <table:table-cell office:value-type="float" office:value="14665" calcext:value-type="float">
            <text:p>14665.0</text:p>
          </table:table-cell>
          <table:table-cell office:value-type="float" office:value="21009" calcext:value-type="float">
            <text:p>21009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1"/>
          <table:table-cell office:value-type="float" office:value="6868" calcext:value-type="float">
            <text:p>6868.0</text:p>
          </table:table-cell>
          <table:table-cell office:value-type="float" office:value="22493" calcext:value-type="float">
            <text:p>22493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1"/>
          <table:table-cell office:value-type="float" office:value="15287" calcext:value-type="float">
            <text:p>15287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1"/>
          <table:table-cell office:value-type="float" office:value="18288" calcext:value-type="float">
            <text:p>18288.0</text:p>
          </table:table-cell>
          <table:table-cell office:value-type="float" office:value="26016" calcext:value-type="float">
            <text:p>26016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1"/>
          <table:table-cell office:value-type="float" office:value="18051" calcext:value-type="float">
            <text:p>18051.0</text:p>
          </table:table-cell>
          <table:table-cell office:value-type="float" office:value="26013" calcext:value-type="float">
            <text:p>26013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1"/>
          <table:table-cell office:value-type="float" office:value="14677" calcext:value-type="float">
            <text:p>14677.0</text:p>
          </table:table-cell>
          <table:table-cell office:value-type="float" office:value="20968" calcext:value-type="float">
            <text:p>20968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1"/>
          <table:table-cell office:value-type="float" office:value="6849" calcext:value-type="float">
            <text:p>6849.0</text:p>
          </table:table-cell>
          <table:table-cell office:value-type="float" office:value="22478" calcext:value-type="float">
            <text:p>22478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1"/>
          <table:table-cell office:value-type="float" office:value="15287" calcext:value-type="float">
            <text:p>15287.0</text:p>
          </table:table-cell>
          <table:table-cell office:value-type="float" office:value="20853" calcext:value-type="float">
            <text:p>20853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1"/>
          <table:table-cell office:value-type="float" office:value="18308" calcext:value-type="float">
            <text:p>18308.0</text:p>
          </table:table-cell>
          <table:table-cell office:value-type="float" office:value="26033" calcext:value-type="float">
            <text:p>26033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1"/>
          <table:table-cell office:value-type="float" office:value="18040" calcext:value-type="float">
            <text:p>18040.0</text:p>
          </table:table-cell>
          <table:table-cell office:value-type="float" office:value="26020" calcext:value-type="float">
            <text:p>26020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1"/>
          <table:table-cell office:value-type="float" office:value="14704" calcext:value-type="float">
            <text:p>14704.0</text:p>
          </table:table-cell>
          <table:table-cell office:value-type="float" office:value="20881" calcext:value-type="float">
            <text:p>20881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1"/>
          <table:table-cell office:value-type="float" office:value="6842" calcext:value-type="float">
            <text:p>6842.0</text:p>
          </table:table-cell>
          <table:table-cell office:value-type="float" office:value="22474" calcext:value-type="float">
            <text:p>22474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83" calcext:value-type="float">
            <text:p>15283.0</text:p>
          </table:table-cell>
          <table:table-cell office:value-type="float" office:value="20849" calcext:value-type="float">
            <text:p>20849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1"/>
          <table:table-cell office:value-type="float" office:value="18327" calcext:value-type="float">
            <text:p>18327.0</text:p>
          </table:table-cell>
          <table:table-cell office:value-type="float" office:value="26044" calcext:value-type="float">
            <text:p>26044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1"/>
          <table:table-cell office:value-type="float" office:value="18034" calcext:value-type="float">
            <text:p>18034.0</text:p>
          </table:table-cell>
          <table:table-cell office:value-type="float" office:value="26027" calcext:value-type="float">
            <text:p>26027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1"/>
          <table:table-cell office:value-type="float" office:value="14727" calcext:value-type="float">
            <text:p>14727.0</text:p>
          </table:table-cell>
          <table:table-cell office:value-type="float" office:value="20847" calcext:value-type="float">
            <text:p>20847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1"/>
          <table:table-cell office:value-type="float" office:value="6839" calcext:value-type="float">
            <text:p>6839.0</text:p>
          </table:table-cell>
          <table:table-cell office:value-type="float" office:value="22467" calcext:value-type="float">
            <text:p>22467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1"/>
          <table:table-cell office:value-type="float" office:value="15283" calcext:value-type="float">
            <text:p>15283.0</text:p>
          </table:table-cell>
          <table:table-cell office:value-type="float" office:value="20848" calcext:value-type="float">
            <text:p>20848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1"/>
          <table:table-cell office:value-type="float" office:value="18390" calcext:value-type="float">
            <text:p>18390.0</text:p>
          </table:table-cell>
          <table:table-cell office:value-type="float" office:value="26027" calcext:value-type="float">
            <text:p>26027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1"/>
          <table:table-cell office:value-type="float" office:value="18356" calcext:value-type="float">
            <text:p>18356.0</text:p>
          </table:table-cell>
          <table:table-cell office:value-type="float" office:value="26064" calcext:value-type="float">
            <text:p>26064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1"/>
          <table:table-cell office:value-type="float" office:value="18022" calcext:value-type="float">
            <text:p>18022.0</text:p>
          </table:table-cell>
          <table:table-cell office:value-type="float" office:value="26038" calcext:value-type="float">
            <text:p>26038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/>
          <table:table-cell office:value-type="float" office:value="14800" calcext:value-type="float">
            <text:p>14800.0</text:p>
          </table:table-cell>
          <table:table-cell office:value-type="float" office:value="20800" calcext:value-type="float">
            <text:p>20800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1"/>
          <table:table-cell office:value-type="float" office:value="6828" calcext:value-type="float">
            <text:p>6828.0</text:p>
          </table:table-cell>
          <table:table-cell office:value-type="float" office:value="22455" calcext:value-type="float">
            <text:p>22455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1"/>
          <table:table-cell office:value-type="float" office:value="15280" calcext:value-type="float">
            <text:p>15280.0</text:p>
          </table:table-cell>
          <table:table-cell office:value-type="float" office:value="20838" calcext:value-type="float">
            <text:p>20838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1"/>
          <table:table-cell office:value-type="float" office:value="18390" calcext:value-type="float">
            <text:p>18390.0</text:p>
          </table:table-cell>
          <table:table-cell office:value-type="float" office:value="26032" calcext:value-type="float">
            <text:p>26032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1"/>
          <table:table-cell office:value-type="float" office:value="18380" calcext:value-type="float">
            <text:p>18380.0</text:p>
          </table:table-cell>
          <table:table-cell office:value-type="float" office:value="26090" calcext:value-type="float">
            <text:p>26090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1"/>
          <table:table-cell office:value-type="float" office:value="18019" calcext:value-type="float">
            <text:p>18019.0</text:p>
          </table:table-cell>
          <table:table-cell office:value-type="float" office:value="26051" calcext:value-type="float">
            <text:p>26051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1"/>
          <table:table-cell office:value-type="float" office:value="14808" calcext:value-type="float">
            <text:p>14808.0</text:p>
          </table:table-cell>
          <table:table-cell office:value-type="float" office:value="20792" calcext:value-type="float">
            <text:p>20792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1"/>
          <table:table-cell office:value-type="float" office:value="6828" calcext:value-type="float">
            <text:p>6828.0</text:p>
          </table:table-cell>
          <table:table-cell office:value-type="float" office:value="22447" calcext:value-type="float">
            <text:p>22447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1"/>
          <table:table-cell office:value-type="float" office:value="15279" calcext:value-type="float">
            <text:p>15279.0</text:p>
          </table:table-cell>
          <table:table-cell office:value-type="float" office:value="20826" calcext:value-type="float">
            <text:p>20826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1"/>
          <table:table-cell office:value-type="float" office:value="18390" calcext:value-type="float">
            <text:p>18390.0</text:p>
          </table:table-cell>
          <table:table-cell office:value-type="float" office:value="26029" calcext:value-type="float">
            <text:p>26029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1"/>
          <table:table-cell office:value-type="float" office:value="18408" calcext:value-type="float">
            <text:p>18408.0</text:p>
          </table:table-cell>
          <table:table-cell office:value-type="float" office:value="26102" calcext:value-type="float">
            <text:p>26102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1"/>
          <table:table-cell office:value-type="float" office:value="18021" calcext:value-type="float">
            <text:p>18021.0</text:p>
          </table:table-cell>
          <table:table-cell office:value-type="float" office:value="26063" calcext:value-type="float">
            <text:p>26063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1"/>
          <table:table-cell office:value-type="float" office:value="14824" calcext:value-type="float">
            <text:p>14824.0</text:p>
          </table:table-cell>
          <table:table-cell office:value-type="float" office:value="20786" calcext:value-type="float">
            <text:p>20786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1"/>
          <table:table-cell office:value-type="float" office:value="6815" calcext:value-type="float">
            <text:p>6815.0</text:p>
          </table:table-cell>
          <table:table-cell office:value-type="float" office:value="22443" calcext:value-type="float">
            <text:p>22443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1"/>
          <table:table-cell office:value-type="float" office:value="15276" calcext:value-type="float">
            <text:p>15276.0</text:p>
          </table:table-cell>
          <table:table-cell office:value-type="float" office:value="20813" calcext:value-type="float">
            <text:p>20813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1"/>
          <table:table-cell office:value-type="float" office:value="18390" calcext:value-type="float">
            <text:p>18390.0</text:p>
          </table:table-cell>
          <table:table-cell office:value-type="float" office:value="26029" calcext:value-type="float">
            <text:p>26029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1"/>
          <table:table-cell office:value-type="float" office:value="18428" calcext:value-type="float">
            <text:p>18428.0</text:p>
          </table:table-cell>
          <table:table-cell office:value-type="float" office:value="26133" calcext:value-type="float">
            <text:p>26133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1"/>
          <table:table-cell office:value-type="float" office:value="18010" calcext:value-type="float">
            <text:p>18010.0</text:p>
          </table:table-cell>
          <table:table-cell office:value-type="float" office:value="26072" calcext:value-type="float">
            <text:p>26072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1"/>
          <table:table-cell office:value-type="float" office:value="14849" calcext:value-type="float">
            <text:p>14849.0</text:p>
          </table:table-cell>
          <table:table-cell office:value-type="float" office:value="20780" calcext:value-type="float">
            <text:p>20780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1"/>
          <table:table-cell office:value-type="float" office:value="6795" calcext:value-type="float">
            <text:p>6795.0</text:p>
          </table:table-cell>
          <table:table-cell office:value-type="float" office:value="22444" calcext:value-type="float">
            <text:p>22444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1"/>
          <table:table-cell office:value-type="float" office:value="15263" calcext:value-type="float">
            <text:p>15263.0</text:p>
          </table:table-cell>
          <table:table-cell office:value-type="float" office:value="20792" calcext:value-type="float">
            <text:p>20792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1"/>
          <table:table-cell office:value-type="float" office:value="18396" calcext:value-type="float">
            <text:p>18396.0</text:p>
          </table:table-cell>
          <table:table-cell office:value-type="float" office:value="26022" calcext:value-type="float">
            <text:p>26022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1"/>
          <table:table-cell office:value-type="float" office:value="18467" calcext:value-type="float">
            <text:p>18467.0</text:p>
          </table:table-cell>
          <table:table-cell office:value-type="float" office:value="26162" calcext:value-type="float">
            <text:p>26162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1"/>
          <table:table-cell office:value-type="float" office:value="18004" calcext:value-type="float">
            <text:p>18004.0</text:p>
          </table:table-cell>
          <table:table-cell office:value-type="float" office:value="26084" calcext:value-type="float">
            <text:p>26084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1"/>
          <table:table-cell office:value-type="float" office:value="14849" calcext:value-type="float">
            <text:p>14849.0</text:p>
          </table:table-cell>
          <table:table-cell office:value-type="float" office:value="20780" calcext:value-type="float">
            <text:p>20780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1"/>
          <table:table-cell office:value-type="float" office:value="6783" calcext:value-type="float">
            <text:p>6783.0</text:p>
          </table:table-cell>
          <table:table-cell office:value-type="float" office:value="22447" calcext:value-type="float">
            <text:p>22447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1"/>
          <table:table-cell office:value-type="float" office:value="15251" calcext:value-type="float">
            <text:p>15251.0</text:p>
          </table:table-cell>
          <table:table-cell office:value-type="float" office:value="20777" calcext:value-type="float">
            <text:p>20777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1"/>
          <table:table-cell office:value-type="float" office:value="18397" calcext:value-type="float">
            <text:p>18397.0</text:p>
          </table:table-cell>
          <table:table-cell office:value-type="float" office:value="26036" calcext:value-type="float">
            <text:p>26036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514" calcext:value-type="float">
            <text:p>18514.0</text:p>
          </table:table-cell>
          <table:table-cell office:value-type="float" office:value="26168" calcext:value-type="float">
            <text:p>26168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1"/>
          <table:table-cell office:value-type="float" office:value="17998" calcext:value-type="float">
            <text:p>17998.0</text:p>
          </table:table-cell>
          <table:table-cell office:value-type="float" office:value="26085" calcext:value-type="float">
            <text:p>26085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1"/>
          <table:table-cell office:value-type="float" office:value="14861" calcext:value-type="float">
            <text:p>14861.0</text:p>
          </table:table-cell>
          <table:table-cell office:value-type="float" office:value="20775" calcext:value-type="float">
            <text:p>20775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1"/>
          <table:table-cell office:value-type="float" office:value="6750" calcext:value-type="float">
            <text:p>6750.0</text:p>
          </table:table-cell>
          <table:table-cell office:value-type="float" office:value="22459" calcext:value-type="float">
            <text:p>22459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1"/>
          <table:table-cell office:value-type="float" office:value="15235" calcext:value-type="float">
            <text:p>15235.0</text:p>
          </table:table-cell>
          <table:table-cell office:value-type="float" office:value="20748" calcext:value-type="float">
            <text:p>20748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8397" calcext:value-type="float">
            <text:p>18397.0</text:p>
          </table:table-cell>
          <table:table-cell office:value-type="float" office:value="26036" calcext:value-type="float">
            <text:p>26036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503" calcext:value-type="float">
            <text:p>18503.0</text:p>
          </table:table-cell>
          <table:table-cell office:value-type="float" office:value="26173" calcext:value-type="float">
            <text:p>26173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1"/>
          <table:table-cell office:value-type="float" office:value="17996" calcext:value-type="float">
            <text:p>17996.0</text:p>
          </table:table-cell>
          <table:table-cell office:value-type="float" office:value="26088" calcext:value-type="float">
            <text:p>26088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1"/>
          <table:table-cell office:value-type="float" office:value="14868" calcext:value-type="float">
            <text:p>14868.0</text:p>
          </table:table-cell>
          <table:table-cell office:value-type="float" office:value="20755" calcext:value-type="float">
            <text:p>20755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1"/>
          <table:table-cell office:value-type="float" office:value="6721" calcext:value-type="float">
            <text:p>6721.0</text:p>
          </table:table-cell>
          <table:table-cell office:value-type="float" office:value="22448" calcext:value-type="float">
            <text:p>22448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1"/>
          <table:table-cell office:value-type="float" office:value="15209" calcext:value-type="float">
            <text:p>15209.0</text:p>
          </table:table-cell>
          <table:table-cell office:value-type="float" office:value="20682" calcext:value-type="float">
            <text:p>20682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1"/>
          <table:table-cell office:value-type="float" office:value="18503" calcext:value-type="float">
            <text:p>18503.0</text:p>
          </table:table-cell>
          <table:table-cell office:value-type="float" office:value="26173" calcext:value-type="float">
            <text:p>26173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1"/>
          <table:table-cell office:value-type="float" office:value="17989" calcext:value-type="float">
            <text:p>17989.0</text:p>
          </table:table-cell>
          <table:table-cell office:value-type="float" office:value="26090" calcext:value-type="float">
            <text:p>26090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style-name="ce1"/>
          <table:table-cell office:value-type="float" office:value="14896" calcext:value-type="float">
            <text:p>14896.0</text:p>
          </table:table-cell>
          <table:table-cell office:value-type="float" office:value="20720" calcext:value-type="float">
            <text:p>20720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1"/>
          <table:table-cell office:value-type="float" office:value="6707" calcext:value-type="float">
            <text:p>6707.0</text:p>
          </table:table-cell>
          <table:table-cell office:value-type="float" office:value="22458" calcext:value-type="float">
            <text:p>22458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style-name="ce1"/>
          <table:table-cell office:value-type="float" office:value="15198" calcext:value-type="float">
            <text:p>15198.0</text:p>
          </table:table-cell>
          <table:table-cell office:value-type="float" office:value="20660" calcext:value-type="float">
            <text:p>20660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6170" calcext:value-type="float">
            <text:p>26170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style-name="ce1"/>
          <table:table-cell office:value-type="float" office:value="17981" calcext:value-type="float">
            <text:p>17981.0</text:p>
          </table:table-cell>
          <table:table-cell office:value-type="float" office:value="26093" calcext:value-type="float">
            <text:p>26093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1"/>
          <table:table-cell office:value-type="float" office:value="14937" calcext:value-type="float">
            <text:p>14937.0</text:p>
          </table:table-cell>
          <table:table-cell office:value-type="float" office:value="20651" calcext:value-type="float">
            <text:p>20651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1"/>
          <table:table-cell office:value-type="float" office:value="14902" calcext:value-type="float">
            <text:p>14902.0</text:p>
          </table:table-cell>
          <table:table-cell office:value-type="float" office:value="20709" calcext:value-type="float">
            <text:p>20709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1"/>
          <table:table-cell office:value-type="float" office:value="6703" calcext:value-type="float">
            <text:p>6703.0</text:p>
          </table:table-cell>
          <table:table-cell office:value-type="float" office:value="22456" calcext:value-type="float">
            <text:p>22456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1"/>
          <table:table-cell office:value-type="float" office:value="15190" calcext:value-type="float">
            <text:p>15190.0</text:p>
          </table:table-cell>
          <table:table-cell office:value-type="float" office:value="20646" calcext:value-type="float">
            <text:p>20646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1"/>
          <table:table-cell office:value-type="float" office:value="18484" calcext:value-type="float">
            <text:p>18484.0</text:p>
          </table:table-cell>
          <table:table-cell office:value-type="float" office:value="26169" calcext:value-type="float">
            <text:p>26169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1"/>
          <table:table-cell office:value-type="float" office:value="17981" calcext:value-type="float">
            <text:p>17981.0</text:p>
          </table:table-cell>
          <table:table-cell office:value-type="float" office:value="26114" calcext:value-type="float">
            <text:p>26114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1"/>
          <table:table-cell office:value-type="float" office:value="14945" calcext:value-type="float">
            <text:p>14945.0</text:p>
          </table:table-cell>
          <table:table-cell office:value-type="float" office:value="20640" calcext:value-type="float">
            <text:p>20640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1"/>
          <table:table-cell office:value-type="float" office:value="14907" calcext:value-type="float">
            <text:p>14907.0</text:p>
          </table:table-cell>
          <table:table-cell office:value-type="float" office:value="20708" calcext:value-type="float">
            <text:p>20708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1"/>
          <table:table-cell office:value-type="float" office:value="6689" calcext:value-type="float">
            <text:p>6689.0</text:p>
          </table:table-cell>
          <table:table-cell office:value-type="float" office:value="22454" calcext:value-type="float">
            <text:p>22454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1"/>
          <table:table-cell office:value-type="float" office:value="15180" calcext:value-type="float">
            <text:p>15180.0</text:p>
          </table:table-cell>
          <table:table-cell office:value-type="float" office:value="20633" calcext:value-type="float">
            <text:p>20633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1"/>
          <table:table-cell office:value-type="float" office:value="18493" calcext:value-type="float">
            <text:p>18493.0</text:p>
          </table:table-cell>
          <table:table-cell office:value-type="float" office:value="26176" calcext:value-type="float">
            <text:p>26176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004" calcext:value-type="float">
            <text:p>18004.0</text:p>
          </table:table-cell>
          <table:table-cell office:value-type="float" office:value="26134" calcext:value-type="float">
            <text:p>26134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1"/>
          <table:table-cell office:value-type="float" office:value="14943" calcext:value-type="float">
            <text:p>14943.0</text:p>
          </table:table-cell>
          <table:table-cell office:value-type="float" office:value="20608" calcext:value-type="float">
            <text:p>20608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1"/>
          <table:table-cell office:value-type="float" office:value="14922" calcext:value-type="float">
            <text:p>14922.0</text:p>
          </table:table-cell>
          <table:table-cell office:value-type="float" office:value="20698" calcext:value-type="float">
            <text:p>20698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1"/>
          <table:table-cell office:value-type="float" office:value="6675" calcext:value-type="float">
            <text:p>6675.0</text:p>
          </table:table-cell>
          <table:table-cell office:value-type="float" office:value="22456" calcext:value-type="float">
            <text:p>22456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style-name="ce1"/>
          <table:table-cell office:value-type="float" office:value="15184" calcext:value-type="float">
            <text:p>15184.0</text:p>
          </table:table-cell>
          <table:table-cell office:value-type="float" office:value="20617" calcext:value-type="float">
            <text:p>20617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1"/>
          <table:table-cell office:value-type="float" office:value="18526" calcext:value-type="float">
            <text:p>18526.0</text:p>
          </table:table-cell>
          <table:table-cell office:value-type="float" office:value="26166" calcext:value-type="float">
            <text:p>26166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1"/>
          <table:table-cell office:value-type="float" office:value="17994" calcext:value-type="float">
            <text:p>17994.0</text:p>
          </table:table-cell>
          <table:table-cell office:value-type="float" office:value="26121" calcext:value-type="float">
            <text:p>26121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1"/>
          <table:table-cell office:value-type="float" office:value="14949" calcext:value-type="float">
            <text:p>14949.0</text:p>
          </table:table-cell>
          <table:table-cell office:value-type="float" office:value="20598" calcext:value-type="float">
            <text:p>20598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1"/>
          <table:table-cell office:value-type="float" office:value="14928" calcext:value-type="float">
            <text:p>14928.0</text:p>
          </table:table-cell>
          <table:table-cell office:value-type="float" office:value="20693" calcext:value-type="float">
            <text:p>20693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1"/>
          <table:table-cell office:value-type="float" office:value="6656" calcext:value-type="float">
            <text:p>6656.0</text:p>
          </table:table-cell>
          <table:table-cell office:value-type="float" office:value="22467" calcext:value-type="float">
            <text:p>22467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1"/>
          <table:table-cell office:value-type="float" office:value="15186" calcext:value-type="float">
            <text:p>15186.0</text:p>
          </table:table-cell>
          <table:table-cell office:value-type="float" office:value="20603" calcext:value-type="float">
            <text:p>20603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1"/>
          <table:table-cell office:value-type="float" office:value="18559" calcext:value-type="float">
            <text:p>18559.0</text:p>
          </table:table-cell>
          <table:table-cell office:value-type="float" office:value="26146" calcext:value-type="float">
            <text:p>26146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1"/>
          <table:table-cell office:value-type="float" office:value="17974" calcext:value-type="float">
            <text:p>17974.0</text:p>
          </table:table-cell>
          <table:table-cell office:value-type="float" office:value="26112" calcext:value-type="float">
            <text:p>26112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1"/>
          <table:table-cell office:value-type="float" office:value="14959" calcext:value-type="float">
            <text:p>14959.0</text:p>
          </table:table-cell>
          <table:table-cell office:value-type="float" office:value="20581" calcext:value-type="float">
            <text:p>20581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1"/>
          <table:table-cell office:value-type="float" office:value="14941" calcext:value-type="float">
            <text:p>14941.0</text:p>
          </table:table-cell>
          <table:table-cell office:value-type="float" office:value="20687" calcext:value-type="float">
            <text:p>20687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1"/>
          <table:table-cell office:value-type="float" office:value="6654" calcext:value-type="float">
            <text:p>6654.0</text:p>
          </table:table-cell>
          <table:table-cell office:value-type="float" office:value="22167" calcext:value-type="float">
            <text:p>22167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1"/>
          <table:table-cell office:value-type="float" office:value="18560" calcext:value-type="float">
            <text:p>18560.0</text:p>
          </table:table-cell>
          <table:table-cell office:value-type="float" office:value="26145" calcext:value-type="float">
            <text:p>26145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1"/>
          <table:table-cell office:value-type="float" office:value="17956" calcext:value-type="float">
            <text:p>17956.0</text:p>
          </table:table-cell>
          <table:table-cell office:value-type="float" office:value="26113" calcext:value-type="float">
            <text:p>26113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1"/>
          <table:table-cell office:value-type="float" office:value="14964" calcext:value-type="float">
            <text:p>14964.0</text:p>
          </table:table-cell>
          <table:table-cell office:value-type="float" office:value="20565" calcext:value-type="float">
            <text:p>20565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1"/>
          <table:table-cell office:value-type="float" office:value="14973" calcext:value-type="float">
            <text:p>14973.0</text:p>
          </table:table-cell>
          <table:table-cell office:value-type="float" office:value="20648" calcext:value-type="float">
            <text:p>20648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1"/>
          <table:table-cell office:value-type="float" office:value="6598" calcext:value-type="float">
            <text:p>6598.0</text:p>
          </table:table-cell>
          <table:table-cell office:value-type="float" office:value="22175" calcext:value-type="float">
            <text:p>22175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1"/>
          <table:table-cell office:value-type="float" office:value="18579" calcext:value-type="float">
            <text:p>18579.0</text:p>
          </table:table-cell>
          <table:table-cell office:value-type="float" office:value="26140" calcext:value-type="float">
            <text:p>26140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1"/>
          <table:table-cell office:value-type="float" office:value="17998" calcext:value-type="float">
            <text:p>17998.0</text:p>
          </table:table-cell>
          <table:table-cell office:value-type="float" office:value="26083" calcext:value-type="float">
            <text:p>26083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1"/>
          <table:table-cell office:value-type="float" office:value="17929" calcext:value-type="float">
            <text:p>17929.0</text:p>
          </table:table-cell>
          <table:table-cell office:value-type="float" office:value="26135" calcext:value-type="float">
            <text:p>26135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1"/>
          <table:table-cell office:value-type="float" office:value="14968" calcext:value-type="float">
            <text:p>14968.0</text:p>
          </table:table-cell>
          <table:table-cell office:value-type="float" office:value="20556" calcext:value-type="float">
            <text:p>20556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1"/>
          <table:table-cell office:value-type="float" office:value="14972" calcext:value-type="float">
            <text:p>14972.0</text:p>
          </table:table-cell>
          <table:table-cell office:value-type="float" office:value="20647" calcext:value-type="float">
            <text:p>20647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1"/>
          <table:table-cell office:value-type="float" office:value="6570" calcext:value-type="float">
            <text:p>6570.0</text:p>
          </table:table-cell>
          <table:table-cell office:value-type="float" office:value="22184" calcext:value-type="float">
            <text:p>22184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1"/>
          <table:table-cell office:value-type="float" office:value="18610" calcext:value-type="float">
            <text:p>18610.0</text:p>
          </table:table-cell>
          <table:table-cell office:value-type="float" office:value="26121" calcext:value-type="float">
            <text:p>26121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1"/>
          <table:table-cell office:value-type="float" office:value="17997" calcext:value-type="float">
            <text:p>17997.0</text:p>
          </table:table-cell>
          <table:table-cell office:value-type="float" office:value="26083" calcext:value-type="float">
            <text:p>26083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1"/>
          <table:table-cell office:value-type="float" office:value="17910" calcext:value-type="float">
            <text:p>17910.0</text:p>
          </table:table-cell>
          <table:table-cell office:value-type="float" office:value="26163" calcext:value-type="float">
            <text:p>26163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1"/>
          <table:table-cell office:value-type="float" office:value="14975" calcext:value-type="float">
            <text:p>14975.0</text:p>
          </table:table-cell>
          <table:table-cell office:value-type="float" office:value="20548" calcext:value-type="float">
            <text:p>20548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1"/>
          <table:table-cell office:value-type="float" office:value="14984" calcext:value-type="float">
            <text:p>14984.0</text:p>
          </table:table-cell>
          <table:table-cell office:value-type="float" office:value="20642" calcext:value-type="float">
            <text:p>20642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1"/>
          <table:table-cell office:value-type="float" office:value="6553" calcext:value-type="float">
            <text:p>6553.0</text:p>
          </table:table-cell>
          <table:table-cell office:value-type="float" office:value="22197" calcext:value-type="float">
            <text:p>22197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1"/>
          <table:table-cell office:value-type="float" office:value="18676" calcext:value-type="float">
            <text:p>18676.0</text:p>
          </table:table-cell>
          <table:table-cell office:value-type="float" office:value="26095" calcext:value-type="float">
            <text:p>26095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1"/>
          <table:table-cell office:value-type="float" office:value="17998" calcext:value-type="float">
            <text:p>17998.0</text:p>
          </table:table-cell>
          <table:table-cell office:value-type="float" office:value="26087" calcext:value-type="float">
            <text:p>26087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1"/>
          <table:table-cell office:value-type="float" office:value="17900" calcext:value-type="float">
            <text:p>17900.0</text:p>
          </table:table-cell>
          <table:table-cell office:value-type="float" office:value="26181" calcext:value-type="float">
            <text:p>26181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1"/>
          <table:table-cell office:value-type="float" office:value="14985" calcext:value-type="float">
            <text:p>14985.0</text:p>
          </table:table-cell>
          <table:table-cell office:value-type="float" office:value="20532" calcext:value-type="float">
            <text:p>20532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787" calcext:value-type="float">
            <text:p>1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1"/>
          <table:table-cell office:value-type="float" office:value="14993" calcext:value-type="float">
            <text:p>14993.0</text:p>
          </table:table-cell>
          <table:table-cell office:value-type="float" office:value="20645" calcext:value-type="float">
            <text:p>20645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1"/>
          <table:table-cell office:value-type="float" office:value="6540" calcext:value-type="float">
            <text:p>6540.0</text:p>
          </table:table-cell>
          <table:table-cell office:value-type="float" office:value="22196" calcext:value-type="float">
            <text:p>22196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1"/>
          <table:table-cell office:value-type="float" office:value="18742" calcext:value-type="float">
            <text:p>18742.0</text:p>
          </table:table-cell>
          <table:table-cell office:value-type="float" office:value="26092" calcext:value-type="float">
            <text:p>26092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1"/>
          <table:table-cell office:value-type="float" office:value="18004" calcext:value-type="float">
            <text:p>18004.0</text:p>
          </table:table-cell>
          <table:table-cell office:value-type="float" office:value="26083" calcext:value-type="float">
            <text:p>26083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1"/>
          <table:table-cell office:value-type="float" office:value="17894" calcext:value-type="float">
            <text:p>17894.0</text:p>
          </table:table-cell>
          <table:table-cell office:value-type="float" office:value="26191" calcext:value-type="float">
            <text:p>26191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1"/>
          <table:table-cell office:value-type="float" office:value="14993" calcext:value-type="float">
            <text:p>14993.0</text:p>
          </table:table-cell>
          <table:table-cell office:value-type="float" office:value="20528" calcext:value-type="float">
            <text:p>20528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"/>
          <table:table-cell office:value-type="float" office:value="15009" calcext:value-type="float">
            <text:p>15009.0</text:p>
          </table:table-cell>
          <table:table-cell office:value-type="float" office:value="20641" calcext:value-type="float">
            <text:p>20641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1"/>
          <table:table-cell office:value-type="float" office:value="6529" calcext:value-type="float">
            <text:p>6529.0</text:p>
          </table:table-cell>
          <table:table-cell office:value-type="float" office:value="22199" calcext:value-type="float">
            <text:p>22199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841" calcext:value-type="float">
            <text:p>18841.0</text:p>
          </table:table-cell>
          <table:table-cell office:value-type="float" office:value="26088" calcext:value-type="float">
            <text:p>26088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1"/>
          <table:table-cell office:value-type="float" office:value="18026" calcext:value-type="float">
            <text:p>18026.0</text:p>
          </table:table-cell>
          <table:table-cell office:value-type="float" office:value="26075" calcext:value-type="float">
            <text:p>26075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1"/>
          <table:table-cell office:value-type="float" office:value="17886" calcext:value-type="float">
            <text:p>17886.0</text:p>
          </table:table-cell>
          <table:table-cell office:value-type="float" office:value="26204" calcext:value-type="float">
            <text:p>26204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1"/>
          <table:table-cell office:value-type="float" office:value="15012" calcext:value-type="float">
            <text:p>15012.0</text:p>
          </table:table-cell>
          <table:table-cell office:value-type="float" office:value="20533" calcext:value-type="float">
            <text:p>20533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1"/>
          <table:table-cell office:value-type="float" office:value="15015" calcext:value-type="float">
            <text:p>15015.0</text:p>
          </table:table-cell>
          <table:table-cell office:value-type="float" office:value="20637" calcext:value-type="float">
            <text:p>20637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1"/>
          <table:table-cell office:value-type="float" office:value="6525" calcext:value-type="float">
            <text:p>6525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1"/>
          <table:table-cell office:value-type="float" office:value="18844" calcext:value-type="float">
            <text:p>18844.0</text:p>
          </table:table-cell>
          <table:table-cell office:value-type="float" office:value="26093" calcext:value-type="float">
            <text:p>26093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1"/>
          <table:table-cell office:value-type="float" office:value="18040" calcext:value-type="float">
            <text:p>18040.0</text:p>
          </table:table-cell>
          <table:table-cell office:value-type="float" office:value="26063" calcext:value-type="float">
            <text:p>26063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1"/>
          <table:table-cell office:value-type="float" office:value="17863" calcext:value-type="float">
            <text:p>17863.0</text:p>
          </table:table-cell>
          <table:table-cell office:value-type="float" office:value="26240" calcext:value-type="float">
            <text:p>26240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1"/>
          <table:table-cell office:value-type="float" office:value="15025" calcext:value-type="float">
            <text:p>15025.0</text:p>
          </table:table-cell>
          <table:table-cell office:value-type="float" office:value="20538" calcext:value-type="float">
            <text:p>20538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1"/>
          <table:table-cell office:value-type="float" office:value="15033" calcext:value-type="float">
            <text:p>15033.0</text:p>
          </table:table-cell>
          <table:table-cell office:value-type="float" office:value="20643" calcext:value-type="float">
            <text:p>20643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1"/>
          <table:table-cell office:value-type="float" office:value="6511" calcext:value-type="float">
            <text:p>6511.0</text:p>
          </table:table-cell>
          <table:table-cell office:value-type="float" office:value="22203" calcext:value-type="float">
            <text:p>22203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1"/>
          <table:table-cell office:value-type="float" office:value="18845" calcext:value-type="float">
            <text:p>18845.0</text:p>
          </table:table-cell>
          <table:table-cell office:value-type="float" office:value="26093" calcext:value-type="float">
            <text:p>26093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1"/>
          <table:table-cell office:value-type="float" office:value="18040" calcext:value-type="float">
            <text:p>18040.0</text:p>
          </table:table-cell>
          <table:table-cell office:value-type="float" office:value="26060" calcext:value-type="float">
            <text:p>26060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1"/>
          <table:table-cell office:value-type="float" office:value="17848" calcext:value-type="float">
            <text:p>17848.0</text:p>
          </table:table-cell>
          <table:table-cell office:value-type="float" office:value="26262" calcext:value-type="float">
            <text:p>26262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1"/>
          <table:table-cell office:value-type="float" office:value="15038" calcext:value-type="float">
            <text:p>15038.0</text:p>
          </table:table-cell>
          <table:table-cell office:value-type="float" office:value="20536" calcext:value-type="float">
            <text:p>20536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1"/>
          <table:table-cell office:value-type="float" office:value="15047" calcext:value-type="float">
            <text:p>15047.0</text:p>
          </table:table-cell>
          <table:table-cell office:value-type="float" office:value="20641" calcext:value-type="float">
            <text:p>20641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1"/>
          <table:table-cell office:value-type="float" office:value="6498" calcext:value-type="float">
            <text:p>6498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1"/>
          <table:table-cell office:value-type="float" office:value="18850" calcext:value-type="float">
            <text:p>18850.0</text:p>
          </table:table-cell>
          <table:table-cell office:value-type="float" office:value="26089" calcext:value-type="float">
            <text:p>26089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1"/>
          <table:table-cell office:value-type="float" office:value="18046" calcext:value-type="float">
            <text:p>18046.0</text:p>
          </table:table-cell>
          <table:table-cell office:value-type="float" office:value="26056" calcext:value-type="float">
            <text:p>26056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1"/>
          <table:table-cell office:value-type="float" office:value="17817" calcext:value-type="float">
            <text:p>17817.0</text:p>
          </table:table-cell>
          <table:table-cell office:value-type="float" office:value="26308" calcext:value-type="float">
            <text:p>26308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1"/>
          <table:table-cell office:value-type="float" office:value="15049" calcext:value-type="float">
            <text:p>15049.0</text:p>
          </table:table-cell>
          <table:table-cell office:value-type="float" office:value="20539" calcext:value-type="float">
            <text:p>20539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1"/>
          <table:table-cell office:value-type="float" office:value="15095" calcext:value-type="float">
            <text:p>15095.0</text:p>
          </table:table-cell>
          <table:table-cell office:value-type="float" office:value="20608" calcext:value-type="float">
            <text:p>20608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1"/>
          <table:table-cell office:value-type="float" office:value="6485" calcext:value-type="float">
            <text:p>6485.0</text:p>
          </table:table-cell>
          <table:table-cell office:value-type="float" office:value="22209" calcext:value-type="float">
            <text:p>22209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855" calcext:value-type="float">
            <text:p>18855.0</text:p>
          </table:table-cell>
          <table:table-cell office:value-type="float" office:value="26093" calcext:value-type="float">
            <text:p>26093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1"/>
          <table:table-cell office:value-type="float" office:value="18046" calcext:value-type="float">
            <text:p>18046.0</text:p>
          </table:table-cell>
          <table:table-cell office:value-type="float" office:value="26056" calcext:value-type="float">
            <text:p>26056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1"/>
          <table:table-cell office:value-type="float" office:value="17802" calcext:value-type="float">
            <text:p>17802.0</text:p>
          </table:table-cell>
          <table:table-cell office:value-type="float" office:value="26346" calcext:value-type="float">
            <text:p>26346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822" calcext:value-type="float">
            <text:p>1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1"/>
          <table:table-cell office:value-type="float" office:value="15069" calcext:value-type="float">
            <text:p>15069.0</text:p>
          </table:table-cell>
          <table:table-cell office:value-type="float" office:value="20545" calcext:value-type="float">
            <text:p>20545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1"/>
          <table:table-cell office:value-type="float" office:value="15166" calcext:value-type="float">
            <text:p>15166.0</text:p>
          </table:table-cell>
          <table:table-cell office:value-type="float" office:value="20562" calcext:value-type="float">
            <text:p>20562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1"/>
          <table:table-cell office:value-type="float" office:value="6468" calcext:value-type="float">
            <text:p>6468.0</text:p>
          </table:table-cell>
          <table:table-cell office:value-type="float" office:value="22207" calcext:value-type="float">
            <text:p>22207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1"/>
          <table:table-cell office:value-type="float" office:value="18868" calcext:value-type="float">
            <text:p>18868.0</text:p>
          </table:table-cell>
          <table:table-cell office:value-type="float" office:value="26096" calcext:value-type="float">
            <text:p>26096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1"/>
          <table:table-cell office:value-type="float" office:value="18046" calcext:value-type="float">
            <text:p>18046.0</text:p>
          </table:table-cell>
          <table:table-cell office:value-type="float" office:value="26059" calcext:value-type="float">
            <text:p>26059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1"/>
          <table:table-cell office:value-type="float" office:value="17801" calcext:value-type="float">
            <text:p>17801.0</text:p>
          </table:table-cell>
          <table:table-cell office:value-type="float" office:value="26342" calcext:value-type="float">
            <text:p>26342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1"/>
          <table:table-cell office:value-type="float" office:value="15098" calcext:value-type="float">
            <text:p>15098.0</text:p>
          </table:table-cell>
          <table:table-cell office:value-type="float" office:value="20545" calcext:value-type="float">
            <text:p>20545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1"/>
          <table:table-cell office:value-type="float" office:value="15214" calcext:value-type="float">
            <text:p>15214.0</text:p>
          </table:table-cell>
          <table:table-cell office:value-type="float" office:value="20532" calcext:value-type="float">
            <text:p>20532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1"/>
          <table:table-cell office:value-type="float" office:value="6436" calcext:value-type="float">
            <text:p>6436.0</text:p>
          </table:table-cell>
          <table:table-cell office:value-type="float" office:value="22211" calcext:value-type="float">
            <text:p>22211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1"/>
          <table:table-cell office:value-type="float" office:value="18883" calcext:value-type="float">
            <text:p>18883.0</text:p>
          </table:table-cell>
          <table:table-cell office:value-type="float" office:value="26102" calcext:value-type="float">
            <text:p>26102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049" calcext:value-type="float">
            <text:p>18049.0</text:p>
          </table:table-cell>
          <table:table-cell office:value-type="float" office:value="26063" calcext:value-type="float">
            <text:p>26063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833" calcext:value-type="float">
            <text:p>183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1"/>
          <table:table-cell office:value-type="float" office:value="17798" calcext:value-type="float">
            <text:p>17798.0</text:p>
          </table:table-cell>
          <table:table-cell office:value-type="float" office:value="26350" calcext:value-type="float">
            <text:p>26350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1"/>
          <table:table-cell office:value-type="float" office:value="15117" calcext:value-type="float">
            <text:p>15117.0</text:p>
          </table:table-cell>
          <table:table-cell office:value-type="float" office:value="20541" calcext:value-type="float">
            <text:p>20541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1"/>
          <table:table-cell office:value-type="float" office:value="15228" calcext:value-type="float">
            <text:p>15228.0</text:p>
          </table:table-cell>
          <table:table-cell office:value-type="float" office:value="20517" calcext:value-type="float">
            <text:p>20517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836" calcext:value-type="float">
            <text:p>1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1"/>
          <table:table-cell office:value-type="float" office:value="6412" calcext:value-type="float">
            <text:p>6412.0</text:p>
          </table:table-cell>
          <table:table-cell office:value-type="float" office:value="22201" calcext:value-type="float">
            <text:p>22201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1"/>
          <table:table-cell office:value-type="float" office:value="18893" calcext:value-type="float">
            <text:p>18893.0</text:p>
          </table:table-cell>
          <table:table-cell office:value-type="float" office:value="26100" calcext:value-type="float">
            <text:p>26100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1"/>
          <table:table-cell office:value-type="float" office:value="18048" calcext:value-type="float">
            <text:p>18048.0</text:p>
          </table:table-cell>
          <table:table-cell office:value-type="float" office:value="26073" calcext:value-type="float">
            <text:p>26073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1"/>
          <table:table-cell office:value-type="float" office:value="17786" calcext:value-type="float">
            <text:p>17786.0</text:p>
          </table:table-cell>
          <table:table-cell office:value-type="float" office:value="26384" calcext:value-type="float">
            <text:p>26384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1"/>
          <table:table-cell office:value-type="float" office:value="15145" calcext:value-type="float">
            <text:p>15145.0</text:p>
          </table:table-cell>
          <table:table-cell office:value-type="float" office:value="20528" calcext:value-type="float">
            <text:p>20528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1"/>
          <table:table-cell office:value-type="float" office:value="15244" calcext:value-type="float">
            <text:p>15244.0</text:p>
          </table:table-cell>
          <table:table-cell office:value-type="float" office:value="20505" calcext:value-type="float">
            <text:p>20505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1"/>
          <table:table-cell office:value-type="float" office:value="6397" calcext:value-type="float">
            <text:p>6397.0</text:p>
          </table:table-cell>
          <table:table-cell office:value-type="float" office:value="22204" calcext:value-type="float">
            <text:p>22204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1"/>
          <table:table-cell office:value-type="float" office:value="18895" calcext:value-type="float">
            <text:p>18895.0</text:p>
          </table:table-cell>
          <table:table-cell office:value-type="float" office:value="26103" calcext:value-type="float">
            <text:p>26103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1"/>
          <table:table-cell office:value-type="float" office:value="18046" calcext:value-type="float">
            <text:p>18046.0</text:p>
          </table:table-cell>
          <table:table-cell office:value-type="float" office:value="26077" calcext:value-type="float">
            <text:p>26077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1"/>
          <table:table-cell office:value-type="float" office:value="17764" calcext:value-type="float">
            <text:p>17764.0</text:p>
          </table:table-cell>
          <table:table-cell office:value-type="float" office:value="26419" calcext:value-type="float">
            <text:p>26419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1"/>
          <table:table-cell office:value-type="float" office:value="15195" calcext:value-type="float">
            <text:p>15195.0</text:p>
          </table:table-cell>
          <table:table-cell office:value-type="float" office:value="20512" calcext:value-type="float">
            <text:p>20512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1"/>
          <table:table-cell office:value-type="float" office:value="15284" calcext:value-type="float">
            <text:p>15284.0</text:p>
          </table:table-cell>
          <table:table-cell office:value-type="float" office:value="20456" calcext:value-type="float">
            <text:p>20456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1"/>
          <table:table-cell office:value-type="float" office:value="6386" calcext:value-type="float">
            <text:p>6386.0</text:p>
          </table:table-cell>
          <table:table-cell office:value-type="float" office:value="22204" calcext:value-type="float">
            <text:p>22204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1"/>
          <table:table-cell office:value-type="float" office:value="18927" calcext:value-type="float">
            <text:p>18927.0</text:p>
          </table:table-cell>
          <table:table-cell office:value-type="float" office:value="26103" calcext:value-type="float">
            <text:p>26103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1"/>
          <table:table-cell office:value-type="float" office:value="18045" calcext:value-type="float">
            <text:p>18045.0</text:p>
          </table:table-cell>
          <table:table-cell office:value-type="float" office:value="26084" calcext:value-type="float">
            <text:p>26084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1"/>
          <table:table-cell office:value-type="float" office:value="17762" calcext:value-type="float">
            <text:p>17762.0</text:p>
          </table:table-cell>
          <table:table-cell office:value-type="float" office:value="26431" calcext:value-type="float">
            <text:p>26431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1"/>
          <table:table-cell office:value-type="float" office:value="15229" calcext:value-type="float">
            <text:p>15229.0</text:p>
          </table:table-cell>
          <table:table-cell office:value-type="float" office:value="20499" calcext:value-type="float">
            <text:p>20499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1"/>
          <table:table-cell office:value-type="float" office:value="15306" calcext:value-type="float">
            <text:p>15306.0</text:p>
          </table:table-cell>
          <table:table-cell office:value-type="float" office:value="20437" calcext:value-type="float">
            <text:p>20437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style-name="ce1"/>
          <table:table-cell office:value-type="float" office:value="6366" calcext:value-type="float">
            <text:p>6366.0</text:p>
          </table:table-cell>
          <table:table-cell office:value-type="float" office:value="22210" calcext:value-type="float">
            <text:p>22210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1"/>
          <table:table-cell office:value-type="float" office:value="18952" calcext:value-type="float">
            <text:p>18952.0</text:p>
          </table:table-cell>
          <table:table-cell office:value-type="float" office:value="26099" calcext:value-type="float">
            <text:p>26099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style-name="ce1"/>
          <table:table-cell office:value-type="float" office:value="17753" calcext:value-type="float">
            <text:p>17753.0</text:p>
          </table:table-cell>
          <table:table-cell office:value-type="float" office:value="26454" calcext:value-type="float">
            <text:p>26454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1"/>
          <table:table-cell office:value-type="float" office:value="15235" calcext:value-type="float">
            <text:p>15235.0</text:p>
          </table:table-cell>
          <table:table-cell office:value-type="float" office:value="20495" calcext:value-type="float">
            <text:p>20495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style-name="ce1"/>
          <table:table-cell office:value-type="float" office:value="15311" calcext:value-type="float">
            <text:p>15311.0</text:p>
          </table:table-cell>
          <table:table-cell office:value-type="float" office:value="20425" calcext:value-type="float">
            <text:p>20425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1"/>
          <table:table-cell office:value-type="float" office:value="6358" calcext:value-type="float">
            <text:p>6358.0</text:p>
          </table:table-cell>
          <table:table-cell office:value-type="float" office:value="22213" calcext:value-type="float">
            <text:p>22213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1"/>
          <table:table-cell office:value-type="float" office:value="18970" calcext:value-type="float">
            <text:p>18970.0</text:p>
          </table:table-cell>
          <table:table-cell office:value-type="float" office:value="26091" calcext:value-type="float">
            <text:p>26091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1"/>
          <table:table-cell office:value-type="float" office:value="17734" calcext:value-type="float">
            <text:p>17734.0</text:p>
          </table:table-cell>
          <table:table-cell office:value-type="float" office:value="26493" calcext:value-type="float">
            <text:p>26493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style-name="ce1"/>
          <table:table-cell office:value-type="float" office:value="15252" calcext:value-type="float">
            <text:p>15252.0</text:p>
          </table:table-cell>
          <table:table-cell office:value-type="float" office:value="20477" calcext:value-type="float">
            <text:p>20477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1"/>
          <table:table-cell office:value-type="float" office:value="15328" calcext:value-type="float">
            <text:p>15328.0</text:p>
          </table:table-cell>
          <table:table-cell office:value-type="float" office:value="20398" calcext:value-type="float">
            <text:p>20398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style-name="ce1"/>
          <table:table-cell office:value-type="float" office:value="6346" calcext:value-type="float">
            <text:p>6346.0</text:p>
          </table:table-cell>
          <table:table-cell office:value-type="float" office:value="22223" calcext:value-type="float">
            <text:p>22223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1"/>
          <table:table-cell office:value-type="float" office:value="18987" calcext:value-type="float">
            <text:p>18987.0</text:p>
          </table:table-cell>
          <table:table-cell office:value-type="float" office:value="26087" calcext:value-type="float">
            <text:p>26087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1"/>
          <table:table-cell office:value-type="float" office:value="17700" calcext:value-type="float">
            <text:p>17700.0</text:p>
          </table:table-cell>
          <table:table-cell office:value-type="float" office:value="26530" calcext:value-type="float">
            <text:p>26530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1"/>
          <table:table-cell office:value-type="float" office:value="15275" calcext:value-type="float">
            <text:p>15275.0</text:p>
          </table:table-cell>
          <table:table-cell office:value-type="float" office:value="20456" calcext:value-type="float">
            <text:p>2045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1"/>
          <table:table-cell office:value-type="float" office:value="15337" calcext:value-type="float">
            <text:p>15337.0</text:p>
          </table:table-cell>
          <table:table-cell office:value-type="float" office:value="20387" calcext:value-type="float">
            <text:p>20387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1"/>
          <table:table-cell office:value-type="float" office:value="6342" calcext:value-type="float">
            <text:p>6342.0</text:p>
          </table:table-cell>
          <table:table-cell office:value-type="float" office:value="22223" calcext:value-type="float">
            <text:p>22223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1"/>
          <table:table-cell office:value-type="float" office:value="18996" calcext:value-type="float">
            <text:p>18996.0</text:p>
          </table:table-cell>
          <table:table-cell office:value-type="float" office:value="26084" calcext:value-type="float">
            <text:p>26084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17686" calcext:value-type="float">
            <text:p>17686.0</text:p>
          </table:table-cell>
          <table:table-cell office:value-type="float" office:value="26560" calcext:value-type="float">
            <text:p>26560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1"/>
          <table:table-cell office:value-type="float" office:value="15288" calcext:value-type="float">
            <text:p>15288.0</text:p>
          </table:table-cell>
          <table:table-cell office:value-type="float" office:value="20442" calcext:value-type="float">
            <text:p>20442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1"/>
          <table:table-cell office:value-type="float" office:value="15344" calcext:value-type="float">
            <text:p>15344.0</text:p>
          </table:table-cell>
          <table:table-cell office:value-type="float" office:value="20375" calcext:value-type="float">
            <text:p>20375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1"/>
          <table:table-cell office:value-type="float" office:value="6348" calcext:value-type="float">
            <text:p>6348.0</text:p>
          </table:table-cell>
          <table:table-cell office:value-type="float" office:value="22205" calcext:value-type="float">
            <text:p>22205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1"/>
          <table:table-cell office:value-type="float" office:value="19000" calcext:value-type="float">
            <text:p>19000.0</text:p>
          </table:table-cell>
          <table:table-cell office:value-type="float" office:value="26080" calcext:value-type="float">
            <text:p>26080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654" calcext:value-type="float">
            <text:p>17654.0</text:p>
          </table:table-cell>
          <table:table-cell office:value-type="float" office:value="26586" calcext:value-type="float">
            <text:p>26586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1"/>
          <table:table-cell office:value-type="float" office:value="15296" calcext:value-type="float">
            <text:p>15296.0</text:p>
          </table:table-cell>
          <table:table-cell office:value-type="float" office:value="20438" calcext:value-type="float">
            <text:p>20438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1"/>
          <table:table-cell office:value-type="float" office:value="15357" calcext:value-type="float">
            <text:p>15357.0</text:p>
          </table:table-cell>
          <table:table-cell office:value-type="float" office:value="20349" calcext:value-type="float">
            <text:p>20349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1"/>
          <table:table-cell office:value-type="float" office:value="6328" calcext:value-type="float">
            <text:p>6328.0</text:p>
          </table:table-cell>
          <table:table-cell office:value-type="float" office:value="22203" calcext:value-type="float">
            <text:p>22203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1"/>
          <table:table-cell office:value-type="float" office:value="19003" calcext:value-type="float">
            <text:p>19003.0</text:p>
          </table:table-cell>
          <table:table-cell office:value-type="float" office:value="26078" calcext:value-type="float">
            <text:p>26078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1"/>
          <table:table-cell office:value-type="float" office:value="17651" calcext:value-type="float">
            <text:p>17651.0</text:p>
          </table:table-cell>
          <table:table-cell office:value-type="float" office:value="26599" calcext:value-type="float">
            <text:p>26599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1"/>
          <table:table-cell office:value-type="float" office:value="15305" calcext:value-type="float">
            <text:p>15305.0</text:p>
          </table:table-cell>
          <table:table-cell office:value-type="float" office:value="20436" calcext:value-type="float">
            <text:p>20436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1"/>
          <table:table-cell office:value-type="float" office:value="15395" calcext:value-type="float">
            <text:p>15395.0</text:p>
          </table:table-cell>
          <table:table-cell office:value-type="float" office:value="20335" calcext:value-type="float">
            <text:p>20335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1"/>
          <table:table-cell office:value-type="float" office:value="6310" calcext:value-type="float">
            <text:p>6310.0</text:p>
          </table:table-cell>
          <table:table-cell office:value-type="float" office:value="22211" calcext:value-type="float">
            <text:p>22211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1"/>
          <table:table-cell office:value-type="float" office:value="19010" calcext:value-type="float">
            <text:p>19010.0</text:p>
          </table:table-cell>
          <table:table-cell office:value-type="float" office:value="26067" calcext:value-type="float">
            <text:p>26067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1"/>
          <table:table-cell office:value-type="float" office:value="17643" calcext:value-type="float">
            <text:p>17643.0</text:p>
          </table:table-cell>
          <table:table-cell office:value-type="float" office:value="26605" calcext:value-type="float">
            <text:p>26605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1"/>
          <table:table-cell office:value-type="float" office:value="15323" calcext:value-type="float">
            <text:p>15323.0</text:p>
          </table:table-cell>
          <table:table-cell office:value-type="float" office:value="20427" calcext:value-type="float">
            <text:p>20427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1"/>
          <table:table-cell office:value-type="float" office:value="15416" calcext:value-type="float">
            <text:p>15416.0</text:p>
          </table:table-cell>
          <table:table-cell office:value-type="float" office:value="20314" calcext:value-type="float">
            <text:p>20314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1"/>
          <table:table-cell office:value-type="float" office:value="6307" calcext:value-type="float">
            <text:p>6307.0</text:p>
          </table:table-cell>
          <table:table-cell office:value-type="float" office:value="22222" calcext:value-type="float">
            <text:p>22222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1"/>
          <table:table-cell office:value-type="float" office:value="19026" calcext:value-type="float">
            <text:p>19026.0</text:p>
          </table:table-cell>
          <table:table-cell office:value-type="float" office:value="26062" calcext:value-type="float">
            <text:p>26062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1"/>
          <table:table-cell office:value-type="float" office:value="17642" calcext:value-type="float">
            <text:p>17642.0</text:p>
          </table:table-cell>
          <table:table-cell office:value-type="float" office:value="26610" calcext:value-type="float">
            <text:p>26610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1"/>
          <table:table-cell office:value-type="float" office:value="15329" calcext:value-type="float">
            <text:p>15329.0</text:p>
          </table:table-cell>
          <table:table-cell office:value-type="float" office:value="20416" calcext:value-type="float">
            <text:p>20416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/>
          <table:table-cell office:value-type="float" office:value="15452" calcext:value-type="float">
            <text:p>15452.0</text:p>
          </table:table-cell>
          <table:table-cell office:value-type="float" office:value="20281" calcext:value-type="float">
            <text:p>20281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1"/>
          <table:table-cell office:value-type="float" office:value="6282" calcext:value-type="float">
            <text:p>6282.0</text:p>
          </table:table-cell>
          <table:table-cell office:value-type="float" office:value="22246" calcext:value-type="float">
            <text:p>22246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1"/>
          <table:table-cell office:value-type="float" office:value="19031" calcext:value-type="float">
            <text:p>19031.0</text:p>
          </table:table-cell>
          <table:table-cell office:value-type="float" office:value="26060" calcext:value-type="float">
            <text:p>26060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1"/>
          <table:table-cell office:value-type="float" office:value="17627" calcext:value-type="float">
            <text:p>17627.0</text:p>
          </table:table-cell>
          <table:table-cell office:value-type="float" office:value="26629" calcext:value-type="float">
            <text:p>26629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1"/>
          <table:table-cell office:value-type="float" office:value="15343" calcext:value-type="float">
            <text:p>15343.0</text:p>
          </table:table-cell>
          <table:table-cell office:value-type="float" office:value="20411" calcext:value-type="float">
            <text:p>20411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0259" calcext:value-type="float">
            <text:p>20259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1"/>
          <table:table-cell office:value-type="float" office:value="6240" calcext:value-type="float">
            <text:p>6240.0</text:p>
          </table:table-cell>
          <table:table-cell office:value-type="float" office:value="22251" calcext:value-type="float">
            <text:p>22251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1"/>
          <table:table-cell office:value-type="float" office:value="19038" calcext:value-type="float">
            <text:p>19038.0</text:p>
          </table:table-cell>
          <table:table-cell office:value-type="float" office:value="26049" calcext:value-type="float">
            <text:p>26049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1"/>
          <table:table-cell office:value-type="float" office:value="17624" calcext:value-type="float">
            <text:p>17624.0</text:p>
          </table:table-cell>
          <table:table-cell office:value-type="float" office:value="26634" calcext:value-type="float">
            <text:p>26634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1"/>
          <table:table-cell office:value-type="float" office:value="15351" calcext:value-type="float">
            <text:p>15351.0</text:p>
          </table:table-cell>
          <table:table-cell office:value-type="float" office:value="20400" calcext:value-type="float">
            <text:p>20400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1"/>
          <table:table-cell office:value-type="float" office:value="15527" calcext:value-type="float">
            <text:p>15527.0</text:p>
          </table:table-cell>
          <table:table-cell office:value-type="float" office:value="20209" calcext:value-type="float">
            <text:p>20209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1"/>
          <table:table-cell office:value-type="float" office:value="6228" calcext:value-type="float">
            <text:p>6228.0</text:p>
          </table:table-cell>
          <table:table-cell office:value-type="float" office:value="22251" calcext:value-type="float">
            <text:p>22251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1"/>
          <table:table-cell office:value-type="float" office:value="19037" calcext:value-type="float">
            <text:p>19037.0</text:p>
          </table:table-cell>
          <table:table-cell office:value-type="float" office:value="26038" calcext:value-type="float">
            <text:p>26038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907" calcext:value-type="float">
            <text:p>1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1"/>
          <table:table-cell office:value-type="float" office:value="17614" calcext:value-type="float">
            <text:p>17614.0</text:p>
          </table:table-cell>
          <table:table-cell office:value-type="float" office:value="26645" calcext:value-type="float">
            <text:p>26645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1"/>
          <table:table-cell office:value-type="float" office:value="15364" calcext:value-type="float">
            <text:p>15364.0</text:p>
          </table:table-cell>
          <table:table-cell office:value-type="float" office:value="20391" calcext:value-type="float">
            <text:p>20391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1"/>
          <table:table-cell office:value-type="float" office:value="15543" calcext:value-type="float">
            <text:p>15543.0</text:p>
          </table:table-cell>
          <table:table-cell office:value-type="float" office:value="20193" calcext:value-type="float">
            <text:p>20193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1"/>
          <table:table-cell office:value-type="float" office:value="6215" calcext:value-type="float">
            <text:p>6215.0</text:p>
          </table:table-cell>
          <table:table-cell office:value-type="float" office:value="22248" calcext:value-type="float">
            <text:p>22248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1"/>
          <table:table-cell office:value-type="float" office:value="19038" calcext:value-type="float">
            <text:p>19038.0</text:p>
          </table:table-cell>
          <table:table-cell office:value-type="float" office:value="26018" calcext:value-type="float">
            <text:p>26018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600" calcext:value-type="float">
            <text:p>17600.0</text:p>
          </table:table-cell>
          <table:table-cell office:value-type="float" office:value="26648" calcext:value-type="float">
            <text:p>26648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1"/>
          <table:table-cell office:value-type="float" office:value="15383" calcext:value-type="float">
            <text:p>15383.0</text:p>
          </table:table-cell>
          <table:table-cell office:value-type="float" office:value="20384" calcext:value-type="float">
            <text:p>20384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1"/>
          <table:table-cell office:value-type="float" office:value="15567" calcext:value-type="float">
            <text:p>15567.0</text:p>
          </table:table-cell>
          <table:table-cell office:value-type="float" office:value="20146" calcext:value-type="float">
            <text:p>20146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1"/>
          <table:table-cell office:value-type="float" office:value="6210" calcext:value-type="float">
            <text:p>6210.0</text:p>
          </table:table-cell>
          <table:table-cell office:value-type="float" office:value="22246" calcext:value-type="float">
            <text:p>22246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1"/>
          <table:table-cell office:value-type="float" office:value="19045" calcext:value-type="float">
            <text:p>19045.0</text:p>
          </table:table-cell>
          <table:table-cell office:value-type="float" office:value="25998" calcext:value-type="float">
            <text:p>25998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917" calcext:value-type="float">
            <text:p>1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1"/>
          <table:table-cell office:value-type="float" office:value="17576" calcext:value-type="float">
            <text:p>17576.0</text:p>
          </table:table-cell>
          <table:table-cell office:value-type="float" office:value="26680" calcext:value-type="float">
            <text:p>26680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1"/>
          <table:table-cell office:value-type="float" office:value="15396" calcext:value-type="float">
            <text:p>15396.0</text:p>
          </table:table-cell>
          <table:table-cell office:value-type="float" office:value="20361" calcext:value-type="float">
            <text:p>20361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1"/>
          <table:table-cell office:value-type="float" office:value="15572" calcext:value-type="float">
            <text:p>15572.0</text:p>
          </table:table-cell>
          <table:table-cell office:value-type="float" office:value="20142" calcext:value-type="float">
            <text:p>20142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1"/>
          <table:table-cell office:value-type="float" office:value="6200" calcext:value-type="float">
            <text:p>6200.0</text:p>
          </table:table-cell>
          <table:table-cell office:value-type="float" office:value="22264" calcext:value-type="float">
            <text:p>22264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1"/>
          <table:table-cell office:value-type="float" office:value="19051" calcext:value-type="float">
            <text:p>19051.0</text:p>
          </table:table-cell>
          <table:table-cell office:value-type="float" office:value="25978" calcext:value-type="float">
            <text:p>25978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1"/>
          <table:table-cell office:value-type="float" office:value="17558" calcext:value-type="float">
            <text:p>17558.0</text:p>
          </table:table-cell>
          <table:table-cell office:value-type="float" office:value="26692" calcext:value-type="float">
            <text:p>26692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923" calcext:value-type="float">
            <text:p>1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1"/>
          <table:table-cell office:value-type="float" office:value="15402" calcext:value-type="float">
            <text:p>15402.0</text:p>
          </table:table-cell>
          <table:table-cell office:value-type="float" office:value="20365" calcext:value-type="float">
            <text:p>2036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"/>
          <table:table-cell office:value-type="float" office:value="15574" calcext:value-type="float">
            <text:p>15574.0</text:p>
          </table:table-cell>
          <table:table-cell office:value-type="float" office:value="20132" calcext:value-type="float">
            <text:p>20132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1"/>
          <table:table-cell office:value-type="float" office:value="6191" calcext:value-type="float">
            <text:p>6191.0</text:p>
          </table:table-cell>
          <table:table-cell office:value-type="float" office:value="22263" calcext:value-type="float">
            <text:p>22263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1"/>
          <table:table-cell office:value-type="float" office:value="19050" calcext:value-type="float">
            <text:p>19050.0</text:p>
          </table:table-cell>
          <table:table-cell office:value-type="float" office:value="25974" calcext:value-type="float">
            <text:p>25974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1"/>
          <table:table-cell office:value-type="float" office:value="17537" calcext:value-type="float">
            <text:p>17537.0</text:p>
          </table:table-cell>
          <table:table-cell office:value-type="float" office:value="26700" calcext:value-type="float">
            <text:p>26700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1"/>
          <table:table-cell office:value-type="float" office:value="15408" calcext:value-type="float">
            <text:p>15408.0</text:p>
          </table:table-cell>
          <table:table-cell office:value-type="float" office:value="20346" calcext:value-type="float">
            <text:p>20346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1"/>
          <table:table-cell office:value-type="float" office:value="15584" calcext:value-type="float">
            <text:p>15584.0</text:p>
          </table:table-cell>
          <table:table-cell office:value-type="float" office:value="20097" calcext:value-type="float">
            <text:p>20097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1"/>
          <table:table-cell office:value-type="float" office:value="6180" calcext:value-type="float">
            <text:p>6180.0</text:p>
          </table:table-cell>
          <table:table-cell office:value-type="float" office:value="22257" calcext:value-type="float">
            <text:p>22257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1"/>
          <table:table-cell office:value-type="float" office:value="19057" calcext:value-type="float">
            <text:p>19057.0</text:p>
          </table:table-cell>
          <table:table-cell office:value-type="float" office:value="25957" calcext:value-type="float">
            <text:p>25957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1"/>
          <table:table-cell office:value-type="float" office:value="17507" calcext:value-type="float">
            <text:p>17507.0</text:p>
          </table:table-cell>
          <table:table-cell office:value-type="float" office:value="26712" calcext:value-type="float">
            <text:p>26712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1"/>
          <table:table-cell office:value-type="float" office:value="15414" calcext:value-type="float">
            <text:p>15414.0</text:p>
          </table:table-cell>
          <table:table-cell office:value-type="float" office:value="20335" calcext:value-type="float">
            <text:p>20335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1"/>
          <table:table-cell office:value-type="float" office:value="15600" calcext:value-type="float">
            <text:p>15600.0</text:p>
          </table:table-cell>
          <table:table-cell office:value-type="float" office:value="20047" calcext:value-type="float">
            <text:p>20047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1"/>
          <table:table-cell office:value-type="float" office:value="6177" calcext:value-type="float">
            <text:p>6177.0</text:p>
          </table:table-cell>
          <table:table-cell office:value-type="float" office:value="22248" calcext:value-type="float">
            <text:p>22248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"/>
          <table:table-cell office:value-type="float" office:value="19056" calcext:value-type="float">
            <text:p>19056.0</text:p>
          </table:table-cell>
          <table:table-cell office:value-type="float" office:value="25951" calcext:value-type="float">
            <text:p>25951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1"/>
          <table:table-cell office:value-type="float" office:value="17490" calcext:value-type="float">
            <text:p>17490.0</text:p>
          </table:table-cell>
          <table:table-cell office:value-type="float" office:value="26712" calcext:value-type="float">
            <text:p>26712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1"/>
          <table:table-cell office:value-type="float" office:value="15416" calcext:value-type="float">
            <text:p>15416.0</text:p>
          </table:table-cell>
          <table:table-cell office:value-type="float" office:value="20320" calcext:value-type="float">
            <text:p>20320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1"/>
          <table:table-cell office:value-type="float" office:value="15588" calcext:value-type="float">
            <text:p>15588.0</text:p>
          </table:table-cell>
          <table:table-cell office:value-type="float" office:value="20015" calcext:value-type="float">
            <text:p>20015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1"/>
          <table:table-cell office:value-type="float" office:value="6171" calcext:value-type="float">
            <text:p>6171.0</text:p>
          </table:table-cell>
          <table:table-cell office:value-type="float" office:value="22246" calcext:value-type="float">
            <text:p>22246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1"/>
          <table:table-cell office:value-type="float" office:value="19052" calcext:value-type="float">
            <text:p>19052.0</text:p>
          </table:table-cell>
          <table:table-cell office:value-type="float" office:value="25948" calcext:value-type="float">
            <text:p>25948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1"/>
          <table:table-cell office:value-type="float" office:value="17472" calcext:value-type="float">
            <text:p>17472.0</text:p>
          </table:table-cell>
          <table:table-cell office:value-type="float" office:value="26716" calcext:value-type="float">
            <text:p>26716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1"/>
          <table:table-cell office:value-type="float" office:value="15422" calcext:value-type="float">
            <text:p>15422.0</text:p>
          </table:table-cell>
          <table:table-cell office:value-type="float" office:value="20314" calcext:value-type="float">
            <text:p>20314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1"/>
          <table:table-cell office:value-type="float" office:value="15587" calcext:value-type="float">
            <text:p>15587.0</text:p>
          </table:table-cell>
          <table:table-cell office:value-type="float" office:value="20004" calcext:value-type="float">
            <text:p>20004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1"/>
          <table:table-cell office:value-type="float" office:value="6163" calcext:value-type="float">
            <text:p>6163.0</text:p>
          </table:table-cell>
          <table:table-cell office:value-type="float" office:value="22239" calcext:value-type="float">
            <text:p>22239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1"/>
          <table:table-cell office:value-type="float" office:value="19048" calcext:value-type="float">
            <text:p>19048.0</text:p>
          </table:table-cell>
          <table:table-cell office:value-type="float" office:value="25942" calcext:value-type="float">
            <text:p>25942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1"/>
          <table:table-cell office:value-type="float" office:value="17437" calcext:value-type="float">
            <text:p>17437.0</text:p>
          </table:table-cell>
          <table:table-cell office:value-type="float" office:value="26720" calcext:value-type="float">
            <text:p>26720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"/>
          <table:table-cell office:value-type="float" office:value="15428" calcext:value-type="float">
            <text:p>15428.0</text:p>
          </table:table-cell>
          <table:table-cell office:value-type="float" office:value="20307" calcext:value-type="float">
            <text:p>20307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"/>
          <table:table-cell office:value-type="float" office:value="15588" calcext:value-type="float">
            <text:p>15588.0</text:p>
          </table:table-cell>
          <table:table-cell office:value-type="float" office:value="20004" calcext:value-type="float">
            <text:p>20004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1"/>
          <table:table-cell office:value-type="float" office:value="6148" calcext:value-type="float">
            <text:p>6148.0</text:p>
          </table:table-cell>
          <table:table-cell office:value-type="float" office:value="22226" calcext:value-type="float">
            <text:p>22226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1"/>
          <table:table-cell office:value-type="float" office:value="19039" calcext:value-type="float">
            <text:p>19039.0</text:p>
          </table:table-cell>
          <table:table-cell office:value-type="float" office:value="25934" calcext:value-type="float">
            <text:p>25934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1"/>
          <table:table-cell office:value-type="float" office:value="17403" calcext:value-type="float">
            <text:p>17403.0</text:p>
          </table:table-cell>
          <table:table-cell office:value-type="float" office:value="26726" calcext:value-type="float">
            <text:p>26726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1"/>
          <table:table-cell office:value-type="float" office:value="15427" calcext:value-type="float">
            <text:p>15427.0</text:p>
          </table:table-cell>
          <table:table-cell office:value-type="float" office:value="20305" calcext:value-type="float">
            <text:p>20305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1"/>
          <table:table-cell office:value-type="float" office:value="15587" calcext:value-type="float">
            <text:p>15587.0</text:p>
          </table:table-cell>
          <table:table-cell office:value-type="float" office:value="19983" calcext:value-type="float">
            <text:p>19983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1"/>
          <table:table-cell office:value-type="float" office:value="6139" calcext:value-type="float">
            <text:p>6139.0</text:p>
          </table:table-cell>
          <table:table-cell office:value-type="float" office:value="22227" calcext:value-type="float">
            <text:p>22227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1"/>
          <table:table-cell office:value-type="float" office:value="19035" calcext:value-type="float">
            <text:p>19035.0</text:p>
          </table:table-cell>
          <table:table-cell office:value-type="float" office:value="25934" calcext:value-type="float">
            <text:p>25934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1"/>
          <table:table-cell office:value-type="float" office:value="17383" calcext:value-type="float">
            <text:p>17383.0</text:p>
          </table:table-cell>
          <table:table-cell office:value-type="float" office:value="26725" calcext:value-type="float">
            <text:p>26725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435" calcext:value-type="float">
            <text:p>15435.0</text:p>
          </table:table-cell>
          <table:table-cell office:value-type="float" office:value="20292" calcext:value-type="float">
            <text:p>20292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1"/>
          <table:table-cell office:value-type="float" office:value="15587" calcext:value-type="float">
            <text:p>15587.0</text:p>
          </table:table-cell>
          <table:table-cell office:value-type="float" office:value="19970" calcext:value-type="float">
            <text:p>19970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1"/>
          <table:table-cell office:value-type="float" office:value="6114" calcext:value-type="float">
            <text:p>6114.0</text:p>
          </table:table-cell>
          <table:table-cell office:value-type="float" office:value="22235" calcext:value-type="float">
            <text:p>22235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1"/>
          <table:table-cell office:value-type="float" office:value="19034" calcext:value-type="float">
            <text:p>19034.0</text:p>
          </table:table-cell>
          <table:table-cell office:value-type="float" office:value="25922" calcext:value-type="float">
            <text:p>25922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1"/>
          <table:table-cell office:value-type="float" office:value="17337" calcext:value-type="float">
            <text:p>17337.0</text:p>
          </table:table-cell>
          <table:table-cell office:value-type="float" office:value="26727" calcext:value-type="float">
            <text:p>26727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1"/>
          <table:table-cell office:value-type="float" office:value="15447" calcext:value-type="float">
            <text:p>15447.0</text:p>
          </table:table-cell>
          <table:table-cell office:value-type="float" office:value="20280" calcext:value-type="float">
            <text:p>20280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/>
          <table:table-cell office:value-type="float" office:value="15592" calcext:value-type="float">
            <text:p>15592.0</text:p>
          </table:table-cell>
          <table:table-cell office:value-type="float" office:value="19947" calcext:value-type="float">
            <text:p>19947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1"/>
          <table:table-cell office:value-type="float" office:value="6102" calcext:value-type="float">
            <text:p>6102.0</text:p>
          </table:table-cell>
          <table:table-cell office:value-type="float" office:value="22228" calcext:value-type="float">
            <text:p>22228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1"/>
          <table:table-cell office:value-type="float" office:value="19028" calcext:value-type="float">
            <text:p>19028.0</text:p>
          </table:table-cell>
          <table:table-cell office:value-type="float" office:value="25912" calcext:value-type="float">
            <text:p>25912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1"/>
          <table:table-cell office:value-type="float" office:value="17274" calcext:value-type="float">
            <text:p>17274.0</text:p>
          </table:table-cell>
          <table:table-cell office:value-type="float" office:value="26741" calcext:value-type="float">
            <text:p>26741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1"/>
          <table:table-cell office:value-type="float" office:value="15452" calcext:value-type="float">
            <text:p>15452.0</text:p>
          </table:table-cell>
          <table:table-cell office:value-type="float" office:value="20277" calcext:value-type="float">
            <text:p>20277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/>
          <table:table-cell office:value-type="float" office:value="15587" calcext:value-type="float">
            <text:p>15587.0</text:p>
          </table:table-cell>
          <table:table-cell office:value-type="float" office:value="19945" calcext:value-type="float">
            <text:p>19945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1"/>
          <table:table-cell office:value-type="float" office:value="6030" calcext:value-type="float">
            <text:p>6030.0</text:p>
          </table:table-cell>
          <table:table-cell office:value-type="float" office:value="22214" calcext:value-type="float">
            <text:p>22214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"/>
          <table:table-cell office:value-type="float" office:value="19029" calcext:value-type="float">
            <text:p>19029.0</text:p>
          </table:table-cell>
          <table:table-cell office:value-type="float" office:value="25902" calcext:value-type="float">
            <text:p>25902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1"/>
          <table:table-cell office:value-type="float" office:value="17245" calcext:value-type="float">
            <text:p>17245.0</text:p>
          </table:table-cell>
          <table:table-cell office:value-type="float" office:value="26757" calcext:value-type="float">
            <text:p>26757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1"/>
          <table:table-cell office:value-type="float" office:value="15455" calcext:value-type="float">
            <text:p>15455.0</text:p>
          </table:table-cell>
          <table:table-cell office:value-type="float" office:value="20265" calcext:value-type="float">
            <text:p>20265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/>
          <table:table-cell office:value-type="float" office:value="15580" calcext:value-type="float">
            <text:p>15580.0</text:p>
          </table:table-cell>
          <table:table-cell office:value-type="float" office:value="19932" calcext:value-type="float">
            <text:p>19932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1"/>
          <table:table-cell office:value-type="float" office:value="6011" calcext:value-type="float">
            <text:p>6011.0</text:p>
          </table:table-cell>
          <table:table-cell office:value-type="float" office:value="22216" calcext:value-type="float">
            <text:p>22216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1"/>
          <table:table-cell office:value-type="float" office:value="19032" calcext:value-type="float">
            <text:p>19032.0</text:p>
          </table:table-cell>
          <table:table-cell office:value-type="float" office:value="25891" calcext:value-type="float">
            <text:p>25891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1"/>
          <table:table-cell office:value-type="float" office:value="17236" calcext:value-type="float">
            <text:p>17236.0</text:p>
          </table:table-cell>
          <table:table-cell office:value-type="float" office:value="26759" calcext:value-type="float">
            <text:p>26759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1"/>
          <table:table-cell office:value-type="float" office:value="15466" calcext:value-type="float">
            <text:p>15466.0</text:p>
          </table:table-cell>
          <table:table-cell office:value-type="float" office:value="20248" calcext:value-type="float">
            <text:p>20248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/>
          <table:table-cell office:value-type="float" office:value="15579" calcext:value-type="float">
            <text:p>15579.0</text:p>
          </table:table-cell>
          <table:table-cell office:value-type="float" office:value="19923" calcext:value-type="float">
            <text:p>19923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1"/>
          <table:table-cell office:value-type="float" office:value="6004" calcext:value-type="float">
            <text:p>6004.0</text:p>
          </table:table-cell>
          <table:table-cell office:value-type="float" office:value="22218" calcext:value-type="float">
            <text:p>22218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"/>
          <table:table-cell office:value-type="float" office:value="19039" calcext:value-type="float">
            <text:p>19039.0</text:p>
          </table:table-cell>
          <table:table-cell office:value-type="float" office:value="25880" calcext:value-type="float">
            <text:p>25880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1"/>
          <table:table-cell office:value-type="float" office:value="17222" calcext:value-type="float">
            <text:p>17222.0</text:p>
          </table:table-cell>
          <table:table-cell office:value-type="float" office:value="26766" calcext:value-type="float">
            <text:p>26766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1"/>
          <table:table-cell office:value-type="float" office:value="15475" calcext:value-type="float">
            <text:p>15475.0</text:p>
          </table:table-cell>
          <table:table-cell office:value-type="float" office:value="20242" calcext:value-type="float">
            <text:p>20242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/>
          <table:table-cell office:value-type="float" office:value="15579" calcext:value-type="float">
            <text:p>15579.0</text:p>
          </table:table-cell>
          <table:table-cell office:value-type="float" office:value="19889" calcext:value-type="float">
            <text:p>19889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1"/>
          <table:table-cell office:value-type="float" office:value="6000" calcext:value-type="float">
            <text:p>6000.0</text:p>
          </table:table-cell>
          <table:table-cell office:value-type="float" office:value="22218" calcext:value-type="float">
            <text:p>22218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1"/>
          <table:table-cell office:value-type="float" office:value="19040" calcext:value-type="float">
            <text:p>19040.0</text:p>
          </table:table-cell>
          <table:table-cell office:value-type="float" office:value="25870" calcext:value-type="float">
            <text:p>25870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1"/>
          <table:table-cell office:value-type="float" office:value="17209" calcext:value-type="float">
            <text:p>17209.0</text:p>
          </table:table-cell>
          <table:table-cell office:value-type="float" office:value="26766" calcext:value-type="float">
            <text:p>26766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20233" calcext:value-type="float">
            <text:p>20233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/>
          <table:table-cell office:value-type="float" office:value="15574" calcext:value-type="float">
            <text:p>15574.0</text:p>
          </table:table-cell>
          <table:table-cell office:value-type="float" office:value="19876" calcext:value-type="float">
            <text:p>19876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1"/>
          <table:table-cell office:value-type="float" office:value="6000" calcext:value-type="float">
            <text:p>6000.0</text:p>
          </table:table-cell>
          <table:table-cell office:value-type="float" office:value="22218" calcext:value-type="float">
            <text:p>2221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"/>
          <table:table-cell office:value-type="float" office:value="19037" calcext:value-type="float">
            <text:p>19037.0</text:p>
          </table:table-cell>
          <table:table-cell office:value-type="float" office:value="25867" calcext:value-type="float">
            <text:p>25867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/>
          <table:table-cell office:value-type="float" office:value="17191" calcext:value-type="float">
            <text:p>17191.0</text:p>
          </table:table-cell>
          <table:table-cell office:value-type="float" office:value="26769" calcext:value-type="float">
            <text:p>26769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1"/>
          <table:table-cell office:value-type="float" office:value="15500" calcext:value-type="float">
            <text:p>15500.0</text:p>
          </table:table-cell>
          <table:table-cell office:value-type="float" office:value="20228" calcext:value-type="float">
            <text:p>20228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/>
          <table:table-cell office:value-type="float" office:value="15569" calcext:value-type="float">
            <text:p>15569.0</text:p>
          </table:table-cell>
          <table:table-cell office:value-type="float" office:value="19867" calcext:value-type="float">
            <text:p>19867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1"/>
          <table:table-cell office:value-type="float" office:value="5993" calcext:value-type="float">
            <text:p>5993.0</text:p>
          </table:table-cell>
          <table:table-cell office:value-type="float" office:value="22214" calcext:value-type="float">
            <text:p>22214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/>
          <table:table-cell office:value-type="float" office:value="19034" calcext:value-type="float">
            <text:p>19034.0</text:p>
          </table:table-cell>
          <table:table-cell office:value-type="float" office:value="25871" calcext:value-type="float">
            <text:p>25871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1"/>
          <table:table-cell office:value-type="float" office:value="17146" calcext:value-type="float">
            <text:p>17146.0</text:p>
          </table:table-cell>
          <table:table-cell office:value-type="float" office:value="26779" calcext:value-type="float">
            <text:p>26779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1"/>
          <table:table-cell office:value-type="float" office:value="15515" calcext:value-type="float">
            <text:p>15515.0</text:p>
          </table:table-cell>
          <table:table-cell office:value-type="float" office:value="20219" calcext:value-type="float">
            <text:p>20219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/>
          <table:table-cell office:value-type="float" office:value="15566" calcext:value-type="float">
            <text:p>15566.0</text:p>
          </table:table-cell>
          <table:table-cell office:value-type="float" office:value="19855" calcext:value-type="float">
            <text:p>19855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5990" calcext:value-type="float">
            <text:p>5990.0</text:p>
          </table:table-cell>
          <table:table-cell office:value-type="float" office:value="22214" calcext:value-type="float">
            <text:p>22214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/>
          <table:table-cell office:value-type="float" office:value="19033" calcext:value-type="float">
            <text:p>19033.0</text:p>
          </table:table-cell>
          <table:table-cell office:value-type="float" office:value="25873" calcext:value-type="float">
            <text:p>25873.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/>
          <table:table-cell office:value-type="float" office:value="17118" calcext:value-type="float">
            <text:p>17118.0</text:p>
          </table:table-cell>
          <table:table-cell office:value-type="float" office:value="26811" calcext:value-type="float">
            <text:p>26811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/>
          <table:table-cell office:value-type="float" office:value="15524" calcext:value-type="float">
            <text:p>15524.0</text:p>
          </table:table-cell>
          <table:table-cell office:value-type="float" office:value="20202" calcext:value-type="float">
            <text:p>20202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/>
          <table:table-cell office:value-type="float" office:value="15559" calcext:value-type="float">
            <text:p>15559.0</text:p>
          </table:table-cell>
          <table:table-cell office:value-type="float" office:value="19835" calcext:value-type="float">
            <text:p>19835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/>
          <table:table-cell office:value-type="float" office:value="5984" calcext:value-type="float">
            <text:p>5984.0</text:p>
          </table:table-cell>
          <table:table-cell office:value-type="float" office:value="22223" calcext:value-type="float">
            <text:p>22223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/>
          <table:table-cell office:value-type="float" office:value="19035" calcext:value-type="float">
            <text:p>19035.0</text:p>
          </table:table-cell>
          <table:table-cell office:value-type="float" office:value="25875" calcext:value-type="float">
            <text:p>25875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/>
          <table:table-cell office:value-type="float" office:value="17091" calcext:value-type="float">
            <text:p>17091.0</text:p>
          </table:table-cell>
          <table:table-cell office:value-type="float" office:value="26844" calcext:value-type="float">
            <text:p>26844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/>
          <table:table-cell office:value-type="float" office:value="15534" calcext:value-type="float">
            <text:p>15534.0</text:p>
          </table:table-cell>
          <table:table-cell office:value-type="float" office:value="20194" calcext:value-type="float">
            <text:p>20194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/>
          <table:table-cell office:value-type="float" office:value="15560" calcext:value-type="float">
            <text:p>15560.0</text:p>
          </table:table-cell>
          <table:table-cell office:value-type="float" office:value="19819" calcext:value-type="float">
            <text:p>19819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/>
          <table:table-cell office:value-type="float" office:value="19037" calcext:value-type="float">
            <text:p>19037.0</text:p>
          </table:table-cell>
          <table:table-cell office:value-type="float" office:value="25872" calcext:value-type="float">
            <text:p>25872.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/>
          <table:table-cell office:value-type="float" office:value="17050" calcext:value-type="float">
            <text:p>17050.0</text:p>
          </table:table-cell>
          <table:table-cell office:value-type="float" office:value="26861" calcext:value-type="float">
            <text:p>26861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/>
          <table:table-cell office:value-type="float" office:value="15553" calcext:value-type="float">
            <text:p>15553.0</text:p>
          </table:table-cell>
          <table:table-cell office:value-type="float" office:value="20189" calcext:value-type="float">
            <text:p>20189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1"/>
          <table:table-cell office:value-type="float" office:value="15559" calcext:value-type="float">
            <text:p>15559.0</text:p>
          </table:table-cell>
          <table:table-cell office:value-type="float" office:value="19804" calcext:value-type="float">
            <text:p>19804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/>
          <table:table-cell office:value-type="float" office:value="19041" calcext:value-type="float">
            <text:p>19041.0</text:p>
          </table:table-cell>
          <table:table-cell office:value-type="float" office:value="25865" calcext:value-type="float">
            <text:p>25865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/>
          <table:table-cell office:value-type="float" office:value="17069" calcext:value-type="float">
            <text:p>17069.0</text:p>
          </table:table-cell>
          <table:table-cell office:value-type="float" office:value="26852" calcext:value-type="float">
            <text:p>26852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1"/>
          <table:table-cell office:value-type="float" office:value="15569" calcext:value-type="float">
            <text:p>15569.0</text:p>
          </table:table-cell>
          <table:table-cell office:value-type="float" office:value="20180" calcext:value-type="float">
            <text:p>20180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52" calcext:value-type="float">
            <text:p>15552.0</text:p>
          </table:table-cell>
          <table:table-cell office:value-type="float" office:value="19797" calcext:value-type="float">
            <text:p>19797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"/>
          <table:table-cell office:value-type="float" office:value="19044" calcext:value-type="float">
            <text:p>19044.0</text:p>
          </table:table-cell>
          <table:table-cell office:value-type="float" office:value="25861" calcext:value-type="float">
            <text:p>25861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/>
          <table:table-cell office:value-type="float" office:value="17053" calcext:value-type="float">
            <text:p>17053.0</text:p>
          </table:table-cell>
          <table:table-cell office:value-type="float" office:value="26856" calcext:value-type="float">
            <text:p>26856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style-name="ce1"/>
          <table:table-cell office:value-type="float" office:value="15579" calcext:value-type="float">
            <text:p>15579.0</text:p>
          </table:table-cell>
          <table:table-cell office:value-type="float" office:value="20179" calcext:value-type="float">
            <text:p>20179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1"/>
          <table:table-cell office:value-type="float" office:value="15550" calcext:value-type="float">
            <text:p>15550.0</text:p>
          </table:table-cell>
          <table:table-cell office:value-type="float" office:value="19775" calcext:value-type="float">
            <text:p>19775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style-name="ce1"/>
          <table:table-cell office:value-type="float" office:value="19043" calcext:value-type="float">
            <text:p>19043.0</text:p>
          </table:table-cell>
          <table:table-cell office:value-type="float" office:value="25857" calcext:value-type="float">
            <text:p>25857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style-name="ce1"/>
          <table:table-cell office:value-type="float" office:value="17053" calcext:value-type="float">
            <text:p>17053.0</text:p>
          </table:table-cell>
          <table:table-cell office:value-type="float" office:value="26857" calcext:value-type="float">
            <text:p>26857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/>
          <table:table-cell office:value-type="float" office:value="15594" calcext:value-type="float">
            <text:p>15594.0</text:p>
          </table:table-cell>
          <table:table-cell office:value-type="float" office:value="20180" calcext:value-type="float">
            <text:p>2018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1"/>
          <table:table-cell office:value-type="float" office:value="15552" calcext:value-type="float">
            <text:p>15552.0</text:p>
          </table:table-cell>
          <table:table-cell office:value-type="float" office:value="19765" calcext:value-type="float">
            <text:p>19765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1"/>
          <table:table-cell office:value-type="float" office:value="19042" calcext:value-type="float">
            <text:p>19042.0</text:p>
          </table:table-cell>
          <table:table-cell office:value-type="float" office:value="25848" calcext:value-type="float">
            <text:p>25848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1"/>
          <table:table-cell office:value-type="float" office:value="17046" calcext:value-type="float">
            <text:p>17046.0</text:p>
          </table:table-cell>
          <table:table-cell office:value-type="float" office:value="26858" calcext:value-type="float">
            <text:p>26858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1"/>
          <table:table-cell office:value-type="float" office:value="15594" calcext:value-type="float">
            <text:p>15594.0</text:p>
          </table:table-cell>
          <table:table-cell office:value-type="float" office:value="20180" calcext:value-type="float">
            <text:p>20180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/>
          <table:table-cell office:value-type="float" office:value="15557" calcext:value-type="float">
            <text:p>15557.0</text:p>
          </table:table-cell>
          <table:table-cell office:value-type="float" office:value="19743" calcext:value-type="float">
            <text:p>19743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1"/>
          <table:table-cell office:value-type="float" office:value="19042" calcext:value-type="float">
            <text:p>19042.0</text:p>
          </table:table-cell>
          <table:table-cell office:value-type="float" office:value="25847" calcext:value-type="float">
            <text:p>25847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1"/>
          <table:table-cell office:value-type="float" office:value="17028" calcext:value-type="float">
            <text:p>17028.0</text:p>
          </table:table-cell>
          <table:table-cell office:value-type="float" office:value="26859" calcext:value-type="float">
            <text:p>26859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1"/>
          <table:table-cell office:value-type="float" office:value="15597" calcext:value-type="float">
            <text:p>15597.0</text:p>
          </table:table-cell>
          <table:table-cell office:value-type="float" office:value="20165" calcext:value-type="float">
            <text:p>20165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style-name="ce1"/>
          <table:table-cell office:value-type="float" office:value="15558" calcext:value-type="float">
            <text:p>15558.0</text:p>
          </table:table-cell>
          <table:table-cell office:value-type="float" office:value="19739" calcext:value-type="float">
            <text:p>19739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/>
          <table:table-cell office:value-type="float" office:value="19043" calcext:value-type="float">
            <text:p>19043.0</text:p>
          </table:table-cell>
          <table:table-cell office:value-type="float" office:value="25844" calcext:value-type="float">
            <text:p>25844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style-name="ce1"/>
          <table:table-cell office:value-type="float" office:value="17018" calcext:value-type="float">
            <text:p>17018.0</text:p>
          </table:table-cell>
          <table:table-cell office:value-type="float" office:value="26860" calcext:value-type="float">
            <text:p>26860.0</text:p>
          </table:table-cell>
          <table:table-cell office:value-type="float" office:value="635" calcext:value-type="float">
            <text:p>635.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style-name="ce1"/>
          <table:table-cell office:value-type="float" office:value="15598" calcext:value-type="float">
            <text:p>15598.0</text:p>
          </table:table-cell>
          <table:table-cell office:value-type="float" office:value="20160" calcext:value-type="float">
            <text:p>20160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style-name="ce1"/>
          <table:table-cell office:value-type="float" office:value="15561" calcext:value-type="float">
            <text:p>15561.0</text:p>
          </table:table-cell>
          <table:table-cell office:value-type="float" office:value="19724" calcext:value-type="float">
            <text:p>19724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2039" calcext:value-type="float">
            <text:p>2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1"/>
          <table:table-cell office:value-type="float" office:value="19048" calcext:value-type="float">
            <text:p>19048.0</text:p>
          </table:table-cell>
          <table:table-cell office:value-type="float" office:value="25838" calcext:value-type="float">
            <text:p>25838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/>
          <table:table-cell office:value-type="float" office:value="17008" calcext:value-type="float">
            <text:p>17008.0</text:p>
          </table:table-cell>
          <table:table-cell office:value-type="float" office:value="26863" calcext:value-type="float">
            <text:p>26863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style-name="ce1"/>
          <table:table-cell office:value-type="float" office:value="15608" calcext:value-type="float">
            <text:p>15608.0</text:p>
          </table:table-cell>
          <table:table-cell office:value-type="float" office:value="20151" calcext:value-type="float">
            <text:p>20151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style-name="ce1"/>
          <table:table-cell office:value-type="float" office:value="15558" calcext:value-type="float">
            <text:p>15558.0</text:p>
          </table:table-cell>
          <table:table-cell office:value-type="float" office:value="19710" calcext:value-type="float">
            <text:p>19710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/>
          <table:table-cell office:value-type="float" office:value="19050" calcext:value-type="float">
            <text:p>19050.0</text:p>
          </table:table-cell>
          <table:table-cell office:value-type="float" office:value="25836" calcext:value-type="float">
            <text:p>25836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style-name="ce1"/>
          <table:table-cell office:value-type="float" office:value="16971" calcext:value-type="float">
            <text:p>16971.0</text:p>
          </table:table-cell>
          <table:table-cell office:value-type="float" office:value="26877" calcext:value-type="float">
            <text:p>26877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/>
          <table:table-cell office:value-type="float" office:value="15610" calcext:value-type="float">
            <text:p>15610.0</text:p>
          </table:table-cell>
          <table:table-cell office:value-type="float" office:value="20148" calcext:value-type="float">
            <text:p>20148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style-name="ce1"/>
          <table:table-cell office:value-type="float" office:value="15561" calcext:value-type="float">
            <text:p>15561.0</text:p>
          </table:table-cell>
          <table:table-cell office:value-type="float" office:value="19686" calcext:value-type="float">
            <text:p>19686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style-name="ce1"/>
          <table:table-cell office:value-type="float" office:value="19054" calcext:value-type="float">
            <text:p>19054.0</text:p>
          </table:table-cell>
          <table:table-cell office:value-type="float" office:value="25832" calcext:value-type="float">
            <text:p>25832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style-name="ce1"/>
          <table:table-cell office:value-type="float" office:value="16890" calcext:value-type="float">
            <text:p>16890.0</text:p>
          </table:table-cell>
          <table:table-cell office:value-type="float" office:value="26899" calcext:value-type="float">
            <text:p>26899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style-name="ce1"/>
          <table:table-cell office:value-type="float" office:value="15616" calcext:value-type="float">
            <text:p>15616.0</text:p>
          </table:table-cell>
          <table:table-cell office:value-type="float" office:value="20143" calcext:value-type="float">
            <text:p>20143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style-name="ce1"/>
          <table:table-cell office:value-type="float" office:value="15554" calcext:value-type="float">
            <text:p>15554.0</text:p>
          </table:table-cell>
          <table:table-cell office:value-type="float" office:value="19643" calcext:value-type="float">
            <text:p>19643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style-name="ce1"/>
          <table:table-cell office:value-type="float" office:value="19053" calcext:value-type="float">
            <text:p>19053.0</text:p>
          </table:table-cell>
          <table:table-cell office:value-type="float" office:value="25829" calcext:value-type="float">
            <text:p>25829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style-name="ce1"/>
          <table:table-cell office:value-type="float" office:value="16865" calcext:value-type="float">
            <text:p>16865.0</text:p>
          </table:table-cell>
          <table:table-cell office:value-type="float" office:value="26900" calcext:value-type="float">
            <text:p>26900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style-name="ce1"/>
          <table:table-cell office:value-type="float" office:value="15620" calcext:value-type="float">
            <text:p>15620.0</text:p>
          </table:table-cell>
          <table:table-cell office:value-type="float" office:value="20138" calcext:value-type="float">
            <text:p>20138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style-name="ce1"/>
          <table:table-cell office:value-type="float" office:value="15550" calcext:value-type="float">
            <text:p>15550.0</text:p>
          </table:table-cell>
          <table:table-cell office:value-type="float" office:value="19619" calcext:value-type="float">
            <text:p>19619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style-name="ce1"/>
          <table:table-cell office:value-type="float" office:value="19054" calcext:value-type="float">
            <text:p>19054.0</text:p>
          </table:table-cell>
          <table:table-cell office:value-type="float" office:value="25825" calcext:value-type="float">
            <text:p>25825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style-name="ce1"/>
          <table:table-cell office:value-type="float" office:value="16844" calcext:value-type="float">
            <text:p>16844.0</text:p>
          </table:table-cell>
          <table:table-cell office:value-type="float" office:value="26895" calcext:value-type="float">
            <text:p>26895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style-name="ce1"/>
          <table:table-cell office:value-type="float" office:value="15619" calcext:value-type="float">
            <text:p>15619.0</text:p>
          </table:table-cell>
          <table:table-cell office:value-type="float" office:value="20129" calcext:value-type="float">
            <text:p>20129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style-name="ce1"/>
          <table:table-cell office:value-type="float" office:value="15545" calcext:value-type="float">
            <text:p>15545.0</text:p>
          </table:table-cell>
          <table:table-cell office:value-type="float" office:value="19609" calcext:value-type="float">
            <text:p>19609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style-name="ce1"/>
          <table:table-cell office:value-type="float" office:value="19056" calcext:value-type="float">
            <text:p>19056.0</text:p>
          </table:table-cell>
          <table:table-cell office:value-type="float" office:value="25814" calcext:value-type="float">
            <text:p>25814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style-name="ce1"/>
          <table:table-cell office:value-type="float" office:value="16828" calcext:value-type="float">
            <text:p>16828.0</text:p>
          </table:table-cell>
          <table:table-cell office:value-type="float" office:value="26898" calcext:value-type="float">
            <text:p>26898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2061" calcext:value-type="float">
            <text:p>2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style-name="ce1"/>
          <table:table-cell office:value-type="float" office:value="15629" calcext:value-type="float">
            <text:p>15629.0</text:p>
          </table:table-cell>
          <table:table-cell office:value-type="float" office:value="20106" calcext:value-type="float">
            <text:p>20106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style-name="ce1"/>
          <table:table-cell office:value-type="float" office:value="15545" calcext:value-type="float">
            <text:p>15545.0</text:p>
          </table:table-cell>
          <table:table-cell office:value-type="float" office:value="19595" calcext:value-type="float">
            <text:p>19595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2063" calcext:value-type="float">
            <text:p>2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style-name="ce1"/>
          <table:table-cell office:value-type="float" office:value="19057" calcext:value-type="float">
            <text:p>19057.0</text:p>
          </table:table-cell>
          <table:table-cell office:value-type="float" office:value="25797" calcext:value-type="float">
            <text:p>25797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style-name="ce1"/>
          <table:table-cell office:value-type="float" office:value="16810" calcext:value-type="float">
            <text:p>16810.0</text:p>
          </table:table-cell>
          <table:table-cell office:value-type="float" office:value="26902" calcext:value-type="float">
            <text:p>26902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1"/>
          <table:table-cell office:value-type="float" office:value="15629" calcext:value-type="float">
            <text:p>15629.0</text:p>
          </table:table-cell>
          <table:table-cell office:value-type="float" office:value="20091" calcext:value-type="float">
            <text:p>20091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style-name="ce1"/>
          <table:table-cell office:value-type="float" office:value="15541" calcext:value-type="float">
            <text:p>15541.0</text:p>
          </table:table-cell>
          <table:table-cell office:value-type="float" office:value="19581" calcext:value-type="float">
            <text:p>19581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2067" calcext:value-type="float">
            <text:p>2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style-name="ce1"/>
          <table:table-cell office:value-type="float" office:value="19057" calcext:value-type="float">
            <text:p>19057.0</text:p>
          </table:table-cell>
          <table:table-cell office:value-type="float" office:value="25787" calcext:value-type="float">
            <text:p>25787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style-name="ce1"/>
          <table:table-cell office:value-type="float" office:value="16789" calcext:value-type="float">
            <text:p>16789.0</text:p>
          </table:table-cell>
          <table:table-cell office:value-type="float" office:value="26901" calcext:value-type="float">
            <text:p>26901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style-name="ce1"/>
          <table:table-cell office:value-type="float" office:value="15636" calcext:value-type="float">
            <text:p>15636.0</text:p>
          </table:table-cell>
          <table:table-cell office:value-type="float" office:value="20070" calcext:value-type="float">
            <text:p>20070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style-name="ce1"/>
          <table:table-cell office:value-type="float" office:value="15531" calcext:value-type="float">
            <text:p>15531.0</text:p>
          </table:table-cell>
          <table:table-cell office:value-type="float" office:value="19561" calcext:value-type="float">
            <text:p>19561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style-name="ce1"/>
          <table:table-cell office:value-type="float" office:value="19048" calcext:value-type="float">
            <text:p>19048.0</text:p>
          </table:table-cell>
          <table:table-cell office:value-type="float" office:value="25758" calcext:value-type="float">
            <text:p>25758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style-name="ce1"/>
          <table:table-cell office:value-type="float" office:value="16785" calcext:value-type="float">
            <text:p>16785.0</text:p>
          </table:table-cell>
          <table:table-cell office:value-type="float" office:value="26900" calcext:value-type="float">
            <text:p>26900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style-name="ce1"/>
          <table:table-cell office:value-type="float" office:value="15649" calcext:value-type="float">
            <text:p>15649.0</text:p>
          </table:table-cell>
          <table:table-cell office:value-type="float" office:value="20051" calcext:value-type="float">
            <text:p>20051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style-name="ce1"/>
          <table:table-cell office:value-type="float" office:value="15516" calcext:value-type="float">
            <text:p>15516.0</text:p>
          </table:table-cell>
          <table:table-cell office:value-type="float" office:value="19515" calcext:value-type="float">
            <text:p>19515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1"/>
          <table:table-cell office:value-type="float" office:value="19042" calcext:value-type="float">
            <text:p>19042.0</text:p>
          </table:table-cell>
          <table:table-cell office:value-type="float" office:value="25744" calcext:value-type="float">
            <text:p>25744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style-name="ce1"/>
          <table:table-cell office:value-type="float" office:value="16765" calcext:value-type="float">
            <text:p>16765.0</text:p>
          </table:table-cell>
          <table:table-cell office:value-type="float" office:value="26896" calcext:value-type="float">
            <text:p>26896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style-name="ce1"/>
          <table:table-cell office:value-type="float" office:value="15649" calcext:value-type="float">
            <text:p>15649.0</text:p>
          </table:table-cell>
          <table:table-cell office:value-type="float" office:value="20040" calcext:value-type="float">
            <text:p>20040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style-name="ce1"/>
          <table:table-cell office:value-type="float" office:value="15508" calcext:value-type="float">
            <text:p>15508.0</text:p>
          </table:table-cell>
          <table:table-cell office:value-type="float" office:value="19499" calcext:value-type="float">
            <text:p>1949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2079" calcext:value-type="float">
            <text:p>2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style-name="ce1"/>
          <table:table-cell office:value-type="float" office:value="19044" calcext:value-type="float">
            <text:p>19044.0</text:p>
          </table:table-cell>
          <table:table-cell office:value-type="float" office:value="25738" calcext:value-type="float">
            <text:p>25738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style-name="ce1"/>
          <table:table-cell office:value-type="float" office:value="16744" calcext:value-type="float">
            <text:p>16744.0</text:p>
          </table:table-cell>
          <table:table-cell office:value-type="float" office:value="26885" calcext:value-type="float">
            <text:p>26885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20034" calcext:value-type="float">
            <text:p>20034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style-name="ce1"/>
          <table:table-cell office:value-type="float" office:value="15488" calcext:value-type="float">
            <text:p>15488.0</text:p>
          </table:table-cell>
          <table:table-cell office:value-type="float" office:value="19487" calcext:value-type="float">
            <text:p>19487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style-name="ce1"/>
          <table:table-cell office:value-type="float" office:value="19045" calcext:value-type="float">
            <text:p>19045.0</text:p>
          </table:table-cell>
          <table:table-cell office:value-type="float" office:value="25728" calcext:value-type="float">
            <text:p>25728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style-name="ce1"/>
          <table:table-cell office:value-type="float" office:value="16683" calcext:value-type="float">
            <text:p>16683.0</text:p>
          </table:table-cell>
          <table:table-cell office:value-type="float" office:value="26883" calcext:value-type="float">
            <text:p>26883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style-name="ce1"/>
          <table:table-cell office:value-type="float" office:value="15656" calcext:value-type="float">
            <text:p>15656.0</text:p>
          </table:table-cell>
          <table:table-cell office:value-type="float" office:value="20018" calcext:value-type="float">
            <text:p>20018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style-name="ce1"/>
          <table:table-cell office:value-type="float" office:value="15480" calcext:value-type="float">
            <text:p>15480.0</text:p>
          </table:table-cell>
          <table:table-cell office:value-type="float" office:value="19471" calcext:value-type="float">
            <text:p>19471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style-name="ce1"/>
          <table:table-cell office:value-type="float" office:value="19042" calcext:value-type="float">
            <text:p>19042.0</text:p>
          </table:table-cell>
          <table:table-cell office:value-type="float" office:value="25722" calcext:value-type="float">
            <text:p>25722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style-name="ce1"/>
          <table:table-cell office:value-type="float" office:value="16645" calcext:value-type="float">
            <text:p>16645.0</text:p>
          </table:table-cell>
          <table:table-cell office:value-type="float" office:value="26886" calcext:value-type="float">
            <text:p>26886.0</text:p>
          </table:table-cell>
          <table:table-cell office:value-type="float" office:value="648" calcext:value-type="float">
            <text:p>648.0</text:p>
          </table:table-cell>
          <table:table-cell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style-name="ce1"/>
          <table:table-cell office:value-type="float" office:value="15661" calcext:value-type="float">
            <text:p>15661.0</text:p>
          </table:table-cell>
          <table:table-cell office:value-type="float" office:value="20008" calcext:value-type="float">
            <text:p>20008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style-name="ce1"/>
          <table:table-cell office:value-type="float" office:value="15475" calcext:value-type="float">
            <text:p>15475.0</text:p>
          </table:table-cell>
          <table:table-cell office:value-type="float" office:value="19451" calcext:value-type="float">
            <text:p>19451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2091" calcext:value-type="float">
            <text:p>2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style-name="ce1"/>
          <table:table-cell office:value-type="float" office:value="19036" calcext:value-type="float">
            <text:p>19036.0</text:p>
          </table:table-cell>
          <table:table-cell office:value-type="float" office:value="25698" calcext:value-type="float">
            <text:p>25698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style-name="ce1"/>
          <table:table-cell office:value-type="float" office:value="16640" calcext:value-type="float">
            <text:p>16640.0</text:p>
          </table:table-cell>
          <table:table-cell office:value-type="float" office:value="26886" calcext:value-type="float">
            <text:p>26886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style-name="ce1"/>
          <table:table-cell office:value-type="float" office:value="15680" calcext:value-type="float">
            <text:p>15680.0</text:p>
          </table:table-cell>
          <table:table-cell office:value-type="float" office:value="20002" calcext:value-type="float">
            <text:p>20002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style-name="ce1"/>
          <table:table-cell office:value-type="float" office:value="15463" calcext:value-type="float">
            <text:p>15463.0</text:p>
          </table:table-cell>
          <table:table-cell office:value-type="float" office:value="19437" calcext:value-type="float">
            <text:p>19437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003" calcext:value-type="float">
            <text:p>19003.0</text:p>
          </table:table-cell>
          <table:table-cell office:value-type="float" office:value="25596" calcext:value-type="float">
            <text:p>25596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style-name="ce1"/>
          <table:table-cell office:value-type="float" office:value="16626" calcext:value-type="float">
            <text:p>16626.0</text:p>
          </table:table-cell>
          <table:table-cell office:value-type="float" office:value="26884" calcext:value-type="float">
            <text:p>26884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style-name="ce1"/>
          <table:table-cell office:value-type="float" office:value="15687" calcext:value-type="float">
            <text:p>15687.0</text:p>
          </table:table-cell>
          <table:table-cell office:value-type="float" office:value="19993" calcext:value-type="float">
            <text:p>19993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2098" calcext:value-type="float">
            <text:p>2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style-name="ce1"/>
          <table:table-cell office:value-type="float" office:value="15454" calcext:value-type="float">
            <text:p>15454.0</text:p>
          </table:table-cell>
          <table:table-cell office:value-type="float" office:value="19430" calcext:value-type="float">
            <text:p>19430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2099" calcext:value-type="float">
            <text:p>2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style-name="ce1"/>
          <table:table-cell office:value-type="float" office:value="19002" calcext:value-type="float">
            <text:p>19002.0</text:p>
          </table:table-cell>
          <table:table-cell office:value-type="float" office:value="25593" calcext:value-type="float">
            <text:p>25593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601" calcext:value-type="float">
            <text:p>16601.0</text:p>
          </table:table-cell>
          <table:table-cell office:value-type="float" office:value="26862" calcext:value-type="float">
            <text:p>26862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style-name="ce1"/>
          <table:table-cell office:value-type="float" office:value="15690" calcext:value-type="float">
            <text:p>15690.0</text:p>
          </table:table-cell>
          <table:table-cell office:value-type="float" office:value="19986" calcext:value-type="float">
            <text:p>19986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style-name="ce1"/>
          <table:table-cell office:value-type="float" office:value="15453" calcext:value-type="float">
            <text:p>15453.0</text:p>
          </table:table-cell>
          <table:table-cell office:value-type="float" office:value="19436" calcext:value-type="float">
            <text:p>19436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style-name="ce1"/>
          <table:table-cell office:value-type="float" office:value="19003" calcext:value-type="float">
            <text:p>19003.0</text:p>
          </table:table-cell>
          <table:table-cell office:value-type="float" office:value="25577" calcext:value-type="float">
            <text:p>25577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2104" calcext:value-type="float">
            <text:p>2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style-name="ce1"/>
          <table:table-cell office:value-type="float" office:value="16595" calcext:value-type="float">
            <text:p>16595.0</text:p>
          </table:table-cell>
          <table:table-cell office:value-type="float" office:value="26867" calcext:value-type="float">
            <text:p>26867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style-name="ce1"/>
          <table:table-cell office:value-type="float" office:value="15689" calcext:value-type="float">
            <text:p>15689.0</text:p>
          </table:table-cell>
          <table:table-cell office:value-type="float" office:value="19969" calcext:value-type="float">
            <text:p>19969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style-name="ce1"/>
          <table:table-cell office:value-type="float" office:value="15433" calcext:value-type="float">
            <text:p>15433.0</text:p>
          </table:table-cell>
          <table:table-cell office:value-type="float" office:value="19395" calcext:value-type="float">
            <text:p>19395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style-name="ce1"/>
          <table:table-cell office:value-type="float" office:value="19006" calcext:value-type="float">
            <text:p>19006.0</text:p>
          </table:table-cell>
          <table:table-cell office:value-type="float" office:value="25515" calcext:value-type="float">
            <text:p>25515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style-name="ce1"/>
          <table:table-cell office:value-type="float" office:value="16595" calcext:value-type="float">
            <text:p>16595.0</text:p>
          </table:table-cell>
          <table:table-cell office:value-type="float" office:value="26867" calcext:value-type="float">
            <text:p>26867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style-name="ce1"/>
          <table:table-cell office:value-type="float" office:value="15693" calcext:value-type="float">
            <text:p>15693.0</text:p>
          </table:table-cell>
          <table:table-cell office:value-type="float" office:value="19963" calcext:value-type="float">
            <text:p>19963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style-name="ce1"/>
          <table:table-cell office:value-type="float" office:value="15424" calcext:value-type="float">
            <text:p>15424.0</text:p>
          </table:table-cell>
          <table:table-cell office:value-type="float" office:value="19372" calcext:value-type="float">
            <text:p>19372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style-name="ce1"/>
          <table:table-cell office:value-type="float" office:value="19006" calcext:value-type="float">
            <text:p>19006.0</text:p>
          </table:table-cell>
          <table:table-cell office:value-type="float" office:value="25505" calcext:value-type="float">
            <text:p>25505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style-name="ce1"/>
          <table:table-cell office:value-type="float" office:value="16585" calcext:value-type="float">
            <text:p>16585.0</text:p>
          </table:table-cell>
          <table:table-cell office:value-type="float" office:value="26867" calcext:value-type="float">
            <text:p>26867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style-name="ce1"/>
          <table:table-cell office:value-type="float" office:value="15699" calcext:value-type="float">
            <text:p>15699.0</text:p>
          </table:table-cell>
          <table:table-cell office:value-type="float" office:value="19953" calcext:value-type="float">
            <text:p>19953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style-name="ce1"/>
          <table:table-cell office:value-type="float" office:value="15418" calcext:value-type="float">
            <text:p>15418.0</text:p>
          </table:table-cell>
          <table:table-cell office:value-type="float" office:value="19352" calcext:value-type="float">
            <text:p>19352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style-name="ce1"/>
          <table:table-cell office:value-type="float" office:value="19010" calcext:value-type="float">
            <text:p>19010.0</text:p>
          </table:table-cell>
          <table:table-cell office:value-type="float" office:value="25489" calcext:value-type="float">
            <text:p>25489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style-name="ce1"/>
          <table:table-cell office:value-type="float" office:value="16565" calcext:value-type="float">
            <text:p>16565.0</text:p>
          </table:table-cell>
          <table:table-cell office:value-type="float" office:value="26869" calcext:value-type="float">
            <text:p>26869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style-name="ce1"/>
          <table:table-cell office:value-type="float" office:value="15712" calcext:value-type="float">
            <text:p>15712.0</text:p>
          </table:table-cell>
          <table:table-cell office:value-type="float" office:value="19944" calcext:value-type="float">
            <text:p>19944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style-name="ce1"/>
          <table:table-cell office:value-type="float" office:value="15412" calcext:value-type="float">
            <text:p>15412.0</text:p>
          </table:table-cell>
          <table:table-cell office:value-type="float" office:value="19338" calcext:value-type="float">
            <text:p>19338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2119" calcext:value-type="float">
            <text:p>2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style-name="ce1"/>
          <table:table-cell office:value-type="float" office:value="19000" calcext:value-type="float">
            <text:p>19000.0</text:p>
          </table:table-cell>
          <table:table-cell office:value-type="float" office:value="25469" calcext:value-type="float">
            <text:p>25469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526" calcext:value-type="float">
            <text:p>16526.0</text:p>
          </table:table-cell>
          <table:table-cell office:value-type="float" office:value="26873" calcext:value-type="float">
            <text:p>26873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style-name="ce1"/>
          <table:table-cell office:value-type="float" office:value="15718" calcext:value-type="float">
            <text:p>15718.0</text:p>
          </table:table-cell>
          <table:table-cell office:value-type="float" office:value="19942" calcext:value-type="float">
            <text:p>19942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style-name="ce1"/>
          <table:table-cell office:value-type="float" office:value="15407" calcext:value-type="float">
            <text:p>15407.0</text:p>
          </table:table-cell>
          <table:table-cell office:value-type="float" office:value="19322" calcext:value-type="float">
            <text:p>19322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2123" calcext:value-type="float">
            <text:p>2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style-name="ce1"/>
          <table:table-cell office:value-type="float" office:value="18997" calcext:value-type="float">
            <text:p>18997.0</text:p>
          </table:table-cell>
          <table:table-cell office:value-type="float" office:value="25443" calcext:value-type="float">
            <text:p>25443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style-name="ce1"/>
          <table:table-cell office:value-type="float" office:value="16526" calcext:value-type="float">
            <text:p>16526.0</text:p>
          </table:table-cell>
          <table:table-cell office:value-type="float" office:value="26873" calcext:value-type="float">
            <text:p>26873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style-name="ce1"/>
          <table:table-cell office:value-type="float" office:value="15734" calcext:value-type="float">
            <text:p>15734.0</text:p>
          </table:table-cell>
          <table:table-cell office:value-type="float" office:value="19930" calcext:value-type="float">
            <text:p>19930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style-name="ce1"/>
          <table:table-cell office:value-type="float" office:value="15394" calcext:value-type="float">
            <text:p>15394.0</text:p>
          </table:table-cell>
          <table:table-cell office:value-type="float" office:value="19302" calcext:value-type="float">
            <text:p>19302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style-name="ce1"/>
          <table:table-cell office:value-type="float" office:value="18995" calcext:value-type="float">
            <text:p>18995.0</text:p>
          </table:table-cell>
          <table:table-cell office:value-type="float" office:value="25425" calcext:value-type="float">
            <text:p>25425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style-name="ce1"/>
          <table:table-cell office:value-type="float" office:value="16526" calcext:value-type="float">
            <text:p>16526.0</text:p>
          </table:table-cell>
          <table:table-cell office:value-type="float" office:value="26873" calcext:value-type="float">
            <text:p>26873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style-name="ce1"/>
          <table:table-cell office:value-type="float" office:value="15739" calcext:value-type="float">
            <text:p>15739.0</text:p>
          </table:table-cell>
          <table:table-cell office:value-type="float" office:value="19925" calcext:value-type="float">
            <text:p>19925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style-name="ce1"/>
          <table:table-cell office:value-type="float" office:value="15382" calcext:value-type="float">
            <text:p>15382.0</text:p>
          </table:table-cell>
          <table:table-cell office:value-type="float" office:value="19283" calcext:value-type="float">
            <text:p>19283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style-name="ce1"/>
          <table:table-cell office:value-type="float" office:value="18988" calcext:value-type="float">
            <text:p>18988.0</text:p>
          </table:table-cell>
          <table:table-cell office:value-type="float" office:value="25402" calcext:value-type="float">
            <text:p>25402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style-name="ce1"/>
          <table:table-cell office:value-type="float" office:value="16496" calcext:value-type="float">
            <text:p>16496.0</text:p>
          </table:table-cell>
          <table:table-cell office:value-type="float" office:value="26873" calcext:value-type="float">
            <text:p>26873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style-name="ce1"/>
          <table:table-cell office:value-type="float" office:value="15748" calcext:value-type="float">
            <text:p>15748.0</text:p>
          </table:table-cell>
          <table:table-cell office:value-type="float" office:value="19910" calcext:value-type="float">
            <text:p>19910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style-name="ce1"/>
          <table:table-cell office:value-type="float" office:value="15370" calcext:value-type="float">
            <text:p>15370.0</text:p>
          </table:table-cell>
          <table:table-cell office:value-type="float" office:value="19258" calcext:value-type="float">
            <text:p>19258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style-name="ce1"/>
          <table:table-cell office:value-type="float" office:value="18961" calcext:value-type="float">
            <text:p>18961.0</text:p>
          </table:table-cell>
          <table:table-cell office:value-type="float" office:value="25370" calcext:value-type="float">
            <text:p>25370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style-name="ce1"/>
          <table:table-cell office:value-type="float" office:value="16485" calcext:value-type="float">
            <text:p>16485.0</text:p>
          </table:table-cell>
          <table:table-cell office:value-type="float" office:value="26874" calcext:value-type="float">
            <text:p>26874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style-name="ce1"/>
          <table:table-cell office:value-type="float" office:value="15761" calcext:value-type="float">
            <text:p>15761.0</text:p>
          </table:table-cell>
          <table:table-cell office:value-type="float" office:value="19899" calcext:value-type="float">
            <text:p>19899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style-name="ce1"/>
          <table:table-cell office:value-type="float" office:value="15349" calcext:value-type="float">
            <text:p>15349.0</text:p>
          </table:table-cell>
          <table:table-cell office:value-type="float" office:value="19228" calcext:value-type="float">
            <text:p>19228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style-name="ce1"/>
          <table:table-cell office:value-type="float" office:value="18945" calcext:value-type="float">
            <text:p>18945.0</text:p>
          </table:table-cell>
          <table:table-cell office:value-type="float" office:value="25356" calcext:value-type="float">
            <text:p>25356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480" calcext:value-type="float">
            <text:p>16480.0</text:p>
          </table:table-cell>
          <table:table-cell office:value-type="float" office:value="26874" calcext:value-type="float">
            <text:p>26874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style-name="ce1"/>
          <table:table-cell office:value-type="float" office:value="15789" calcext:value-type="float">
            <text:p>15789.0</text:p>
          </table:table-cell>
          <table:table-cell office:value-type="float" office:value="19897" calcext:value-type="float">
            <text:p>19897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style-name="ce1"/>
          <table:table-cell office:value-type="float" office:value="15307" calcext:value-type="float">
            <text:p>15307.0</text:p>
          </table:table-cell>
          <table:table-cell office:value-type="float" office:value="19156" calcext:value-type="float">
            <text:p>19156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style-name="ce1"/>
          <table:table-cell office:value-type="float" office:value="18940" calcext:value-type="float">
            <text:p>18940.0</text:p>
          </table:table-cell>
          <table:table-cell office:value-type="float" office:value="25347" calcext:value-type="float">
            <text:p>25347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style-name="ce1"/>
          <table:table-cell office:value-type="float" office:value="16410" calcext:value-type="float">
            <text:p>16410.0</text:p>
          </table:table-cell>
          <table:table-cell office:value-type="float" office:value="26874" calcext:value-type="float">
            <text:p>26874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style-name="ce1"/>
          <table:table-cell office:value-type="float" office:value="15807" calcext:value-type="float">
            <text:p>15807.0</text:p>
          </table:table-cell>
          <table:table-cell office:value-type="float" office:value="19898" calcext:value-type="float">
            <text:p>19898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style-name="ce1"/>
          <table:table-cell office:value-type="float" office:value="15289" calcext:value-type="float">
            <text:p>15289.0</text:p>
          </table:table-cell>
          <table:table-cell office:value-type="float" office:value="19140" calcext:value-type="float">
            <text:p>19140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2147" calcext:value-type="float">
            <text:p>2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style-name="ce1"/>
          <table:table-cell office:value-type="float" office:value="18931" calcext:value-type="float">
            <text:p>18931.0</text:p>
          </table:table-cell>
          <table:table-cell office:value-type="float" office:value="25330" calcext:value-type="float">
            <text:p>25330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style-name="ce1"/>
          <table:table-cell office:value-type="float" office:value="16361" calcext:value-type="float">
            <text:p>16361.0</text:p>
          </table:table-cell>
          <table:table-cell office:value-type="float" office:value="26903" calcext:value-type="float">
            <text:p>26903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2149" calcext:value-type="float">
            <text:p>2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1"/>
          <table:table-cell office:value-type="float" office:value="15839" calcext:value-type="float">
            <text:p>15839.0</text:p>
          </table:table-cell>
          <table:table-cell office:value-type="float" office:value="19896" calcext:value-type="float">
            <text:p>19896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style-name="ce1"/>
          <table:table-cell office:value-type="float" office:value="15276" calcext:value-type="float">
            <text:p>15276.0</text:p>
          </table:table-cell>
          <table:table-cell office:value-type="float" office:value="19115" calcext:value-type="float">
            <text:p>19115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style-name="ce1"/>
          <table:table-cell office:value-type="float" office:value="18921" calcext:value-type="float">
            <text:p>18921.0</text:p>
          </table:table-cell>
          <table:table-cell office:value-type="float" office:value="25304" calcext:value-type="float">
            <text:p>25304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2152" calcext:value-type="float">
            <text:p>2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style-name="ce1"/>
          <table:table-cell office:value-type="float" office:value="16352" calcext:value-type="float">
            <text:p>16352.0</text:p>
          </table:table-cell>
          <table:table-cell office:value-type="float" office:value="26907" calcext:value-type="float">
            <text:p>26907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style-name="ce1"/>
          <table:table-cell office:value-type="float" office:value="15953" calcext:value-type="float">
            <text:p>15953.0</text:p>
          </table:table-cell>
          <table:table-cell office:value-type="float" office:value="19903" calcext:value-type="float">
            <text:p>19903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154" calcext:value-type="float">
            <text:p>2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style-name="ce1"/>
          <table:table-cell office:value-type="float" office:value="15262" calcext:value-type="float">
            <text:p>15262.0</text:p>
          </table:table-cell>
          <table:table-cell office:value-type="float" office:value="19103" calcext:value-type="float">
            <text:p>19103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style-name="ce1"/>
          <table:table-cell office:value-type="float" office:value="18911" calcext:value-type="float">
            <text:p>18911.0</text:p>
          </table:table-cell>
          <table:table-cell office:value-type="float" office:value="25281" calcext:value-type="float">
            <text:p>25281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style-name="ce1"/>
          <table:table-cell office:value-type="float" office:value="16342" calcext:value-type="float">
            <text:p>16342.0</text:p>
          </table:table-cell>
          <table:table-cell office:value-type="float" office:value="26919" calcext:value-type="float">
            <text:p>26919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style-name="ce1"/>
          <table:table-cell office:value-type="float" office:value="15969" calcext:value-type="float">
            <text:p>15969.0</text:p>
          </table:table-cell>
          <table:table-cell office:value-type="float" office:value="19897" calcext:value-type="float">
            <text:p>19897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style-name="ce1"/>
          <table:table-cell office:value-type="float" office:value="15252" calcext:value-type="float">
            <text:p>15252.0</text:p>
          </table:table-cell>
          <table:table-cell office:value-type="float" office:value="19080" calcext:value-type="float">
            <text:p>19080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style-name="ce1"/>
          <table:table-cell office:value-type="float" office:value="18903" calcext:value-type="float">
            <text:p>18903.0</text:p>
          </table:table-cell>
          <table:table-cell office:value-type="float" office:value="25250" calcext:value-type="float">
            <text:p>25250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style-name="ce1"/>
          <table:table-cell office:value-type="float" office:value="16340" calcext:value-type="float">
            <text:p>16340.0</text:p>
          </table:table-cell>
          <table:table-cell office:value-type="float" office:value="26913" calcext:value-type="float">
            <text:p>26913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style-name="ce1"/>
          <table:table-cell office:value-type="float" office:value="15980" calcext:value-type="float">
            <text:p>15980.0</text:p>
          </table:table-cell>
          <table:table-cell office:value-type="float" office:value="19902" calcext:value-type="float">
            <text:p>19902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style-name="ce1"/>
          <table:table-cell office:value-type="float" office:value="15248" calcext:value-type="float">
            <text:p>15248.0</text:p>
          </table:table-cell>
          <table:table-cell office:value-type="float" office:value="19064" calcext:value-type="float">
            <text:p>19064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2163" calcext:value-type="float">
            <text:p>2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style-name="ce1"/>
          <table:table-cell office:value-type="float" office:value="18875" calcext:value-type="float">
            <text:p>18875.0</text:p>
          </table:table-cell>
          <table:table-cell office:value-type="float" office:value="25206" calcext:value-type="float">
            <text:p>25206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2164" calcext:value-type="float">
            <text:p>2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style-name="ce1"/>
          <table:table-cell office:value-type="float" office:value="16338" calcext:value-type="float">
            <text:p>16338.0</text:p>
          </table:table-cell>
          <table:table-cell office:value-type="float" office:value="26924" calcext:value-type="float">
            <text:p>26924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style-name="ce1"/>
          <table:table-cell office:value-type="float" office:value="16002" calcext:value-type="float">
            <text:p>16002.0</text:p>
          </table:table-cell>
          <table:table-cell office:value-type="float" office:value="19887" calcext:value-type="float">
            <text:p>19887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style-name="ce1"/>
          <table:table-cell office:value-type="float" office:value="15235" calcext:value-type="float">
            <text:p>15235.0</text:p>
          </table:table-cell>
          <table:table-cell office:value-type="float" office:value="19054" calcext:value-type="float">
            <text:p>19054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2167" calcext:value-type="float">
            <text:p>2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style-name="ce1"/>
          <table:table-cell office:value-type="float" office:value="18868" calcext:value-type="float">
            <text:p>18868.0</text:p>
          </table:table-cell>
          <table:table-cell office:value-type="float" office:value="25187" calcext:value-type="float">
            <text:p>25187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style-name="ce1"/>
          <table:table-cell office:value-type="float" office:value="16333" calcext:value-type="float">
            <text:p>16333.0</text:p>
          </table:table-cell>
          <table:table-cell office:value-type="float" office:value="26935" calcext:value-type="float">
            <text:p>26935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2169" calcext:value-type="float">
            <text:p>2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style-name="ce1"/>
          <table:table-cell office:value-type="float" office:value="16006" calcext:value-type="float">
            <text:p>16006.0</text:p>
          </table:table-cell>
          <table:table-cell office:value-type="float" office:value="19887" calcext:value-type="float">
            <text:p>1988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style-name="ce1"/>
          <table:table-cell office:value-type="float" office:value="15216" calcext:value-type="float">
            <text:p>15216.0</text:p>
          </table:table-cell>
          <table:table-cell office:value-type="float" office:value="19041" calcext:value-type="float">
            <text:p>19041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2171" calcext:value-type="float">
            <text:p>2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style-name="ce1"/>
          <table:table-cell office:value-type="float" office:value="18849" calcext:value-type="float">
            <text:p>18849.0</text:p>
          </table:table-cell>
          <table:table-cell office:value-type="float" office:value="25167" calcext:value-type="float">
            <text:p>25167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style-name="ce1"/>
          <table:table-cell office:value-type="float" office:value="16326" calcext:value-type="float">
            <text:p>16326.0</text:p>
          </table:table-cell>
          <table:table-cell office:value-type="float" office:value="26952" calcext:value-type="float">
            <text:p>26952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2173" calcext:value-type="float">
            <text:p>2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style-name="ce1"/>
          <table:table-cell office:value-type="float" office:value="16082" calcext:value-type="float">
            <text:p>16082.0</text:p>
          </table:table-cell>
          <table:table-cell office:value-type="float" office:value="19861" calcext:value-type="float">
            <text:p>19861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2174" calcext:value-type="float">
            <text:p>2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style-name="ce1"/>
          <table:table-cell office:value-type="float" office:value="16079" calcext:value-type="float">
            <text:p>16079.0</text:p>
          </table:table-cell>
          <table:table-cell office:value-type="float" office:value="19944" calcext:value-type="float">
            <text:p>19944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2174" calcext:value-type="float">
            <text:p>2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style-name="ce1"/>
          <table:table-cell office:value-type="float" office:value="15203" calcext:value-type="float">
            <text:p>15203.0</text:p>
          </table:table-cell>
          <table:table-cell office:value-type="float" office:value="19023" calcext:value-type="float">
            <text:p>19023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style-name="ce1"/>
          <table:table-cell office:value-type="float" office:value="18841" calcext:value-type="float">
            <text:p>18841.0</text:p>
          </table:table-cell>
          <table:table-cell office:value-type="float" office:value="25157" calcext:value-type="float">
            <text:p>25157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style-name="ce1"/>
          <table:table-cell office:value-type="float" office:value="16329" calcext:value-type="float">
            <text:p>16329.0</text:p>
          </table:table-cell>
          <table:table-cell office:value-type="float" office:value="26955" calcext:value-type="float">
            <text:p>26955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2177" calcext:value-type="float">
            <text:p>2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style-name="ce1"/>
          <table:table-cell office:value-type="float" office:value="16113" calcext:value-type="float">
            <text:p>16113.0</text:p>
          </table:table-cell>
          <table:table-cell office:value-type="float" office:value="19867" calcext:value-type="float">
            <text:p>19867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style-name="ce1"/>
          <table:table-cell office:value-type="float" office:value="16096" calcext:value-type="float">
            <text:p>16096.0</text:p>
          </table:table-cell>
          <table:table-cell office:value-type="float" office:value="19945" calcext:value-type="float">
            <text:p>19945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style-name="ce1"/>
          <table:table-cell office:value-type="float" office:value="15199" calcext:value-type="float">
            <text:p>15199.0</text:p>
          </table:table-cell>
          <table:table-cell office:value-type="float" office:value="19016" calcext:value-type="float">
            <text:p>19016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style-name="ce1"/>
          <table:table-cell office:value-type="float" office:value="18832" calcext:value-type="float">
            <text:p>18832.0</text:p>
          </table:table-cell>
          <table:table-cell office:value-type="float" office:value="25147" calcext:value-type="float">
            <text:p>25147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2181" calcext:value-type="float">
            <text:p>2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style-name="ce1"/>
          <table:table-cell office:value-type="float" office:value="16330" calcext:value-type="float">
            <text:p>16330.0</text:p>
          </table:table-cell>
          <table:table-cell office:value-type="float" office:value="26962" calcext:value-type="float">
            <text:p>26962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2182" calcext:value-type="float">
            <text:p>2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style-name="ce1"/>
          <table:table-cell office:value-type="float" office:value="16135" calcext:value-type="float">
            <text:p>16135.0</text:p>
          </table:table-cell>
          <table:table-cell office:value-type="float" office:value="19868" calcext:value-type="float">
            <text:p>19868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style-name="ce1"/>
          <table:table-cell office:value-type="float" office:value="16112" calcext:value-type="float">
            <text:p>16112.0</text:p>
          </table:table-cell>
          <table:table-cell office:value-type="float" office:value="19951" calcext:value-type="float">
            <text:p>19951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style-name="ce1"/>
          <table:table-cell office:value-type="float" office:value="15191" calcext:value-type="float">
            <text:p>15191.0</text:p>
          </table:table-cell>
          <table:table-cell office:value-type="float" office:value="19007" calcext:value-type="float">
            <text:p>19007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2185" calcext:value-type="float">
            <text:p>2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style-name="ce1"/>
          <table:table-cell office:value-type="float" office:value="18823" calcext:value-type="float">
            <text:p>18823.0</text:p>
          </table:table-cell>
          <table:table-cell office:value-type="float" office:value="25130" calcext:value-type="float">
            <text:p>25130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style-name="ce1"/>
          <table:table-cell office:value-type="float" office:value="16317" calcext:value-type="float">
            <text:p>16317.0</text:p>
          </table:table-cell>
          <table:table-cell office:value-type="float" office:value="26970" calcext:value-type="float">
            <text:p>26970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2187" calcext:value-type="float">
            <text:p>2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style-name="ce1"/>
          <table:table-cell office:value-type="float" office:value="16136" calcext:value-type="float">
            <text:p>16136.0</text:p>
          </table:table-cell>
          <table:table-cell office:value-type="float" office:value="19854" calcext:value-type="float">
            <text:p>19854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style-name="ce1"/>
          <table:table-cell office:value-type="float" office:value="16117" calcext:value-type="float">
            <text:p>16117.0</text:p>
          </table:table-cell>
          <table:table-cell office:value-type="float" office:value="19955" calcext:value-type="float">
            <text:p>19955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style-name="ce1"/>
          <table:table-cell office:value-type="float" office:value="15182" calcext:value-type="float">
            <text:p>15182.0</text:p>
          </table:table-cell>
          <table:table-cell office:value-type="float" office:value="18978" calcext:value-type="float">
            <text:p>18978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style-name="ce1"/>
          <table:table-cell office:value-type="float" office:value="18818" calcext:value-type="float">
            <text:p>18818.0</text:p>
          </table:table-cell>
          <table:table-cell office:value-type="float" office:value="25113" calcext:value-type="float">
            <text:p>25113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style-name="ce1"/>
          <table:table-cell office:value-type="float" office:value="16310" calcext:value-type="float">
            <text:p>16310.0</text:p>
          </table:table-cell>
          <table:table-cell office:value-type="float" office:value="26972" calcext:value-type="float">
            <text:p>26972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2192" calcext:value-type="float">
            <text:p>2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style-name="ce1"/>
          <table:table-cell office:value-type="float" office:value="16150" calcext:value-type="float">
            <text:p>16150.0</text:p>
          </table:table-cell>
          <table:table-cell office:value-type="float" office:value="19844" calcext:value-type="float">
            <text:p>19844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style-name="ce1"/>
          <table:table-cell office:value-type="float" office:value="16130" calcext:value-type="float">
            <text:p>16130.0</text:p>
          </table:table-cell>
          <table:table-cell office:value-type="float" office:value="19963" calcext:value-type="float">
            <text:p>19963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1"/>
          <table:table-cell office:value-type="float" office:value="15173" calcext:value-type="float">
            <text:p>15173.0</text:p>
          </table:table-cell>
          <table:table-cell office:value-type="float" office:value="18960" calcext:value-type="float">
            <text:p>18960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style-name="ce1"/>
          <table:table-cell office:value-type="float" office:value="18812" calcext:value-type="float">
            <text:p>18812.0</text:p>
          </table:table-cell>
          <table:table-cell office:value-type="float" office:value="25106" calcext:value-type="float">
            <text:p>25106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2196" calcext:value-type="float">
            <text:p>2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style-name="ce1"/>
          <table:table-cell office:value-type="float" office:value="16295" calcext:value-type="float">
            <text:p>16295.0</text:p>
          </table:table-cell>
          <table:table-cell office:value-type="float" office:value="26985" calcext:value-type="float">
            <text:p>26985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"/>
          <table:table-cell office:value-type="float" office:value="16174" calcext:value-type="float">
            <text:p>16174.0</text:p>
          </table:table-cell>
          <table:table-cell office:value-type="float" office:value="19836" calcext:value-type="float">
            <text:p>19836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172" calcext:value-type="float">
            <text:p>16172.0</text:p>
          </table:table-cell>
          <table:table-cell office:value-type="float" office:value="19977" calcext:value-type="float">
            <text:p>19977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style-name="ce1"/>
          <table:table-cell office:value-type="float" office:value="15168" calcext:value-type="float">
            <text:p>15168.0</text:p>
          </table:table-cell>
          <table:table-cell office:value-type="float" office:value="18954" calcext:value-type="float">
            <text:p>18954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804" calcext:value-type="float">
            <text:p>18804.0</text:p>
          </table:table-cell>
          <table:table-cell office:value-type="float" office:value="25095" calcext:value-type="float">
            <text:p>25095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style-name="ce1"/>
          <table:table-cell office:value-type="float" office:value="16291" calcext:value-type="float">
            <text:p>16291.0</text:p>
          </table:table-cell>
          <table:table-cell office:value-type="float" office:value="26994" calcext:value-type="float">
            <text:p>26994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style-name="ce1"/>
          <table:table-cell office:value-type="float" office:value="16199" calcext:value-type="float">
            <text:p>16199.0</text:p>
          </table:table-cell>
          <table:table-cell office:value-type="float" office:value="19824" calcext:value-type="float">
            <text:p>19824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style-name="ce1"/>
          <table:table-cell office:value-type="float" office:value="16174" calcext:value-type="float">
            <text:p>16174.0</text:p>
          </table:table-cell>
          <table:table-cell office:value-type="float" office:value="19971" calcext:value-type="float">
            <text:p>19971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style-name="ce1"/>
          <table:table-cell office:value-type="float" office:value="15157" calcext:value-type="float">
            <text:p>15157.0</text:p>
          </table:table-cell>
          <table:table-cell office:value-type="float" office:value="18932" calcext:value-type="float">
            <text:p>18932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style-name="ce1"/>
          <table:table-cell office:value-type="float" office:value="18776" calcext:value-type="float">
            <text:p>18776.0</text:p>
          </table:table-cell>
          <table:table-cell office:value-type="float" office:value="25064" calcext:value-type="float">
            <text:p>25064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style-name="ce1"/>
          <table:table-cell office:value-type="float" office:value="16268" calcext:value-type="float">
            <text:p>16268.0</text:p>
          </table:table-cell>
          <table:table-cell office:value-type="float" office:value="27016" calcext:value-type="float">
            <text:p>27016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style-name="ce1"/>
          <table:table-cell office:value-type="float" office:value="16211" calcext:value-type="float">
            <text:p>16211.0</text:p>
          </table:table-cell>
          <table:table-cell office:value-type="float" office:value="19816" calcext:value-type="float">
            <text:p>19816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style-name="ce1"/>
          <table:table-cell office:value-type="float" office:value="16184" calcext:value-type="float">
            <text:p>16184.0</text:p>
          </table:table-cell>
          <table:table-cell office:value-type="float" office:value="19968" calcext:value-type="float">
            <text:p>19968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style-name="ce1"/>
          <table:table-cell office:value-type="float" office:value="15146" calcext:value-type="float">
            <text:p>15146.0</text:p>
          </table:table-cell>
          <table:table-cell office:value-type="float" office:value="18909" calcext:value-type="float">
            <text:p>18909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style-name="ce1"/>
          <table:table-cell office:value-type="float" office:value="18756" calcext:value-type="float">
            <text:p>18756.0</text:p>
          </table:table-cell>
          <table:table-cell office:value-type="float" office:value="25035" calcext:value-type="float">
            <text:p>25035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style-name="ce1"/>
          <table:table-cell office:value-type="float" office:value="16239" calcext:value-type="float">
            <text:p>16239.0</text:p>
          </table:table-cell>
          <table:table-cell office:value-type="float" office:value="27035" calcext:value-type="float">
            <text:p>27035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style-name="ce1"/>
          <table:table-cell office:value-type="float" office:value="16212" calcext:value-type="float">
            <text:p>16212.0</text:p>
          </table:table-cell>
          <table:table-cell office:value-type="float" office:value="19809" calcext:value-type="float">
            <text:p>19809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style-name="ce1"/>
          <table:table-cell office:value-type="float" office:value="16187" calcext:value-type="float">
            <text:p>16187.0</text:p>
          </table:table-cell>
          <table:table-cell office:value-type="float" office:value="19963" calcext:value-type="float">
            <text:p>19963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style-name="ce1"/>
          <table:table-cell office:value-type="float" office:value="15122" calcext:value-type="float">
            <text:p>15122.0</text:p>
          </table:table-cell>
          <table:table-cell office:value-type="float" office:value="18882" calcext:value-type="float">
            <text:p>18882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style-name="ce1"/>
          <table:table-cell office:value-type="float" office:value="18745" calcext:value-type="float">
            <text:p>18745.0</text:p>
          </table:table-cell>
          <table:table-cell office:value-type="float" office:value="25013" calcext:value-type="float">
            <text:p>25013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style-name="ce1"/>
          <table:table-cell office:value-type="float" office:value="16225" calcext:value-type="float">
            <text:p>16225.0</text:p>
          </table:table-cell>
          <table:table-cell office:value-type="float" office:value="27071" calcext:value-type="float">
            <text:p>27071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style-name="ce1"/>
          <table:table-cell office:value-type="float" office:value="16212" calcext:value-type="float">
            <text:p>16212.0</text:p>
          </table:table-cell>
          <table:table-cell office:value-type="float" office:value="19809" calcext:value-type="float">
            <text:p>19809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218" calcext:value-type="float">
            <text:p>2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style-name="ce1"/>
          <table:table-cell office:value-type="float" office:value="16197" calcext:value-type="float">
            <text:p>16197.0</text:p>
          </table:table-cell>
          <table:table-cell office:value-type="float" office:value="19959" calcext:value-type="float">
            <text:p>19959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style-name="ce1"/>
          <table:table-cell office:value-type="float" office:value="15105" calcext:value-type="float">
            <text:p>15105.0</text:p>
          </table:table-cell>
          <table:table-cell office:value-type="float" office:value="18851" calcext:value-type="float">
            <text:p>18851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style-name="ce1"/>
          <table:table-cell office:value-type="float" office:value="18736" calcext:value-type="float">
            <text:p>18736.0</text:p>
          </table:table-cell>
          <table:table-cell office:value-type="float" office:value="25008" calcext:value-type="float">
            <text:p>25008.0</text:p>
          </table:table-cell>
          <table:table-cell office:value-type="float" office:value="635" calcext:value-type="float">
            <text:p>635.0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style-name="ce1"/>
          <table:table-cell office:value-type="float" office:value="16232" calcext:value-type="float">
            <text:p>16232.0</text:p>
          </table:table-cell>
          <table:table-cell office:value-type="float" office:value="27115" calcext:value-type="float">
            <text:p>27115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2222" calcext:value-type="float">
            <text:p>2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style-name="ce1"/>
          <table:table-cell office:value-type="float" office:value="16216" calcext:value-type="float">
            <text:p>16216.0</text:p>
          </table:table-cell>
          <table:table-cell office:value-type="float" office:value="19793" calcext:value-type="float">
            <text:p>19793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style-name="ce1"/>
          <table:table-cell office:value-type="float" office:value="16207" calcext:value-type="float">
            <text:p>16207.0</text:p>
          </table:table-cell>
          <table:table-cell office:value-type="float" office:value="19957" calcext:value-type="float">
            <text:p>19957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style-name="ce1"/>
          <table:table-cell office:value-type="float" office:value="15083" calcext:value-type="float">
            <text:p>15083.0</text:p>
          </table:table-cell>
          <table:table-cell office:value-type="float" office:value="18815" calcext:value-type="float">
            <text:p>18815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style-name="ce1"/>
          <table:table-cell office:value-type="float" office:value="18729" calcext:value-type="float">
            <text:p>18729.0</text:p>
          </table:table-cell>
          <table:table-cell office:value-type="float" office:value="24999" calcext:value-type="float">
            <text:p>24999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style-name="ce1"/>
          <table:table-cell office:value-type="float" office:value="16245" calcext:value-type="float">
            <text:p>16245.0</text:p>
          </table:table-cell>
          <table:table-cell office:value-type="float" office:value="27167" calcext:value-type="float">
            <text:p>27167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2227" calcext:value-type="float">
            <text:p>2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style-name="ce1"/>
          <table:table-cell office:value-type="float" office:value="16227" calcext:value-type="float">
            <text:p>16227.0</text:p>
          </table:table-cell>
          <table:table-cell office:value-type="float" office:value="19779" calcext:value-type="float">
            <text:p>19779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style-name="ce1"/>
          <table:table-cell office:value-type="float" office:value="16296" calcext:value-type="float">
            <text:p>16296.0</text:p>
          </table:table-cell>
          <table:table-cell office:value-type="float" office:value="19933" calcext:value-type="float">
            <text:p>1993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style-name="ce1"/>
          <table:table-cell office:value-type="float" office:value="16103" calcext:value-type="float">
            <text:p>16103.0</text:p>
          </table:table-cell>
          <table:table-cell office:value-type="float" office:value="19991" calcext:value-type="float">
            <text:p>19991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style-name="ce1"/>
          <table:table-cell office:value-type="float" office:value="15065" calcext:value-type="float">
            <text:p>15065.0</text:p>
          </table:table-cell>
          <table:table-cell office:value-type="float" office:value="18794" calcext:value-type="float">
            <text:p>18794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style-name="ce1"/>
          <table:table-cell office:value-type="float" office:value="18725" calcext:value-type="float">
            <text:p>18725.0</text:p>
          </table:table-cell>
          <table:table-cell office:value-type="float" office:value="24991" calcext:value-type="float">
            <text:p>24991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style-name="ce1"/>
          <table:table-cell office:value-type="float" office:value="16257" calcext:value-type="float">
            <text:p>16257.0</text:p>
          </table:table-cell>
          <table:table-cell office:value-type="float" office:value="27265" calcext:value-type="float">
            <text:p>27265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style-name="ce1"/>
          <table:table-cell office:value-type="float" office:value="16241" calcext:value-type="float">
            <text:p>16241.0</text:p>
          </table:table-cell>
          <table:table-cell office:value-type="float" office:value="19737" calcext:value-type="float">
            <text:p>19737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2233" calcext:value-type="float">
            <text:p>2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style-name="ce1"/>
          <table:table-cell office:value-type="float" office:value="16390" calcext:value-type="float">
            <text:p>16390.0</text:p>
          </table:table-cell>
          <table:table-cell office:value-type="float" office:value="19918" calcext:value-type="float">
            <text:p>19918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234" calcext:value-type="float">
            <text:p>2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style-name="ce1"/>
          <table:table-cell office:value-type="float" office:value="16090" calcext:value-type="float">
            <text:p>16090.0</text:p>
          </table:table-cell>
          <table:table-cell office:value-type="float" office:value="20035" calcext:value-type="float">
            <text:p>20035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style-name="ce1"/>
          <table:table-cell office:value-type="float" office:value="15056" calcext:value-type="float">
            <text:p>15056.0</text:p>
          </table:table-cell>
          <table:table-cell office:value-type="float" office:value="18766" calcext:value-type="float">
            <text:p>18766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2236" calcext:value-type="float">
            <text:p>2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style-name="ce1"/>
          <table:table-cell office:value-type="float" office:value="18718" calcext:value-type="float">
            <text:p>18718.0</text:p>
          </table:table-cell>
          <table:table-cell office:value-type="float" office:value="24977" calcext:value-type="float">
            <text:p>24977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2237" calcext:value-type="float">
            <text:p>2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279" calcext:value-type="float">
            <text:p>16279.0</text:p>
          </table:table-cell>
          <table:table-cell office:value-type="float" office:value="27255" calcext:value-type="float">
            <text:p>27255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2238" calcext:value-type="float">
            <text:p>22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style-name="ce1"/>
          <table:table-cell office:value-type="float" office:value="16238" calcext:value-type="float">
            <text:p>16238.0</text:p>
          </table:table-cell>
          <table:table-cell office:value-type="float" office:value="19715" calcext:value-type="float">
            <text:p>19715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style-name="ce1"/>
          <table:table-cell office:value-type="float" office:value="16491" calcext:value-type="float">
            <text:p>16491.0</text:p>
          </table:table-cell>
          <table:table-cell office:value-type="float" office:value="19916" calcext:value-type="float">
            <text:p>19916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style-name="ce1"/>
          <table:table-cell office:value-type="float" office:value="16091" calcext:value-type="float">
            <text:p>16091.0</text:p>
          </table:table-cell>
          <table:table-cell office:value-type="float" office:value="20057" calcext:value-type="float">
            <text:p>20057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style-name="ce1"/>
          <table:table-cell office:value-type="float" office:value="15051" calcext:value-type="float">
            <text:p>15051.0</text:p>
          </table:table-cell>
          <table:table-cell office:value-type="float" office:value="18750" calcext:value-type="float">
            <text:p>18750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2242" calcext:value-type="float">
            <text:p>2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style-name="ce1"/>
          <table:table-cell office:value-type="float" office:value="18705" calcext:value-type="float">
            <text:p>18705.0</text:p>
          </table:table-cell>
          <table:table-cell office:value-type="float" office:value="24956" calcext:value-type="float">
            <text:p>24956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2243" calcext:value-type="float">
            <text:p>2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1"/>
          <table:table-cell office:value-type="float" office:value="16277" calcext:value-type="float">
            <text:p>16277.0</text:p>
          </table:table-cell>
          <table:table-cell office:value-type="float" office:value="27265" calcext:value-type="float">
            <text:p>27265.0</text:p>
          </table:table-cell>
          <table:table-cell office:value-type="float" office:value="684" calcext:value-type="float">
            <text:p>684.0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style-name="ce1"/>
          <table:table-cell office:value-type="float" office:value="16230" calcext:value-type="float">
            <text:p>16230.0</text:p>
          </table:table-cell>
          <table:table-cell office:value-type="float" office:value="19703" calcext:value-type="float">
            <text:p>19703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style-name="ce1"/>
          <table:table-cell office:value-type="float" office:value="16551" calcext:value-type="float">
            <text:p>16551.0</text:p>
          </table:table-cell>
          <table:table-cell office:value-type="float" office:value="19922" calcext:value-type="float">
            <text:p>19922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style-name="ce1"/>
          <table:table-cell office:value-type="float" office:value="16101" calcext:value-type="float">
            <text:p>16101.0</text:p>
          </table:table-cell>
          <table:table-cell office:value-type="float" office:value="20078" calcext:value-type="float">
            <text:p>20078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style-name="ce1"/>
          <table:table-cell office:value-type="float" office:value="15028" calcext:value-type="float">
            <text:p>15028.0</text:p>
          </table:table-cell>
          <table:table-cell office:value-type="float" office:value="18733" calcext:value-type="float">
            <text:p>18733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style-name="ce1"/>
          <table:table-cell office:value-type="float" office:value="18640" calcext:value-type="float">
            <text:p>18640.0</text:p>
          </table:table-cell>
          <table:table-cell office:value-type="float" office:value="24897" calcext:value-type="float">
            <text:p>24897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style-name="ce1"/>
          <table:table-cell office:value-type="float" office:value="16281" calcext:value-type="float">
            <text:p>16281.0</text:p>
          </table:table-cell>
          <table:table-cell office:value-type="float" office:value="27267" calcext:value-type="float">
            <text:p>27267.0</text:p>
          </table:table-cell>
          <table:table-cell office:value-type="float" office:value="686" calcext:value-type="float">
            <text:p>686.0</text:p>
          </table:table-cell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style-name="ce1"/>
          <table:table-cell office:value-type="float" office:value="16230" calcext:value-type="float">
            <text:p>16230.0</text:p>
          </table:table-cell>
          <table:table-cell office:value-type="float" office:value="19700" calcext:value-type="float">
            <text:p>19700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style-name="ce1"/>
          <table:table-cell office:value-type="float" office:value="16630" calcext:value-type="float">
            <text:p>16630.0</text:p>
          </table:table-cell>
          <table:table-cell office:value-type="float" office:value="19928" calcext:value-type="float">
            <text:p>1992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ce1"/>
          <table:table-cell office:value-type="float" office:value="16558" calcext:value-type="float">
            <text:p>16558.0</text:p>
          </table:table-cell>
          <table:table-cell office:value-type="float" office:value="19928" calcext:value-type="float">
            <text:p>19928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style-name="ce1"/>
          <table:table-cell office:value-type="float" office:value="16103" calcext:value-type="float">
            <text:p>16103.0</text:p>
          </table:table-cell>
          <table:table-cell office:value-type="float" office:value="20102" calcext:value-type="float">
            <text:p>20102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style-name="ce1"/>
          <table:table-cell office:value-type="float" office:value="15025" calcext:value-type="float">
            <text:p>15025.0</text:p>
          </table:table-cell>
          <table:table-cell office:value-type="float" office:value="18705" calcext:value-type="float">
            <text:p>18705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2254" calcext:value-type="float">
            <text:p>2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style-name="ce1"/>
          <table:table-cell office:value-type="float" office:value="18591" calcext:value-type="float">
            <text:p>18591.0</text:p>
          </table:table-cell>
          <table:table-cell office:value-type="float" office:value="24871" calcext:value-type="float">
            <text:p>24871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style-name="ce1"/>
          <table:table-cell office:value-type="float" office:value="16291" calcext:value-type="float">
            <text:p>16291.0</text:p>
          </table:table-cell>
          <table:table-cell office:value-type="float" office:value="27273" calcext:value-type="float">
            <text:p>27273.0</text:p>
          </table:table-cell>
          <table:table-cell office:value-type="float" office:value="687" calcext:value-type="float">
            <text:p>687.0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ce1"/>
          <table:table-cell office:value-type="float" office:value="16222" calcext:value-type="float">
            <text:p>16222.0</text:p>
          </table:table-cell>
          <table:table-cell office:value-type="float" office:value="19686" calcext:value-type="float">
            <text:p>19686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ce1"/>
          <table:table-cell office:value-type="float" office:value="16704" calcext:value-type="float">
            <text:p>16704.0</text:p>
          </table:table-cell>
          <table:table-cell office:value-type="float" office:value="19929" calcext:value-type="float">
            <text:p>19929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2258" calcext:value-type="float">
            <text:p>2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style-name="ce1"/>
          <table:table-cell office:value-type="float" office:value="16560" calcext:value-type="float">
            <text:p>16560.0</text:p>
          </table:table-cell>
          <table:table-cell office:value-type="float" office:value="19927" calcext:value-type="float">
            <text:p>19927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2259" calcext:value-type="float">
            <text:p>2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style-name="ce1"/>
          <table:table-cell office:value-type="float" office:value="16111" calcext:value-type="float">
            <text:p>16111.0</text:p>
          </table:table-cell>
          <table:table-cell office:value-type="float" office:value="20120" calcext:value-type="float">
            <text:p>20120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style-name="ce1"/>
          <table:table-cell office:value-type="float" office:value="15021" calcext:value-type="float">
            <text:p>15021.0</text:p>
          </table:table-cell>
          <table:table-cell office:value-type="float" office:value="18703" calcext:value-type="float">
            <text:p>18703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style-name="ce1"/>
          <table:table-cell office:value-type="float" office:value="18563" calcext:value-type="float">
            <text:p>18563.0</text:p>
          </table:table-cell>
          <table:table-cell office:value-type="float" office:value="24837" calcext:value-type="float">
            <text:p>24837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2262" calcext:value-type="float">
            <text:p>2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style-name="ce1"/>
          <table:table-cell office:value-type="float" office:value="16301" calcext:value-type="float">
            <text:p>16301.0</text:p>
          </table:table-cell>
          <table:table-cell office:value-type="float" office:value="27275" calcext:value-type="float">
            <text:p>27275.0</text:p>
          </table:table-cell>
          <table:table-cell office:value-type="float" office:value="688" calcext:value-type="float">
            <text:p>688.0</text:p>
          </table:table-cell>
          <table:table-cell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style-name="ce1"/>
          <table:table-cell office:value-type="float" office:value="16219" calcext:value-type="float">
            <text:p>16219.0</text:p>
          </table:table-cell>
          <table:table-cell office:value-type="float" office:value="19665" calcext:value-type="float">
            <text:p>19665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1"/>
          <table:table-cell office:value-type="float" office:value="16755" calcext:value-type="float">
            <text:p>16755.0</text:p>
          </table:table-cell>
          <table:table-cell office:value-type="float" office:value="19926" calcext:value-type="float">
            <text:p>19926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style-name="ce1"/>
          <table:table-cell office:value-type="float" office:value="16569" calcext:value-type="float">
            <text:p>16569.0</text:p>
          </table:table-cell>
          <table:table-cell office:value-type="float" office:value="19932" calcext:value-type="float">
            <text:p>19932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ce1"/>
          <table:table-cell office:value-type="float" office:value="16113" calcext:value-type="float">
            <text:p>16113.0</text:p>
          </table:table-cell>
          <table:table-cell office:value-type="float" office:value="20134" calcext:value-type="float">
            <text:p>20134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2267" calcext:value-type="float">
            <text:p>2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style-name="ce1"/>
          <table:table-cell office:value-type="float" office:value="15023" calcext:value-type="float">
            <text:p>15023.0</text:p>
          </table:table-cell>
          <table:table-cell office:value-type="float" office:value="18684" calcext:value-type="float">
            <text:p>18684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style-name="ce1"/>
          <table:table-cell office:value-type="float" office:value="18513" calcext:value-type="float">
            <text:p>18513.0</text:p>
          </table:table-cell>
          <table:table-cell office:value-type="float" office:value="24794" calcext:value-type="float">
            <text:p>24794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style-name="ce1"/>
          <table:table-cell office:value-type="float" office:value="16303" calcext:value-type="float">
            <text:p>16303.0</text:p>
          </table:table-cell>
          <table:table-cell office:value-type="float" office:value="27274" calcext:value-type="float">
            <text:p>27274.0</text:p>
          </table:table-cell>
          <table:table-cell office:value-type="float" office:value="689" calcext:value-type="float">
            <text:p>689.0</text:p>
          </table:table-cell>
          <table:table-cell office:value-type="float" office:value="0" calcext:value-type="float">
            <text:p>0</text:p>
          </table:table-cell>
          <table:table-cell office:value-type="float" office:value="2270" calcext:value-type="float">
            <text:p>2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style-name="ce1"/>
          <table:table-cell office:value-type="float" office:value="16209" calcext:value-type="float">
            <text:p>16209.0</text:p>
          </table:table-cell>
          <table:table-cell office:value-type="float" office:value="19645" calcext:value-type="float">
            <text:p>1964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2271" calcext:value-type="float">
            <text:p>2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style-name="ce1"/>
          <table:table-cell office:value-type="float" office:value="16792" calcext:value-type="float">
            <text:p>16792.0</text:p>
          </table:table-cell>
          <table:table-cell office:value-type="float" office:value="19931" calcext:value-type="float">
            <text:p>19931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style-name="ce1"/>
          <table:table-cell office:value-type="float" office:value="16577" calcext:value-type="float">
            <text:p>16577.0</text:p>
          </table:table-cell>
          <table:table-cell office:value-type="float" office:value="19938" calcext:value-type="float">
            <text:p>19938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style-name="ce1"/>
          <table:table-cell office:value-type="float" office:value="16113" calcext:value-type="float">
            <text:p>16113.0</text:p>
          </table:table-cell>
          <table:table-cell office:value-type="float" office:value="20135" calcext:value-type="float">
            <text:p>20135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2274" calcext:value-type="float">
            <text:p>2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016" calcext:value-type="float">
            <text:p>15016.0</text:p>
          </table:table-cell>
          <table:table-cell office:value-type="float" office:value="18659" calcext:value-type="float">
            <text:p>1865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2275" calcext:value-type="float">
            <text:p>227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style-name="ce1"/>
          <table:table-cell office:value-type="float" office:value="18473" calcext:value-type="float">
            <text:p>18473.0</text:p>
          </table:table-cell>
          <table:table-cell office:value-type="float" office:value="24747" calcext:value-type="float">
            <text:p>24747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2276" calcext:value-type="float">
            <text:p>2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1"/>
          <table:table-cell office:value-type="float" office:value="16307" calcext:value-type="float">
            <text:p>16307.0</text:p>
          </table:table-cell>
          <table:table-cell office:value-type="float" office:value="27274" calcext:value-type="float">
            <text:p>27274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2277" calcext:value-type="float">
            <text:p>2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style-name="ce1"/>
          <table:table-cell office:value-type="float" office:value="16210" calcext:value-type="float">
            <text:p>16210.0</text:p>
          </table:table-cell>
          <table:table-cell office:value-type="float" office:value="19624" calcext:value-type="float">
            <text:p>19624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style-name="ce1"/>
          <table:table-cell office:value-type="float" office:value="16819" calcext:value-type="float">
            <text:p>16819.0</text:p>
          </table:table-cell>
          <table:table-cell office:value-type="float" office:value="19932" calcext:value-type="float">
            <text:p>19932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style-name="ce1"/>
          <table:table-cell office:value-type="float" office:value="16576" calcext:value-type="float">
            <text:p>16576.0</text:p>
          </table:table-cell>
          <table:table-cell office:value-type="float" office:value="19946" calcext:value-type="float">
            <text:p>19946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1"/>
          <table:table-cell office:value-type="float" office:value="16121" calcext:value-type="float">
            <text:p>16121.0</text:p>
          </table:table-cell>
          <table:table-cell office:value-type="float" office:value="20155" calcext:value-type="float">
            <text:p>20155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style-name="ce1"/>
          <table:table-cell office:value-type="float" office:value="15017" calcext:value-type="float">
            <text:p>15017.0</text:p>
          </table:table-cell>
          <table:table-cell office:value-type="float" office:value="18654" calcext:value-type="float">
            <text:p>18654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2282" calcext:value-type="float">
            <text:p>2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style-name="ce1"/>
          <table:table-cell office:value-type="float" office:value="18411" calcext:value-type="float">
            <text:p>18411.0</text:p>
          </table:table-cell>
          <table:table-cell office:value-type="float" office:value="24661" calcext:value-type="float">
            <text:p>24661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2283" calcext:value-type="float">
            <text:p>2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style-name="ce1"/>
          <table:table-cell office:value-type="float" office:value="16312" calcext:value-type="float">
            <text:p>16312.0</text:p>
          </table:table-cell>
          <table:table-cell office:value-type="float" office:value="27274" calcext:value-type="float">
            <text:p>27274.0</text:p>
          </table:table-cell>
          <table:table-cell office:value-type="float" office:value="692" calcext:value-type="float">
            <text:p>692.0</text:p>
          </table:table-cell>
          <table:table-cell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style-name="ce1"/>
          <table:table-cell office:value-type="float" office:value="16202" calcext:value-type="float">
            <text:p>16202.0</text:p>
          </table:table-cell>
          <table:table-cell office:value-type="float" office:value="19615" calcext:value-type="float">
            <text:p>19615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85" calcext:value-type="float">
            <text:p>2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style-name="ce1"/>
          <table:table-cell office:value-type="float" office:value="16881" calcext:value-type="float">
            <text:p>16881.0</text:p>
          </table:table-cell>
          <table:table-cell office:value-type="float" office:value="19942" calcext:value-type="float">
            <text:p>19942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style-name="ce1"/>
          <table:table-cell office:value-type="float" office:value="16582" calcext:value-type="float">
            <text:p>16582.0</text:p>
          </table:table-cell>
          <table:table-cell office:value-type="float" office:value="19953" calcext:value-type="float">
            <text:p>19953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style-name="ce1"/>
          <table:table-cell office:value-type="float" office:value="16144" calcext:value-type="float">
            <text:p>16144.0</text:p>
          </table:table-cell>
          <table:table-cell office:value-type="float" office:value="20181" calcext:value-type="float">
            <text:p>20181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style-name="ce1"/>
          <table:table-cell office:value-type="float" office:value="15007" calcext:value-type="float">
            <text:p>15007.0</text:p>
          </table:table-cell>
          <table:table-cell office:value-type="float" office:value="18639" calcext:value-type="float">
            <text:p>18639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2289" calcext:value-type="float">
            <text:p>2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style-name="ce1"/>
          <table:table-cell office:value-type="float" office:value="18401" calcext:value-type="float">
            <text:p>18401.0</text:p>
          </table:table-cell>
          <table:table-cell office:value-type="float" office:value="24651" calcext:value-type="float">
            <text:p>24651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style-name="ce1"/>
          <table:table-cell office:value-type="float" office:value="16314" calcext:value-type="float">
            <text:p>16314.0</text:p>
          </table:table-cell>
          <table:table-cell office:value-type="float" office:value="27267" calcext:value-type="float">
            <text:p>27267.0</text:p>
          </table:table-cell>
          <table:table-cell office:value-type="float" office:value="693" calcext:value-type="float">
            <text:p>693.0</text:p>
          </table:table-cell>
          <table:table-cell office:value-type="float" office:value="0" calcext:value-type="float">
            <text:p>0</text:p>
          </table:table-cell>
          <table:table-cell office:value-type="float" office:value="2291" calcext:value-type="float">
            <text:p>2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193" calcext:value-type="float">
            <text:p>16193.0</text:p>
          </table:table-cell>
          <table:table-cell office:value-type="float" office:value="19603" calcext:value-type="float">
            <text:p>1960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6910" calcext:value-type="float">
            <text:p>16910.0</text:p>
          </table:table-cell>
          <table:table-cell office:value-type="float" office:value="19949" calcext:value-type="float">
            <text:p>19949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style-name="ce1"/>
          <table:table-cell office:value-type="float" office:value="16590" calcext:value-type="float">
            <text:p>16590.0</text:p>
          </table:table-cell>
          <table:table-cell office:value-type="float" office:value="19980" calcext:value-type="float">
            <text:p>19980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style-name="ce1"/>
          <table:table-cell office:value-type="float" office:value="16146" calcext:value-type="float">
            <text:p>16146.0</text:p>
          </table:table-cell>
          <table:table-cell office:value-type="float" office:value="20181" calcext:value-type="float">
            <text:p>20181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style-name="ce1"/>
          <table:table-cell office:value-type="float" office:value="15000" calcext:value-type="float">
            <text:p>15000.0</text:p>
          </table:table-cell>
          <table:table-cell office:value-type="float" office:value="18624" calcext:value-type="float">
            <text:p>1862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2296" calcext:value-type="float">
            <text:p>2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style-name="ce1"/>
          <table:table-cell office:value-type="float" office:value="18389" calcext:value-type="float">
            <text:p>18389.0</text:p>
          </table:table-cell>
          <table:table-cell office:value-type="float" office:value="24639" calcext:value-type="float">
            <text:p>24639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2297" calcext:value-type="float">
            <text:p>2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style-name="ce1"/>
          <table:table-cell office:value-type="float" office:value="16318" calcext:value-type="float">
            <text:p>16318.0</text:p>
          </table:table-cell>
          <table:table-cell office:value-type="float" office:value="27261" calcext:value-type="float">
            <text:p>27261.0</text:p>
          </table:table-cell>
          <table:table-cell office:value-type="float" office:value="694" calcext:value-type="float">
            <text:p>694.0</text:p>
          </table:table-cell>
          <table:table-cell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style-name="ce1"/>
          <table:table-cell office:value-type="float" office:value="16185" calcext:value-type="float">
            <text:p>16185.0</text:p>
          </table:table-cell>
          <table:table-cell office:value-type="float" office:value="19570" calcext:value-type="float">
            <text:p>19570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style-name="ce1"/>
          <table:table-cell office:value-type="float" office:value="16154" calcext:value-type="float">
            <text:p>16154.0</text:p>
          </table:table-cell>
          <table:table-cell office:value-type="float" office:value="20189" calcext:value-type="float">
            <text:p>20189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style-name="ce1"/>
          <table:table-cell office:value-type="float" office:value="14994" calcext:value-type="float">
            <text:p>14994.0</text:p>
          </table:table-cell>
          <table:table-cell office:value-type="float" office:value="18603" calcext:value-type="float">
            <text:p>18603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style-name="ce1"/>
          <table:table-cell office:value-type="float" office:value="18380" calcext:value-type="float">
            <text:p>18380.0</text:p>
          </table:table-cell>
          <table:table-cell office:value-type="float" office:value="24628" calcext:value-type="float">
            <text:p>24628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style-name="ce1"/>
          <table:table-cell office:value-type="float" office:value="16320" calcext:value-type="float">
            <text:p>16320.0</text:p>
          </table:table-cell>
          <table:table-cell office:value-type="float" office:value="27265" calcext:value-type="float">
            <text:p>27265.0</text:p>
          </table:table-cell>
          <table:table-cell office:value-type="float" office:value="695" calcext:value-type="float">
            <text:p>695.0</text:p>
          </table:table-cell>
          <table:table-cell office:value-type="float" office:value="0" calcext:value-type="float">
            <text:p>0</text:p>
          </table:table-cell>
          <table:table-cell office:value-type="float" office:value="2305" calcext:value-type="float">
            <text:p>2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style-name="ce1"/>
          <table:table-cell office:value-type="float" office:value="16193" calcext:value-type="float">
            <text:p>16193.0</text:p>
          </table:table-cell>
          <table:table-cell office:value-type="float" office:value="19569" calcext:value-type="float">
            <text:p>19569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style-name="ce1"/>
          <table:table-cell office:value-type="float" office:value="16171" calcext:value-type="float">
            <text:p>16171.0</text:p>
          </table:table-cell>
          <table:table-cell office:value-type="float" office:value="20204" calcext:value-type="float">
            <text:p>20204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style-name="ce1"/>
          <table:table-cell office:value-type="float" office:value="14977" calcext:value-type="float">
            <text:p>14977.0</text:p>
          </table:table-cell>
          <table:table-cell office:value-type="float" office:value="18577" calcext:value-type="float">
            <text:p>18577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1"/>
          <table:table-cell office:value-type="float" office:value="18362" calcext:value-type="float">
            <text:p>18362.0</text:p>
          </table:table-cell>
          <table:table-cell office:value-type="float" office:value="24608" calcext:value-type="float">
            <text:p>24608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style-name="ce1"/>
          <table:table-cell office:value-type="float" office:value="16329" calcext:value-type="float">
            <text:p>16329.0</text:p>
          </table:table-cell>
          <table:table-cell office:value-type="float" office:value="27265" calcext:value-type="float">
            <text:p>27265.0</text:p>
          </table:table-cell>
          <table:table-cell office:value-type="float" office:value="697" calcext:value-type="float">
            <text:p>697.0</text:p>
          </table:table-cell>
          <table:table-cell office:value-type="float" office:value="0" calcext:value-type="float">
            <text:p>0</text:p>
          </table:table-cell>
          <table:table-cell office:value-type="float" office:value="2310" calcext:value-type="float">
            <text:p>2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style-name="ce1"/>
          <table:table-cell office:value-type="float" office:value="16193" calcext:value-type="float">
            <text:p>16193.0</text:p>
          </table:table-cell>
          <table:table-cell office:value-type="float" office:value="19559" calcext:value-type="float">
            <text:p>19559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184" calcext:value-type="float">
            <text:p>16184.0</text:p>
          </table:table-cell>
          <table:table-cell office:value-type="float" office:value="20209" calcext:value-type="float">
            <text:p>20209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style-name="ce1"/>
          <table:table-cell office:value-type="float" office:value="14958" calcext:value-type="float">
            <text:p>14958.0</text:p>
          </table:table-cell>
          <table:table-cell office:value-type="float" office:value="18557" calcext:value-type="float">
            <text:p>18557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2313" calcext:value-type="float">
            <text:p>2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style-name="ce1"/>
          <table:table-cell office:value-type="float" office:value="18347" calcext:value-type="float">
            <text:p>18347.0</text:p>
          </table:table-cell>
          <table:table-cell office:value-type="float" office:value="24587" calcext:value-type="float">
            <text:p>24587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style-name="ce1"/>
          <table:table-cell office:value-type="float" office:value="16331" calcext:value-type="float">
            <text:p>16331.0</text:p>
          </table:table-cell>
          <table:table-cell office:value-type="float" office:value="27268" calcext:value-type="float">
            <text:p>27268.0</text:p>
          </table:table-cell>
          <table:table-cell office:value-type="float" office:value="699" calcext:value-type="float">
            <text:p>699.0</text:p>
          </table:table-cell>
          <table:table-cell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style-name="ce1"/>
          <table:table-cell office:value-type="float" office:value="16188" calcext:value-type="float">
            <text:p>16188.0</text:p>
          </table:table-cell>
          <table:table-cell office:value-type="float" office:value="19552" calcext:value-type="float">
            <text:p>19552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style-name="ce1"/>
          <table:table-cell office:value-type="float" office:value="16183" calcext:value-type="float">
            <text:p>16183.0</text:p>
          </table:table-cell>
          <table:table-cell office:value-type="float" office:value="20206" calcext:value-type="float">
            <text:p>20206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2317" calcext:value-type="float">
            <text:p>2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style-name="ce1"/>
          <table:table-cell office:value-type="float" office:value="14950" calcext:value-type="float">
            <text:p>14950.0</text:p>
          </table:table-cell>
          <table:table-cell office:value-type="float" office:value="18549" calcext:value-type="float">
            <text:p>18549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2318" calcext:value-type="float">
            <text:p>2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style-name="ce1"/>
          <table:table-cell office:value-type="float" office:value="18315" calcext:value-type="float">
            <text:p>18315.0</text:p>
          </table:table-cell>
          <table:table-cell office:value-type="float" office:value="24571" calcext:value-type="float">
            <text:p>24571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style-name="ce1"/>
          <table:table-cell office:value-type="float" office:value="16332" calcext:value-type="float">
            <text:p>16332.0</text:p>
          </table:table-cell>
          <table:table-cell office:value-type="float" office:value="27268" calcext:value-type="float">
            <text:p>27268.0</text:p>
          </table:table-cell>
          <table:table-cell office:value-type="float" office:value="701" calcext:value-type="float">
            <text:p>701.0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185" calcext:value-type="float">
            <text:p>16185.0</text:p>
          </table:table-cell>
          <table:table-cell office:value-type="float" office:value="19523" calcext:value-type="float">
            <text:p>19523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style-name="ce1"/>
          <table:table-cell office:value-type="float" office:value="16190" calcext:value-type="float">
            <text:p>16190.0</text:p>
          </table:table-cell>
          <table:table-cell office:value-type="float" office:value="20204" calcext:value-type="float">
            <text:p>20204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2322" calcext:value-type="float">
            <text:p>2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style-name="ce1"/>
          <table:table-cell office:value-type="float" office:value="14942" calcext:value-type="float">
            <text:p>14942.0</text:p>
          </table:table-cell>
          <table:table-cell office:value-type="float" office:value="18519" calcext:value-type="float">
            <text:p>18519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style-name="ce1"/>
          <table:table-cell office:value-type="float" office:value="18294" calcext:value-type="float">
            <text:p>18294.0</text:p>
          </table:table-cell>
          <table:table-cell office:value-type="float" office:value="24533" calcext:value-type="float">
            <text:p>24533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style-name="ce1"/>
          <table:table-cell office:value-type="float" office:value="16333" calcext:value-type="float">
            <text:p>16333.0</text:p>
          </table:table-cell>
          <table:table-cell office:value-type="float" office:value="27277" calcext:value-type="float">
            <text:p>27277.0</text:p>
          </table:table-cell>
          <table:table-cell office:value-type="float" office:value="703" calcext:value-type="float">
            <text:p>703.0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style-name="ce1"/>
          <table:table-cell office:value-type="float" office:value="16186" calcext:value-type="float">
            <text:p>16186.0</text:p>
          </table:table-cell>
          <table:table-cell office:value-type="float" office:value="19524" calcext:value-type="float">
            <text:p>19524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style-name="ce1"/>
          <table:table-cell office:value-type="float" office:value="16199" calcext:value-type="float">
            <text:p>16199.0</text:p>
          </table:table-cell>
          <table:table-cell office:value-type="float" office:value="20201" calcext:value-type="float">
            <text:p>2020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2327" calcext:value-type="float">
            <text:p>2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style-name="ce1"/>
          <table:table-cell office:value-type="float" office:value="14942" calcext:value-type="float">
            <text:p>14942.0</text:p>
          </table:table-cell>
          <table:table-cell office:value-type="float" office:value="18510" calcext:value-type="float">
            <text:p>18510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style-name="ce1"/>
          <table:table-cell office:value-type="float" office:value="18289" calcext:value-type="float">
            <text:p>18289.0</text:p>
          </table:table-cell>
          <table:table-cell office:value-type="float" office:value="24524" calcext:value-type="float">
            <text:p>24524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style-name="ce1"/>
          <table:table-cell office:value-type="float" office:value="16325" calcext:value-type="float">
            <text:p>16325.0</text:p>
          </table:table-cell>
          <table:table-cell office:value-type="float" office:value="27286" calcext:value-type="float">
            <text:p>27286.0</text:p>
          </table:table-cell>
          <table:table-cell office:value-type="float" office:value="705" calcext:value-type="float">
            <text:p>705.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style-name="ce1"/>
          <table:table-cell office:value-type="float" office:value="16204" calcext:value-type="float">
            <text:p>16204.0</text:p>
          </table:table-cell>
          <table:table-cell office:value-type="float" office:value="20198" calcext:value-type="float">
            <text:p>20198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style-name="ce1"/>
          <table:table-cell office:value-type="float" office:value="14941" calcext:value-type="float">
            <text:p>14941.0</text:p>
          </table:table-cell>
          <table:table-cell office:value-type="float" office:value="18497" calcext:value-type="float">
            <text:p>18497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style-name="ce1"/>
          <table:table-cell office:value-type="float" office:value="18278" calcext:value-type="float">
            <text:p>18278.0</text:p>
          </table:table-cell>
          <table:table-cell office:value-type="float" office:value="24519" calcext:value-type="float">
            <text:p>24519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style-name="ce1"/>
          <table:table-cell office:value-type="float" office:value="16328" calcext:value-type="float">
            <text:p>16328.0</text:p>
          </table:table-cell>
          <table:table-cell office:value-type="float" office:value="27287" calcext:value-type="float">
            <text:p>27287.0</text:p>
          </table:table-cell>
          <table:table-cell office:value-type="float" office:value="706" calcext:value-type="float">
            <text:p>706.0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style-name="ce1"/>
          <table:table-cell office:value-type="float" office:value="16200" calcext:value-type="float">
            <text:p>16200.0</text:p>
          </table:table-cell>
          <table:table-cell office:value-type="float" office:value="20189" calcext:value-type="float">
            <text:p>20189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style-name="ce1"/>
          <table:table-cell office:value-type="float" office:value="14935" calcext:value-type="float">
            <text:p>14935.0</text:p>
          </table:table-cell>
          <table:table-cell office:value-type="float" office:value="18478" calcext:value-type="float">
            <text:p>18478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style-name="ce1"/>
          <table:table-cell office:value-type="float" office:value="18253" calcext:value-type="float">
            <text:p>18253.0</text:p>
          </table:table-cell>
          <table:table-cell office:value-type="float" office:value="24495" calcext:value-type="float">
            <text:p>24495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style-name="ce1"/>
          <table:table-cell office:value-type="float" office:value="16331" calcext:value-type="float">
            <text:p>16331.0</text:p>
          </table:table-cell>
          <table:table-cell office:value-type="float" office:value="27294" calcext:value-type="float">
            <text:p>27294.0</text:p>
          </table:table-cell>
          <table:table-cell office:value-type="float" office:value="708" calcext:value-type="float">
            <text:p>708.0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style-name="ce1"/>
          <table:table-cell office:value-type="float" office:value="16197" calcext:value-type="float">
            <text:p>16197.0</text:p>
          </table:table-cell>
          <table:table-cell office:value-type="float" office:value="20184" calcext:value-type="float">
            <text:p>20184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style-name="ce1"/>
          <table:table-cell office:value-type="float" office:value="14911" calcext:value-type="float">
            <text:p>14911.0</text:p>
          </table:table-cell>
          <table:table-cell office:value-type="float" office:value="18438" calcext:value-type="float">
            <text:p>18438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style-name="ce1"/>
          <table:table-cell office:value-type="float" office:value="18246" calcext:value-type="float">
            <text:p>18246.0</text:p>
          </table:table-cell>
          <table:table-cell office:value-type="float" office:value="24495" calcext:value-type="float">
            <text:p>24495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style-name="ce1"/>
          <table:table-cell office:value-type="float" office:value="16335" calcext:value-type="float">
            <text:p>16335.0</text:p>
          </table:table-cell>
          <table:table-cell office:value-type="float" office:value="27300" calcext:value-type="float">
            <text:p>27300.0</text:p>
          </table:table-cell>
          <table:table-cell office:value-type="float" office:value="710" calcext:value-type="float">
            <text:p>710.0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style-name="ce1"/>
          <table:table-cell office:value-type="float" office:value="14906" calcext:value-type="float">
            <text:p>14906.0</text:p>
          </table:table-cell>
          <table:table-cell office:value-type="float" office:value="18412" calcext:value-type="float">
            <text:p>18412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style-name="ce1"/>
          <table:table-cell office:value-type="float" office:value="18224" calcext:value-type="float">
            <text:p>18224.0</text:p>
          </table:table-cell>
          <table:table-cell office:value-type="float" office:value="24479" calcext:value-type="float">
            <text:p>24479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2346" calcext:value-type="float">
            <text:p>2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style-name="ce1"/>
          <table:table-cell office:value-type="float" office:value="16344" calcext:value-type="float">
            <text:p>16344.0</text:p>
          </table:table-cell>
          <table:table-cell office:value-type="float" office:value="27303" calcext:value-type="float">
            <text:p>27303.0</text:p>
          </table:table-cell>
          <table:table-cell office:value-type="float" office:value="712" calcext:value-type="float">
            <text:p>712.0</text:p>
          </table:table-cell>
          <table:table-cell office:value-type="float" office:value="0" calcext:value-type="float">
            <text:p>0</text:p>
          </table:table-cell>
          <table:table-cell office:value-type="float" office:value="2347" calcext:value-type="float">
            <text:p>2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style-name="ce1"/>
          <table:table-cell office:value-type="float" office:value="14903" calcext:value-type="float">
            <text:p>14903.0</text:p>
          </table:table-cell>
          <table:table-cell office:value-type="float" office:value="18393" calcext:value-type="float">
            <text:p>18393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style-name="ce1"/>
          <table:table-cell office:value-type="float" office:value="18210" calcext:value-type="float">
            <text:p>18210.0</text:p>
          </table:table-cell>
          <table:table-cell office:value-type="float" office:value="24471" calcext:value-type="float">
            <text:p>24471.0</text:p>
          </table:table-cell>
          <table:table-cell office:value-type="float" office:value="648" calcext:value-type="float">
            <text:p>648.0</text:p>
          </table:table-cell>
          <table:table-cell office:value-type="float" office:value="0" calcext:value-type="float">
            <text:p>0</text:p>
          </table:table-cell>
          <table:table-cell office:value-type="float" office:value="2349" calcext:value-type="float">
            <text:p>2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style-name="ce1"/>
          <table:table-cell office:value-type="float" office:value="16361" calcext:value-type="float">
            <text:p>16361.0</text:p>
          </table:table-cell>
          <table:table-cell office:value-type="float" office:value="27294" calcext:value-type="float">
            <text:p>27294.0</text:p>
          </table:table-cell>
          <table:table-cell office:value-type="float" office:value="714" calcext:value-type="float">
            <text:p>714.0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style-name="ce1"/>
          <table:table-cell office:value-type="float" office:value="14901" calcext:value-type="float">
            <text:p>14901.0</text:p>
          </table:table-cell>
          <table:table-cell office:value-type="float" office:value="18372" calcext:value-type="float">
            <text:p>18372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style-name="ce1"/>
          <table:table-cell office:value-type="float" office:value="18200" calcext:value-type="float">
            <text:p>18200.0</text:p>
          </table:table-cell>
          <table:table-cell office:value-type="float" office:value="24466" calcext:value-type="float">
            <text:p>24466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style-name="ce1"/>
          <table:table-cell office:value-type="float" office:value="16368" calcext:value-type="float">
            <text:p>16368.0</text:p>
          </table:table-cell>
          <table:table-cell office:value-type="float" office:value="27297" calcext:value-type="float">
            <text:p>27297.0</text:p>
          </table:table-cell>
          <table:table-cell office:value-type="float" office:value="716" calcext:value-type="float">
            <text:p>716.0</text:p>
          </table:table-cell>
          <table:table-cell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style-name="ce1"/>
          <table:table-cell office:value-type="float" office:value="14895" calcext:value-type="float">
            <text:p>14895.0</text:p>
          </table:table-cell>
          <table:table-cell office:value-type="float" office:value="18352" calcext:value-type="float">
            <text:p>18352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style-name="ce1"/>
          <table:table-cell office:value-type="float" office:value="18188" calcext:value-type="float">
            <text:p>18188.0</text:p>
          </table:table-cell>
          <table:table-cell office:value-type="float" office:value="24459" calcext:value-type="float">
            <text:p>24459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2355" calcext:value-type="float">
            <text:p>2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style-name="ce1"/>
          <table:table-cell office:value-type="float" office:value="16372" calcext:value-type="float">
            <text:p>16372.0</text:p>
          </table:table-cell>
          <table:table-cell office:value-type="float" office:value="27316" calcext:value-type="float">
            <text:p>27316.0</text:p>
          </table:table-cell>
          <table:table-cell office:value-type="float" office:value="717" calcext:value-type="float">
            <text:p>717.0</text:p>
          </table:table-cell>
          <table:table-cell office:value-type="float" office:value="0" calcext:value-type="float">
            <text:p>0</text:p>
          </table:table-cell>
          <table:table-cell office:value-type="float" office:value="2356" calcext:value-type="float">
            <text:p>2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style-name="ce1"/>
          <table:table-cell office:value-type="float" office:value="14892" calcext:value-type="float">
            <text:p>14892.0</text:p>
          </table:table-cell>
          <table:table-cell office:value-type="float" office:value="18340" calcext:value-type="float">
            <text:p>18340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style-name="ce1"/>
          <table:table-cell office:value-type="float" office:value="18174" calcext:value-type="float">
            <text:p>18174.0</text:p>
          </table:table-cell>
          <table:table-cell office:value-type="float" office:value="24456" calcext:value-type="float">
            <text:p>24456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style-name="ce1"/>
          <table:table-cell office:value-type="float" office:value="16371" calcext:value-type="float">
            <text:p>16371.0</text:p>
          </table:table-cell>
          <table:table-cell office:value-type="float" office:value="27325" calcext:value-type="float">
            <text:p>27325.0</text:p>
          </table:table-cell>
          <table:table-cell office:value-type="float" office:value="718" calcext:value-type="float">
            <text:p>718.0</text:p>
          </table:table-cell>
          <table:table-cell office:value-type="float" office:value="0" calcext:value-type="float">
            <text:p>0</text:p>
          </table:table-cell>
          <table:table-cell office:value-type="float" office:value="2359" calcext:value-type="float">
            <text:p>2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style-name="ce1"/>
          <table:table-cell office:value-type="float" office:value="14882" calcext:value-type="float">
            <text:p>14882.0</text:p>
          </table:table-cell>
          <table:table-cell office:value-type="float" office:value="18306" calcext:value-type="float">
            <text:p>18306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style-name="ce1"/>
          <table:table-cell office:value-type="float" office:value="18165" calcext:value-type="float">
            <text:p>18165.0</text:p>
          </table:table-cell>
          <table:table-cell office:value-type="float" office:value="24449" calcext:value-type="float">
            <text:p>24449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2361" calcext:value-type="float">
            <text:p>2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style-name="ce1"/>
          <table:table-cell office:value-type="float" office:value="16373" calcext:value-type="float">
            <text:p>16373.0</text:p>
          </table:table-cell>
          <table:table-cell office:value-type="float" office:value="27329" calcext:value-type="float">
            <text:p>27329.0</text:p>
          </table:table-cell>
          <table:table-cell office:value-type="float" office:value="720" calcext:value-type="float">
            <text:p>720.0</text:p>
          </table:table-cell>
          <table:table-cell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style-name="ce1"/>
          <table:table-cell office:value-type="float" office:value="14876" calcext:value-type="float">
            <text:p>14876.0</text:p>
          </table:table-cell>
          <table:table-cell office:value-type="float" office:value="18290" calcext:value-type="float">
            <text:p>18290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style-name="ce1"/>
          <table:table-cell office:value-type="float" office:value="18154" calcext:value-type="float">
            <text:p>18154.0</text:p>
          </table:table-cell>
          <table:table-cell office:value-type="float" office:value="24437" calcext:value-type="float">
            <text:p>24437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2364" calcext:value-type="float">
            <text:p>2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style-name="ce1"/>
          <table:table-cell office:value-type="float" office:value="16380" calcext:value-type="float">
            <text:p>16380.0</text:p>
          </table:table-cell>
          <table:table-cell office:value-type="float" office:value="27329" calcext:value-type="float">
            <text:p>27329.0</text:p>
          </table:table-cell>
          <table:table-cell office:value-type="float" office:value="721" calcext:value-type="float">
            <text:p>721.0</text:p>
          </table:table-cell>
          <table:table-cell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style-name="ce1"/>
          <table:table-cell office:value-type="float" office:value="14875" calcext:value-type="float">
            <text:p>14875.0</text:p>
          </table:table-cell>
          <table:table-cell office:value-type="float" office:value="18267" calcext:value-type="float">
            <text:p>18267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style-name="ce1"/>
          <table:table-cell office:value-type="float" office:value="18146" calcext:value-type="float">
            <text:p>18146.0</text:p>
          </table:table-cell>
          <table:table-cell office:value-type="float" office:value="24437" calcext:value-type="float">
            <text:p>24437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style-name="ce1"/>
          <table:table-cell office:value-type="float" office:value="16387" calcext:value-type="float">
            <text:p>16387.0</text:p>
          </table:table-cell>
          <table:table-cell office:value-type="float" office:value="27324" calcext:value-type="float">
            <text:p>27324.0</text:p>
          </table:table-cell>
          <table:table-cell office:value-type="float" office:value="723" calcext:value-type="float">
            <text:p>723.0</text:p>
          </table:table-cell>
          <table:table-cell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style-name="ce1"/>
          <table:table-cell office:value-type="float" office:value="14871" calcext:value-type="float">
            <text:p>14871.0</text:p>
          </table:table-cell>
          <table:table-cell office:value-type="float" office:value="18230" calcext:value-type="float">
            <text:p>18230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2369" calcext:value-type="float">
            <text:p>2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style-name="ce1"/>
          <table:table-cell office:value-type="float" office:value="18132" calcext:value-type="float">
            <text:p>18132.0</text:p>
          </table:table-cell>
          <table:table-cell office:value-type="float" office:value="24435" calcext:value-type="float">
            <text:p>24435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2370" calcext:value-type="float">
            <text:p>2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style-name="ce1"/>
          <table:table-cell office:value-type="float" office:value="16390" calcext:value-type="float">
            <text:p>16390.0</text:p>
          </table:table-cell>
          <table:table-cell office:value-type="float" office:value="27329" calcext:value-type="float">
            <text:p>27329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2371" calcext:value-type="float">
            <text:p>2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style-name="ce1"/>
          <table:table-cell office:value-type="float" office:value="14863" calcext:value-type="float">
            <text:p>14863.0</text:p>
          </table:table-cell>
          <table:table-cell office:value-type="float" office:value="18210" calcext:value-type="float">
            <text:p>18210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style-name="ce1"/>
          <table:table-cell office:value-type="float" office:value="18108" calcext:value-type="float">
            <text:p>18108.0</text:p>
          </table:table-cell>
          <table:table-cell office:value-type="float" office:value="24431" calcext:value-type="float">
            <text:p>24431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style-name="ce1"/>
          <table:table-cell office:value-type="float" office:value="18170" calcext:value-type="float">
            <text:p>18170.0</text:p>
          </table:table-cell>
          <table:table-cell office:value-type="float" office:value="24432" calcext:value-type="float">
            <text:p>24432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style-name="ce1"/>
          <table:table-cell office:value-type="float" office:value="16401" calcext:value-type="float">
            <text:p>16401.0</text:p>
          </table:table-cell>
          <table:table-cell office:value-type="float" office:value="27333" calcext:value-type="float">
            <text:p>27333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style-name="ce1"/>
          <table:table-cell office:value-type="float" office:value="14863" calcext:value-type="float">
            <text:p>14863.0</text:p>
          </table:table-cell>
          <table:table-cell office:value-type="float" office:value="18199" calcext:value-type="float">
            <text:p>18199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style-name="ce1"/>
          <table:table-cell office:value-type="float" office:value="18079" calcext:value-type="float">
            <text:p>18079.0</text:p>
          </table:table-cell>
          <table:table-cell office:value-type="float" office:value="24424" calcext:value-type="float">
            <text:p>24424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style-name="ce1"/>
          <table:table-cell office:value-type="float" office:value="18183" calcext:value-type="float">
            <text:p>18183.0</text:p>
          </table:table-cell>
          <table:table-cell office:value-type="float" office:value="24437" calcext:value-type="float">
            <text:p>24437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2377" calcext:value-type="float">
            <text:p>2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style-name="ce1"/>
          <table:table-cell office:value-type="float" office:value="16417" calcext:value-type="float">
            <text:p>16417.0</text:p>
          </table:table-cell>
          <table:table-cell office:value-type="float" office:value="27331" calcext:value-type="float">
            <text:p>27331.0</text:p>
          </table:table-cell>
          <table:table-cell office:value-type="float" office:value="726" calcext:value-type="float">
            <text:p>726.0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style-name="ce1"/>
          <table:table-cell office:value-type="float" office:value="14858" calcext:value-type="float">
            <text:p>14858.0</text:p>
          </table:table-cell>
          <table:table-cell office:value-type="float" office:value="18187" calcext:value-type="float">
            <text:p>18187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style-name="ce1"/>
          <table:table-cell office:value-type="float" office:value="18045" calcext:value-type="float">
            <text:p>18045.0</text:p>
          </table:table-cell>
          <table:table-cell office:value-type="float" office:value="24420" calcext:value-type="float">
            <text:p>24420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style-name="ce1"/>
          <table:table-cell office:value-type="float" office:value="18222" calcext:value-type="float">
            <text:p>18222.0</text:p>
          </table:table-cell>
          <table:table-cell office:value-type="float" office:value="24437" calcext:value-type="float">
            <text:p>24437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style-name="ce1"/>
          <table:table-cell office:value-type="float" office:value="16429" calcext:value-type="float">
            <text:p>16429.0</text:p>
          </table:table-cell>
          <table:table-cell office:value-type="float" office:value="27334" calcext:value-type="float">
            <text:p>27334.0</text:p>
          </table:table-cell>
          <table:table-cell office:value-type="float" office:value="727" calcext:value-type="float">
            <text:p>727.0</text:p>
          </table:table-cell>
          <table:table-cell office:value-type="float" office:value="0" calcext:value-type="float">
            <text:p>0</text:p>
          </table:table-cell>
          <table:table-cell office:value-type="float" office:value="2382" calcext:value-type="float">
            <text:p>2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style-name="ce1"/>
          <table:table-cell office:value-type="float" office:value="14855" calcext:value-type="float">
            <text:p>14855.0</text:p>
          </table:table-cell>
          <table:table-cell office:value-type="float" office:value="18158" calcext:value-type="float">
            <text:p>18158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style-name="ce1"/>
          <table:table-cell office:value-type="float" office:value="18005" calcext:value-type="float">
            <text:p>18005.0</text:p>
          </table:table-cell>
          <table:table-cell office:value-type="float" office:value="24407" calcext:value-type="float">
            <text:p>24407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style-name="ce1"/>
          <table:table-cell office:value-type="float" office:value="18241" calcext:value-type="float">
            <text:p>18241.0</text:p>
          </table:table-cell>
          <table:table-cell office:value-type="float" office:value="24438" calcext:value-type="float">
            <text:p>24438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style-name="ce1"/>
          <table:table-cell office:value-type="float" office:value="16435" calcext:value-type="float">
            <text:p>16435.0</text:p>
          </table:table-cell>
          <table:table-cell office:value-type="float" office:value="27328" calcext:value-type="float">
            <text:p>27328.0</text:p>
          </table:table-cell>
          <table:table-cell office:value-type="float" office:value="728" calcext:value-type="float">
            <text:p>728.0</text:p>
          </table:table-cell>
          <table:table-cell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style-name="ce1"/>
          <table:table-cell office:value-type="float" office:value="14838" calcext:value-type="float">
            <text:p>14838.0</text:p>
          </table:table-cell>
          <table:table-cell office:value-type="float" office:value="18137" calcext:value-type="float">
            <text:p>18137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style-name="ce1"/>
          <table:table-cell office:value-type="float" office:value="17995" calcext:value-type="float">
            <text:p>17995.0</text:p>
          </table:table-cell>
          <table:table-cell office:value-type="float" office:value="24407" calcext:value-type="float">
            <text:p>24407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style-name="ce1"/>
          <table:table-cell office:value-type="float" office:value="18277" calcext:value-type="float">
            <text:p>18277.0</text:p>
          </table:table-cell>
          <table:table-cell office:value-type="float" office:value="24439" calcext:value-type="float">
            <text:p>24439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438" calcext:value-type="float">
            <text:p>16438.0</text:p>
          </table:table-cell>
          <table:table-cell office:value-type="float" office:value="27322" calcext:value-type="float">
            <text:p>27322.0</text:p>
          </table:table-cell>
          <table:table-cell office:value-type="float" office:value="730" calcext:value-type="float">
            <text:p>730.0</text:p>
          </table:table-cell>
          <table:table-cell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style-name="ce1"/>
          <table:table-cell office:value-type="float" office:value="14834" calcext:value-type="float">
            <text:p>14834.0</text:p>
          </table:table-cell>
          <table:table-cell office:value-type="float" office:value="18087" calcext:value-type="float">
            <text:p>18087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style-name="ce1"/>
          <table:table-cell office:value-type="float" office:value="17985" calcext:value-type="float">
            <text:p>17985.0</text:p>
          </table:table-cell>
          <table:table-cell office:value-type="float" office:value="24405" calcext:value-type="float">
            <text:p>24405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style-name="ce1"/>
          <table:table-cell office:value-type="float" office:value="18300" calcext:value-type="float">
            <text:p>18300.0</text:p>
          </table:table-cell>
          <table:table-cell office:value-type="float" office:value="24442" calcext:value-type="float">
            <text:p>24442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style-name="ce1"/>
          <table:table-cell office:value-type="float" office:value="16446" calcext:value-type="float">
            <text:p>16446.0</text:p>
          </table:table-cell>
          <table:table-cell office:value-type="float" office:value="27320" calcext:value-type="float">
            <text:p>27320.0</text:p>
          </table:table-cell>
          <table:table-cell office:value-type="float" office:value="731" calcext:value-type="float">
            <text:p>731.0</text:p>
          </table:table-cell>
          <table:table-cell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style-name="ce1"/>
          <table:table-cell office:value-type="float" office:value="14824" calcext:value-type="float">
            <text:p>14824.0</text:p>
          </table:table-cell>
          <table:table-cell office:value-type="float" office:value="18057" calcext:value-type="float">
            <text:p>18057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1"/>
          <table:table-cell office:value-type="float" office:value="17970" calcext:value-type="float">
            <text:p>17970.0</text:p>
          </table:table-cell>
          <table:table-cell office:value-type="float" office:value="24405" calcext:value-type="float">
            <text:p>24405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style-name="ce1"/>
          <table:table-cell office:value-type="float" office:value="18309" calcext:value-type="float">
            <text:p>18309.0</text:p>
          </table:table-cell>
          <table:table-cell office:value-type="float" office:value="24438" calcext:value-type="float">
            <text:p>24438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style-name="ce1"/>
          <table:table-cell office:value-type="float" office:value="16446" calcext:value-type="float">
            <text:p>16446.0</text:p>
          </table:table-cell>
          <table:table-cell office:value-type="float" office:value="27318" calcext:value-type="float">
            <text:p>27318.0</text:p>
          </table:table-cell>
          <table:table-cell office:value-type="float" office:value="733" calcext:value-type="float">
            <text:p>733.0</text:p>
          </table:table-cell>
          <table:table-cell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style-name="ce1"/>
          <table:table-cell office:value-type="float" office:value="14795" calcext:value-type="float">
            <text:p>14795.0</text:p>
          </table:table-cell>
          <table:table-cell office:value-type="float" office:value="18007" calcext:value-type="float">
            <text:p>18007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style-name="ce1"/>
          <table:table-cell office:value-type="float" office:value="17948" calcext:value-type="float">
            <text:p>17948.0</text:p>
          </table:table-cell>
          <table:table-cell office:value-type="float" office:value="24406" calcext:value-type="float">
            <text:p>24406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style-name="ce1"/>
          <table:table-cell office:value-type="float" office:value="18324" calcext:value-type="float">
            <text:p>18324.0</text:p>
          </table:table-cell>
          <table:table-cell office:value-type="float" office:value="24438" calcext:value-type="float">
            <text:p>24438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style-name="ce1"/>
          <table:table-cell office:value-type="float" office:value="16437" calcext:value-type="float">
            <text:p>16437.0</text:p>
          </table:table-cell>
          <table:table-cell office:value-type="float" office:value="27314" calcext:value-type="float">
            <text:p>27314.0</text:p>
          </table:table-cell>
          <table:table-cell office:value-type="float" office:value="735" calcext:value-type="float">
            <text:p>735.0</text:p>
          </table:table-cell>
          <table:table-cell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17968" calcext:value-type="float">
            <text:p>17968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style-name="ce1"/>
          <table:table-cell office:value-type="float" office:value="17921" calcext:value-type="float">
            <text:p>17921.0</text:p>
          </table:table-cell>
          <table:table-cell office:value-type="float" office:value="24406" calcext:value-type="float">
            <text:p>24406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2404" calcext:value-type="float">
            <text:p>2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style-name="ce1"/>
          <table:table-cell office:value-type="float" office:value="18336" calcext:value-type="float">
            <text:p>18336.0</text:p>
          </table:table-cell>
          <table:table-cell office:value-type="float" office:value="24438" calcext:value-type="float">
            <text:p>24438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style-name="ce1"/>
          <table:table-cell office:value-type="float" office:value="16428" calcext:value-type="float">
            <text:p>16428.0</text:p>
          </table:table-cell>
          <table:table-cell office:value-type="float" office:value="27315" calcext:value-type="float">
            <text:p>27315.0</text:p>
          </table:table-cell>
          <table:table-cell office:value-type="float" office:value="737" calcext:value-type="float">
            <text:p>737.0</text:p>
          </table:table-cell>
          <table:table-cell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style-name="ce1"/>
          <table:table-cell office:value-type="float" office:value="14763" calcext:value-type="float">
            <text:p>14763.0</text:p>
          </table:table-cell>
          <table:table-cell office:value-type="float" office:value="17954" calcext:value-type="float">
            <text:p>17954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2407" calcext:value-type="float">
            <text:p>2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style-name="ce1"/>
          <table:table-cell office:value-type="float" office:value="17898" calcext:value-type="float">
            <text:p>17898.0</text:p>
          </table:table-cell>
          <table:table-cell office:value-type="float" office:value="24405" calcext:value-type="float">
            <text:p>24405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style-name="ce1"/>
          <table:table-cell office:value-type="float" office:value="18345" calcext:value-type="float">
            <text:p>18345.0</text:p>
          </table:table-cell>
          <table:table-cell office:value-type="float" office:value="24439" calcext:value-type="float">
            <text:p>24439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style-name="ce1"/>
          <table:table-cell office:value-type="float" office:value="16411" calcext:value-type="float">
            <text:p>16411.0</text:p>
          </table:table-cell>
          <table:table-cell office:value-type="float" office:value="27316" calcext:value-type="float">
            <text:p>27316.0</text:p>
          </table:table-cell>
          <table:table-cell office:value-type="float" office:value="739" calcext:value-type="float">
            <text:p>739.0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style-name="ce1"/>
          <table:table-cell office:value-type="float" office:value="14764" calcext:value-type="float">
            <text:p>14764.0</text:p>
          </table:table-cell>
          <table:table-cell office:value-type="float" office:value="17915" calcext:value-type="float">
            <text:p>17915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style-name="ce1"/>
          <table:table-cell office:value-type="float" office:value="17875" calcext:value-type="float">
            <text:p>17875.0</text:p>
          </table:table-cell>
          <table:table-cell office:value-type="float" office:value="24399" calcext:value-type="float">
            <text:p>24399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style-name="ce1"/>
          <table:table-cell office:value-type="float" office:value="18353" calcext:value-type="float">
            <text:p>18353.0</text:p>
          </table:table-cell>
          <table:table-cell office:value-type="float" office:value="24439" calcext:value-type="float">
            <text:p>24439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style-name="ce1"/>
          <table:table-cell office:value-type="float" office:value="16411" calcext:value-type="float">
            <text:p>16411.0</text:p>
          </table:table-cell>
          <table:table-cell office:value-type="float" office:value="27317" calcext:value-type="float">
            <text:p>27317.0</text:p>
          </table:table-cell>
          <table:table-cell office:value-type="float" office:value="741" calcext:value-type="float">
            <text:p>741.0</text:p>
          </table:table-cell>
          <table:table-cell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764" calcext:value-type="float">
            <text:p>14764.0</text:p>
          </table:table-cell>
          <table:table-cell office:value-type="float" office:value="17873" calcext:value-type="float">
            <text:p>17873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style-name="ce1"/>
          <table:table-cell office:value-type="float" office:value="17859" calcext:value-type="float">
            <text:p>17859.0</text:p>
          </table:table-cell>
          <table:table-cell office:value-type="float" office:value="24397" calcext:value-type="float">
            <text:p>24397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style-name="ce1"/>
          <table:table-cell office:value-type="float" office:value="18368" calcext:value-type="float">
            <text:p>18368.0</text:p>
          </table:table-cell>
          <table:table-cell office:value-type="float" office:value="24445" calcext:value-type="float">
            <text:p>24445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style-name="ce1"/>
          <table:table-cell office:value-type="float" office:value="16414" calcext:value-type="float">
            <text:p>16414.0</text:p>
          </table:table-cell>
          <table:table-cell office:value-type="float" office:value="27314" calcext:value-type="float">
            <text:p>27314.0</text:p>
          </table:table-cell>
          <table:table-cell office:value-type="float" office:value="742" calcext:value-type="float">
            <text:p>742.0</text:p>
          </table:table-cell>
          <table:table-cell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style-name="ce1"/>
          <table:table-cell office:value-type="float" office:value="14739" calcext:value-type="float">
            <text:p>14739.0</text:p>
          </table:table-cell>
          <table:table-cell office:value-type="float" office:value="17846" calcext:value-type="float">
            <text:p>17846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style-name="ce1"/>
          <table:table-cell office:value-type="float" office:value="17828" calcext:value-type="float">
            <text:p>17828.0</text:p>
          </table:table-cell>
          <table:table-cell office:value-type="float" office:value="24395" calcext:value-type="float">
            <text:p>24395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style-name="ce1"/>
          <table:table-cell office:value-type="float" office:value="18379" calcext:value-type="float">
            <text:p>18379.0</text:p>
          </table:table-cell>
          <table:table-cell office:value-type="float" office:value="24442" calcext:value-type="float">
            <text:p>24442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style-name="ce1"/>
          <table:table-cell office:value-type="float" office:value="16415" calcext:value-type="float">
            <text:p>16415.0</text:p>
          </table:table-cell>
          <table:table-cell office:value-type="float" office:value="27318" calcext:value-type="float">
            <text:p>27318.0</text:p>
          </table:table-cell>
          <table:table-cell office:value-type="float" office:value="744" calcext:value-type="float">
            <text:p>744.0</text:p>
          </table:table-cell>
          <table:table-cell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style-name="ce1"/>
          <table:table-cell office:value-type="float" office:value="14718" calcext:value-type="float">
            <text:p>14718.0</text:p>
          </table:table-cell>
          <table:table-cell office:value-type="float" office:value="17802" calcext:value-type="float">
            <text:p>17802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2423" calcext:value-type="float">
            <text:p>2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style-name="ce1"/>
          <table:table-cell office:value-type="float" office:value="17818" calcext:value-type="float">
            <text:p>17818.0</text:p>
          </table:table-cell>
          <table:table-cell office:value-type="float" office:value="24398" calcext:value-type="float">
            <text:p>24398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style-name="ce1"/>
          <table:table-cell office:value-type="float" office:value="18390" calcext:value-type="float">
            <text:p>18390.0</text:p>
          </table:table-cell>
          <table:table-cell office:value-type="float" office:value="24441" calcext:value-type="float">
            <text:p>24441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style-name="ce1"/>
          <table:table-cell office:value-type="float" office:value="16415" calcext:value-type="float">
            <text:p>16415.0</text:p>
          </table:table-cell>
          <table:table-cell office:value-type="float" office:value="27318" calcext:value-type="float">
            <text:p>27318.0</text:p>
          </table:table-cell>
          <table:table-cell office:value-type="float" office:value="746" calcext:value-type="float">
            <text:p>746.0</text:p>
          </table:table-cell>
          <table:table-cell office:value-type="float" office:value="0" calcext:value-type="float">
            <text:p>0</text:p>
          </table:table-cell>
          <table:table-cell office:value-type="float" office:value="2426" calcext:value-type="float">
            <text:p>2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style-name="ce1"/>
          <table:table-cell office:value-type="float" office:value="14717" calcext:value-type="float">
            <text:p>14717.0</text:p>
          </table:table-cell>
          <table:table-cell office:value-type="float" office:value="17792" calcext:value-type="float">
            <text:p>17792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427" calcext:value-type="float">
            <text:p>2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style-name="ce1"/>
          <table:table-cell office:value-type="float" office:value="17789" calcext:value-type="float">
            <text:p>17789.0</text:p>
          </table:table-cell>
          <table:table-cell office:value-type="float" office:value="24397" calcext:value-type="float">
            <text:p>24397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style-name="ce1"/>
          <table:table-cell office:value-type="float" office:value="18403" calcext:value-type="float">
            <text:p>18403.0</text:p>
          </table:table-cell>
          <table:table-cell office:value-type="float" office:value="24431" calcext:value-type="float">
            <text:p>24431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2429" calcext:value-type="float">
            <text:p>2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style-name="ce1"/>
          <table:table-cell office:value-type="float" office:value="16418" calcext:value-type="float">
            <text:p>16418.0</text:p>
          </table:table-cell>
          <table:table-cell office:value-type="float" office:value="27323" calcext:value-type="float">
            <text:p>27323.0</text:p>
          </table:table-cell>
          <table:table-cell office:value-type="float" office:value="748" calcext:value-type="float">
            <text:p>748.0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style-name="ce1"/>
          <table:table-cell office:value-type="float" office:value="14707" calcext:value-type="float">
            <text:p>14707.0</text:p>
          </table:table-cell>
          <table:table-cell office:value-type="float" office:value="17770" calcext:value-type="float">
            <text:p>17770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style-name="ce1"/>
          <table:table-cell office:value-type="float" office:value="17768" calcext:value-type="float">
            <text:p>17768.0</text:p>
          </table:table-cell>
          <table:table-cell office:value-type="float" office:value="24394" calcext:value-type="float">
            <text:p>24394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style-name="ce1"/>
          <table:table-cell office:value-type="float" office:value="18418" calcext:value-type="float">
            <text:p>18418.0</text:p>
          </table:table-cell>
          <table:table-cell office:value-type="float" office:value="24417" calcext:value-type="float">
            <text:p>24417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style-name="ce1"/>
          <table:table-cell office:value-type="float" office:value="16425" calcext:value-type="float">
            <text:p>16425.0</text:p>
          </table:table-cell>
          <table:table-cell office:value-type="float" office:value="27328" calcext:value-type="float">
            <text:p>27328.0</text:p>
          </table:table-cell>
          <table:table-cell office:value-type="float" office:value="749" calcext:value-type="float">
            <text:p>749.0</text:p>
          </table:table-cell>
          <table:table-cell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style-name="ce1"/>
          <table:table-cell office:value-type="float" office:value="14716" calcext:value-type="float">
            <text:p>14716.0</text:p>
          </table:table-cell>
          <table:table-cell office:value-type="float" office:value="17759" calcext:value-type="float">
            <text:p>17759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style-name="ce1"/>
          <table:table-cell office:value-type="float" office:value="17720" calcext:value-type="float">
            <text:p>17720.0</text:p>
          </table:table-cell>
          <table:table-cell office:value-type="float" office:value="24357" calcext:value-type="float">
            <text:p>24357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style-name="ce1"/>
          <table:table-cell office:value-type="float" office:value="18441" calcext:value-type="float">
            <text:p>18441.0</text:p>
          </table:table-cell>
          <table:table-cell office:value-type="float" office:value="24397" calcext:value-type="float">
            <text:p>24397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style-name="ce1"/>
          <table:table-cell office:value-type="float" office:value="16422" calcext:value-type="float">
            <text:p>16422.0</text:p>
          </table:table-cell>
          <table:table-cell office:value-type="float" office:value="27336" calcext:value-type="float">
            <text:p>27336.0</text:p>
          </table:table-cell>
          <table:table-cell office:value-type="float" office:value="751" calcext:value-type="float">
            <text:p>751.0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style-name="ce1"/>
          <table:table-cell office:value-type="float" office:value="14713" calcext:value-type="float">
            <text:p>14713.0</text:p>
          </table:table-cell>
          <table:table-cell office:value-type="float" office:value="17743" calcext:value-type="float">
            <text:p>17743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style-name="ce1"/>
          <table:table-cell office:value-type="float" office:value="17716" calcext:value-type="float">
            <text:p>17716.0</text:p>
          </table:table-cell>
          <table:table-cell office:value-type="float" office:value="24353" calcext:value-type="float">
            <text:p>24353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style-name="ce1"/>
          <table:table-cell office:value-type="float" office:value="18455" calcext:value-type="float">
            <text:p>18455.0</text:p>
          </table:table-cell>
          <table:table-cell office:value-type="float" office:value="24388" calcext:value-type="float">
            <text:p>24388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style-name="ce1"/>
          <table:table-cell office:value-type="float" office:value="16429" calcext:value-type="float">
            <text:p>16429.0</text:p>
          </table:table-cell>
          <table:table-cell office:value-type="float" office:value="27337" calcext:value-type="float">
            <text:p>27337.0</text:p>
          </table:table-cell>
          <table:table-cell office:value-type="float" office:value="752" calcext:value-type="float">
            <text:p>752.0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4721" calcext:value-type="float">
            <text:p>14721.0</text:p>
          </table:table-cell>
          <table:table-cell office:value-type="float" office:value="17727" calcext:value-type="float">
            <text:p>17727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style-name="ce1"/>
          <table:table-cell office:value-type="float" office:value="17705" calcext:value-type="float">
            <text:p>17705.0</text:p>
          </table:table-cell>
          <table:table-cell office:value-type="float" office:value="24332" calcext:value-type="float">
            <text:p>24332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470" calcext:value-type="float">
            <text:p>18470.0</text:p>
          </table:table-cell>
          <table:table-cell office:value-type="float" office:value="24393" calcext:value-type="float">
            <text:p>24393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style-name="ce1"/>
          <table:table-cell office:value-type="float" office:value="16423" calcext:value-type="float">
            <text:p>16423.0</text:p>
          </table:table-cell>
          <table:table-cell office:value-type="float" office:value="27338" calcext:value-type="float">
            <text:p>27338.0</text:p>
          </table:table-cell>
          <table:table-cell office:value-type="float" office:value="754" calcext:value-type="float">
            <text:p>754.0</text:p>
          </table:table-cell>
          <table:table-cell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style-name="ce1"/>
          <table:table-cell office:value-type="float" office:value="14710" calcext:value-type="float">
            <text:p>14710.0</text:p>
          </table:table-cell>
          <table:table-cell office:value-type="float" office:value="17721" calcext:value-type="float">
            <text:p>17721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style-name="ce1"/>
          <table:table-cell office:value-type="float" office:value="17662" calcext:value-type="float">
            <text:p>17662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style-name="ce1"/>
          <table:table-cell office:value-type="float" office:value="17692" calcext:value-type="float">
            <text:p>17692.0</text:p>
          </table:table-cell>
          <table:table-cell office:value-type="float" office:value="24291" calcext:value-type="float">
            <text:p>24291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style-name="ce1"/>
          <table:table-cell office:value-type="float" office:value="18484" calcext:value-type="float">
            <text:p>18484.0</text:p>
          </table:table-cell>
          <table:table-cell office:value-type="float" office:value="24384" calcext:value-type="float">
            <text:p>24384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style-name="ce1"/>
          <table:table-cell office:value-type="float" office:value="16424" calcext:value-type="float">
            <text:p>16424.0</text:p>
          </table:table-cell>
          <table:table-cell office:value-type="float" office:value="27344" calcext:value-type="float">
            <text:p>27344.0</text:p>
          </table:table-cell>
          <table:table-cell office:value-type="float" office:value="755" calcext:value-type="float">
            <text:p>755.0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style-name="ce1"/>
          <table:table-cell office:value-type="float" office:value="14709" calcext:value-type="float">
            <text:p>14709.0</text:p>
          </table:table-cell>
          <table:table-cell office:value-type="float" office:value="17713" calcext:value-type="float">
            <text:p>17713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style-name="ce1"/>
          <table:table-cell office:value-type="float" office:value="17636" calcext:value-type="float">
            <text:p>17636.0</text:p>
          </table:table-cell>
          <table:table-cell office:value-type="float" office:value="24414" calcext:value-type="float">
            <text:p>24414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style-name="ce1"/>
          <table:table-cell office:value-type="float" office:value="17661" calcext:value-type="float">
            <text:p>17661.0</text:p>
          </table:table-cell>
          <table:table-cell office:value-type="float" office:value="24248" calcext:value-type="float">
            <text:p>24248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style-name="ce1"/>
          <table:table-cell office:value-type="float" office:value="18486" calcext:value-type="float">
            <text:p>18486.0</text:p>
          </table:table-cell>
          <table:table-cell office:value-type="float" office:value="24384" calcext:value-type="float">
            <text:p>24384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style-name="ce1"/>
          <table:table-cell office:value-type="float" office:value="16423" calcext:value-type="float">
            <text:p>16423.0</text:p>
          </table:table-cell>
          <table:table-cell office:value-type="float" office:value="27347" calcext:value-type="float">
            <text:p>27347.0</text:p>
          </table:table-cell>
          <table:table-cell office:value-type="float" office:value="756" calcext:value-type="float">
            <text:p>756.0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style-name="ce1"/>
          <table:table-cell office:value-type="float" office:value="14707" calcext:value-type="float">
            <text:p>14707.0</text:p>
          </table:table-cell>
          <table:table-cell office:value-type="float" office:value="17712" calcext:value-type="float">
            <text:p>1771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style-name="ce1"/>
          <table:table-cell office:value-type="float" office:value="17594" calcext:value-type="float">
            <text:p>17594.0</text:p>
          </table:table-cell>
          <table:table-cell office:value-type="float" office:value="24429" calcext:value-type="float">
            <text:p>24429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style-name="ce1"/>
          <table:table-cell office:value-type="float" office:value="17661" calcext:value-type="float">
            <text:p>17661.0</text:p>
          </table:table-cell>
          <table:table-cell office:value-type="float" office:value="24245" calcext:value-type="float">
            <text:p>24245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style-name="ce1"/>
          <table:table-cell office:value-type="float" office:value="18492" calcext:value-type="float">
            <text:p>18492.0</text:p>
          </table:table-cell>
          <table:table-cell office:value-type="float" office:value="24383" calcext:value-type="float">
            <text:p>24383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style-name="ce1"/>
          <table:table-cell office:value-type="float" office:value="16421" calcext:value-type="float">
            <text:p>16421.0</text:p>
          </table:table-cell>
          <table:table-cell office:value-type="float" office:value="27352" calcext:value-type="float">
            <text:p>27352.0</text:p>
          </table:table-cell>
          <table:table-cell office:value-type="float" office:value="757" calcext:value-type="float">
            <text:p>757.0</text:p>
          </table:table-cell>
          <table:table-cell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style-name="ce1"/>
          <table:table-cell office:value-type="float" office:value="14695" calcext:value-type="float">
            <text:p>14695.0</text:p>
          </table:table-cell>
          <table:table-cell office:value-type="float" office:value="17708" calcext:value-type="float">
            <text:p>17708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style-name="ce1"/>
          <table:table-cell office:value-type="float" office:value="17583" calcext:value-type="float">
            <text:p>17583.0</text:p>
          </table:table-cell>
          <table:table-cell office:value-type="float" office:value="24434" calcext:value-type="float">
            <text:p>24434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style-name="ce1"/>
          <table:table-cell office:value-type="float" office:value="17665" calcext:value-type="float">
            <text:p>17665.0</text:p>
          </table:table-cell>
          <table:table-cell office:value-type="float" office:value="24244" calcext:value-type="float">
            <text:p>24244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style-name="ce1"/>
          <table:table-cell office:value-type="float" office:value="18497" calcext:value-type="float">
            <text:p>18497.0</text:p>
          </table:table-cell>
          <table:table-cell office:value-type="float" office:value="24384" calcext:value-type="float">
            <text:p>24384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style-name="ce1"/>
          <table:table-cell office:value-type="float" office:value="16417" calcext:value-type="float">
            <text:p>16417.0</text:p>
          </table:table-cell>
          <table:table-cell office:value-type="float" office:value="27353" calcext:value-type="float">
            <text:p>27353.0</text:p>
          </table:table-cell>
          <table:table-cell office:value-type="float" office:value="758" calcext:value-type="float">
            <text:p>758.0</text:p>
          </table:table-cell>
          <table:table-cell office:value-type="float" office:value="0" calcext:value-type="float">
            <text:p>0</text:p>
          </table:table-cell>
          <table:table-cell office:value-type="float" office:value="2465" calcext:value-type="float">
            <text:p>2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style-name="ce1"/>
          <table:table-cell office:value-type="float" office:value="14677" calcext:value-type="float">
            <text:p>14677.0</text:p>
          </table:table-cell>
          <table:table-cell office:value-type="float" office:value="17697" calcext:value-type="float">
            <text:p>17697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style-name="ce1"/>
          <table:table-cell office:value-type="float" office:value="17563" calcext:value-type="float">
            <text:p>17563.0</text:p>
          </table:table-cell>
          <table:table-cell office:value-type="float" office:value="24442" calcext:value-type="float">
            <text:p>24442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4379" calcext:value-type="float">
            <text:p>24379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style-name="ce1"/>
          <table:table-cell office:value-type="float" office:value="16418" calcext:value-type="float">
            <text:p>16418.0</text:p>
          </table:table-cell>
          <table:table-cell office:value-type="float" office:value="27354" calcext:value-type="float">
            <text:p>27354.0</text:p>
          </table:table-cell>
          <table:table-cell office:value-type="float" office:value="760" calcext:value-type="float">
            <text:p>760.0</text:p>
          </table:table-cell>
          <table:table-cell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style-name="ce1"/>
          <table:table-cell office:value-type="float" office:value="14674" calcext:value-type="float">
            <text:p>14674.0</text:p>
          </table:table-cell>
          <table:table-cell office:value-type="float" office:value="17698" calcext:value-type="float">
            <text:p>17698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style-name="ce1"/>
          <table:table-cell office:value-type="float" office:value="17539" calcext:value-type="float">
            <text:p>17539.0</text:p>
          </table:table-cell>
          <table:table-cell office:value-type="float" office:value="24444" calcext:value-type="float">
            <text:p>24444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4379" calcext:value-type="float">
            <text:p>24379.0</text:p>
          </table:table-cell>
          <table:table-cell office:value-type="float" office:value="680" calcext:value-type="float">
            <text:p>680.0</text:p>
          </table:table-cell>
          <table:table-cell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style-name="ce1"/>
          <table:table-cell office:value-type="float" office:value="16416" calcext:value-type="float">
            <text:p>16416.0</text:p>
          </table:table-cell>
          <table:table-cell office:value-type="float" office:value="27356" calcext:value-type="float">
            <text:p>27356.0</text:p>
          </table:table-cell>
          <table:table-cell office:value-type="float" office:value="762" calcext:value-type="float">
            <text:p>762.0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style-name="ce1"/>
          <table:table-cell office:value-type="float" office:value="14693" calcext:value-type="float">
            <text:p>14693.0</text:p>
          </table:table-cell>
          <table:table-cell office:value-type="float" office:value="17715" calcext:value-type="float">
            <text:p>17715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style-name="ce1"/>
          <table:table-cell office:value-type="float" office:value="17514" calcext:value-type="float">
            <text:p>17514.0</text:p>
          </table:table-cell>
          <table:table-cell office:value-type="float" office:value="24446" calcext:value-type="float">
            <text:p>24446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style-name="ce1"/>
          <table:table-cell office:value-type="float" office:value="18504" calcext:value-type="float">
            <text:p>18504.0</text:p>
          </table:table-cell>
          <table:table-cell office:value-type="float" office:value="24379" calcext:value-type="float">
            <text:p>24379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2477" calcext:value-type="float">
            <text:p>2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style-name="ce1"/>
          <table:table-cell office:value-type="float" office:value="16417" calcext:value-type="float">
            <text:p>16417.0</text:p>
          </table:table-cell>
          <table:table-cell office:value-type="float" office:value="27356" calcext:value-type="float">
            <text:p>27356.0</text:p>
          </table:table-cell>
          <table:table-cell office:value-type="float" office:value="764" calcext:value-type="float">
            <text:p>764.0</text:p>
          </table:table-cell>
          <table:table-cell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style-name="ce1"/>
          <table:table-cell office:value-type="float" office:value="14725" calcext:value-type="float">
            <text:p>14725.0</text:p>
          </table:table-cell>
          <table:table-cell office:value-type="float" office:value="17770" calcext:value-type="float">
            <text:p>17770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style-name="ce1"/>
          <table:table-cell office:value-type="float" office:value="17478" calcext:value-type="float">
            <text:p>17478.0</text:p>
          </table:table-cell>
          <table:table-cell office:value-type="float" office:value="24449" calcext:value-type="float">
            <text:p>24449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style-name="ce1"/>
          <table:table-cell office:value-type="float" office:value="18503" calcext:value-type="float">
            <text:p>18503.0</text:p>
          </table:table-cell>
          <table:table-cell office:value-type="float" office:value="24365" calcext:value-type="float">
            <text:p>24365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style-name="ce1"/>
          <table:table-cell office:value-type="float" office:value="16411" calcext:value-type="float">
            <text:p>16411.0</text:p>
          </table:table-cell>
          <table:table-cell office:value-type="float" office:value="27359" calcext:value-type="float">
            <text:p>27359.0</text:p>
          </table:table-cell>
          <table:table-cell office:value-type="float" office:value="766" calcext:value-type="float">
            <text:p>766.0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style-name="ce1"/>
          <table:table-cell office:value-type="float" office:value="14727" calcext:value-type="float">
            <text:p>14727.0</text:p>
          </table:table-cell>
          <table:table-cell office:value-type="float" office:value="17805" calcext:value-type="float">
            <text:p>17805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style-name="ce1"/>
          <table:table-cell office:value-type="float" office:value="17433" calcext:value-type="float">
            <text:p>17433.0</text:p>
          </table:table-cell>
          <table:table-cell office:value-type="float" office:value="24460" calcext:value-type="float">
            <text:p>24460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style-name="ce1"/>
          <table:table-cell office:value-type="float" office:value="18504" calcext:value-type="float">
            <text:p>18504.0</text:p>
          </table:table-cell>
          <table:table-cell office:value-type="float" office:value="24365" calcext:value-type="float">
            <text:p>24365.0</text:p>
          </table:table-cell>
          <table:table-cell office:value-type="float" office:value="685" calcext:value-type="float">
            <text:p>685.0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style-name="ce1"/>
          <table:table-cell office:value-type="float" office:value="16407" calcext:value-type="float">
            <text:p>16407.0</text:p>
          </table:table-cell>
          <table:table-cell office:value-type="float" office:value="27358" calcext:value-type="float">
            <text:p>27358.0</text:p>
          </table:table-cell>
          <table:table-cell office:value-type="float" office:value="768" calcext:value-type="float">
            <text:p>768.0</text:p>
          </table:table-cell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style-name="ce1"/>
          <table:table-cell office:value-type="float" office:value="14721" calcext:value-type="float">
            <text:p>14721.0</text:p>
          </table:table-cell>
          <table:table-cell office:value-type="float" office:value="17814" calcext:value-type="float">
            <text:p>17814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style-name="ce1"/>
          <table:table-cell office:value-type="float" office:value="17315" calcext:value-type="float">
            <text:p>17315.0</text:p>
          </table:table-cell>
          <table:table-cell office:value-type="float" office:value="24489" calcext:value-type="float">
            <text:p>24489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2488" calcext:value-type="float">
            <text:p>2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style-name="ce1"/>
          <table:table-cell office:value-type="float" office:value="18502" calcext:value-type="float">
            <text:p>18502.0</text:p>
          </table:table-cell>
          <table:table-cell office:value-type="float" office:value="24368" calcext:value-type="float">
            <text:p>24368.0</text:p>
          </table:table-cell>
          <table:table-cell office:value-type="float" office:value="686" calcext:value-type="float">
            <text:p>686.0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style-name="ce1"/>
          <table:table-cell office:value-type="float" office:value="16403" calcext:value-type="float">
            <text:p>16403.0</text:p>
          </table:table-cell>
          <table:table-cell office:value-type="float" office:value="27357" calcext:value-type="float">
            <text:p>27357.0</text:p>
          </table:table-cell>
          <table:table-cell office:value-type="float" office:value="770" calcext:value-type="float">
            <text:p>770.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style-name="ce1"/>
          <table:table-cell office:value-type="float" office:value="14721" calcext:value-type="float">
            <text:p>14721.0</text:p>
          </table:table-cell>
          <table:table-cell office:value-type="float" office:value="17814" calcext:value-type="float">
            <text:p>17814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2491" calcext:value-type="float">
            <text:p>2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style-name="ce1"/>
          <table:table-cell office:value-type="float" office:value="17260" calcext:value-type="float">
            <text:p>17260.0</text:p>
          </table:table-cell>
          <table:table-cell office:value-type="float" office:value="24480" calcext:value-type="float">
            <text:p>24480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style-name="ce1"/>
          <table:table-cell office:value-type="float" office:value="18502" calcext:value-type="float">
            <text:p>18502.0</text:p>
          </table:table-cell>
          <table:table-cell office:value-type="float" office:value="24367" calcext:value-type="float">
            <text:p>24367.0</text:p>
          </table:table-cell>
          <table:table-cell office:value-type="float" office:value="687" calcext:value-type="float">
            <text:p>687.0</text:p>
          </table:table-cell>
          <table:table-cell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style-name="ce1"/>
          <table:table-cell office:value-type="float" office:value="16391" calcext:value-type="float">
            <text:p>16391.0</text:p>
          </table:table-cell>
          <table:table-cell office:value-type="float" office:value="27359" calcext:value-type="float">
            <text:p>27359.0</text:p>
          </table:table-cell>
          <table:table-cell office:value-type="float" office:value="772" calcext:value-type="float">
            <text:p>772.0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style-name="ce1"/>
          <table:table-cell office:value-type="float" office:value="17202" calcext:value-type="float">
            <text:p>17202.0</text:p>
          </table:table-cell>
          <table:table-cell office:value-type="float" office:value="24442" calcext:value-type="float">
            <text:p>24442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1"/>
          <table:table-cell office:value-type="float" office:value="18484" calcext:value-type="float">
            <text:p>18484.0</text:p>
          </table:table-cell>
          <table:table-cell office:value-type="float" office:value="24317" calcext:value-type="float">
            <text:p>24317.0</text:p>
          </table:table-cell>
          <table:table-cell office:value-type="float" office:value="688" calcext:value-type="float">
            <text:p>688.0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style-name="ce1"/>
          <table:table-cell office:value-type="float" office:value="16389" calcext:value-type="float">
            <text:p>16389.0</text:p>
          </table:table-cell>
          <table:table-cell office:value-type="float" office:value="27363" calcext:value-type="float">
            <text:p>27363.0</text:p>
          </table:table-cell>
          <table:table-cell office:value-type="float" office:value="774" calcext:value-type="float">
            <text:p>774.0</text:p>
          </table:table-cell>
          <table:table-cell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style-name="ce1"/>
          <table:table-cell office:value-type="float" office:value="17159" calcext:value-type="float">
            <text:p>17159.0</text:p>
          </table:table-cell>
          <table:table-cell office:value-type="float" office:value="24422" calcext:value-type="float">
            <text:p>24422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style-name="ce1"/>
          <table:table-cell office:value-type="float" office:value="18484" calcext:value-type="float">
            <text:p>18484.0</text:p>
          </table:table-cell>
          <table:table-cell office:value-type="float" office:value="24302" calcext:value-type="float">
            <text:p>24302.0</text:p>
          </table:table-cell>
          <table:table-cell office:value-type="float" office:value="689" calcext:value-type="float">
            <text:p>689.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style-name="ce1"/>
          <table:table-cell office:value-type="float" office:value="16384" calcext:value-type="float">
            <text:p>16384.0</text:p>
          </table:table-cell>
          <table:table-cell office:value-type="float" office:value="27361" calcext:value-type="float">
            <text:p>27361.0</text:p>
          </table:table-cell>
          <table:table-cell office:value-type="float" office:value="775" calcext:value-type="float">
            <text:p>775.0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style-name="ce1"/>
          <table:table-cell office:value-type="float" office:value="17137" calcext:value-type="float">
            <text:p>17137.0</text:p>
          </table:table-cell>
          <table:table-cell office:value-type="float" office:value="24408" calcext:value-type="float">
            <text:p>24408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style-name="ce1"/>
          <table:table-cell office:value-type="float" office:value="18457" calcext:value-type="float">
            <text:p>18457.0</text:p>
          </table:table-cell>
          <table:table-cell office:value-type="float" office:value="24289" calcext:value-type="float">
            <text:p>24289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style-name="ce1"/>
          <table:table-cell office:value-type="float" office:value="16369" calcext:value-type="float">
            <text:p>16369.0</text:p>
          </table:table-cell>
          <table:table-cell office:value-type="float" office:value="27367" calcext:value-type="float">
            <text:p>27367.0</text:p>
          </table:table-cell>
          <table:table-cell office:value-type="float" office:value="777" calcext:value-type="float">
            <text:p>777.0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style-name="ce1"/>
          <table:table-cell office:value-type="float" office:value="17103" calcext:value-type="float">
            <text:p>17103.0</text:p>
          </table:table-cell>
          <table:table-cell office:value-type="float" office:value="24388" calcext:value-type="float">
            <text:p>24388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style-name="ce1"/>
          <table:table-cell office:value-type="float" office:value="18431" calcext:value-type="float">
            <text:p>18431.0</text:p>
          </table:table-cell>
          <table:table-cell office:value-type="float" office:value="24273" calcext:value-type="float">
            <text:p>24273.0</text:p>
          </table:table-cell>
          <table:table-cell office:value-type="float" office:value="691" calcext:value-type="float">
            <text:p>691.0</text:p>
          </table:table-cell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style-name="ce1"/>
          <table:table-cell office:value-type="float" office:value="16363" calcext:value-type="float">
            <text:p>16363.0</text:p>
          </table:table-cell>
          <table:table-cell office:value-type="float" office:value="27367" calcext:value-type="float">
            <text:p>27367.0</text:p>
          </table:table-cell>
          <table:table-cell office:value-type="float" office:value="779" calcext:value-type="float">
            <text:p>779.0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style-name="ce1"/>
          <table:table-cell office:value-type="float" office:value="17066" calcext:value-type="float">
            <text:p>17066.0</text:p>
          </table:table-cell>
          <table:table-cell office:value-type="float" office:value="24373" calcext:value-type="float">
            <text:p>24373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style-name="ce1"/>
          <table:table-cell office:value-type="float" office:value="18404" calcext:value-type="float">
            <text:p>18404.0</text:p>
          </table:table-cell>
          <table:table-cell office:value-type="float" office:value="24272" calcext:value-type="float">
            <text:p>24272.0</text:p>
          </table:table-cell>
          <table:table-cell office:value-type="float" office:value="691" calcext:value-type="float">
            <text:p>691.0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347" calcext:value-type="float">
            <text:p>16347.0</text:p>
          </table:table-cell>
          <table:table-cell office:value-type="float" office:value="27374" calcext:value-type="float">
            <text:p>27374.0</text:p>
          </table:table-cell>
          <table:table-cell office:value-type="float" office:value="780" calcext:value-type="float">
            <text:p>780.0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style-name="ce1"/>
          <table:table-cell office:value-type="float" office:value="17045" calcext:value-type="float">
            <text:p>17045.0</text:p>
          </table:table-cell>
          <table:table-cell office:value-type="float" office:value="24366" calcext:value-type="float">
            <text:p>24366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style-name="ce1"/>
          <table:table-cell office:value-type="float" office:value="18386" calcext:value-type="float">
            <text:p>18386.0</text:p>
          </table:table-cell>
          <table:table-cell office:value-type="float" office:value="24268" calcext:value-type="float">
            <text:p>24268.0</text:p>
          </table:table-cell>
          <table:table-cell office:value-type="float" office:value="692" calcext:value-type="float">
            <text:p>692.0</text:p>
          </table:table-cell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style-name="ce1"/>
          <table:table-cell office:value-type="float" office:value="18367" calcext:value-type="float">
            <text:p>18367.0</text:p>
          </table:table-cell>
          <table:table-cell office:value-type="float" office:value="24260" calcext:value-type="float">
            <text:p>24260.0</text:p>
          </table:table-cell>
          <table:table-cell office:value-type="float" office:value="691" calcext:value-type="float">
            <text:p>691.0</text:p>
          </table:table-cell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style-name="ce1"/>
          <table:table-cell office:value-type="float" office:value="16346" calcext:value-type="float">
            <text:p>16346.0</text:p>
          </table:table-cell>
          <table:table-cell office:value-type="float" office:value="27371" calcext:value-type="float">
            <text:p>27371.0</text:p>
          </table:table-cell>
          <table:table-cell office:value-type="float" office:value="781" calcext:value-type="float">
            <text:p>781.0</text:p>
          </table:table-cell>
          <table:table-cell office:value-type="float" office:value="0" calcext:value-type="float">
            <text:p>0</text:p>
          </table:table-cell>
          <table:table-cell office:value-type="float" office:value="2513" calcext:value-type="float">
            <text:p>2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style-name="ce1"/>
          <table:table-cell office:value-type="float" office:value="17017" calcext:value-type="float">
            <text:p>17017.0</text:p>
          </table:table-cell>
          <table:table-cell office:value-type="float" office:value="24355" calcext:value-type="float">
            <text:p>24355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style-name="ce1"/>
          <table:table-cell office:value-type="float" office:value="18380" calcext:value-type="float">
            <text:p>18380.0</text:p>
          </table:table-cell>
          <table:table-cell office:value-type="float" office:value="24272" calcext:value-type="float">
            <text:p>24272.0</text:p>
          </table:table-cell>
          <table:table-cell office:value-type="float" office:value="693" calcext:value-type="float">
            <text:p>693.0</text:p>
          </table:table-cell>
          <table:table-cell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style-name="ce1"/>
          <table:table-cell office:value-type="float" office:value="18367" calcext:value-type="float">
            <text:p>18367.0</text:p>
          </table:table-cell>
          <table:table-cell office:value-type="float" office:value="24260" calcext:value-type="float">
            <text:p>24260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style-name="ce1"/>
          <table:table-cell office:value-type="float" office:value="16339" calcext:value-type="float">
            <text:p>16339.0</text:p>
          </table:table-cell>
          <table:table-cell office:value-type="float" office:value="27381" calcext:value-type="float">
            <text:p>27381.0</text:p>
          </table:table-cell>
          <table:table-cell office:value-type="float" office:value="783" calcext:value-type="float">
            <text:p>783.0</text:p>
          </table:table-cell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style-name="ce1"/>
          <table:table-cell office:value-type="float" office:value="16982" calcext:value-type="float">
            <text:p>16982.0</text:p>
          </table:table-cell>
          <table:table-cell office:value-type="float" office:value="24358" calcext:value-type="float">
            <text:p>24358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style-name="ce1"/>
          <table:table-cell office:value-type="float" office:value="18372" calcext:value-type="float">
            <text:p>18372.0</text:p>
          </table:table-cell>
          <table:table-cell office:value-type="float" office:value="24274" calcext:value-type="float">
            <text:p>24274.0</text:p>
          </table:table-cell>
          <table:table-cell office:value-type="float" office:value="694" calcext:value-type="float">
            <text:p>694.0</text:p>
          </table:table-cell>
          <table:table-cell office:value-type="float" office:value="0" calcext:value-type="float">
            <text:p>0</text:p>
          </table:table-cell>
          <table:table-cell office:value-type="float" office:value="2519" calcext:value-type="float">
            <text:p>2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style-name="ce1"/>
          <table:table-cell office:value-type="float" office:value="18365" calcext:value-type="float">
            <text:p>18365.0</text:p>
          </table:table-cell>
          <table:table-cell office:value-type="float" office:value="24259" calcext:value-type="float">
            <text:p>24259.0</text:p>
          </table:table-cell>
          <table:table-cell office:value-type="float" office:value="689" calcext:value-type="float">
            <text:p>689.0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style-name="ce1"/>
          <table:table-cell office:value-type="float" office:value="16339" calcext:value-type="float">
            <text:p>16339.0</text:p>
          </table:table-cell>
          <table:table-cell office:value-type="float" office:value="27381" calcext:value-type="float">
            <text:p>27381.0</text:p>
          </table:table-cell>
          <table:table-cell office:value-type="float" office:value="785" calcext:value-type="float">
            <text:p>785.0</text:p>
          </table:table-cell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style-name="ce1"/>
          <table:table-cell office:value-type="float" office:value="16954" calcext:value-type="float">
            <text:p>16954.0</text:p>
          </table:table-cell>
          <table:table-cell office:value-type="float" office:value="24358" calcext:value-type="float">
            <text:p>24358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style-name="ce1"/>
          <table:table-cell office:value-type="float" office:value="18361" calcext:value-type="float">
            <text:p>18361.0</text:p>
          </table:table-cell>
          <table:table-cell office:value-type="float" office:value="24277" calcext:value-type="float">
            <text:p>24277.0</text:p>
          </table:table-cell>
          <table:table-cell office:value-type="float" office:value="695" calcext:value-type="float">
            <text:p>695.0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style-name="ce1"/>
          <table:table-cell office:value-type="float" office:value="18365" calcext:value-type="float">
            <text:p>18365.0</text:p>
          </table:table-cell>
          <table:table-cell office:value-type="float" office:value="24259" calcext:value-type="float">
            <text:p>24259.0</text:p>
          </table:table-cell>
          <table:table-cell office:value-type="float" office:value="688" calcext:value-type="float">
            <text:p>688.0</text:p>
          </table:table-cell>
          <table:table-cell office:value-type="float" office:value="0" calcext:value-type="float">
            <text:p>0</text:p>
          </table:table-cell>
          <table:table-cell office:value-type="float" office:value="2524" calcext:value-type="float">
            <text:p>2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style-name="ce1"/>
          <table:table-cell office:value-type="float" office:value="16335" calcext:value-type="float">
            <text:p>16335.0</text:p>
          </table:table-cell>
          <table:table-cell office:value-type="float" office:value="27380" calcext:value-type="float">
            <text:p>27380.0</text:p>
          </table:table-cell>
          <table:table-cell office:value-type="float" office:value="787" calcext:value-type="float">
            <text:p>787.0</text:p>
          </table:table-cell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style-name="ce1"/>
          <table:table-cell office:value-type="float" office:value="16949" calcext:value-type="float">
            <text:p>16949.0</text:p>
          </table:table-cell>
          <table:table-cell office:value-type="float" office:value="24360" calcext:value-type="float">
            <text:p>24360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style-name="ce1"/>
          <table:table-cell office:value-type="float" office:value="18347" calcext:value-type="float">
            <text:p>18347.0</text:p>
          </table:table-cell>
          <table:table-cell office:value-type="float" office:value="24284" calcext:value-type="float">
            <text:p>24284.0</text:p>
          </table:table-cell>
          <table:table-cell office:value-type="float" office:value="696" calcext:value-type="float">
            <text:p>696.0</text:p>
          </table:table-cell>
          <table:table-cell office:value-type="float" office:value="0" calcext:value-type="float">
            <text:p>0</text:p>
          </table:table-cell>
          <table:table-cell office:value-type="float" office:value="2527" calcext:value-type="float">
            <text:p>2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style-name="ce1"/>
          <table:table-cell office:value-type="float" office:value="18398" calcext:value-type="float">
            <text:p>18398.0</text:p>
          </table:table-cell>
          <table:table-cell office:value-type="float" office:value="24230" calcext:value-type="float">
            <text:p>24230.0</text:p>
          </table:table-cell>
          <table:table-cell office:value-type="float" office:value="687" calcext:value-type="float">
            <text:p>687.0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style-name="ce1"/>
          <table:table-cell office:value-type="float" office:value="16335" calcext:value-type="float">
            <text:p>16335.0</text:p>
          </table:table-cell>
          <table:table-cell office:value-type="float" office:value="27380" calcext:value-type="float">
            <text:p>27380.0</text:p>
          </table:table-cell>
          <table:table-cell office:value-type="float" office:value="789" calcext:value-type="float">
            <text:p>789.0</text:p>
          </table:table-cell>
          <table:table-cell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style-name="ce1"/>
          <table:table-cell office:value-type="float" office:value="16941" calcext:value-type="float">
            <text:p>16941.0</text:p>
          </table:table-cell>
          <table:table-cell office:value-type="float" office:value="24360" calcext:value-type="float">
            <text:p>24360.0</text:p>
          </table:table-cell>
          <table:table-cell office:value-type="float" office:value="672" calcext:value-type="float">
            <text:p>672.0</text:p>
          </table:table-cell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style-name="ce1"/>
          <table:table-cell office:value-type="float" office:value="18342" calcext:value-type="float">
            <text:p>18342.0</text:p>
          </table:table-cell>
          <table:table-cell office:value-type="float" office:value="24290" calcext:value-type="float">
            <text:p>24290.0</text:p>
          </table:table-cell>
          <table:table-cell office:value-type="float" office:value="697" calcext:value-type="float">
            <text:p>697.0</text:p>
          </table:table-cell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style-name="ce1"/>
          <table:table-cell office:value-type="float" office:value="18375" calcext:value-type="float">
            <text:p>18375.0</text:p>
          </table:table-cell>
          <table:table-cell office:value-type="float" office:value="24242" calcext:value-type="float">
            <text:p>24242.0</text:p>
          </table:table-cell>
          <table:table-cell office:value-type="float" office:value="686" calcext:value-type="float">
            <text:p>686.0</text:p>
          </table:table-cell>
          <table:table-cell office:value-type="float" office:value="0" calcext:value-type="float">
            <text:p>0</text:p>
          </table:table-cell>
          <table:table-cell office:value-type="float" office:value="2532" calcext:value-type="float">
            <text:p>2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style-name="ce1"/>
          <table:table-cell office:value-type="float" office:value="16338" calcext:value-type="float">
            <text:p>16338.0</text:p>
          </table:table-cell>
          <table:table-cell office:value-type="float" office:value="27381" calcext:value-type="float">
            <text:p>27381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style-name="ce1"/>
          <table:table-cell office:value-type="float" office:value="16878" calcext:value-type="float">
            <text:p>16878.0</text:p>
          </table:table-cell>
          <table:table-cell office:value-type="float" office:value="24351" calcext:value-type="float">
            <text:p>24351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2534" calcext:value-type="float">
            <text:p>2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style-name="ce1"/>
          <table:table-cell office:value-type="float" office:value="18338" calcext:value-type="float">
            <text:p>18338.0</text:p>
          </table:table-cell>
          <table:table-cell office:value-type="float" office:value="24292" calcext:value-type="float">
            <text:p>24292.0</text:p>
          </table:table-cell>
          <table:table-cell office:value-type="float" office:value="698" calcext:value-type="float">
            <text:p>698.0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style-name="ce1"/>
          <table:table-cell office:value-type="float" office:value="18347" calcext:value-type="float">
            <text:p>18347.0</text:p>
          </table:table-cell>
          <table:table-cell office:value-type="float" office:value="24230" calcext:value-type="float">
            <text:p>24230.0</text:p>
          </table:table-cell>
          <table:table-cell office:value-type="float" office:value="685" calcext:value-type="float">
            <text:p>685.0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style-name="ce1"/>
          <table:table-cell office:value-type="float" office:value="16345" calcext:value-type="float">
            <text:p>16345.0</text:p>
          </table:table-cell>
          <table:table-cell office:value-type="float" office:value="27390" calcext:value-type="float">
            <text:p>27390.0</text:p>
          </table:table-cell>
          <table:table-cell office:value-type="float" office:value="792" calcext:value-type="float">
            <text:p>792.0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style-name="ce1"/>
          <table:table-cell office:value-type="float" office:value="16876" calcext:value-type="float">
            <text:p>16876.0</text:p>
          </table:table-cell>
          <table:table-cell office:value-type="float" office:value="24354" calcext:value-type="float">
            <text:p>24354.0</text:p>
          </table:table-cell>
          <table:table-cell office:value-type="float" office:value="670" calcext:value-type="float">
            <text:p>670.0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style-name="ce1"/>
          <table:table-cell office:value-type="float" office:value="18332" calcext:value-type="float">
            <text:p>18332.0</text:p>
          </table:table-cell>
          <table:table-cell office:value-type="float" office:value="24290" calcext:value-type="float">
            <text:p>24290.0</text:p>
          </table:table-cell>
          <table:table-cell office:value-type="float" office:value="699" calcext:value-type="float">
            <text:p>699.0</text:p>
          </table:table-cell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style-name="ce1"/>
          <table:table-cell office:value-type="float" office:value="18331" calcext:value-type="float">
            <text:p>18331.0</text:p>
          </table:table-cell>
          <table:table-cell office:value-type="float" office:value="24243" calcext:value-type="float">
            <text:p>24243.0</text:p>
          </table:table-cell>
          <table:table-cell office:value-type="float" office:value="684" calcext:value-type="float">
            <text:p>684.0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style-name="ce1"/>
          <table:table-cell office:value-type="float" office:value="16342" calcext:value-type="float">
            <text:p>16342.0</text:p>
          </table:table-cell>
          <table:table-cell office:value-type="float" office:value="27385" calcext:value-type="float">
            <text:p>27385.0</text:p>
          </table:table-cell>
          <table:table-cell office:value-type="float" office:value="793" calcext:value-type="float">
            <text:p>793.0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style-name="ce1"/>
          <table:table-cell office:value-type="float" office:value="16864" calcext:value-type="float">
            <text:p>16864.0</text:p>
          </table:table-cell>
          <table:table-cell office:value-type="float" office:value="24354" calcext:value-type="float">
            <text:p>24354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style-name="ce1"/>
          <table:table-cell office:value-type="float" office:value="18321" calcext:value-type="float">
            <text:p>18321.0</text:p>
          </table:table-cell>
          <table:table-cell office:value-type="float" office:value="24286" calcext:value-type="float">
            <text:p>24286.0</text:p>
          </table:table-cell>
          <table:table-cell office:value-type="float" office:value="701" calcext:value-type="float">
            <text:p>701.0</text:p>
          </table:table-cell>
          <table:table-cell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style-name="ce1"/>
          <table:table-cell office:value-type="float" office:value="18320" calcext:value-type="float">
            <text:p>18320.0</text:p>
          </table:table-cell>
          <table:table-cell office:value-type="float" office:value="24242" calcext:value-type="float">
            <text:p>24242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style-name="ce1"/>
          <table:table-cell office:value-type="float" office:value="16338" calcext:value-type="float">
            <text:p>16338.0</text:p>
          </table:table-cell>
          <table:table-cell office:value-type="float" office:value="27393" calcext:value-type="float">
            <text:p>27393.0</text:p>
          </table:table-cell>
          <table:table-cell office:value-type="float" office:value="795" calcext:value-type="float">
            <text:p>795.0</text:p>
          </table:table-cell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style-name="ce1"/>
          <table:table-cell office:value-type="float" office:value="16837" calcext:value-type="float">
            <text:p>16837.0</text:p>
          </table:table-cell>
          <table:table-cell office:value-type="float" office:value="24348" calcext:value-type="float">
            <text:p>24348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style-name="ce1"/>
          <table:table-cell office:value-type="float" office:value="18320" calcext:value-type="float">
            <text:p>18320.0</text:p>
          </table:table-cell>
          <table:table-cell office:value-type="float" office:value="24286" calcext:value-type="float">
            <text:p>24286.0</text:p>
          </table:table-cell>
          <table:table-cell office:value-type="float" office:value="702" calcext:value-type="float">
            <text:p>702.0</text:p>
          </table:table-cell>
          <table:table-cell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style-name="ce1"/>
          <table:table-cell office:value-type="float" office:value="18304" calcext:value-type="float">
            <text:p>18304.0</text:p>
          </table:table-cell>
          <table:table-cell office:value-type="float" office:value="24255" calcext:value-type="float">
            <text:p>24255.0</text:p>
          </table:table-cell>
          <table:table-cell office:value-type="float" office:value="682" calcext:value-type="float">
            <text:p>682.0</text:p>
          </table:table-cell>
          <table:table-cell office:value-type="float" office:value="0" calcext:value-type="float">
            <text:p>0</text:p>
          </table:table-cell>
          <table:table-cell office:value-type="float" office:value="2548" calcext:value-type="float">
            <text:p>2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style-name="ce1"/>
          <table:table-cell office:value-type="float" office:value="16338" calcext:value-type="float">
            <text:p>16338.0</text:p>
          </table:table-cell>
          <table:table-cell office:value-type="float" office:value="27397" calcext:value-type="float">
            <text:p>27397.0</text:p>
          </table:table-cell>
          <table:table-cell office:value-type="float" office:value="797" calcext:value-type="float">
            <text:p>797.0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style-name="ce1"/>
          <table:table-cell office:value-type="float" office:value="16793" calcext:value-type="float">
            <text:p>16793.0</text:p>
          </table:table-cell>
          <table:table-cell office:value-type="float" office:value="24330" calcext:value-type="float">
            <text:p>24330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style-name="ce1"/>
          <table:table-cell office:value-type="float" office:value="18313" calcext:value-type="float">
            <text:p>18313.0</text:p>
          </table:table-cell>
          <table:table-cell office:value-type="float" office:value="24286" calcext:value-type="float">
            <text:p>24286.0</text:p>
          </table:table-cell>
          <table:table-cell office:value-type="float" office:value="703" calcext:value-type="float">
            <text:p>703.0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style-name="ce1"/>
          <table:table-cell office:value-type="float" office:value="16781" calcext:value-type="float">
            <text:p>16781.0</text:p>
          </table:table-cell>
          <table:table-cell office:value-type="float" office:value="24328" calcext:value-type="float">
            <text:p>24328.0</text:p>
          </table:table-cell>
          <table:table-cell office:value-type="float" office:value="668" calcext:value-type="float">
            <text:p>668.0</text:p>
          </table:table-cell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style-name="ce1"/>
          <table:table-cell office:value-type="float" office:value="18310" calcext:value-type="float">
            <text:p>18310.0</text:p>
          </table:table-cell>
          <table:table-cell office:value-type="float" office:value="24286" calcext:value-type="float">
            <text:p>24286.0</text:p>
          </table:table-cell>
          <table:table-cell office:value-type="float" office:value="705" calcext:value-type="float">
            <text:p>705.0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style-name="ce1"/>
          <table:table-cell office:value-type="float" office:value="16771" calcext:value-type="float">
            <text:p>16771.0</text:p>
          </table:table-cell>
          <table:table-cell office:value-type="float" office:value="24328" calcext:value-type="float">
            <text:p>24328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style-name="ce1"/>
          <table:table-cell office:value-type="float" office:value="18303" calcext:value-type="float">
            <text:p>18303.0</text:p>
          </table:table-cell>
          <table:table-cell office:value-type="float" office:value="24279" calcext:value-type="float">
            <text:p>24279.0</text:p>
          </table:table-cell>
          <table:table-cell office:value-type="float" office:value="707" calcext:value-type="float">
            <text:p>707.0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style-name="ce1"/>
          <table:table-cell office:value-type="float" office:value="16741" calcext:value-type="float">
            <text:p>16741.0</text:p>
          </table:table-cell>
          <table:table-cell office:value-type="float" office:value="24325" calcext:value-type="float">
            <text:p>24325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style-name="ce1"/>
          <table:table-cell office:value-type="float" office:value="18298" calcext:value-type="float">
            <text:p>18298.0</text:p>
          </table:table-cell>
          <table:table-cell office:value-type="float" office:value="24286" calcext:value-type="float">
            <text:p>24286.0</text:p>
          </table:table-cell>
          <table:table-cell office:value-type="float" office:value="708" calcext:value-type="float">
            <text:p>708.0</text:p>
          </table:table-cell>
          <table:table-cell office:value-type="float" office:value="0" calcext:value-type="float">
            <text:p>0</text:p>
          </table:table-cell>
          <table:table-cell office:value-type="float" office:value="2559" calcext:value-type="float">
            <text:p>2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style-name="ce1"/>
          <table:table-cell office:value-type="float" office:value="16724" calcext:value-type="float">
            <text:p>16724.0</text:p>
          </table:table-cell>
          <table:table-cell office:value-type="float" office:value="24332" calcext:value-type="float">
            <text:p>24332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style-name="ce1"/>
          <table:table-cell office:value-type="float" office:value="18298" calcext:value-type="float">
            <text:p>18298.0</text:p>
          </table:table-cell>
          <table:table-cell office:value-type="float" office:value="24289" calcext:value-type="float">
            <text:p>24289.0</text:p>
          </table:table-cell>
          <table:table-cell office:value-type="float" office:value="709" calcext:value-type="float">
            <text:p>709.0</text:p>
          </table:table-cell>
          <table:table-cell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style-name="ce1"/>
          <table:table-cell office:value-type="float" office:value="16693" calcext:value-type="float">
            <text:p>16693.0</text:p>
          </table:table-cell>
          <table:table-cell office:value-type="float" office:value="24336" calcext:value-type="float">
            <text:p>24336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style-name="ce1"/>
          <table:table-cell office:value-type="float" office:value="18294" calcext:value-type="float">
            <text:p>18294.0</text:p>
          </table:table-cell>
          <table:table-cell office:value-type="float" office:value="24298" calcext:value-type="float">
            <text:p>24298.0</text:p>
          </table:table-cell>
          <table:table-cell office:value-type="float" office:value="710" calcext:value-type="float">
            <text:p>710.0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style-name="ce1"/>
          <table:table-cell office:value-type="float" office:value="16656" calcext:value-type="float">
            <text:p>16656.0</text:p>
          </table:table-cell>
          <table:table-cell office:value-type="float" office:value="24341" calcext:value-type="float">
            <text:p>24341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style-name="ce1"/>
          <table:table-cell office:value-type="float" office:value="18285" calcext:value-type="float">
            <text:p>18285.0</text:p>
          </table:table-cell>
          <table:table-cell office:value-type="float" office:value="24309" calcext:value-type="float">
            <text:p>24309.0</text:p>
          </table:table-cell>
          <table:table-cell office:value-type="float" office:value="712" calcext:value-type="float">
            <text:p>712.0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style-name="ce1"/>
          <table:table-cell office:value-type="float" office:value="16620" calcext:value-type="float">
            <text:p>16620.0</text:p>
          </table:table-cell>
          <table:table-cell office:value-type="float" office:value="24346" calcext:value-type="float">
            <text:p>24346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2566" calcext:value-type="float">
            <text:p>2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style-name="ce1"/>
          <table:table-cell office:value-type="float" office:value="18282" calcext:value-type="float">
            <text:p>18282.0</text:p>
          </table:table-cell>
          <table:table-cell office:value-type="float" office:value="24310" calcext:value-type="float">
            <text:p>24310.0</text:p>
          </table:table-cell>
          <table:table-cell office:value-type="float" office:value="713" calcext:value-type="float">
            <text:p>713.0</text:p>
          </table:table-cell>
          <table:table-cell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style-name="ce1"/>
          <table:table-cell office:value-type="float" office:value="16600" calcext:value-type="float">
            <text:p>16600.0</text:p>
          </table:table-cell>
          <table:table-cell office:value-type="float" office:value="24346" calcext:value-type="float">
            <text:p>24346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style-name="ce1"/>
          <table:table-cell office:value-type="float" office:value="18266" calcext:value-type="float">
            <text:p>18266.0</text:p>
          </table:table-cell>
          <table:table-cell office:value-type="float" office:value="24325" calcext:value-type="float">
            <text:p>24325.0</text:p>
          </table:table-cell>
          <table:table-cell office:value-type="float" office:value="714" calcext:value-type="float">
            <text:p>714.0</text:p>
          </table:table-cell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style-name="ce1"/>
          <table:table-cell office:value-type="float" office:value="16551" calcext:value-type="float">
            <text:p>16551.0</text:p>
          </table:table-cell>
          <table:table-cell office:value-type="float" office:value="24349" calcext:value-type="float">
            <text:p>24349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2570" calcext:value-type="float">
            <text:p>2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style-name="ce1"/>
          <table:table-cell office:value-type="float" office:value="16528" calcext:value-type="float">
            <text:p>16528.0</text:p>
          </table:table-cell>
          <table:table-cell office:value-type="float" office:value="24350" calcext:value-type="float">
            <text:p>24350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style-name="ce1"/>
          <table:table-cell office:value-type="float" office:value="16514" calcext:value-type="float">
            <text:p>16514.0</text:p>
          </table:table-cell>
          <table:table-cell office:value-type="float" office:value="24349" calcext:value-type="float">
            <text:p>24349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2573" calcext:value-type="float">
            <text:p>2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style-name="ce1"/>
          <table:table-cell office:value-type="float" office:value="16496" calcext:value-type="float">
            <text:p>16496.0</text:p>
          </table:table-cell>
          <table:table-cell office:value-type="float" office:value="24352" calcext:value-type="float">
            <text:p>24352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2574" calcext:value-type="float">
            <text:p>2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style-name="ce1"/>
          <table:table-cell office:value-type="float" office:value="16474" calcext:value-type="float">
            <text:p>16474.0</text:p>
          </table:table-cell>
          <table:table-cell office:value-type="float" office:value="24353" calcext:value-type="float">
            <text:p>24353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style-name="ce1"/>
          <table:table-cell office:value-type="float" office:value="16468" calcext:value-type="float">
            <text:p>16468.0</text:p>
          </table:table-cell>
          <table:table-cell office:value-type="float" office:value="24353" calcext:value-type="float">
            <text:p>24353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style-name="ce1"/>
          <table:table-cell office:value-type="float" office:value="16455" calcext:value-type="float">
            <text:p>16455.0</text:p>
          </table:table-cell>
          <table:table-cell office:value-type="float" office:value="24354" calcext:value-type="float">
            <text:p>24354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2577" calcext:value-type="float">
            <text:p>2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style-name="ce1"/>
          <table:table-cell office:value-type="float" office:value="16437" calcext:value-type="float">
            <text:p>16437.0</text:p>
          </table:table-cell>
          <table:table-cell office:value-type="float" office:value="24356" calcext:value-type="float">
            <text:p>24356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style-name="ce1"/>
          <table:table-cell office:value-type="float" office:value="16411" calcext:value-type="float">
            <text:p>16411.0</text:p>
          </table:table-cell>
          <table:table-cell office:value-type="float" office:value="24366" calcext:value-type="float">
            <text:p>24366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style-name="ce1"/>
          <table:table-cell office:value-type="float" office:value="16394" calcext:value-type="float">
            <text:p>16394.0</text:p>
          </table:table-cell>
          <table:table-cell office:value-type="float" office:value="24376" calcext:value-type="float">
            <text:p>24376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style-name="ce1"/>
          <table:table-cell office:value-type="float" office:value="16384" calcext:value-type="float">
            <text:p>16384.0</text:p>
          </table:table-cell>
          <table:table-cell office:value-type="float" office:value="24380" calcext:value-type="float">
            <text:p>24380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style-name="ce1"/>
          <table:table-cell office:value-type="float" office:value="16368" calcext:value-type="float">
            <text:p>16368.0</text:p>
          </table:table-cell>
          <table:table-cell office:value-type="float" office:value="24383" calcext:value-type="float">
            <text:p>24383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2582" calcext:value-type="float">
            <text:p>2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style-name="ce1"/>
          <table:table-cell office:value-type="float" office:value="16350" calcext:value-type="float">
            <text:p>16350.0</text:p>
          </table:table-cell>
          <table:table-cell office:value-type="float" office:value="24400" calcext:value-type="float">
            <text:p>24400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style-name="ce1"/>
          <table:table-cell office:value-type="float" office:value="16330" calcext:value-type="float">
            <text:p>16330.0</text:p>
          </table:table-cell>
          <table:table-cell office:value-type="float" office:value="24420" calcext:value-type="float">
            <text:p>24420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style-name="ce1"/>
          <table:table-cell office:value-type="float" office:value="16307" calcext:value-type="float">
            <text:p>16307.0</text:p>
          </table:table-cell>
          <table:table-cell office:value-type="float" office:value="24435" calcext:value-type="float">
            <text:p>24435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style-name="ce1"/>
          <table:table-cell office:value-type="float" office:value="16285" calcext:value-type="float">
            <text:p>16285.0</text:p>
          </table:table-cell>
          <table:table-cell office:value-type="float" office:value="24448" calcext:value-type="float">
            <text:p>24448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style-name="ce1"/>
          <table:table-cell office:value-type="float" office:value="16265" calcext:value-type="float">
            <text:p>16265.0</text:p>
          </table:table-cell>
          <table:table-cell office:value-type="float" office:value="24463" calcext:value-type="float">
            <text:p>24463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2587" calcext:value-type="float">
            <text:p>2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style-name="ce1"/>
          <table:table-cell office:value-type="float" office:value="16211" calcext:value-type="float">
            <text:p>16211.0</text:p>
          </table:table-cell>
          <table:table-cell office:value-type="float" office:value="24505" calcext:value-type="float">
            <text:p>24505.0</text:p>
          </table:table-cell>
          <table:table-cell office:value-type="float" office:value="648" calcext:value-type="float">
            <text:p>648.0</text:p>
          </table:table-cell>
          <table:table-cell office:value-type="float" office:value="0" calcext:value-type="float">
            <text:p>0</text:p>
          </table:table-cell>
          <table:table-cell office:value-type="float" office:value="2588" calcext:value-type="float">
            <text:p>2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style-name="ce1"/>
          <table:table-cell office:value-type="float" office:value="16196" calcext:value-type="float">
            <text:p>16196.0</text:p>
          </table:table-cell>
          <table:table-cell office:value-type="float" office:value="24515" calcext:value-type="float">
            <text:p>24515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style-name="ce1"/>
          <table:table-cell office:value-type="float" office:value="16160" calcext:value-type="float">
            <text:p>16160.0</text:p>
          </table:table-cell>
          <table:table-cell office:value-type="float" office:value="24533" calcext:value-type="float">
            <text:p>24533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style-name="ce1"/>
          <table:table-cell office:value-type="float" office:value="16106" calcext:value-type="float">
            <text:p>16106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style-name="ce1"/>
          <table:table-cell office:value-type="float" office:value="16091" calcext:value-type="float">
            <text:p>16091.0</text:p>
          </table:table-cell>
          <table:table-cell office:value-type="float" office:value="24579" calcext:value-type="float">
            <text:p>24579.0</text:p>
          </table:table-cell>
          <table:table-cell office:value-type="float" office:value="648" calcext:value-type="float">
            <text:p>648.0</text:p>
          </table:table-cell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style-name="ce1"/>
          <table:table-cell office:value-type="float" office:value="16085" calcext:value-type="float">
            <text:p>16085.0</text:p>
          </table:table-cell>
          <table:table-cell office:value-type="float" office:value="24585" calcext:value-type="float">
            <text:p>24585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style-name="ce1"/>
          <table:table-cell office:value-type="float" office:value="16041" calcext:value-type="float">
            <text:p>16041.0</text:p>
          </table:table-cell>
          <table:table-cell office:value-type="float" office:value="24612" calcext:value-type="float">
            <text:p>24612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style-name="ce1"/>
          <table:table-cell office:value-type="float" office:value="16002" calcext:value-type="float">
            <text:p>16002.0</text:p>
          </table:table-cell>
          <table:table-cell office:value-type="float" office:value="24628" calcext:value-type="float">
            <text:p>24628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style-name="ce1"/>
          <table:table-cell office:value-type="float" office:value="15990" calcext:value-type="float">
            <text:p>15990.0</text:p>
          </table:table-cell>
          <table:table-cell office:value-type="float" office:value="24632" calcext:value-type="float">
            <text:p>24632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 table:number-rows-repeated="104597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5:41:20.783502601</dc:date>
    <meta:document-statistic meta:table-count="1" meta:cell-count="15647" meta:object-count="0"/>
    <meta:generator>LibreOffice/4.2.8.2$Linux_X86_64 LibreOffice_project/420m0$Build-2</meta:generator>
  </office:meta>
</office:document-meta>
</file>